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7"/>
    <style:style style:name="ce8" style:family="table-cell" style:parent-style-name="Default" style:data-style-name="N38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4.10104166666667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4.15395833333333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3.571875cm"/>
    </style:style>
    <style:style style:name="co17" style:family="table-column">
      <style:table-column-properties fo:break-before="auto" style:column-width="7.27604166666667cm"/>
    </style:style>
    <style:style style:name="co18" style:family="table-column">
      <style:table-column-properties fo:break-before="auto" style:column-width="7.805208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числение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9"/>
        <table:table-column table:style-name="co5" table:default-cell-style-name="ce11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Дата</text:p>
          </table:table-cell>
          <table:table-cell office:value-type="string" table:style-name="ce2">
            <text:p><text:s/>Лицевые счёта</text:p>
          </table:table-cell>
          <table:table-cell office:value-type="string" table:style-name="ce2">
            <text:p>ID отдела</text:p>
          </table:table-cell>
          <table:table-cell office:value-type="string" table:style-name="ce2">
            <text:p>Операции</text:p>
          </table:table-cell>
          <table:table-cell office:value-type="string" table:style-name="ce2">
            <text:p>Сумма, руб.</text:p>
          </table:table-cell>
          <table:table-cell office:value-type="string" table:style-name="ce21">
            <text:p>отдел</text:p>
          </table:table-cell>
          <table:table-cell office:value-type="string" table:style-name="ce21">
            <text:p>Ответ-260714</text:p>
          </table:table-cell>
          <table:table-cell table:number-columns-repeated="16376"/>
        </table:table-row>
        <table:table-row table:style-name="ro2" table:visibility="filter">
          <table:table-cell office:value-type="float" office:value="1" table:style-name="ce4">
            <text:p>1</text:p>
          </table:table-cell>
          <table:table-cell office:value-type="date" office:date-value="2020-01-10T00:00:00" table:style-name="ce5">
            <text:p>10.01.20</text:p>
          </table:table-cell>
          <table:table-cell office:value-type="float" office:value="49" table:style-name="ce4">
            <text:p>4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0575" table:style-name="ce6">
            <text:p>30575</text:p>
          </table:table-cell>
          <table:table-cell office:value-type="string" office:string-value="Инструмент" table:formula="of:=VLOOKUP([.C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2" table:style-name="ce4">
            <text:p>2</text:p>
          </table:table-cell>
          <table:table-cell office:value-type="date" office:date-value="2020-01-11T00:00:00" table:style-name="ce5">
            <text:p>11.01.20</text:p>
          </table:table-cell>
          <table:table-cell office:value-type="float" office:value="37" table:style-name="ce4">
            <text:p>37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4513" table:style-name="ce6">
            <text:p>34513</text:p>
          </table:table-cell>
          <table:table-cell office:value-type="string" office:string-value="Инструмент" table:formula="of:=VLOOKUP([.C3];[Лицевые_счета.A:.E];4;)" table:style-name="ce1">
            <text:p>Инструмент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3" table:style-name="ce4">
            <text:p>3</text:p>
          </table:table-cell>
          <table:table-cell office:value-type="date" office:date-value="2020-01-12T00:00:00" table:style-name="ce5">
            <text:p>12.01.20</text:p>
          </table:table-cell>
          <table:table-cell office:value-type="float" office:value="8" table:style-name="ce4">
            <text:p>8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0150" table:style-name="ce6">
            <text:p>30150</text:p>
          </table:table-cell>
          <table:table-cell office:value-type="string" office:string-value="Электрика" table:formula="of:=VLOOKUP([.C4];[Лицевые_счета.A:.E];4;)" table:style-name="ce1">
            <text:p>Электр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4" table:style-name="ce4">
            <text:p>4</text:p>
          </table:table-cell>
          <table:table-cell office:value-type="date" office:date-value="2020-01-13T00:00:00" table:style-name="ce5">
            <text:p>13.01.20</text:p>
          </table:table-cell>
          <table:table-cell office:value-type="float" office:value="44" table:style-name="ce4">
            <text:p>44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8499" table:style-name="ce6">
            <text:p>28499</text:p>
          </table:table-cell>
          <table:table-cell office:value-type="string" office:string-value="Электрика" table:formula="of:=VLOOKUP([.C5];[Лицевые_счета.A:.E];4;)" table:style-name="ce1">
            <text:p>Электр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" table:style-name="ce4">
            <text:p>5</text:p>
          </table:table-cell>
          <table:table-cell office:value-type="date" office:date-value="2020-01-14T00:00:00" table:style-name="ce5">
            <text:p>14.01.20</text:p>
          </table:table-cell>
          <table:table-cell office:value-type="float" office:value="59" table:style-name="ce4">
            <text:p>5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0727" table:style-name="ce6">
            <text:p>20727</text:p>
          </table:table-cell>
          <table:table-cell office:value-type="string" office:string-value="Сантехника" table:formula="of:=VLOOKUP([.C6];[Лицевые_счета.A:.E];4;)" table:style-name="ce1">
            <text:p>Сантехн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6" table:style-name="ce4">
            <text:p>6</text:p>
          </table:table-cell>
          <table:table-cell office:value-type="date" office:date-value="2020-01-15T00:00:00" table:style-name="ce5">
            <text:p>15.01.20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3683" table:style-name="ce6">
            <text:p>33683</text:p>
          </table:table-cell>
          <table:table-cell office:value-type="string" office:string-value="Сантехника" table:formula="of:=VLOOKUP([.C7];[Лицевые_счета.A:.E];4;)" table:style-name="ce1">
            <text:p>Сантехн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7" table:style-name="ce4">
            <text:p>7</text:p>
          </table:table-cell>
          <table:table-cell office:value-type="date" office:date-value="2020-01-16T00:00:00" table:style-name="ce5">
            <text:p>16.01.20</text:p>
          </table:table-cell>
          <table:table-cell office:value-type="float" office:value="30" table:style-name="ce4">
            <text:p>3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4226" table:style-name="ce6">
            <text:p>34226</text:p>
          </table:table-cell>
          <table:table-cell office:value-type="string" office:string-value="Электрика" table:formula="of:=VLOOKUP([.C8];[Лицевые_счета.A:.E];4;)" table:style-name="ce1">
            <text:p>Электр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8" table:style-name="ce4">
            <text:p>8</text:p>
          </table:table-cell>
          <table:table-cell office:value-type="date" office:date-value="2020-01-17T00:00:00" table:style-name="ce5">
            <text:p>17.01.20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0052" table:style-name="ce6">
            <text:p>20052</text:p>
          </table:table-cell>
          <table:table-cell office:value-type="string" office:string-value="Электрика" table:formula="of:=VLOOKUP([.C9];[Лицевые_счета.A:.E];4;)" table:style-name="ce1">
            <text:p>Электр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9" table:style-name="ce4">
            <text:p>9</text:p>
          </table:table-cell>
          <table:table-cell office:value-type="date" office:date-value="2020-01-18T00:00:00" table:style-name="ce5">
            <text:p>18.01.20</text:p>
          </table:table-cell>
          <table:table-cell office:value-type="float" office:value="41" table:style-name="ce4">
            <text:p>4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1669" table:style-name="ce6">
            <text:p>21669</text:p>
          </table:table-cell>
          <table:table-cell office:value-type="string" office:string-value="Электрика" table:formula="of:=VLOOKUP([.C10];[Лицевые_счета.A:.E];4;)" table:style-name="ce1">
            <text:p>Электр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0" table:style-name="ce4">
            <text:p>10</text:p>
          </table:table-cell>
          <table:table-cell office:value-type="date" office:date-value="2020-01-19T00:00:00" table:style-name="ce5">
            <text:p>19.01.20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3456" table:style-name="ce6">
            <text:p>23456</text:p>
          </table:table-cell>
          <table:table-cell office:value-type="string" office:string-value="Электрика" table:formula="of:=VLOOKUP([.C11];[Лицевые_счета.A:.E];4;)" table:style-name="ce1">
            <text:p>Электр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1" table:style-name="ce4">
            <text:p>11</text:p>
          </table:table-cell>
          <table:table-cell office:value-type="date" office:date-value="2020-01-20T00:00:00" table:style-name="ce5">
            <text:p>20.01.20</text:p>
          </table:table-cell>
          <table:table-cell office:value-type="float" office:value="57" table:style-name="ce4">
            <text:p>57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6690" table:style-name="ce6">
            <text:p>36690</text:p>
          </table:table-cell>
          <table:table-cell office:value-type="string" office:string-value="Инструмент" table:formula="of:=VLOOKUP([.C12];[Лицевые_счета.A:.E];4;)" table:style-name="ce1">
            <text:p>Инструмент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2" table:style-name="ce4">
            <text:p>12</text:p>
          </table:table-cell>
          <table:table-cell office:value-type="date" office:date-value="2020-01-21T00:00:00" table:style-name="ce5">
            <text:p>21.01.20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9909" table:style-name="ce6">
            <text:p>39909</text:p>
          </table:table-cell>
          <table:table-cell office:value-type="string" office:string-value="Электрика" table:formula="of:=VLOOKUP([.C13];[Лицевые_счета.A:.E];4;)" table:style-name="ce1">
            <text:p>Электр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3" table:style-name="ce4">
            <text:p>13</text:p>
          </table:table-cell>
          <table:table-cell office:value-type="date" office:date-value="2020-01-22T00:00:00" table:style-name="ce5">
            <text:p>22.01.20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7588" table:style-name="ce6">
            <text:p>27588</text:p>
          </table:table-cell>
          <table:table-cell office:value-type="string" office:string-value="Сантехника" table:formula="of:=VLOOKUP([.C14];[Лицевые_счета.A:.E];4;)" table:style-name="ce1">
            <text:p>Сантехн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4" table:style-name="ce4">
            <text:p>14</text:p>
          </table:table-cell>
          <table:table-cell office:value-type="date" office:date-value="2020-01-23T00:00:00" table:style-name="ce5">
            <text:p>23.01.20</text:p>
          </table:table-cell>
          <table:table-cell office:value-type="float" office:value="21" table:style-name="ce4">
            <text:p>2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0829" table:style-name="ce6">
            <text:p>20829</text:p>
          </table:table-cell>
          <table:table-cell office:value-type="string" office:string-value="Электрика" table:formula="of:=VLOOKUP([.C15];[Лицевые_счета.A:.E];4;)" table:style-name="ce1">
            <text:p>Электр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5" table:style-name="ce4">
            <text:p>15</text:p>
          </table:table-cell>
          <table:table-cell office:value-type="date" office:date-value="2020-01-24T00:00:00" table:style-name="ce5">
            <text:p>24.01.20</text:p>
          </table:table-cell>
          <table:table-cell office:value-type="float" office:value="32" table:style-name="ce4">
            <text:p>3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5545" table:style-name="ce6">
            <text:p>35545</text:p>
          </table:table-cell>
          <table:table-cell office:value-type="string" office:string-value="Инструмент" table:formula="of:=VLOOKUP([.C16];[Лицевые_счета.A:.E];4;)" table:style-name="ce1">
            <text:p>Инструмент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16" table:style-name="ce4">
            <text:p>16</text:p>
          </table:table-cell>
          <table:table-cell office:value-type="date" office:date-value="2020-01-25T00:00:00" table:style-name="ce5">
            <text:p>25.01.20</text:p>
          </table:table-cell>
          <table:table-cell office:value-type="float" office:value="57" table:style-name="ce4">
            <text:p>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1709" table:style-name="ce6">
            <text:p>21709</text:p>
          </table:table-cell>
          <table:table-cell office:value-type="string" office:string-value="Инструмент" table:formula="of:=VLOOKUP([.C1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table:style-name="ce4">
            <text:p>17</text:p>
          </table:table-cell>
          <table:table-cell office:value-type="date" office:date-value="2020-01-26T00:00:00" table:style-name="ce5">
            <text:p>26.01.20</text:p>
          </table:table-cell>
          <table:table-cell office:value-type="float" office:value="35" table:style-name="ce4">
            <text:p>3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9896" table:style-name="ce6">
            <text:p>29896</text:p>
          </table:table-cell>
          <table:table-cell office:value-type="string" office:string-value="Инструмент" table:formula="of:=VLOOKUP([.C1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table:style-name="ce4">
            <text:p>18</text:p>
          </table:table-cell>
          <table:table-cell office:value-type="date" office:date-value="2020-01-27T00:00:00" table:style-name="ce5">
            <text:p>27.01.20</text:p>
          </table:table-cell>
          <table:table-cell office:value-type="float" office:value="30" table:style-name="ce4">
            <text:p>3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4433" table:style-name="ce6">
            <text:p>34433</text:p>
          </table:table-cell>
          <table:table-cell office:value-type="string" office:string-value="Электрика" table:formula="of:=VLOOKUP([.C1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table:style-name="ce4">
            <text:p>19</text:p>
          </table:table-cell>
          <table:table-cell office:value-type="date" office:date-value="2020-01-28T00:00:00" table:style-name="ce5">
            <text:p>28.01.20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2516" table:style-name="ce6">
            <text:p>32516</text:p>
          </table:table-cell>
          <table:table-cell office:value-type="string" office:string-value="Электрика" table:formula="of:=VLOOKUP([.C2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table:style-name="ce4">
            <text:p>20</text:p>
          </table:table-cell>
          <table:table-cell office:value-type="date" office:date-value="2020-01-29T00:00:00" table:style-name="ce5">
            <text:p>29.01.20</text:p>
          </table:table-cell>
          <table:table-cell office:value-type="float" office:value="30" table:style-name="ce4">
            <text:p>3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9250" table:style-name="ce6">
            <text:p>29250</text:p>
          </table:table-cell>
          <table:table-cell office:value-type="string" office:string-value="Электрика" table:formula="of:=VLOOKUP([.C2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table:style-name="ce4">
            <text:p>21</text:p>
          </table:table-cell>
          <table:table-cell office:value-type="date" office:date-value="2020-01-30T00:00:00" table:style-name="ce5">
            <text:p>30.01.20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7887" table:style-name="ce6">
            <text:p>37887</text:p>
          </table:table-cell>
          <table:table-cell office:value-type="string" office:string-value="Инструмент" table:formula="of:=VLOOKUP([.C2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" table:style-name="ce4">
            <text:p>22</text:p>
          </table:table-cell>
          <table:table-cell office:value-type="date" office:date-value="2020-01-31T00:00:00" table:style-name="ce5">
            <text:p>31.01.20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3190" table:style-name="ce6">
            <text:p>23190</text:p>
          </table:table-cell>
          <table:table-cell office:value-type="string" office:string-value="Сантехника" table:formula="of:=VLOOKUP([.C2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table:style-name="ce4">
            <text:p>23</text:p>
          </table:table-cell>
          <table:table-cell office:value-type="date" office:date-value="2020-02-01T00:00:00" table:style-name="ce5">
            <text:p>01.02.20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7605" table:style-name="ce6">
            <text:p>37605</text:p>
          </table:table-cell>
          <table:table-cell office:value-type="string" office:string-value="Электрика" table:formula="of:=VLOOKUP([.C2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table:style-name="ce4">
            <text:p>24</text:p>
          </table:table-cell>
          <table:table-cell office:value-type="date" office:date-value="2020-02-02T00:00:00" table:style-name="ce5">
            <text:p>02.02.20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4145" table:style-name="ce6">
            <text:p>34145</text:p>
          </table:table-cell>
          <table:table-cell office:value-type="string" office:string-value="Электрика" table:formula="of:=VLOOKUP([.C2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table:style-name="ce4">
            <text:p>25</text:p>
          </table:table-cell>
          <table:table-cell office:value-type="date" office:date-value="2020-02-03T00:00:00" table:style-name="ce5">
            <text:p>03.02.20</text:p>
          </table:table-cell>
          <table:table-cell office:value-type="float" office:value="53" table:style-name="ce4">
            <text:p>5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4287" table:style-name="ce6">
            <text:p>34287</text:p>
          </table:table-cell>
          <table:table-cell office:value-type="string" office:string-value="Электрика" table:formula="of:=VLOOKUP([.C2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table:style-name="ce4">
            <text:p>26</text:p>
          </table:table-cell>
          <table:table-cell office:value-type="date" office:date-value="2020-02-04T00:00:00" table:style-name="ce5">
            <text:p>04.02.20</text:p>
          </table:table-cell>
          <table:table-cell office:value-type="float" office:value="42" table:style-name="ce4">
            <text:p>4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8545" table:style-name="ce6">
            <text:p>28545</text:p>
          </table:table-cell>
          <table:table-cell office:value-type="string" office:string-value="Электрика" table:formula="of:=VLOOKUP([.C2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table:style-name="ce4">
            <text:p>27</text:p>
          </table:table-cell>
          <table:table-cell office:value-type="date" office:date-value="2020-02-05T00:00:00" table:style-name="ce5">
            <text:p>05.02.20</text:p>
          </table:table-cell>
          <table:table-cell office:value-type="float" office:value="20" table:style-name="ce4">
            <text:p>2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7107" table:style-name="ce6">
            <text:p>27107</text:p>
          </table:table-cell>
          <table:table-cell office:value-type="string" office:string-value="Сантехника" table:formula="of:=VLOOKUP([.C2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table:style-name="ce4">
            <text:p>28</text:p>
          </table:table-cell>
          <table:table-cell office:value-type="date" office:date-value="2020-02-06T00:00:00" table:style-name="ce5">
            <text:p>06.02.20</text:p>
          </table:table-cell>
          <table:table-cell office:value-type="float" office:value="30" table:style-name="ce4">
            <text:p>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7298" table:style-name="ce6">
            <text:p>37298</text:p>
          </table:table-cell>
          <table:table-cell office:value-type="string" office:string-value="Электрика" table:formula="of:=VLOOKUP([.C2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table:style-name="ce4">
            <text:p>29</text:p>
          </table:table-cell>
          <table:table-cell office:value-type="date" office:date-value="2020-02-07T00:00:00" table:style-name="ce5">
            <text:p>07.02.20</text:p>
          </table:table-cell>
          <table:table-cell office:value-type="float" office:value="56" table:style-name="ce4">
            <text:p>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1322" table:style-name="ce6">
            <text:p>31322</text:p>
          </table:table-cell>
          <table:table-cell office:value-type="string" office:string-value="Инструмент" table:formula="of:=VLOOKUP([.C3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table:style-name="ce4">
            <text:p>30</text:p>
          </table:table-cell>
          <table:table-cell office:value-type="date" office:date-value="2020-02-08T00:00:00" table:style-name="ce5">
            <text:p>08.02.20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8501" table:style-name="ce6">
            <text:p>28501</text:p>
          </table:table-cell>
          <table:table-cell office:value-type="string" office:string-value="Электрика" table:formula="of:=VLOOKUP([.C3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table:style-name="ce4">
            <text:p>31</text:p>
          </table:table-cell>
          <table:table-cell office:value-type="date" office:date-value="2020-02-09T00:00:00" table:style-name="ce5">
            <text:p>09.02.20</text:p>
          </table:table-cell>
          <table:table-cell office:value-type="float" office:value="31" table:style-name="ce4">
            <text:p>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2797" table:style-name="ce6">
            <text:p>32797</text:p>
          </table:table-cell>
          <table:table-cell office:value-type="string" office:string-value="Электрика" table:formula="of:=VLOOKUP([.C3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" table:style-name="ce4">
            <text:p>32</text:p>
          </table:table-cell>
          <table:table-cell office:value-type="date" office:date-value="2020-02-10T00:00:00" table:style-name="ce5">
            <text:p>10.02.20</text:p>
          </table:table-cell>
          <table:table-cell office:value-type="float" office:value="23" table:style-name="ce4">
            <text:p>2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6963" table:style-name="ce6">
            <text:p>26963</text:p>
          </table:table-cell>
          <table:table-cell office:value-type="string" office:string-value="Электрика" table:formula="of:=VLOOKUP([.C3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table:style-name="ce4">
            <text:p>33</text:p>
          </table:table-cell>
          <table:table-cell office:value-type="date" office:date-value="2020-02-11T00:00:00" table:style-name="ce5">
            <text:p>11.02.20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3813" table:style-name="ce6">
            <text:p>33813</text:p>
          </table:table-cell>
          <table:table-cell office:value-type="string" office:string-value="Сантехника" table:formula="of:=VLOOKUP([.C3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table:style-name="ce4">
            <text:p>34</text:p>
          </table:table-cell>
          <table:table-cell office:value-type="date" office:date-value="2020-02-12T00:00:00" table:style-name="ce5">
            <text:p>12.02.20</text:p>
          </table:table-cell>
          <table:table-cell office:value-type="float" office:value="21" table:style-name="ce4">
            <text:p>2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8383" table:style-name="ce6">
            <text:p>28383</text:p>
          </table:table-cell>
          <table:table-cell office:value-type="string" office:string-value="Электрика" table:formula="of:=VLOOKUP([.C3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table:style-name="ce4">
            <text:p>35</text:p>
          </table:table-cell>
          <table:table-cell office:value-type="date" office:date-value="2020-02-13T00:00:00" table:style-name="ce5">
            <text:p>13.02.20</text:p>
          </table:table-cell>
          <table:table-cell office:value-type="float" office:value="40" table:style-name="ce4">
            <text:p>4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1023" table:style-name="ce6">
            <text:p>21023</text:p>
          </table:table-cell>
          <table:table-cell office:value-type="string" office:string-value="Электрика" table:formula="of:=VLOOKUP([.C3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table:style-name="ce4">
            <text:p>36</text:p>
          </table:table-cell>
          <table:table-cell office:value-type="date" office:date-value="2020-02-14T00:00:00" table:style-name="ce5">
            <text:p>14.02.20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2808" table:style-name="ce6">
            <text:p>22808</text:p>
          </table:table-cell>
          <table:table-cell office:value-type="string" office:string-value="Электрика" table:formula="of:=VLOOKUP([.C3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" table:style-name="ce4">
            <text:p>37</text:p>
          </table:table-cell>
          <table:table-cell office:value-type="date" office:date-value="2020-02-15T00:00:00" table:style-name="ce5">
            <text:p>15.02.20</text:p>
          </table:table-cell>
          <table:table-cell office:value-type="float" office:value="53" table:style-name="ce4">
            <text:p>5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9170" table:style-name="ce6">
            <text:p>39170</text:p>
          </table:table-cell>
          <table:table-cell office:value-type="string" office:string-value="Электрика" table:formula="of:=VLOOKUP([.C3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table:style-name="ce4">
            <text:p>38</text:p>
          </table:table-cell>
          <table:table-cell office:value-type="date" office:date-value="2020-02-16T00:00:00" table:style-name="ce5">
            <text:p>16.02.20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3798" table:style-name="ce6">
            <text:p>23798</text:p>
          </table:table-cell>
          <table:table-cell office:value-type="string" office:string-value="Электрика" table:formula="of:=VLOOKUP([.C3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" table:style-name="ce4">
            <text:p>39</text:p>
          </table:table-cell>
          <table:table-cell office:value-type="date" office:date-value="2020-02-17T00:00:00" table:style-name="ce5">
            <text:p>17.02.20</text:p>
          </table:table-cell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8251" table:style-name="ce6">
            <text:p>38251</text:p>
          </table:table-cell>
          <table:table-cell office:value-type="string" office:string-value="Электрика" table:formula="of:=VLOOKUP([.C4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table:style-name="ce4">
            <text:p>40</text:p>
          </table:table-cell>
          <table:table-cell office:value-type="date" office:date-value="2020-02-18T00:00:00" table:style-name="ce5">
            <text:p>18.02.20</text:p>
          </table:table-cell>
          <table:table-cell office:value-type="float" office:value="37" table:style-name="ce4">
            <text:p>3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7627" table:style-name="ce6">
            <text:p>27627</text:p>
          </table:table-cell>
          <table:table-cell office:value-type="string" office:string-value="Инструмент" table:formula="of:=VLOOKUP([.C4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" table:style-name="ce4">
            <text:p>41</text:p>
          </table:table-cell>
          <table:table-cell office:value-type="date" office:date-value="2020-02-19T00:00:00" table:style-name="ce5">
            <text:p>19.02.20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4675" table:style-name="ce6">
            <text:p>24675</text:p>
          </table:table-cell>
          <table:table-cell office:value-type="string" office:string-value="Сантехника" table:formula="of:=VLOOKUP([.C4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table:style-name="ce4">
            <text:p>42</text:p>
          </table:table-cell>
          <table:table-cell office:value-type="date" office:date-value="2020-02-20T00:00:00" table:style-name="ce5">
            <text:p>20.02.20</text:p>
          </table:table-cell>
          <table:table-cell office:value-type="float" office:value="47" table:style-name="ce4">
            <text:p>4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9657" table:style-name="ce6">
            <text:p>29657</text:p>
          </table:table-cell>
          <table:table-cell office:value-type="string" office:string-value="Инструмент" table:formula="of:=VLOOKUP([.C4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table:style-name="ce4">
            <text:p>43</text:p>
          </table:table-cell>
          <table:table-cell office:value-type="date" office:date-value="2020-02-21T00:00:00" table:style-name="ce5">
            <text:p>21.02.20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9640" table:style-name="ce6">
            <text:p>29640</text:p>
          </table:table-cell>
          <table:table-cell office:value-type="string" office:string-value="Сантехника" table:formula="of:=VLOOKUP([.C4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table:style-name="ce4">
            <text:p>44</text:p>
          </table:table-cell>
          <table:table-cell office:value-type="date" office:date-value="2020-02-22T00:00:00" table:style-name="ce5">
            <text:p>22.02.20</text:p>
          </table:table-cell>
          <table:table-cell office:value-type="float" office:value="50" table:style-name="ce4">
            <text:p>5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5676" table:style-name="ce6">
            <text:p>25676</text:p>
          </table:table-cell>
          <table:table-cell office:value-type="string" office:string-value="Сантехника" table:formula="of:=VLOOKUP([.C4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table:style-name="ce4">
            <text:p>45</text:p>
          </table:table-cell>
          <table:table-cell office:value-type="date" office:date-value="2020-02-23T00:00:00" table:style-name="ce5">
            <text:p>23.02.20</text:p>
          </table:table-cell>
          <table:table-cell office:value-type="float" office:value="47" table:style-name="ce4">
            <text:p>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4185" table:style-name="ce6">
            <text:p>24185</text:p>
          </table:table-cell>
          <table:table-cell office:value-type="string" office:string-value="Инструмент" table:formula="of:=VLOOKUP([.C4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table:style-name="ce4">
            <text:p>46</text:p>
          </table:table-cell>
          <table:table-cell office:value-type="date" office:date-value="2020-02-24T00:00:00" table:style-name="ce5">
            <text:p>24.02.20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5512" table:style-name="ce6">
            <text:p>25512</text:p>
          </table:table-cell>
          <table:table-cell office:value-type="string" office:string-value="Электрика" table:formula="of:=VLOOKUP([.C4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table:style-name="ce4">
            <text:p>47</text:p>
          </table:table-cell>
          <table:table-cell office:value-type="date" office:date-value="2020-02-25T00:00:00" table:style-name="ce5">
            <text:p>25.02.20</text:p>
          </table:table-cell>
          <table:table-cell office:value-type="float" office:value="36" table:style-name="ce4">
            <text:p>36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4623" table:style-name="ce6">
            <text:p>24623</text:p>
          </table:table-cell>
          <table:table-cell office:value-type="string" office:string-value="Инструмент" table:formula="of:=VLOOKUP([.C4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table:style-name="ce4">
            <text:p>48</text:p>
          </table:table-cell>
          <table:table-cell office:value-type="date" office:date-value="2020-02-26T00:00:00" table:style-name="ce5">
            <text:p>26.02.20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5521" table:style-name="ce6">
            <text:p>35521</text:p>
          </table:table-cell>
          <table:table-cell office:value-type="string" office:string-value="Электрика" table:formula="of:=VLOOKUP([.C4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table:style-name="ce4">
            <text:p>49</text:p>
          </table:table-cell>
          <table:table-cell office:value-type="date" office:date-value="2020-02-27T00:00:00" table:style-name="ce5">
            <text:p>27.02.20</text:p>
          </table:table-cell>
          <table:table-cell office:value-type="float" office:value="58" table:style-name="ce4">
            <text:p>5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9947" table:style-name="ce6">
            <text:p>39947</text:p>
          </table:table-cell>
          <table:table-cell office:value-type="string" office:string-value="Инструмент" table:formula="of:=VLOOKUP([.C5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table:style-name="ce4">
            <text:p>50</text:p>
          </table:table-cell>
          <table:table-cell office:value-type="date" office:date-value="2020-02-28T00:00:00" table:style-name="ce5">
            <text:p>28.02.20</text:p>
          </table:table-cell>
          <table:table-cell office:value-type="float" office:value="42" table:style-name="ce4">
            <text:p>4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0434" table:style-name="ce6">
            <text:p>30434</text:p>
          </table:table-cell>
          <table:table-cell office:value-type="string" office:string-value="Электрика" table:formula="of:=VLOOKUP([.C5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table:style-name="ce4">
            <text:p>51</text:p>
          </table:table-cell>
          <table:table-cell office:value-type="date" office:date-value="2020-02-29T00:00:00" table:style-name="ce5">
            <text:p>29.02.20</text:p>
          </table:table-cell>
          <table:table-cell office:value-type="float" office:value="53" table:style-name="ce4">
            <text:p>5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5968" table:style-name="ce6">
            <text:p>25968</text:p>
          </table:table-cell>
          <table:table-cell office:value-type="string" office:string-value="Электрика" table:formula="of:=VLOOKUP([.C5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table:style-name="ce4">
            <text:p>52</text:p>
          </table:table-cell>
          <table:table-cell office:value-type="date" office:date-value="2020-03-01T00:00:00" table:style-name="ce5">
            <text:p>01.03.20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1300" table:style-name="ce6">
            <text:p>31300</text:p>
          </table:table-cell>
          <table:table-cell office:value-type="string" office:string-value="Электрика" table:formula="of:=VLOOKUP([.C5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table:style-name="ce4">
            <text:p>53</text:p>
          </table:table-cell>
          <table:table-cell office:value-type="date" office:date-value="2020-03-02T00:00:00" table:style-name="ce5">
            <text:p>02.03.20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3899" table:style-name="ce6">
            <text:p>23899</text:p>
          </table:table-cell>
          <table:table-cell office:value-type="string" office:string-value="Электрика" table:formula="of:=VLOOKUP([.C5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table:style-name="ce4">
            <text:p>54</text:p>
          </table:table-cell>
          <table:table-cell office:value-type="date" office:date-value="2020-03-03T00:00:00" table:style-name="ce5">
            <text:p>03.03.20</text:p>
          </table:table-cell>
          <table:table-cell office:value-type="float" office:value="32" table:style-name="ce4">
            <text:p>3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2161" table:style-name="ce6">
            <text:p>32161</text:p>
          </table:table-cell>
          <table:table-cell office:value-type="string" office:string-value="Инструмент" table:formula="of:=VLOOKUP([.C5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table:style-name="ce4">
            <text:p>55</text:p>
          </table:table-cell>
          <table:table-cell office:value-type="date" office:date-value="2020-03-04T00:00:00" table:style-name="ce5">
            <text:p>04.03.20</text:p>
          </table:table-cell>
          <table:table-cell office:value-type="float" office:value="58" table:style-name="ce4">
            <text:p>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6181" table:style-name="ce6">
            <text:p>36181</text:p>
          </table:table-cell>
          <table:table-cell office:value-type="string" office:string-value="Инструмент" table:formula="of:=VLOOKUP([.C5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table:style-name="ce4">
            <text:p>56</text:p>
          </table:table-cell>
          <table:table-cell office:value-type="date" office:date-value="2020-03-05T00:00:00" table:style-name="ce5">
            <text:p>05.03.20</text:p>
          </table:table-cell>
          <table:table-cell office:value-type="float" office:value="52" table:style-name="ce4">
            <text:p>5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1736" table:style-name="ce6">
            <text:p>21736</text:p>
          </table:table-cell>
          <table:table-cell office:value-type="string" office:string-value="Сантехника" table:formula="of:=VLOOKUP([.C5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table:style-name="ce4">
            <text:p>57</text:p>
          </table:table-cell>
          <table:table-cell office:value-type="date" office:date-value="2020-03-06T00:00:00" table:style-name="ce5">
            <text:p>06.03.20</text:p>
          </table:table-cell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7592" table:style-name="ce6">
            <text:p>27592</text:p>
          </table:table-cell>
          <table:table-cell office:value-type="string" office:string-value="Сантехника" table:formula="of:=VLOOKUP([.C5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table:style-name="ce4">
            <text:p>58</text:p>
          </table:table-cell>
          <table:table-cell office:value-type="date" office:date-value="2020-03-07T00:00:00" table:style-name="ce5">
            <text:p>07.03.20</text:p>
          </table:table-cell>
          <table:table-cell office:value-type="float" office:value="57" table:style-name="ce4">
            <text:p>5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4840" table:style-name="ce6">
            <text:p>24840</text:p>
          </table:table-cell>
          <table:table-cell office:value-type="string" office:string-value="Инструмент" table:formula="of:=VLOOKUP([.C5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table:style-name="ce4">
            <text:p>59</text:p>
          </table:table-cell>
          <table:table-cell office:value-type="date" office:date-value="2020-03-08T00:00:00" table:style-name="ce5">
            <text:p>08.03.20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0133" table:style-name="ce6">
            <text:p>20133</text:p>
          </table:table-cell>
          <table:table-cell office:value-type="string" office:string-value="Электрика" table:formula="of:=VLOOKUP([.C6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table:style-name="ce4">
            <text:p>60</text:p>
          </table:table-cell>
          <table:table-cell office:value-type="date" office:date-value="2020-03-09T00:00:00" table:style-name="ce5">
            <text:p>09.03.20</text:p>
          </table:table-cell>
          <table:table-cell office:value-type="float" office:value="50" table:style-name="ce4">
            <text:p>5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5421" table:style-name="ce6">
            <text:p>35421</text:p>
          </table:table-cell>
          <table:table-cell office:value-type="string" office:string-value="Сантехника" table:formula="of:=VLOOKUP([.C6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table:style-name="ce4">
            <text:p>61</text:p>
          </table:table-cell>
          <table:table-cell office:value-type="date" office:date-value="2020-03-10T00:00:00" table:style-name="ce5">
            <text:p>10.03.20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7905" table:style-name="ce6">
            <text:p>27905</text:p>
          </table:table-cell>
          <table:table-cell office:value-type="string" office:string-value="Сантехника" table:formula="of:=VLOOKUP([.C6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table:style-name="ce4">
            <text:p>62</text:p>
          </table:table-cell>
          <table:table-cell office:value-type="date" office:date-value="2020-03-11T00:00:00" table:style-name="ce5">
            <text:p>11.03.20</text:p>
          </table:table-cell>
          <table:table-cell office:value-type="float" office:value="30" table:style-name="ce4">
            <text:p>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7085" table:style-name="ce6">
            <text:p>27085</text:p>
          </table:table-cell>
          <table:table-cell office:value-type="string" office:string-value="Электрика" table:formula="of:=VLOOKUP([.C6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" table:style-name="ce4">
            <text:p>63</text:p>
          </table:table-cell>
          <table:table-cell office:value-type="date" office:date-value="2020-03-12T00:00:00" table:style-name="ce5">
            <text:p>12.03.20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5434" table:style-name="ce6">
            <text:p>35434</text:p>
          </table:table-cell>
          <table:table-cell office:value-type="string" office:string-value="Сантехника" table:formula="of:=VLOOKUP([.C6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table:style-name="ce4">
            <text:p>64</text:p>
          </table:table-cell>
          <table:table-cell office:value-type="date" office:date-value="2020-03-13T00:00:00" table:style-name="ce5">
            <text:p>13.03.20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6438" table:style-name="ce6">
            <text:p>36438</text:p>
          </table:table-cell>
          <table:table-cell office:value-type="string" office:string-value="Электрика" table:formula="of:=VLOOKUP([.C6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table:style-name="ce4">
            <text:p>65</text:p>
          </table:table-cell>
          <table:table-cell office:value-type="date" office:date-value="2020-03-14T00:00:00" table:style-name="ce5">
            <text:p>14.03.20</text:p>
          </table:table-cell>
          <table:table-cell office:value-type="float" office:value="59" table:style-name="ce4">
            <text:p>5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2596" table:style-name="ce6">
            <text:p>32596</text:p>
          </table:table-cell>
          <table:table-cell office:value-type="string" office:string-value="Сантехника" table:formula="of:=VLOOKUP([.C6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table:style-name="ce4">
            <text:p>66</text:p>
          </table:table-cell>
          <table:table-cell office:value-type="date" office:date-value="2020-03-15T00:00:00" table:style-name="ce5">
            <text:p>15.03.20</text:p>
          </table:table-cell>
          <table:table-cell office:value-type="float" office:value="38" table:style-name="ce4">
            <text:p>38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7491" table:style-name="ce6">
            <text:p>27491</text:p>
          </table:table-cell>
          <table:table-cell office:value-type="string" office:string-value="Электрика" table:formula="of:=VLOOKUP([.C6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table:style-name="ce4">
            <text:p>67</text:p>
          </table:table-cell>
          <table:table-cell office:value-type="date" office:date-value="2020-03-16T00:00:00" table:style-name="ce5">
            <text:p>16.03.20</text:p>
          </table:table-cell>
          <table:table-cell office:value-type="float" office:value="59" table:style-name="ce4">
            <text:p>5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1270" table:style-name="ce6">
            <text:p>31270</text:p>
          </table:table-cell>
          <table:table-cell office:value-type="string" office:string-value="Сантехника" table:formula="of:=VLOOKUP([.C6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table:style-name="ce4">
            <text:p>68</text:p>
          </table:table-cell>
          <table:table-cell office:value-type="date" office:date-value="2020-03-17T00:00:00" table:style-name="ce5">
            <text:p>17.03.20</text:p>
          </table:table-cell>
          <table:table-cell office:value-type="float" office:value="47" table:style-name="ce4">
            <text:p>4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0257" table:style-name="ce6">
            <text:p>30257</text:p>
          </table:table-cell>
          <table:table-cell office:value-type="string" office:string-value="Инструмент" table:formula="of:=VLOOKUP([.C6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table:style-name="ce4">
            <text:p>69</text:p>
          </table:table-cell>
          <table:table-cell office:value-type="date" office:date-value="2020-03-18T00:00:00" table:style-name="ce5">
            <text:p>18.03.20</text:p>
          </table:table-cell>
          <table:table-cell office:value-type="float" office:value="54" table:style-name="ce4">
            <text:p>54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6126" table:style-name="ce6">
            <text:p>36126</text:p>
          </table:table-cell>
          <table:table-cell office:value-type="string" office:string-value="Электрика" table:formula="of:=VLOOKUP([.C7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table:style-name="ce4">
            <text:p>70</text:p>
          </table:table-cell>
          <table:table-cell office:value-type="date" office:date-value="2020-03-19T00:00:00" table:style-name="ce5">
            <text:p>19.03.20</text:p>
          </table:table-cell>
          <table:table-cell office:value-type="float" office:value="51" table:style-name="ce4">
            <text:p>5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9573" table:style-name="ce6">
            <text:p>39573</text:p>
          </table:table-cell>
          <table:table-cell office:value-type="string" office:string-value="Сантехника" table:formula="of:=VLOOKUP([.C7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table:style-name="ce4">
            <text:p>71</text:p>
          </table:table-cell>
          <table:table-cell office:value-type="date" office:date-value="2020-03-20T00:00:00" table:style-name="ce5">
            <text:p>20.03.20</text:p>
          </table:table-cell>
          <table:table-cell office:value-type="float" office:value="54" table:style-name="ce4">
            <text:p>5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8281" table:style-name="ce6">
            <text:p>38281</text:p>
          </table:table-cell>
          <table:table-cell office:value-type="string" office:string-value="Электрика" table:formula="of:=VLOOKUP([.C7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table:style-name="ce4">
            <text:p>72</text:p>
          </table:table-cell>
          <table:table-cell office:value-type="date" office:date-value="2020-03-21T00:00:00" table:style-name="ce5">
            <text:p>21.03.20</text:p>
          </table:table-cell>
          <table:table-cell office:value-type="float" office:value="37" table:style-name="ce4">
            <text:p>37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8549" table:style-name="ce6">
            <text:p>28549</text:p>
          </table:table-cell>
          <table:table-cell office:value-type="string" office:string-value="Инструмент" table:formula="of:=VLOOKUP([.C7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" table:style-name="ce4">
            <text:p>73</text:p>
          </table:table-cell>
          <table:table-cell office:value-type="date" office:date-value="2020-03-22T00:00:00" table:style-name="ce5">
            <text:p>22.03.20</text:p>
          </table:table-cell>
          <table:table-cell office:value-type="float" office:value="18" table:style-name="ce4">
            <text:p>1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6024" table:style-name="ce6">
            <text:p>36024</text:p>
          </table:table-cell>
          <table:table-cell office:value-type="string" office:string-value="Сантехника" table:formula="of:=VLOOKUP([.C7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table:style-name="ce4">
            <text:p>74</text:p>
          </table:table-cell>
          <table:table-cell office:value-type="date" office:date-value="2020-03-23T00:00:00" table:style-name="ce5">
            <text:p>23.03.20</text:p>
          </table:table-cell>
          <table:table-cell office:value-type="float" office:value="27" table:style-name="ce4">
            <text:p>2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2142" table:style-name="ce6">
            <text:p>32142</text:p>
          </table:table-cell>
          <table:table-cell office:value-type="string" office:string-value="Электрика" table:formula="of:=VLOOKUP([.C7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table:style-name="ce4">
            <text:p>75</text:p>
          </table:table-cell>
          <table:table-cell office:value-type="date" office:date-value="2020-03-24T00:00:00" table:style-name="ce5">
            <text:p>24.03.20</text:p>
          </table:table-cell>
          <table:table-cell office:value-type="float" office:value="49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5165" table:style-name="ce6">
            <text:p>25165</text:p>
          </table:table-cell>
          <table:table-cell office:value-type="string" office:string-value="Инструмент" table:formula="of:=VLOOKUP([.C7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table:style-name="ce4">
            <text:p>76</text:p>
          </table:table-cell>
          <table:table-cell office:value-type="date" office:date-value="2020-03-25T00:00:00" table:style-name="ce5">
            <text:p>25.03.20</text:p>
          </table:table-cell>
          <table:table-cell office:value-type="float" office:value="22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8907" table:style-name="ce6">
            <text:p>38907</text:p>
          </table:table-cell>
          <table:table-cell office:value-type="string" office:string-value="Электрика" table:formula="of:=VLOOKUP([.C7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table:style-name="ce4">
            <text:p>77</text:p>
          </table:table-cell>
          <table:table-cell office:value-type="date" office:date-value="2020-03-26T00:00:00" table:style-name="ce5">
            <text:p>26.03.20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4985" table:style-name="ce6">
            <text:p>24985</text:p>
          </table:table-cell>
          <table:table-cell office:value-type="string" office:string-value="Сантехника" table:formula="of:=VLOOKUP([.C7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table:style-name="ce4">
            <text:p>78</text:p>
          </table:table-cell>
          <table:table-cell office:value-type="date" office:date-value="2020-03-27T00:00:00" table:style-name="ce5">
            <text:p>27.03.20</text:p>
          </table:table-cell>
          <table:table-cell office:value-type="float" office:value="54" table:style-name="ce4">
            <text:p>54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1367" table:style-name="ce6">
            <text:p>31367</text:p>
          </table:table-cell>
          <table:table-cell office:value-type="string" office:string-value="Электрика" table:formula="of:=VLOOKUP([.C7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" table:style-name="ce4">
            <text:p>79</text:p>
          </table:table-cell>
          <table:table-cell office:value-type="date" office:date-value="2020-03-28T00:00:00" table:style-name="ce5">
            <text:p>28.03.20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4998" table:style-name="ce6">
            <text:p>34998</text:p>
          </table:table-cell>
          <table:table-cell office:value-type="string" office:string-value="Электрика" table:formula="of:=VLOOKUP([.C8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table:style-name="ce4">
            <text:p>80</text:p>
          </table:table-cell>
          <table:table-cell office:value-type="date" office:date-value="2020-03-29T00:00:00" table:style-name="ce5">
            <text:p>29.03.20</text:p>
          </table:table-cell>
          <table:table-cell office:value-type="float" office:value="37" table:style-name="ce4">
            <text:p>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6014" table:style-name="ce6">
            <text:p>36014</text:p>
          </table:table-cell>
          <table:table-cell office:value-type="string" office:string-value="Инструмент" table:formula="of:=VLOOKUP([.C8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" table:style-name="ce4">
            <text:p>81</text:p>
          </table:table-cell>
          <table:table-cell office:value-type="date" office:date-value="2020-03-30T00:00:00" table:style-name="ce5">
            <text:p>30.03.20</text:p>
          </table:table-cell>
          <table:table-cell office:value-type="float" office:value="17" table:style-name="ce4">
            <text:p>1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1831" table:style-name="ce6">
            <text:p>31831</text:p>
          </table:table-cell>
          <table:table-cell office:value-type="string" office:string-value="Сантехника" table:formula="of:=VLOOKUP([.C8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table:style-name="ce4">
            <text:p>82</text:p>
          </table:table-cell>
          <table:table-cell office:value-type="date" office:date-value="2020-03-31T00:00:00" table:style-name="ce5">
            <text:p>31.03.20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3721" table:style-name="ce6">
            <text:p>33721</text:p>
          </table:table-cell>
          <table:table-cell office:value-type="string" office:string-value="Сантехника" table:formula="of:=VLOOKUP([.C8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" table:style-name="ce4">
            <text:p>83</text:p>
          </table:table-cell>
          <table:table-cell office:value-type="date" office:date-value="2020-04-01T00:00:00" table:style-name="ce5">
            <text:p>01.04.20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2088" table:style-name="ce6">
            <text:p>22088</text:p>
          </table:table-cell>
          <table:table-cell office:value-type="string" office:string-value="Электрика" table:formula="of:=VLOOKUP([.C8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table:style-name="ce4">
            <text:p>84</text:p>
          </table:table-cell>
          <table:table-cell office:value-type="date" office:date-value="2020-04-02T00:00:00" table:style-name="ce5">
            <text:p>02.04.20</text:p>
          </table:table-cell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4339" table:style-name="ce6">
            <text:p>24339</text:p>
          </table:table-cell>
          <table:table-cell office:value-type="string" office:string-value="Электрика" table:formula="of:=VLOOKUP([.C8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table:style-name="ce4">
            <text:p>85</text:p>
          </table:table-cell>
          <table:table-cell office:value-type="date" office:date-value="2020-04-03T00:00:00" table:style-name="ce5">
            <text:p>03.04.20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4504" table:style-name="ce6">
            <text:p>34504</text:p>
          </table:table-cell>
          <table:table-cell office:value-type="string" office:string-value="Электрика" table:formula="of:=VLOOKUP([.C8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table:style-name="ce4">
            <text:p>86</text:p>
          </table:table-cell>
          <table:table-cell office:value-type="date" office:date-value="2020-04-04T00:00:00" table:style-name="ce5">
            <text:p>04.04.20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6041" table:style-name="ce6">
            <text:p>36041</text:p>
          </table:table-cell>
          <table:table-cell office:value-type="string" office:string-value="Электрика" table:formula="of:=VLOOKUP([.C8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table:style-name="ce4">
            <text:p>87</text:p>
          </table:table-cell>
          <table:table-cell office:value-type="date" office:date-value="2020-04-05T00:00:00" table:style-name="ce5">
            <text:p>05.04.20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3747" table:style-name="ce6">
            <text:p>33747</text:p>
          </table:table-cell>
          <table:table-cell office:value-type="string" office:string-value="Электрика" table:formula="of:=VLOOKUP([.C8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table:style-name="ce4">
            <text:p>88</text:p>
          </table:table-cell>
          <table:table-cell office:value-type="date" office:date-value="2020-04-06T00:00:00" table:style-name="ce5">
            <text:p>06.04.20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3946" table:style-name="ce6">
            <text:p>23946</text:p>
          </table:table-cell>
          <table:table-cell office:value-type="string" office:string-value="Электрика" table:formula="of:=VLOOKUP([.C8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table:style-name="ce4">
            <text:p>89</text:p>
          </table:table-cell>
          <table:table-cell office:value-type="date" office:date-value="2020-04-07T00:00:00" table:style-name="ce5">
            <text:p>07.04.20</text:p>
          </table:table-cell>
          <table:table-cell office:value-type="float" office:value="49" table:style-name="ce4">
            <text:p>4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4086" table:style-name="ce6">
            <text:p>24086</text:p>
          </table:table-cell>
          <table:table-cell office:value-type="string" office:string-value="Инструмент" table:formula="of:=VLOOKUP([.C9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table:style-name="ce4">
            <text:p>90</text:p>
          </table:table-cell>
          <table:table-cell office:value-type="date" office:date-value="2020-04-08T00:00:00" table:style-name="ce5">
            <text:p>08.04.20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4462" table:style-name="ce6">
            <text:p>34462</text:p>
          </table:table-cell>
          <table:table-cell office:value-type="string" office:string-value="Электрика" table:formula="of:=VLOOKUP([.C9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table:style-name="ce4">
            <text:p>91</text:p>
          </table:table-cell>
          <table:table-cell office:value-type="date" office:date-value="2020-04-09T00:00:00" table:style-name="ce5">
            <text:p>09.04.20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1123" table:style-name="ce6">
            <text:p>21123</text:p>
          </table:table-cell>
          <table:table-cell office:value-type="string" office:string-value="Электрика" table:formula="of:=VLOOKUP([.C9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table:style-name="ce4">
            <text:p>92</text:p>
          </table:table-cell>
          <table:table-cell office:value-type="date" office:date-value="2020-04-10T00:00:00" table:style-name="ce5">
            <text:p>10.04.20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6154" table:style-name="ce6">
            <text:p>36154</text:p>
          </table:table-cell>
          <table:table-cell office:value-type="string" office:string-value="Сантехника" table:formula="of:=VLOOKUP([.C9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table:style-name="ce4">
            <text:p>93</text:p>
          </table:table-cell>
          <table:table-cell office:value-type="date" office:date-value="2020-04-11T00:00:00" table:style-name="ce5">
            <text:p>11.04.20</text:p>
          </table:table-cell>
          <table:table-cell office:value-type="float" office:value="41" table:style-name="ce4">
            <text:p>4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8166" table:style-name="ce6">
            <text:p>28166</text:p>
          </table:table-cell>
          <table:table-cell office:value-type="string" office:string-value="Электрика" table:formula="of:=VLOOKUP([.C9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table:style-name="ce4">
            <text:p>94</text:p>
          </table:table-cell>
          <table:table-cell office:value-type="date" office:date-value="2020-04-12T00:00:00" table:style-name="ce5">
            <text:p>12.04.20</text:p>
          </table:table-cell>
          <table:table-cell office:value-type="float" office:value="43" table:style-name="ce4">
            <text:p>4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7266" table:style-name="ce6">
            <text:p>27266</text:p>
          </table:table-cell>
          <table:table-cell office:value-type="string" office:string-value="Электрика" table:formula="of:=VLOOKUP([.C9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table:style-name="ce4">
            <text:p>95</text:p>
          </table:table-cell>
          <table:table-cell office:value-type="date" office:date-value="2020-04-13T00:00:00" table:style-name="ce5">
            <text:p>13.04.20</text:p>
          </table:table-cell>
          <table:table-cell office:value-type="float" office:value="48" table:style-name="ce4">
            <text:p>4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3758" table:style-name="ce6">
            <text:p>23758</text:p>
          </table:table-cell>
          <table:table-cell office:value-type="string" office:string-value="Инструмент" table:formula="of:=VLOOKUP([.C9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table:style-name="ce4">
            <text:p>96</text:p>
          </table:table-cell>
          <table:table-cell office:value-type="date" office:date-value="2020-04-14T00:00:00" table:style-name="ce5">
            <text:p>14.04.20</text:p>
          </table:table-cell>
          <table:table-cell office:value-type="float" office:value="53" table:style-name="ce4">
            <text:p>5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4275" table:style-name="ce6">
            <text:p>34275</text:p>
          </table:table-cell>
          <table:table-cell office:value-type="string" office:string-value="Электрика" table:formula="of:=VLOOKUP([.C9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table:style-name="ce4">
            <text:p>97</text:p>
          </table:table-cell>
          <table:table-cell office:value-type="date" office:date-value="2020-04-15T00:00:00" table:style-name="ce5">
            <text:p>15.04.20</text:p>
          </table:table-cell>
          <table:table-cell office:value-type="float" office:value="40" table:style-name="ce4">
            <text:p>4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0634" table:style-name="ce6">
            <text:p>30634</text:p>
          </table:table-cell>
          <table:table-cell office:value-type="string" office:string-value="Электрика" table:formula="of:=VLOOKUP([.C9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table:style-name="ce4">
            <text:p>98</text:p>
          </table:table-cell>
          <table:table-cell office:value-type="date" office:date-value="2020-04-16T00:00:00" table:style-name="ce5">
            <text:p>16.04.20</text:p>
          </table:table-cell>
          <table:table-cell office:value-type="float" office:value="48" table:style-name="ce4">
            <text:p>4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7391" table:style-name="ce6">
            <text:p>27391</text:p>
          </table:table-cell>
          <table:table-cell office:value-type="string" office:string-value="Инструмент" table:formula="of:=VLOOKUP([.C9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table:style-name="ce4">
            <text:p>99</text:p>
          </table:table-cell>
          <table:table-cell office:value-type="date" office:date-value="2020-04-17T00:00:00" table:style-name="ce5">
            <text:p>17.04.20</text:p>
          </table:table-cell>
          <table:table-cell office:value-type="float" office:value="56" table:style-name="ce4">
            <text:p>5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9079" table:style-name="ce6">
            <text:p>29079</text:p>
          </table:table-cell>
          <table:table-cell office:value-type="string" office:string-value="Инструмент" table:formula="of:=VLOOKUP([.C10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table:style-name="ce4">
            <text:p>100</text:p>
          </table:table-cell>
          <table:table-cell office:value-type="date" office:date-value="2020-04-18T00:00:00" table:style-name="ce5">
            <text:p>18.04.20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2401" table:style-name="ce6">
            <text:p>22401</text:p>
          </table:table-cell>
          <table:table-cell office:value-type="string" office:string-value="Электрика" table:formula="of:=VLOOKUP([.C10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table:style-name="ce4">
            <text:p>101</text:p>
          </table:table-cell>
          <table:table-cell office:value-type="date" office:date-value="2020-04-19T00:00:00" table:style-name="ce5">
            <text:p>19.04.20</text:p>
          </table:table-cell>
          <table:table-cell office:value-type="float" office:value="60" table:style-name="ce4">
            <text:p>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2219" table:style-name="ce6">
            <text:p>32219</text:p>
          </table:table-cell>
          <table:table-cell office:value-type="string" office:string-value="Сантехника" table:formula="of:=VLOOKUP([.C10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table:style-name="ce4">
            <text:p>102</text:p>
          </table:table-cell>
          <table:table-cell office:value-type="date" office:date-value="2020-04-20T00:00:00" table:style-name="ce5">
            <text:p>20.04.20</text:p>
          </table:table-cell>
          <table:table-cell office:value-type="float" office:value="36" table:style-name="ce4">
            <text:p>3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8624" table:style-name="ce6">
            <text:p>38624</text:p>
          </table:table-cell>
          <table:table-cell office:value-type="string" office:string-value="Инструмент" table:formula="of:=VLOOKUP([.C10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table:style-name="ce4">
            <text:p>103</text:p>
          </table:table-cell>
          <table:table-cell office:value-type="date" office:date-value="2020-04-21T00:00:00" table:style-name="ce5">
            <text:p>21.04.20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3383" table:style-name="ce6">
            <text:p>23383</text:p>
          </table:table-cell>
          <table:table-cell office:value-type="string" office:string-value="Электрика" table:formula="of:=VLOOKUP([.C10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table:style-name="ce4">
            <text:p>104</text:p>
          </table:table-cell>
          <table:table-cell office:value-type="date" office:date-value="2020-04-22T00:00:00" table:style-name="ce5">
            <text:p>22.04.20</text:p>
          </table:table-cell>
          <table:table-cell office:value-type="float" office:value="59" table:style-name="ce4">
            <text:p>5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9437" table:style-name="ce6">
            <text:p>39437</text:p>
          </table:table-cell>
          <table:table-cell office:value-type="string" office:string-value="Сантехника" table:formula="of:=VLOOKUP([.C10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table:style-name="ce4">
            <text:p>105</text:p>
          </table:table-cell>
          <table:table-cell office:value-type="date" office:date-value="2020-04-23T00:00:00" table:style-name="ce5">
            <text:p>23.04.20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0800" table:style-name="ce6">
            <text:p>20800</text:p>
          </table:table-cell>
          <table:table-cell office:value-type="string" office:string-value="Электрика" table:formula="of:=VLOOKUP([.C10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table:style-name="ce4">
            <text:p>106</text:p>
          </table:table-cell>
          <table:table-cell office:value-type="date" office:date-value="2020-04-24T00:00:00" table:style-name="ce5">
            <text:p>24.04.20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2867" table:style-name="ce6">
            <text:p>32867</text:p>
          </table:table-cell>
          <table:table-cell office:value-type="string" office:string-value="Сантехника" table:formula="of:=VLOOKUP([.C10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table:style-name="ce4">
            <text:p>107</text:p>
          </table:table-cell>
          <table:table-cell office:value-type="date" office:date-value="2020-04-25T00:00:00" table:style-name="ce5">
            <text:p>25.04.20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8886" table:style-name="ce6">
            <text:p>38886</text:p>
          </table:table-cell>
          <table:table-cell office:value-type="string" office:string-value="Электрика" table:formula="of:=VLOOKUP([.C10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table:style-name="ce4">
            <text:p>108</text:p>
          </table:table-cell>
          <table:table-cell office:value-type="date" office:date-value="2020-04-26T00:00:00" table:style-name="ce5">
            <text:p>26.04.2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2372" table:style-name="ce6">
            <text:p>22372</text:p>
          </table:table-cell>
          <table:table-cell office:value-type="string" office:string-value="Электрика" table:formula="of:=VLOOKUP([.C10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table:style-name="ce4">
            <text:p>109</text:p>
          </table:table-cell>
          <table:table-cell office:value-type="date" office:date-value="2020-04-27T00:00:00" table:style-name="ce5">
            <text:p>27.04.20</text:p>
          </table:table-cell>
          <table:table-cell office:value-type="float" office:value="41" table:style-name="ce4">
            <text:p>4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2034" table:style-name="ce6">
            <text:p>22034</text:p>
          </table:table-cell>
          <table:table-cell office:value-type="string" office:string-value="Электрика" table:formula="of:=VLOOKUP([.C11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table:style-name="ce4">
            <text:p>110</text:p>
          </table:table-cell>
          <table:table-cell office:value-type="date" office:date-value="2020-04-28T00:00:00" table:style-name="ce5">
            <text:p>28.04.20</text:p>
          </table:table-cell>
          <table:table-cell office:value-type="float" office:value="38" table:style-name="ce4">
            <text:p>3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2464" table:style-name="ce6">
            <text:p>22464</text:p>
          </table:table-cell>
          <table:table-cell office:value-type="string" office:string-value="Электрика" table:formula="of:=VLOOKUP([.C11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table:style-name="ce4">
            <text:p>111</text:p>
          </table:table-cell>
          <table:table-cell office:value-type="date" office:date-value="2020-04-29T00:00:00" table:style-name="ce5">
            <text:p>29.04.20</text:p>
          </table:table-cell>
          <table:table-cell office:value-type="float" office:value="39" table:style-name="ce4">
            <text:p>3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1161" table:style-name="ce6">
            <text:p>31161</text:p>
          </table:table-cell>
          <table:table-cell office:value-type="string" office:string-value="Электрика" table:formula="of:=VLOOKUP([.C11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table:style-name="ce4">
            <text:p>112</text:p>
          </table:table-cell>
          <table:table-cell office:value-type="date" office:date-value="2020-04-30T00:00:00" table:style-name="ce5">
            <text:p>30.04.20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8106" table:style-name="ce6">
            <text:p>28106</text:p>
          </table:table-cell>
          <table:table-cell office:value-type="string" office:string-value="Сантехника" table:formula="of:=VLOOKUP([.C11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table:style-name="ce4">
            <text:p>113</text:p>
          </table:table-cell>
          <table:table-cell office:value-type="date" office:date-value="2020-05-01T00:00:00" table:style-name="ce5">
            <text:p>01.05.20</text:p>
          </table:table-cell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9992" table:style-name="ce6">
            <text:p>39992</text:p>
          </table:table-cell>
          <table:table-cell office:value-type="string" office:string-value="Электрика" table:formula="of:=VLOOKUP([.C11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table:style-name="ce4">
            <text:p>114</text:p>
          </table:table-cell>
          <table:table-cell office:value-type="date" office:date-value="2020-05-02T00:00:00" table:style-name="ce5">
            <text:p>02.05.20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9388" table:style-name="ce6">
            <text:p>39388</text:p>
          </table:table-cell>
          <table:table-cell office:value-type="string" office:string-value="Сантехника" table:formula="of:=VLOOKUP([.C11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table:style-name="ce4">
            <text:p>115</text:p>
          </table:table-cell>
          <table:table-cell office:value-type="date" office:date-value="2020-05-03T00:00:00" table:style-name="ce5">
            <text:p>03.05.20</text:p>
          </table:table-cell>
          <table:table-cell office:value-type="float" office:value="56" table:style-name="ce4">
            <text:p>5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3549" table:style-name="ce6">
            <text:p>23549</text:p>
          </table:table-cell>
          <table:table-cell office:value-type="string" office:string-value="Инструмент" table:formula="of:=VLOOKUP([.C11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table:style-name="ce4">
            <text:p>116</text:p>
          </table:table-cell>
          <table:table-cell office:value-type="date" office:date-value="2020-05-04T00:00:00" table:style-name="ce5">
            <text:p>04.05.20</text:p>
          </table:table-cell>
          <table:table-cell office:value-type="float" office:value="51" table:style-name="ce4">
            <text:p>5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6143" table:style-name="ce6">
            <text:p>26143</text:p>
          </table:table-cell>
          <table:table-cell office:value-type="string" office:string-value="Сантехника" table:formula="of:=VLOOKUP([.C11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table:style-name="ce4">
            <text:p>117</text:p>
          </table:table-cell>
          <table:table-cell office:value-type="date" office:date-value="2020-05-05T00:00:00" table:style-name="ce5">
            <text:p>05.05.20</text:p>
          </table:table-cell>
          <table:table-cell office:value-type="float" office:value="56" table:style-name="ce4">
            <text:p>5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9621" table:style-name="ce6">
            <text:p>39621</text:p>
          </table:table-cell>
          <table:table-cell office:value-type="string" office:string-value="Инструмент" table:formula="of:=VLOOKUP([.C11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table:style-name="ce4">
            <text:p>118</text:p>
          </table:table-cell>
          <table:table-cell office:value-type="date" office:date-value="2020-05-06T00:00:00" table:style-name="ce5">
            <text:p>06.05.2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0685" table:style-name="ce6">
            <text:p>20685</text:p>
          </table:table-cell>
          <table:table-cell office:value-type="string" office:string-value="Электрика" table:formula="of:=VLOOKUP([.C11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" table:style-name="ce4">
            <text:p>119</text:p>
          </table:table-cell>
          <table:table-cell office:value-type="date" office:date-value="2020-05-07T00:00:00" table:style-name="ce5">
            <text:p>07.05.20</text:p>
          </table:table-cell>
          <table:table-cell office:value-type="float" office:value="51" table:style-name="ce4">
            <text:p>5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4030" table:style-name="ce6">
            <text:p>24030</text:p>
          </table:table-cell>
          <table:table-cell office:value-type="string" office:string-value="Сантехника" table:formula="of:=VLOOKUP([.C12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table:style-name="ce4">
            <text:p>120</text:p>
          </table:table-cell>
          <table:table-cell office:value-type="date" office:date-value="2020-05-08T00:00:00" table:style-name="ce5">
            <text:p>08.05.20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4024" table:style-name="ce6">
            <text:p>24024</text:p>
          </table:table-cell>
          <table:table-cell office:value-type="string" office:string-value="Электрика" table:formula="of:=VLOOKUP([.C12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" table:style-name="ce4">
            <text:p>121</text:p>
          </table:table-cell>
          <table:table-cell office:value-type="date" office:date-value="2020-05-09T00:00:00" table:style-name="ce5">
            <text:p>09.05.20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3367" table:style-name="ce6">
            <text:p>23367</text:p>
          </table:table-cell>
          <table:table-cell office:value-type="string" office:string-value="Электрика" table:formula="of:=VLOOKUP([.C12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table:style-name="ce4">
            <text:p>122</text:p>
          </table:table-cell>
          <table:table-cell office:value-type="date" office:date-value="2020-05-10T00:00:00" table:style-name="ce5">
            <text:p>10.05.20</text:p>
          </table:table-cell>
          <table:table-cell office:value-type="float" office:value="52" table:style-name="ce4">
            <text:p>5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5814" table:style-name="ce6">
            <text:p>35814</text:p>
          </table:table-cell>
          <table:table-cell office:value-type="string" office:string-value="Сантехника" table:formula="of:=VLOOKUP([.C12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table:style-name="ce4">
            <text:p>123</text:p>
          </table:table-cell>
          <table:table-cell office:value-type="date" office:date-value="2020-05-11T00:00:00" table:style-name="ce5">
            <text:p>11.05.20</text:p>
          </table:table-cell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5896" table:style-name="ce6">
            <text:p>35896</text:p>
          </table:table-cell>
          <table:table-cell office:value-type="string" office:string-value="Электрика" table:formula="of:=VLOOKUP([.C12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table:style-name="ce4">
            <text:p>124</text:p>
          </table:table-cell>
          <table:table-cell office:value-type="date" office:date-value="2020-05-12T00:00:00" table:style-name="ce5">
            <text:p>12.05.20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4438" table:style-name="ce6">
            <text:p>34438</text:p>
          </table:table-cell>
          <table:table-cell office:value-type="string" office:string-value="Электрика" table:formula="of:=VLOOKUP([.C12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table:style-name="ce4">
            <text:p>125</text:p>
          </table:table-cell>
          <table:table-cell office:value-type="date" office:date-value="2020-05-13T00:00:00" table:style-name="ce5">
            <text:p>13.05.2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2900" table:style-name="ce6">
            <text:p>32900</text:p>
          </table:table-cell>
          <table:table-cell office:value-type="string" office:string-value="Электрика" table:formula="of:=VLOOKUP([.C12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table:style-name="ce4">
            <text:p>126</text:p>
          </table:table-cell>
          <table:table-cell office:value-type="date" office:date-value="2020-05-14T00:00:00" table:style-name="ce5">
            <text:p>14.05.20</text:p>
          </table:table-cell>
          <table:table-cell office:value-type="float" office:value="54" table:style-name="ce4">
            <text:p>5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6094" table:style-name="ce6">
            <text:p>26094</text:p>
          </table:table-cell>
          <table:table-cell office:value-type="string" office:string-value="Электрика" table:formula="of:=VLOOKUP([.C12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table:style-name="ce4">
            <text:p>127</text:p>
          </table:table-cell>
          <table:table-cell office:value-type="date" office:date-value="2020-05-15T00:00:00" table:style-name="ce5">
            <text:p>15.05.20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3215" table:style-name="ce6">
            <text:p>33215</text:p>
          </table:table-cell>
          <table:table-cell office:value-type="string" office:string-value="Электрика" table:formula="of:=VLOOKUP([.C12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table:style-name="ce4">
            <text:p>128</text:p>
          </table:table-cell>
          <table:table-cell office:value-type="date" office:date-value="2020-05-16T00:00:00" table:style-name="ce5">
            <text:p>16.05.20</text:p>
          </table:table-cell>
          <table:table-cell office:value-type="float" office:value="14" table:style-name="ce4">
            <text:p>1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9295" table:style-name="ce6">
            <text:p>39295</text:p>
          </table:table-cell>
          <table:table-cell office:value-type="string" office:string-value="Сантехника" table:formula="of:=VLOOKUP([.C12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table:style-name="ce4">
            <text:p>129</text:p>
          </table:table-cell>
          <table:table-cell office:value-type="date" office:date-value="2020-05-17T00:00:00" table:style-name="ce5">
            <text:p>17.05.20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5738" table:style-name="ce6">
            <text:p>35738</text:p>
          </table:table-cell>
          <table:table-cell office:value-type="string" office:string-value="Электрика" table:formula="of:=VLOOKUP([.C13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table:style-name="ce4">
            <text:p>130</text:p>
          </table:table-cell>
          <table:table-cell office:value-type="date" office:date-value="2020-05-18T00:00:00" table:style-name="ce5">
            <text:p>18.05.20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2242" table:style-name="ce6">
            <text:p>22242</text:p>
          </table:table-cell>
          <table:table-cell office:value-type="string" office:string-value="Электрика" table:formula="of:=VLOOKUP([.C13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table:style-name="ce4">
            <text:p>131</text:p>
          </table:table-cell>
          <table:table-cell office:value-type="date" office:date-value="2020-05-19T00:00:00" table:style-name="ce5">
            <text:p>19.05.20</text:p>
          </table:table-cell>
          <table:table-cell office:value-type="float" office:value="56" table:style-name="ce4">
            <text:p>56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5077" table:style-name="ce6">
            <text:p>25077</text:p>
          </table:table-cell>
          <table:table-cell office:value-type="string" office:string-value="Инструмент" table:formula="of:=VLOOKUP([.C13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table:style-name="ce4">
            <text:p>132</text:p>
          </table:table-cell>
          <table:table-cell office:value-type="date" office:date-value="2020-05-20T00:00:00" table:style-name="ce5">
            <text:p>20.05.20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5437" table:style-name="ce6">
            <text:p>35437</text:p>
          </table:table-cell>
          <table:table-cell office:value-type="string" office:string-value="Сантехника" table:formula="of:=VLOOKUP([.C13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table:style-name="ce4">
            <text:p>133</text:p>
          </table:table-cell>
          <table:table-cell office:value-type="date" office:date-value="2020-05-21T00:00:00" table:style-name="ce5">
            <text:p>21.05.20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1113" table:style-name="ce6">
            <text:p>31113</text:p>
          </table:table-cell>
          <table:table-cell office:value-type="string" office:string-value="Электрика" table:formula="of:=VLOOKUP([.C13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table:style-name="ce4">
            <text:p>134</text:p>
          </table:table-cell>
          <table:table-cell office:value-type="date" office:date-value="2020-05-22T00:00:00" table:style-name="ce5">
            <text:p>22.05.20</text:p>
          </table:table-cell>
          <table:table-cell office:value-type="float" office:value="20" table:style-name="ce4">
            <text:p>2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1899" table:style-name="ce6">
            <text:p>21899</text:p>
          </table:table-cell>
          <table:table-cell office:value-type="string" office:string-value="Сантехника" table:formula="of:=VLOOKUP([.C13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table:style-name="ce4">
            <text:p>135</text:p>
          </table:table-cell>
          <table:table-cell office:value-type="date" office:date-value="2020-05-23T00:00:00" table:style-name="ce5">
            <text:p>23.05.20</text:p>
          </table:table-cell>
          <table:table-cell office:value-type="float" office:value="55" table:style-name="ce4">
            <text:p>55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5692" table:style-name="ce6">
            <text:p>35692</text:p>
          </table:table-cell>
          <table:table-cell office:value-type="string" office:string-value="Инструмент" table:formula="of:=VLOOKUP([.C13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table:style-name="ce4">
            <text:p>136</text:p>
          </table:table-cell>
          <table:table-cell office:value-type="date" office:date-value="2020-05-24T00:00:00" table:style-name="ce5">
            <text:p>24.05.20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2007" table:style-name="ce6">
            <text:p>32007</text:p>
          </table:table-cell>
          <table:table-cell office:value-type="string" office:string-value="Электрика" table:formula="of:=VLOOKUP([.C13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table:style-name="ce4">
            <text:p>137</text:p>
          </table:table-cell>
          <table:table-cell office:value-type="date" office:date-value="2020-05-25T00:00:00" table:style-name="ce5">
            <text:p>25.05.20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4886" table:style-name="ce6">
            <text:p>34886</text:p>
          </table:table-cell>
          <table:table-cell office:value-type="string" office:string-value="Сантехника" table:formula="of:=VLOOKUP([.C13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table:style-name="ce4">
            <text:p>138</text:p>
          </table:table-cell>
          <table:table-cell office:value-type="date" office:date-value="2020-05-26T00:00:00" table:style-name="ce5">
            <text:p>26.05.20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5702" table:style-name="ce6">
            <text:p>25702</text:p>
          </table:table-cell>
          <table:table-cell office:value-type="string" office:string-value="Электрика" table:formula="of:=VLOOKUP([.C13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" table:style-name="ce4">
            <text:p>139</text:p>
          </table:table-cell>
          <table:table-cell office:value-type="date" office:date-value="2020-05-27T00:00:00" table:style-name="ce5">
            <text:p>27.05.20</text:p>
          </table:table-cell>
          <table:table-cell office:value-type="float" office:value="44" table:style-name="ce4">
            <text:p>44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2164" table:style-name="ce6">
            <text:p>32164</text:p>
          </table:table-cell>
          <table:table-cell office:value-type="string" office:string-value="Электрика" table:formula="of:=VLOOKUP([.C14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" table:style-name="ce4">
            <text:p>140</text:p>
          </table:table-cell>
          <table:table-cell office:value-type="date" office:date-value="2020-05-28T00:00:00" table:style-name="ce5">
            <text:p>28.05.20</text:p>
          </table:table-cell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0981" table:style-name="ce6">
            <text:p>30981</text:p>
          </table:table-cell>
          <table:table-cell office:value-type="string" office:string-value="Электрика" table:formula="of:=VLOOKUP([.C14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table:style-name="ce4">
            <text:p>141</text:p>
          </table:table-cell>
          <table:table-cell office:value-type="date" office:date-value="2020-05-29T00:00:00" table:style-name="ce5">
            <text:p>29.05.20</text:p>
          </table:table-cell>
          <table:table-cell office:value-type="float" office:value="56" table:style-name="ce4">
            <text:p>5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5457" table:style-name="ce6">
            <text:p>35457</text:p>
          </table:table-cell>
          <table:table-cell office:value-type="string" office:string-value="Инструмент" table:formula="of:=VLOOKUP([.C14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table:style-name="ce4">
            <text:p>142</text:p>
          </table:table-cell>
          <table:table-cell office:value-type="date" office:date-value="2020-05-30T00:00:00" table:style-name="ce5">
            <text:p>30.05.20</text:p>
          </table:table-cell>
          <table:table-cell office:value-type="float" office:value="46" table:style-name="ce4">
            <text:p>4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4275" table:style-name="ce6">
            <text:p>24275</text:p>
          </table:table-cell>
          <table:table-cell office:value-type="string" office:string-value="Инструмент" table:formula="of:=VLOOKUP([.C14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table:style-name="ce4">
            <text:p>143</text:p>
          </table:table-cell>
          <table:table-cell office:value-type="date" office:date-value="2020-05-31T00:00:00" table:style-name="ce5">
            <text:p>31.05.20</text:p>
          </table:table-cell>
          <table:table-cell office:value-type="float" office:value="59" table:style-name="ce4">
            <text:p>5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9780" table:style-name="ce6">
            <text:p>39780</text:p>
          </table:table-cell>
          <table:table-cell office:value-type="string" office:string-value="Сантехника" table:formula="of:=VLOOKUP([.C14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table:style-name="ce4">
            <text:p>144</text:p>
          </table:table-cell>
          <table:table-cell office:value-type="date" office:date-value="2020-06-01T00:00:00" table:style-name="ce5">
            <text:p>01.06.20</text:p>
          </table:table-cell>
          <table:table-cell office:value-type="float" office:value="57" table:style-name="ce4">
            <text:p>5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3338" table:style-name="ce6">
            <text:p>33338</text:p>
          </table:table-cell>
          <table:table-cell office:value-type="string" office:string-value="Инструмент" table:formula="of:=VLOOKUP([.C14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table:style-name="ce4">
            <text:p>145</text:p>
          </table:table-cell>
          <table:table-cell office:value-type="date" office:date-value="2020-06-02T00:00:00" table:style-name="ce5">
            <text:p>02.06.20</text:p>
          </table:table-cell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9506" table:style-name="ce6">
            <text:p>39506</text:p>
          </table:table-cell>
          <table:table-cell office:value-type="string" office:string-value="Электрика" table:formula="of:=VLOOKUP([.C14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table:style-name="ce4">
            <text:p>146</text:p>
          </table:table-cell>
          <table:table-cell office:value-type="date" office:date-value="2020-06-03T00:00:00" table:style-name="ce5">
            <text:p>03.06.20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1811" table:style-name="ce6">
            <text:p>31811</text:p>
          </table:table-cell>
          <table:table-cell office:value-type="string" office:string-value="Электрика" table:formula="of:=VLOOKUP([.C14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table:style-name="ce4">
            <text:p>147</text:p>
          </table:table-cell>
          <table:table-cell office:value-type="date" office:date-value="2020-06-04T00:00:00" table:style-name="ce5">
            <text:p>04.06.20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1100" table:style-name="ce6">
            <text:p>31100</text:p>
          </table:table-cell>
          <table:table-cell office:value-type="string" office:string-value="Электрика" table:formula="of:=VLOOKUP([.C14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table:style-name="ce4">
            <text:p>148</text:p>
          </table:table-cell>
          <table:table-cell office:value-type="date" office:date-value="2020-06-05T00:00:00" table:style-name="ce5">
            <text:p>05.06.20</text:p>
          </table:table-cell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2446" table:style-name="ce6">
            <text:p>32446</text:p>
          </table:table-cell>
          <table:table-cell office:value-type="string" office:string-value="Электрика" table:formula="of:=VLOOKUP([.C14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table:style-name="ce4">
            <text:p>149</text:p>
          </table:table-cell>
          <table:table-cell office:value-type="date" office:date-value="2020-06-06T00:00:00" table:style-name="ce5">
            <text:p>06.06.20</text:p>
          </table:table-cell>
          <table:table-cell office:value-type="float" office:value="57" table:style-name="ce4">
            <text:p>5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1921" table:style-name="ce6">
            <text:p>31921</text:p>
          </table:table-cell>
          <table:table-cell office:value-type="string" office:string-value="Инструмент" table:formula="of:=VLOOKUP([.C15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table:style-name="ce4">
            <text:p>150</text:p>
          </table:table-cell>
          <table:table-cell office:value-type="date" office:date-value="2020-06-07T00:00:00" table:style-name="ce5">
            <text:p>07.06.20</text:p>
          </table:table-cell>
          <table:table-cell office:value-type="float" office:value="54" table:style-name="ce4">
            <text:p>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4103" table:style-name="ce6">
            <text:p>34103</text:p>
          </table:table-cell>
          <table:table-cell office:value-type="string" office:string-value="Электрика" table:formula="of:=VLOOKUP([.C15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table:style-name="ce4">
            <text:p>151</text:p>
          </table:table-cell>
          <table:table-cell office:value-type="date" office:date-value="2020-06-08T00:00:00" table:style-name="ce5">
            <text:p>08.06.20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8213" table:style-name="ce6">
            <text:p>38213</text:p>
          </table:table-cell>
          <table:table-cell office:value-type="string" office:string-value="Сантехника" table:formula="of:=VLOOKUP([.C15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table:style-name="ce4">
            <text:p>152</text:p>
          </table:table-cell>
          <table:table-cell office:value-type="date" office:date-value="2020-06-09T00:00:00" table:style-name="ce5">
            <text:p>09.06.20</text:p>
          </table:table-cell>
          <table:table-cell office:value-type="float" office:value="53" table:style-name="ce4">
            <text:p>5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0587" table:style-name="ce6">
            <text:p>20587</text:p>
          </table:table-cell>
          <table:table-cell office:value-type="string" office:string-value="Электрика" table:formula="of:=VLOOKUP([.C15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table:style-name="ce4">
            <text:p>153</text:p>
          </table:table-cell>
          <table:table-cell office:value-type="date" office:date-value="2020-06-10T00:00:00" table:style-name="ce5">
            <text:p>10.06.20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1015" table:style-name="ce6">
            <text:p>31015</text:p>
          </table:table-cell>
          <table:table-cell office:value-type="string" office:string-value="Сантехника" table:formula="of:=VLOOKUP([.C15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table:style-name="ce4">
            <text:p>154</text:p>
          </table:table-cell>
          <table:table-cell office:value-type="date" office:date-value="2020-06-11T00:00:00" table:style-name="ce5">
            <text:p>11.06.20</text:p>
          </table:table-cell>
          <table:table-cell office:value-type="float" office:value="40" table:style-name="ce4">
            <text:p>4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2081" table:style-name="ce6">
            <text:p>22081</text:p>
          </table:table-cell>
          <table:table-cell office:value-type="string" office:string-value="Электрика" table:formula="of:=VLOOKUP([.C15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table:style-name="ce4">
            <text:p>155</text:p>
          </table:table-cell>
          <table:table-cell office:value-type="date" office:date-value="2020-06-12T00:00:00" table:style-name="ce5">
            <text:p>12.06.20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8227" table:style-name="ce6">
            <text:p>28227</text:p>
          </table:table-cell>
          <table:table-cell office:value-type="string" office:string-value="Электрика" table:formula="of:=VLOOKUP([.C15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table:style-name="ce4">
            <text:p>156</text:p>
          </table:table-cell>
          <table:table-cell office:value-type="date" office:date-value="2020-06-13T00:00:00" table:style-name="ce5">
            <text:p>13.06.20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0182" table:style-name="ce6">
            <text:p>20182</text:p>
          </table:table-cell>
          <table:table-cell office:value-type="string" office:string-value="Инструмент" table:formula="of:=VLOOKUP([.C15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table:style-name="ce4">
            <text:p>157</text:p>
          </table:table-cell>
          <table:table-cell office:value-type="date" office:date-value="2020-06-14T00:00:00" table:style-name="ce5">
            <text:p>14.06.2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8402" table:style-name="ce6">
            <text:p>38402</text:p>
          </table:table-cell>
          <table:table-cell office:value-type="string" office:string-value="Электрика" table:formula="of:=VLOOKUP([.C15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table:style-name="ce4">
            <text:p>158</text:p>
          </table:table-cell>
          <table:table-cell office:value-type="date" office:date-value="2020-06-15T00:00:00" table:style-name="ce5">
            <text:p>15.06.20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4771" table:style-name="ce6">
            <text:p>34771</text:p>
          </table:table-cell>
          <table:table-cell office:value-type="string" office:string-value="Электрика" table:formula="of:=VLOOKUP([.C15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table:style-name="ce4">
            <text:p>159</text:p>
          </table:table-cell>
          <table:table-cell office:value-type="date" office:date-value="2020-06-16T00:00:00" table:style-name="ce5">
            <text:p>16.06.20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9439" table:style-name="ce6">
            <text:p>29439</text:p>
          </table:table-cell>
          <table:table-cell office:value-type="string" office:string-value="Электрика" table:formula="of:=VLOOKUP([.C16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table:style-name="ce4">
            <text:p>160</text:p>
          </table:table-cell>
          <table:table-cell office:value-type="date" office:date-value="2020-06-17T00:00:00" table:style-name="ce5">
            <text:p>17.06.20</text:p>
          </table:table-cell>
          <table:table-cell office:value-type="float" office:value="41" table:style-name="ce4">
            <text:p>4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0470" table:style-name="ce6">
            <text:p>20470</text:p>
          </table:table-cell>
          <table:table-cell office:value-type="string" office:string-value="Электрика" table:formula="of:=VLOOKUP([.C16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table:style-name="ce4">
            <text:p>161</text:p>
          </table:table-cell>
          <table:table-cell office:value-type="date" office:date-value="2020-06-18T00:00:00" table:style-name="ce5">
            <text:p>18.06.20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4917" table:style-name="ce6">
            <text:p>34917</text:p>
          </table:table-cell>
          <table:table-cell office:value-type="string" office:string-value="Электрика" table:formula="of:=VLOOKUP([.C16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table:style-name="ce4">
            <text:p>162</text:p>
          </table:table-cell>
          <table:table-cell office:value-type="date" office:date-value="2020-06-19T00:00:00" table:style-name="ce5">
            <text:p>19.06.20</text:p>
          </table:table-cell>
          <table:table-cell office:value-type="float" office:value="25" table:style-name="ce4">
            <text:p>25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2226" table:style-name="ce6">
            <text:p>32226</text:p>
          </table:table-cell>
          <table:table-cell office:value-type="string" office:string-value="Электрика" table:formula="of:=VLOOKUP([.C16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table:style-name="ce4">
            <text:p>163</text:p>
          </table:table-cell>
          <table:table-cell office:value-type="date" office:date-value="2020-06-20T00:00:00" table:style-name="ce5">
            <text:p>20.06.20</text:p>
          </table:table-cell>
          <table:table-cell office:value-type="float" office:value="28" table:style-name="ce4">
            <text:p>2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1323" table:style-name="ce6">
            <text:p>31323</text:p>
          </table:table-cell>
          <table:table-cell office:value-type="string" office:string-value="Электрика" table:formula="of:=VLOOKUP([.C16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table:style-name="ce4">
            <text:p>164</text:p>
          </table:table-cell>
          <table:table-cell office:value-type="date" office:date-value="2020-06-21T00:00:00" table:style-name="ce5">
            <text:p>21.06.20</text:p>
          </table:table-cell>
          <table:table-cell office:value-type="float" office:value="55" table:style-name="ce4">
            <text:p>5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9454" table:style-name="ce6">
            <text:p>29454</text:p>
          </table:table-cell>
          <table:table-cell office:value-type="string" office:string-value="Инструмент" table:formula="of:=VLOOKUP([.C16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table:style-name="ce4">
            <text:p>165</text:p>
          </table:table-cell>
          <table:table-cell office:value-type="date" office:date-value="2020-06-22T00:00:00" table:style-name="ce5">
            <text:p>22.06.20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4454" table:style-name="ce6">
            <text:p>24454</text:p>
          </table:table-cell>
          <table:table-cell office:value-type="string" office:string-value="Электрика" table:formula="of:=VLOOKUP([.C16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table:style-name="ce4">
            <text:p>166</text:p>
          </table:table-cell>
          <table:table-cell office:value-type="date" office:date-value="2020-06-23T00:00:00" table:style-name="ce5">
            <text:p>23.06.20</text:p>
          </table:table-cell>
          <table:table-cell office:value-type="float" office:value="32" table:style-name="ce4">
            <text:p>32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3893" table:style-name="ce6">
            <text:p>33893</text:p>
          </table:table-cell>
          <table:table-cell office:value-type="string" office:string-value="Инструмент" table:formula="of:=VLOOKUP([.C16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table:style-name="ce4">
            <text:p>167</text:p>
          </table:table-cell>
          <table:table-cell office:value-type="date" office:date-value="2020-06-24T00:00:00" table:style-name="ce5">
            <text:p>24.06.20</text:p>
          </table:table-cell>
          <table:table-cell office:value-type="float" office:value="54" table:style-name="ce4">
            <text:p>5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9130" table:style-name="ce6">
            <text:p>39130</text:p>
          </table:table-cell>
          <table:table-cell office:value-type="string" office:string-value="Электрика" table:formula="of:=VLOOKUP([.C16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table:style-name="ce4">
            <text:p>168</text:p>
          </table:table-cell>
          <table:table-cell office:value-type="date" office:date-value="2020-06-25T00:00:00" table:style-name="ce5">
            <text:p>25.06.20</text:p>
          </table:table-cell>
          <table:table-cell office:value-type="float" office:value="49" table:style-name="ce4">
            <text:p>4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8749" table:style-name="ce6">
            <text:p>38749</text:p>
          </table:table-cell>
          <table:table-cell office:value-type="string" office:string-value="Инструмент" table:formula="of:=VLOOKUP([.C16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table:style-name="ce4">
            <text:p>169</text:p>
          </table:table-cell>
          <table:table-cell office:value-type="date" office:date-value="2020-06-26T00:00:00" table:style-name="ce5">
            <text:p>26.06.20</text:p>
          </table:table-cell>
          <table:table-cell office:value-type="float" office:value="47" table:style-name="ce4">
            <text:p>47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4041" table:style-name="ce6">
            <text:p>34041</text:p>
          </table:table-cell>
          <table:table-cell office:value-type="string" office:string-value="Инструмент" table:formula="of:=VLOOKUP([.C17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table:style-name="ce4">
            <text:p>170</text:p>
          </table:table-cell>
          <table:table-cell office:value-type="date" office:date-value="2020-06-27T00:00:00" table:style-name="ce5">
            <text:p>27.06.20</text:p>
          </table:table-cell>
          <table:table-cell office:value-type="float" office:value="30" table:style-name="ce4">
            <text:p>3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4143" table:style-name="ce6">
            <text:p>24143</text:p>
          </table:table-cell>
          <table:table-cell office:value-type="string" office:string-value="Электрика" table:formula="of:=VLOOKUP([.C17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table:style-name="ce4">
            <text:p>171</text:p>
          </table:table-cell>
          <table:table-cell office:value-type="date" office:date-value="2020-06-28T00:00:00" table:style-name="ce5">
            <text:p>28.06.20</text:p>
          </table:table-cell>
          <table:table-cell office:value-type="float" office:value="41" table:style-name="ce4">
            <text:p>41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1843" table:style-name="ce6">
            <text:p>31843</text:p>
          </table:table-cell>
          <table:table-cell office:value-type="string" office:string-value="Электрика" table:formula="of:=VLOOKUP([.C17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table:style-name="ce4">
            <text:p>172</text:p>
          </table:table-cell>
          <table:table-cell office:value-type="date" office:date-value="2020-06-29T00:00:00" table:style-name="ce5">
            <text:p>29.06.20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4328" table:style-name="ce6">
            <text:p>24328</text:p>
          </table:table-cell>
          <table:table-cell office:value-type="string" office:string-value="Электрика" table:formula="of:=VLOOKUP([.C17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table:style-name="ce4">
            <text:p>173</text:p>
          </table:table-cell>
          <table:table-cell office:value-type="date" office:date-value="2020-06-30T00:00:00" table:style-name="ce5">
            <text:p>30.06.20</text:p>
          </table:table-cell>
          <table:table-cell office:value-type="float" office:value="19" table:style-name="ce4">
            <text:p>1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5913" table:style-name="ce6">
            <text:p>35913</text:p>
          </table:table-cell>
          <table:table-cell office:value-type="string" office:string-value="Сантехника" table:formula="of:=VLOOKUP([.C17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table:style-name="ce4">
            <text:p>174</text:p>
          </table:table-cell>
          <table:table-cell office:value-type="date" office:date-value="2020-07-01T00:00:00" table:style-name="ce5">
            <text:p>01.07.20</text:p>
          </table:table-cell>
          <table:table-cell office:value-type="float" office:value="35" table:style-name="ce4">
            <text:p>3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4881" table:style-name="ce6">
            <text:p>24881</text:p>
          </table:table-cell>
          <table:table-cell office:value-type="string" office:string-value="Инструмент" table:formula="of:=VLOOKUP([.C17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table:style-name="ce4">
            <text:p>175</text:p>
          </table:table-cell>
          <table:table-cell office:value-type="date" office:date-value="2020-07-02T00:00:00" table:style-name="ce5">
            <text:p>02.07.20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9316" table:style-name="ce6">
            <text:p>39316</text:p>
          </table:table-cell>
          <table:table-cell office:value-type="string" office:string-value="Сантехника" table:formula="of:=VLOOKUP([.C17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table:style-name="ce4">
            <text:p>176</text:p>
          </table:table-cell>
          <table:table-cell office:value-type="date" office:date-value="2020-07-03T00:00:00" table:style-name="ce5">
            <text:p>03.07.20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9242" table:style-name="ce6">
            <text:p>39242</text:p>
          </table:table-cell>
          <table:table-cell office:value-type="string" office:string-value="Электрика" table:formula="of:=VLOOKUP([.C17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table:style-name="ce4">
            <text:p>177</text:p>
          </table:table-cell>
          <table:table-cell office:value-type="date" office:date-value="2020-07-04T00:00:00" table:style-name="ce5">
            <text:p>04.07.20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3516" table:style-name="ce6">
            <text:p>23516</text:p>
          </table:table-cell>
          <table:table-cell office:value-type="string" office:string-value="Электрика" table:formula="of:=VLOOKUP([.C17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table:style-name="ce4">
            <text:p>178</text:p>
          </table:table-cell>
          <table:table-cell office:value-type="date" office:date-value="2020-07-05T00:00:00" table:style-name="ce5">
            <text:p>05.07.20</text:p>
          </table:table-cell>
          <table:table-cell office:value-type="float" office:value="22" table:style-name="ce4">
            <text:p>2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2166" table:style-name="ce6">
            <text:p>22166</text:p>
          </table:table-cell>
          <table:table-cell office:value-type="string" office:string-value="Электрика" table:formula="of:=VLOOKUP([.C17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table:style-name="ce4">
            <text:p>179</text:p>
          </table:table-cell>
          <table:table-cell office:value-type="date" office:date-value="2020-07-06T00:00:00" table:style-name="ce5">
            <text:p>06.07.20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7466" table:style-name="ce6">
            <text:p>37466</text:p>
          </table:table-cell>
          <table:table-cell office:value-type="string" office:string-value="Электрика" table:formula="of:=VLOOKUP([.C18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table:style-name="ce4">
            <text:p>180</text:p>
          </table:table-cell>
          <table:table-cell office:value-type="date" office:date-value="2020-07-07T00:00:00" table:style-name="ce5">
            <text:p>07.07.20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5379" table:style-name="ce6">
            <text:p>35379</text:p>
          </table:table-cell>
          <table:table-cell office:value-type="string" office:string-value="Сантехника" table:formula="of:=VLOOKUP([.C18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table:style-name="ce4">
            <text:p>181</text:p>
          </table:table-cell>
          <table:table-cell office:value-type="date" office:date-value="2020-07-08T00:00:00" table:style-name="ce5">
            <text:p>08.07.20</text:p>
          </table:table-cell>
          <table:table-cell office:value-type="float" office:value="16" table:style-name="ce4">
            <text:p>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6446" table:style-name="ce6">
            <text:p>36446</text:p>
          </table:table-cell>
          <table:table-cell office:value-type="string" office:string-value="Сантехника" table:formula="of:=VLOOKUP([.C18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table:style-name="ce4">
            <text:p>182</text:p>
          </table:table-cell>
          <table:table-cell office:value-type="date" office:date-value="2020-07-09T00:00:00" table:style-name="ce5">
            <text:p>09.07.20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0582" table:style-name="ce6">
            <text:p>20582</text:p>
          </table:table-cell>
          <table:table-cell office:value-type="string" office:string-value="Электрика" table:formula="of:=VLOOKUP([.C18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table:style-name="ce4">
            <text:p>183</text:p>
          </table:table-cell>
          <table:table-cell office:value-type="date" office:date-value="2020-07-10T00:00:00" table:style-name="ce5">
            <text:p>10.07.20</text:p>
          </table:table-cell>
          <table:table-cell office:value-type="float" office:value="28" table:style-name="ce4">
            <text:p>28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9204" table:style-name="ce6">
            <text:p>29204</text:p>
          </table:table-cell>
          <table:table-cell office:value-type="string" office:string-value="Электрика" table:formula="of:=VLOOKUP([.C18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table:style-name="ce4">
            <text:p>184</text:p>
          </table:table-cell>
          <table:table-cell office:value-type="date" office:date-value="2020-07-11T00:00:00" table:style-name="ce5">
            <text:p>11.07.20</text:p>
          </table:table-cell>
          <table:table-cell office:value-type="float" office:value="45" table:style-name="ce4">
            <text:p>4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9974" table:style-name="ce6">
            <text:p>29974</text:p>
          </table:table-cell>
          <table:table-cell office:value-type="string" office:string-value="Инструмент" table:formula="of:=VLOOKUP([.C18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table:style-name="ce4">
            <text:p>185</text:p>
          </table:table-cell>
          <table:table-cell office:value-type="date" office:date-value="2020-07-12T00:00:00" table:style-name="ce5">
            <text:p>12.07.20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2706" table:style-name="ce6">
            <text:p>22706</text:p>
          </table:table-cell>
          <table:table-cell office:value-type="string" office:string-value="Электрика" table:formula="of:=VLOOKUP([.C18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table:style-name="ce4">
            <text:p>186</text:p>
          </table:table-cell>
          <table:table-cell office:value-type="date" office:date-value="2020-07-13T00:00:00" table:style-name="ce5">
            <text:p>13.07.20</text:p>
          </table:table-cell>
          <table:table-cell office:value-type="float" office:value="49" table:style-name="ce4">
            <text:p>4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8022" table:style-name="ce6">
            <text:p>38022</text:p>
          </table:table-cell>
          <table:table-cell office:value-type="string" office:string-value="Инструмент" table:formula="of:=VLOOKUP([.C18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table:style-name="ce4">
            <text:p>187</text:p>
          </table:table-cell>
          <table:table-cell office:value-type="date" office:date-value="2020-07-14T00:00:00" table:style-name="ce5">
            <text:p>14.07.20</text:p>
          </table:table-cell>
          <table:table-cell office:value-type="float" office:value="47" table:style-name="ce4">
            <text:p>47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1322" table:style-name="ce6">
            <text:p>31322</text:p>
          </table:table-cell>
          <table:table-cell office:value-type="string" office:string-value="Инструмент" table:formula="of:=VLOOKUP([.C18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table:style-name="ce4">
            <text:p>188</text:p>
          </table:table-cell>
          <table:table-cell office:value-type="date" office:date-value="2020-07-15T00:00:00" table:style-name="ce5">
            <text:p>15.07.20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4993" table:style-name="ce6">
            <text:p>34993</text:p>
          </table:table-cell>
          <table:table-cell office:value-type="string" office:string-value="Сантехника" table:formula="of:=VLOOKUP([.C18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table:style-name="ce4">
            <text:p>189</text:p>
          </table:table-cell>
          <table:table-cell office:value-type="date" office:date-value="2020-07-16T00:00:00" table:style-name="ce5">
            <text:p>16.07.20</text:p>
          </table:table-cell>
          <table:table-cell office:value-type="float" office:value="58" table:style-name="ce4">
            <text:p>5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5191" table:style-name="ce6">
            <text:p>35191</text:p>
          </table:table-cell>
          <table:table-cell office:value-type="string" office:string-value="Инструмент" table:formula="of:=VLOOKUP([.C19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table:style-name="ce4">
            <text:p>190</text:p>
          </table:table-cell>
          <table:table-cell office:value-type="date" office:date-value="2020-07-17T00:00:00" table:style-name="ce5">
            <text:p>17.07.20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5977" table:style-name="ce6">
            <text:p>25977</text:p>
          </table:table-cell>
          <table:table-cell office:value-type="string" office:string-value="Электрика" table:formula="of:=VLOOKUP([.C19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table:style-name="ce4">
            <text:p>191</text:p>
          </table:table-cell>
          <table:table-cell office:value-type="date" office:date-value="2020-07-18T00:00:00" table:style-name="ce5">
            <text:p>18.07.20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7849" table:style-name="ce6">
            <text:p>27849</text:p>
          </table:table-cell>
          <table:table-cell office:value-type="string" office:string-value="Электрика" table:formula="of:=VLOOKUP([.C19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table:style-name="ce4">
            <text:p>192</text:p>
          </table:table-cell>
          <table:table-cell office:value-type="date" office:date-value="2020-07-19T00:00:00" table:style-name="ce5">
            <text:p>19.07.20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5082" table:style-name="ce6">
            <text:p>35082</text:p>
          </table:table-cell>
          <table:table-cell office:value-type="string" office:string-value="Инструмент" table:formula="of:=VLOOKUP([.C19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table:style-name="ce4">
            <text:p>193</text:p>
          </table:table-cell>
          <table:table-cell office:value-type="date" office:date-value="2020-07-20T00:00:00" table:style-name="ce5">
            <text:p>20.07.20</text:p>
          </table:table-cell>
          <table:table-cell office:value-type="float" office:value="20" table:style-name="ce4">
            <text:p>20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7701" table:style-name="ce6">
            <text:p>37701</text:p>
          </table:table-cell>
          <table:table-cell office:value-type="string" office:string-value="Сантехника" table:formula="of:=VLOOKUP([.C19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table:style-name="ce4">
            <text:p>194</text:p>
          </table:table-cell>
          <table:table-cell office:value-type="date" office:date-value="2020-07-21T00:00:00" table:style-name="ce5">
            <text:p>21.07.20</text:p>
          </table:table-cell>
          <table:table-cell office:value-type="float" office:value="43" table:style-name="ce4">
            <text:p>4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1547" table:style-name="ce6">
            <text:p>21547</text:p>
          </table:table-cell>
          <table:table-cell office:value-type="string" office:string-value="Электрика" table:formula="of:=VLOOKUP([.C19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table:style-name="ce4">
            <text:p>195</text:p>
          </table:table-cell>
          <table:table-cell office:value-type="date" office:date-value="2020-07-22T00:00:00" table:style-name="ce5">
            <text:p>22.07.20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7771" table:style-name="ce6">
            <text:p>27771</text:p>
          </table:table-cell>
          <table:table-cell office:value-type="string" office:string-value="Электрика" table:formula="of:=VLOOKUP([.C19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table:style-name="ce4">
            <text:p>196</text:p>
          </table:table-cell>
          <table:table-cell office:value-type="date" office:date-value="2020-07-23T00:00:00" table:style-name="ce5">
            <text:p>23.07.20</text:p>
          </table:table-cell>
          <table:table-cell office:value-type="float" office:value="52" table:style-name="ce4">
            <text:p>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4200" table:style-name="ce6">
            <text:p>24200</text:p>
          </table:table-cell>
          <table:table-cell office:value-type="string" office:string-value="Сантехника" table:formula="of:=VLOOKUP([.C19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table:style-name="ce4">
            <text:p>197</text:p>
          </table:table-cell>
          <table:table-cell office:value-type="date" office:date-value="2020-07-24T00:00:00" table:style-name="ce5">
            <text:p>24.07.2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6638" table:style-name="ce6">
            <text:p>36638</text:p>
          </table:table-cell>
          <table:table-cell office:value-type="string" office:string-value="Электрика" table:formula="of:=VLOOKUP([.C19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table:style-name="ce4">
            <text:p>198</text:p>
          </table:table-cell>
          <table:table-cell office:value-type="date" office:date-value="2020-07-25T00:00:00" table:style-name="ce5">
            <text:p>25.07.20</text:p>
          </table:table-cell>
          <table:table-cell office:value-type="float" office:value="32" table:style-name="ce4">
            <text:p>32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1941" table:style-name="ce6">
            <text:p>31941</text:p>
          </table:table-cell>
          <table:table-cell office:value-type="string" office:string-value="Инструмент" table:formula="of:=VLOOKUP([.C19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table:style-name="ce4">
            <text:p>199</text:p>
          </table:table-cell>
          <table:table-cell office:value-type="date" office:date-value="2020-07-26T00:00:00" table:style-name="ce5">
            <text:p>26.07.20</text:p>
          </table:table-cell>
          <table:table-cell office:value-type="float" office:value="52" table:style-name="ce4">
            <text:p>5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1963" table:style-name="ce6">
            <text:p>31963</text:p>
          </table:table-cell>
          <table:table-cell office:value-type="string" office:string-value="Сантехника" table:formula="of:=VLOOKUP([.C20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table:style-name="ce4">
            <text:p>200</text:p>
          </table:table-cell>
          <table:table-cell office:value-type="date" office:date-value="2020-07-27T00:00:00" table:style-name="ce5">
            <text:p>27.07.20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2733" table:style-name="ce6">
            <text:p>22733</text:p>
          </table:table-cell>
          <table:table-cell office:value-type="string" office:string-value="Электрика" table:formula="of:=VLOOKUP([.C20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" table:style-name="ce4">
            <text:p>201</text:p>
          </table:table-cell>
          <table:table-cell office:value-type="date" office:date-value="2020-07-28T00:00:00" table:style-name="ce5">
            <text:p>28.07.20</text:p>
          </table:table-cell>
          <table:table-cell office:value-type="float" office:value="57" table:style-name="ce4">
            <text:p>57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8561" table:style-name="ce6">
            <text:p>38561</text:p>
          </table:table-cell>
          <table:table-cell office:value-type="string" office:string-value="Инструмент" table:formula="of:=VLOOKUP([.C20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table:style-name="ce4">
            <text:p>202</text:p>
          </table:table-cell>
          <table:table-cell office:value-type="date" office:date-value="2020-07-29T00:00:00" table:style-name="ce5">
            <text:p>29.07.20</text:p>
          </table:table-cell>
          <table:table-cell office:value-type="float" office:value="48" table:style-name="ce4">
            <text:p>4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1104" table:style-name="ce6">
            <text:p>31104</text:p>
          </table:table-cell>
          <table:table-cell office:value-type="string" office:string-value="Инструмент" table:formula="of:=VLOOKUP([.C20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table:style-name="ce4">
            <text:p>203</text:p>
          </table:table-cell>
          <table:table-cell office:value-type="date" office:date-value="2020-07-30T00:00:00" table:style-name="ce5">
            <text:p>30.07.20</text:p>
          </table:table-cell>
          <table:table-cell office:value-type="float" office:value="26" table:style-name="ce4">
            <text:p>26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1998" table:style-name="ce6">
            <text:p>21998</text:p>
          </table:table-cell>
          <table:table-cell office:value-type="string" office:string-value="Электрика" table:formula="of:=VLOOKUP([.C20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table:style-name="ce4">
            <text:p>204</text:p>
          </table:table-cell>
          <table:table-cell office:value-type="date" office:date-value="2020-07-31T00:00:00" table:style-name="ce5">
            <text:p>31.07.20</text:p>
          </table:table-cell>
          <table:table-cell office:value-type="float" office:value="54" table:style-name="ce4">
            <text:p>54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3303" table:style-name="ce6">
            <text:p>33303</text:p>
          </table:table-cell>
          <table:table-cell office:value-type="string" office:string-value="Электрика" table:formula="of:=VLOOKUP([.C20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table:style-name="ce4">
            <text:p>205</text:p>
          </table:table-cell>
          <table:table-cell office:value-type="date" office:date-value="2020-08-01T00:00:00" table:style-name="ce5">
            <text:p>01.08.20</text:p>
          </table:table-cell>
          <table:table-cell office:value-type="float" office:value="57" table:style-name="ce4">
            <text:p>5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5999" table:style-name="ce6">
            <text:p>35999</text:p>
          </table:table-cell>
          <table:table-cell office:value-type="string" office:string-value="Инструмент" table:formula="of:=VLOOKUP([.C20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table:style-name="ce4">
            <text:p>206</text:p>
          </table:table-cell>
          <table:table-cell office:value-type="date" office:date-value="2020-08-02T00:00:00" table:style-name="ce5">
            <text:p>02.08.20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9343" table:style-name="ce6">
            <text:p>29343</text:p>
          </table:table-cell>
          <table:table-cell office:value-type="string" office:string-value="Электрика" table:formula="of:=VLOOKUP([.C20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table:style-name="ce4">
            <text:p>207</text:p>
          </table:table-cell>
          <table:table-cell office:value-type="date" office:date-value="2020-08-03T00:00:00" table:style-name="ce5">
            <text:p>03.08.20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9570" table:style-name="ce6">
            <text:p>29570</text:p>
          </table:table-cell>
          <table:table-cell office:value-type="string" office:string-value="Электрика" table:formula="of:=VLOOKUP([.C20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table:style-name="ce4">
            <text:p>208</text:p>
          </table:table-cell>
          <table:table-cell office:value-type="date" office:date-value="2020-08-04T00:00:00" table:style-name="ce5">
            <text:p>04.08.20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9501" table:style-name="ce6">
            <text:p>39501</text:p>
          </table:table-cell>
          <table:table-cell office:value-type="string" office:string-value="Сантехника" table:formula="of:=VLOOKUP([.C20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" table:style-name="ce4">
            <text:p>209</text:p>
          </table:table-cell>
          <table:table-cell office:value-type="date" office:date-value="2020-08-05T00:00:00" table:style-name="ce5">
            <text:p>05.08.20</text:p>
          </table:table-cell>
          <table:table-cell office:value-type="float" office:value="12" table:style-name="ce4">
            <text:p>12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7763" table:style-name="ce6">
            <text:p>27763</text:p>
          </table:table-cell>
          <table:table-cell office:value-type="string" office:string-value="Электрика" table:formula="of:=VLOOKUP([.C21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" table:style-name="ce4">
            <text:p>210</text:p>
          </table:table-cell>
          <table:table-cell office:value-type="date" office:date-value="2020-08-06T00:00:00" table:style-name="ce5">
            <text:p>06.08.20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5833" table:style-name="ce6">
            <text:p>35833</text:p>
          </table:table-cell>
          <table:table-cell office:value-type="string" office:string-value="Сантехника" table:formula="of:=VLOOKUP([.C21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" table:style-name="ce4">
            <text:p>211</text:p>
          </table:table-cell>
          <table:table-cell office:value-type="date" office:date-value="2020-08-07T00:00:00" table:style-name="ce5">
            <text:p>07.08.20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5637" table:style-name="ce6">
            <text:p>25637</text:p>
          </table:table-cell>
          <table:table-cell office:value-type="string" office:string-value="Электрика" table:formula="of:=VLOOKUP([.C21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" table:style-name="ce4">
            <text:p>212</text:p>
          </table:table-cell>
          <table:table-cell office:value-type="date" office:date-value="2020-08-08T00:00:00" table:style-name="ce5">
            <text:p>08.08.20</text:p>
          </table:table-cell>
          <table:table-cell office:value-type="float" office:value="20" table:style-name="ce4">
            <text:p>20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3148" table:style-name="ce6">
            <text:p>23148</text:p>
          </table:table-cell>
          <table:table-cell office:value-type="string" office:string-value="Сантехника" table:formula="of:=VLOOKUP([.C21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" table:style-name="ce4">
            <text:p>213</text:p>
          </table:table-cell>
          <table:table-cell office:value-type="date" office:date-value="2020-08-09T00:00:00" table:style-name="ce5">
            <text:p>09.08.20</text:p>
          </table:table-cell>
          <table:table-cell office:value-type="float" office:value="48" table:style-name="ce4">
            <text:p>4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2777" table:style-name="ce6">
            <text:p>22777</text:p>
          </table:table-cell>
          <table:table-cell office:value-type="string" office:string-value="Инструмент" table:formula="of:=VLOOKUP([.C21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" table:style-name="ce4">
            <text:p>214</text:p>
          </table:table-cell>
          <table:table-cell office:value-type="date" office:date-value="2020-08-10T00:00:00" table:style-name="ce5">
            <text:p>10.08.20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9021" table:style-name="ce6">
            <text:p>29021</text:p>
          </table:table-cell>
          <table:table-cell office:value-type="string" office:string-value="Электрика" table:formula="of:=VLOOKUP([.C21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" table:style-name="ce4">
            <text:p>215</text:p>
          </table:table-cell>
          <table:table-cell office:value-type="date" office:date-value="2020-08-11T00:00:00" table:style-name="ce5">
            <text:p>11.08.20</text:p>
          </table:table-cell>
          <table:table-cell office:value-type="float" office:value="45" table:style-name="ce4">
            <text:p>4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4371" table:style-name="ce6">
            <text:p>24371</text:p>
          </table:table-cell>
          <table:table-cell office:value-type="string" office:string-value="Инструмент" table:formula="of:=VLOOKUP([.C21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" table:style-name="ce4">
            <text:p>216</text:p>
          </table:table-cell>
          <table:table-cell office:value-type="date" office:date-value="2020-08-12T00:00:00" table:style-name="ce5">
            <text:p>12.08.20</text:p>
          </table:table-cell>
          <table:table-cell office:value-type="float" office:value="46" table:style-name="ce4">
            <text:p>46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4893" table:style-name="ce6">
            <text:p>24893</text:p>
          </table:table-cell>
          <table:table-cell office:value-type="string" office:string-value="Инструмент" table:formula="of:=VLOOKUP([.C21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" table:style-name="ce4">
            <text:p>217</text:p>
          </table:table-cell>
          <table:table-cell office:value-type="date" office:date-value="2020-08-13T00:00:00" table:style-name="ce5">
            <text:p>13.08.20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6548" table:style-name="ce6">
            <text:p>26548</text:p>
          </table:table-cell>
          <table:table-cell office:value-type="string" office:string-value="Сантехника" table:formula="of:=VLOOKUP([.C21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" table:style-name="ce4">
            <text:p>218</text:p>
          </table:table-cell>
          <table:table-cell office:value-type="date" office:date-value="2020-08-14T00:00:00" table:style-name="ce5">
            <text:p>14.08.20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4537" table:style-name="ce6">
            <text:p>34537</text:p>
          </table:table-cell>
          <table:table-cell office:value-type="string" office:string-value="Электрика" table:formula="of:=VLOOKUP([.C21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" table:style-name="ce4">
            <text:p>219</text:p>
          </table:table-cell>
          <table:table-cell office:value-type="date" office:date-value="2020-08-15T00:00:00" table:style-name="ce5">
            <text:p>15.08.20</text:p>
          </table:table-cell>
          <table:table-cell office:value-type="float" office:value="49" table:style-name="ce4">
            <text:p>4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7003" table:style-name="ce6">
            <text:p>27003</text:p>
          </table:table-cell>
          <table:table-cell office:value-type="string" office:string-value="Инструмент" table:formula="of:=VLOOKUP([.C22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" table:style-name="ce4">
            <text:p>220</text:p>
          </table:table-cell>
          <table:table-cell office:value-type="date" office:date-value="2020-08-16T00:00:00" table:style-name="ce5">
            <text:p>16.08.20</text:p>
          </table:table-cell>
          <table:table-cell office:value-type="float" office:value="18" table:style-name="ce4">
            <text:p>1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1458" table:style-name="ce6">
            <text:p>31458</text:p>
          </table:table-cell>
          <table:table-cell office:value-type="string" office:string-value="Сантехника" table:formula="of:=VLOOKUP([.C22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" table:style-name="ce4">
            <text:p>221</text:p>
          </table:table-cell>
          <table:table-cell office:value-type="date" office:date-value="2020-08-17T00:00:00" table:style-name="ce5">
            <text:p>17.08.20</text:p>
          </table:table-cell>
          <table:table-cell office:value-type="float" office:value="46" table:style-name="ce4">
            <text:p>4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4020" table:style-name="ce6">
            <text:p>34020</text:p>
          </table:table-cell>
          <table:table-cell office:value-type="string" office:string-value="Инструмент" table:formula="of:=VLOOKUP([.C22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" table:style-name="ce4">
            <text:p>222</text:p>
          </table:table-cell>
          <table:table-cell office:value-type="date" office:date-value="2020-08-18T00:00:00" table:style-name="ce5">
            <text:p>18.08.20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9507" table:style-name="ce6">
            <text:p>29507</text:p>
          </table:table-cell>
          <table:table-cell office:value-type="string" office:string-value="Электрика" table:formula="of:=VLOOKUP([.C22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" table:style-name="ce4">
            <text:p>223</text:p>
          </table:table-cell>
          <table:table-cell office:value-type="date" office:date-value="2020-08-19T00:00:00" table:style-name="ce5">
            <text:p>19.08.20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9082" table:style-name="ce6">
            <text:p>39082</text:p>
          </table:table-cell>
          <table:table-cell office:value-type="string" office:string-value="Электрика" table:formula="of:=VLOOKUP([.C22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" table:style-name="ce4">
            <text:p>224</text:p>
          </table:table-cell>
          <table:table-cell office:value-type="date" office:date-value="2020-08-20T00:00:00" table:style-name="ce5">
            <text:p>20.08.20</text:p>
          </table:table-cell>
          <table:table-cell office:value-type="float" office:value="53" table:style-name="ce4">
            <text:p>5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5770" table:style-name="ce6">
            <text:p>25770</text:p>
          </table:table-cell>
          <table:table-cell office:value-type="string" office:string-value="Электрика" table:formula="of:=VLOOKUP([.C22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" table:style-name="ce4">
            <text:p>225</text:p>
          </table:table-cell>
          <table:table-cell office:value-type="date" office:date-value="2020-08-21T00:00:00" table:style-name="ce5">
            <text:p>21.08.20</text:p>
          </table:table-cell>
          <table:table-cell office:value-type="float" office:value="52" table:style-name="ce4">
            <text:p>5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2607" table:style-name="ce6">
            <text:p>22607</text:p>
          </table:table-cell>
          <table:table-cell office:value-type="string" office:string-value="Сантехника" table:formula="of:=VLOOKUP([.C22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" table:style-name="ce4">
            <text:p>226</text:p>
          </table:table-cell>
          <table:table-cell office:value-type="date" office:date-value="2020-08-22T00:00:00" table:style-name="ce5">
            <text:p>22.08.20</text:p>
          </table:table-cell>
          <table:table-cell office:value-type="float" office:value="49" table:style-name="ce4">
            <text:p>4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3410" table:style-name="ce6">
            <text:p>23410</text:p>
          </table:table-cell>
          <table:table-cell office:value-type="string" office:string-value="Инструмент" table:formula="of:=VLOOKUP([.C22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" table:style-name="ce4">
            <text:p>227</text:p>
          </table:table-cell>
          <table:table-cell office:value-type="date" office:date-value="2020-08-23T00:00:00" table:style-name="ce5">
            <text:p>23.08.20</text:p>
          </table:table-cell>
          <table:table-cell office:value-type="float" office:value="46" table:style-name="ce4">
            <text:p>4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5658" table:style-name="ce6">
            <text:p>25658</text:p>
          </table:table-cell>
          <table:table-cell office:value-type="string" office:string-value="Инструмент" table:formula="of:=VLOOKUP([.C22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8" table:style-name="ce4">
            <text:p>228</text:p>
          </table:table-cell>
          <table:table-cell office:value-type="date" office:date-value="2020-08-24T00:00:00" table:style-name="ce5">
            <text:p>24.08.20</text:p>
          </table:table-cell>
          <table:table-cell office:value-type="float" office:value="31" table:style-name="ce4">
            <text:p>3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2268" table:style-name="ce6">
            <text:p>32268</text:p>
          </table:table-cell>
          <table:table-cell office:value-type="string" office:string-value="Электрика" table:formula="of:=VLOOKUP([.C22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9" table:style-name="ce4">
            <text:p>229</text:p>
          </table:table-cell>
          <table:table-cell office:value-type="date" office:date-value="2020-08-25T00:00:00" table:style-name="ce5">
            <text:p>25.08.20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7485" table:style-name="ce6">
            <text:p>37485</text:p>
          </table:table-cell>
          <table:table-cell office:value-type="string" office:string-value="Электрика" table:formula="of:=VLOOKUP([.C23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0" table:style-name="ce4">
            <text:p>230</text:p>
          </table:table-cell>
          <table:table-cell office:value-type="date" office:date-value="2020-08-26T00:00:00" table:style-name="ce5">
            <text:p>26.08.20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2821" table:style-name="ce6">
            <text:p>32821</text:p>
          </table:table-cell>
          <table:table-cell office:value-type="string" office:string-value="Сантехника" table:formula="of:=VLOOKUP([.C23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1" table:style-name="ce4">
            <text:p>231</text:p>
          </table:table-cell>
          <table:table-cell office:value-type="date" office:date-value="2020-08-27T00:00:00" table:style-name="ce5">
            <text:p>27.08.20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8569" table:style-name="ce6">
            <text:p>38569</text:p>
          </table:table-cell>
          <table:table-cell office:value-type="string" office:string-value="Инструмент" table:formula="of:=VLOOKUP([.C23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2" table:style-name="ce4">
            <text:p>232</text:p>
          </table:table-cell>
          <table:table-cell office:value-type="date" office:date-value="2020-08-28T00:00:00" table:style-name="ce5">
            <text:p>28.08.20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2537" table:style-name="ce6">
            <text:p>32537</text:p>
          </table:table-cell>
          <table:table-cell office:value-type="string" office:string-value="Сантехника" table:formula="of:=VLOOKUP([.C23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3" table:style-name="ce4">
            <text:p>233</text:p>
          </table:table-cell>
          <table:table-cell office:value-type="date" office:date-value="2020-08-29T00:00:00" table:style-name="ce5">
            <text:p>29.08.20</text:p>
          </table:table-cell>
          <table:table-cell office:value-type="float" office:value="59" table:style-name="ce4">
            <text:p>5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9652" table:style-name="ce6">
            <text:p>29652</text:p>
          </table:table-cell>
          <table:table-cell office:value-type="string" office:string-value="Сантехника" table:formula="of:=VLOOKUP([.C23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4" table:style-name="ce4">
            <text:p>234</text:p>
          </table:table-cell>
          <table:table-cell office:value-type="date" office:date-value="2020-08-30T00:00:00" table:style-name="ce5">
            <text:p>30.08.20</text:p>
          </table:table-cell>
          <table:table-cell office:value-type="float" office:value="40" table:style-name="ce4">
            <text:p>4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2947" table:style-name="ce6">
            <text:p>32947</text:p>
          </table:table-cell>
          <table:table-cell office:value-type="string" office:string-value="Электрика" table:formula="of:=VLOOKUP([.C23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5" table:style-name="ce4">
            <text:p>235</text:p>
          </table:table-cell>
          <table:table-cell office:value-type="date" office:date-value="2020-08-31T00:00:00" table:style-name="ce5">
            <text:p>31.08.20</text:p>
          </table:table-cell>
          <table:table-cell office:value-type="float" office:value="30" table:style-name="ce4">
            <text:p>3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0151" table:style-name="ce6">
            <text:p>20151</text:p>
          </table:table-cell>
          <table:table-cell office:value-type="string" office:string-value="Электрика" table:formula="of:=VLOOKUP([.C23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6" table:style-name="ce4">
            <text:p>236</text:p>
          </table:table-cell>
          <table:table-cell office:value-type="date" office:date-value="2020-09-01T00:00:00" table:style-name="ce5">
            <text:p>01.09.20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0348" table:style-name="ce6">
            <text:p>30348</text:p>
          </table:table-cell>
          <table:table-cell office:value-type="string" office:string-value="Электрика" table:formula="of:=VLOOKUP([.C23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7" table:style-name="ce4">
            <text:p>237</text:p>
          </table:table-cell>
          <table:table-cell office:value-type="date" office:date-value="2020-09-02T00:00:00" table:style-name="ce5">
            <text:p>02.09.20</text:p>
          </table:table-cell>
          <table:table-cell office:value-type="float" office:value="51" table:style-name="ce4">
            <text:p>5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5332" table:style-name="ce6">
            <text:p>25332</text:p>
          </table:table-cell>
          <table:table-cell office:value-type="string" office:string-value="Сантехника" table:formula="of:=VLOOKUP([.C23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8" table:style-name="ce4">
            <text:p>238</text:p>
          </table:table-cell>
          <table:table-cell office:value-type="date" office:date-value="2020-09-03T00:00:00" table:style-name="ce5">
            <text:p>03.09.20</text:p>
          </table:table-cell>
          <table:table-cell office:value-type="float" office:value="47" table:style-name="ce4">
            <text:p>4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4553" table:style-name="ce6">
            <text:p>24553</text:p>
          </table:table-cell>
          <table:table-cell office:value-type="string" office:string-value="Инструмент" table:formula="of:=VLOOKUP([.C23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9" table:style-name="ce4">
            <text:p>239</text:p>
          </table:table-cell>
          <table:table-cell office:value-type="date" office:date-value="2020-09-04T00:00:00" table:style-name="ce5">
            <text:p>04.09.20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4629" table:style-name="ce6">
            <text:p>24629</text:p>
          </table:table-cell>
          <table:table-cell office:value-type="string" office:string-value="Сантехника" table:formula="of:=VLOOKUP([.C24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0" table:style-name="ce4">
            <text:p>240</text:p>
          </table:table-cell>
          <table:table-cell office:value-type="date" office:date-value="2020-09-05T00:00:00" table:style-name="ce5">
            <text:p>05.09.20</text:p>
          </table:table-cell>
          <table:table-cell office:value-type="float" office:value="47" table:style-name="ce4">
            <text:p>47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0392" table:style-name="ce6">
            <text:p>20392</text:p>
          </table:table-cell>
          <table:table-cell office:value-type="string" office:string-value="Инструмент" table:formula="of:=VLOOKUP([.C24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1" table:style-name="ce4">
            <text:p>241</text:p>
          </table:table-cell>
          <table:table-cell office:value-type="date" office:date-value="2020-09-06T00:00:00" table:style-name="ce5">
            <text:p>06.09.20</text:p>
          </table:table-cell>
          <table:table-cell office:value-type="float" office:value="26" table:style-name="ce4">
            <text:p>2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7031" table:style-name="ce6">
            <text:p>37031</text:p>
          </table:table-cell>
          <table:table-cell office:value-type="string" office:string-value="Электрика" table:formula="of:=VLOOKUP([.C24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2" table:style-name="ce4">
            <text:p>242</text:p>
          </table:table-cell>
          <table:table-cell office:value-type="date" office:date-value="2020-09-07T00:00:00" table:style-name="ce5">
            <text:p>07.09.20</text:p>
          </table:table-cell>
          <table:table-cell office:value-type="float" office:value="26" table:style-name="ce4">
            <text:p>2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8992" table:style-name="ce6">
            <text:p>38992</text:p>
          </table:table-cell>
          <table:table-cell office:value-type="string" office:string-value="Электрика" table:formula="of:=VLOOKUP([.C24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3" table:style-name="ce4">
            <text:p>243</text:p>
          </table:table-cell>
          <table:table-cell office:value-type="date" office:date-value="2020-09-08T00:00:00" table:style-name="ce5">
            <text:p>08.09.20</text:p>
          </table:table-cell>
          <table:table-cell office:value-type="float" office:value="55" table:style-name="ce4">
            <text:p>5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5225" table:style-name="ce6">
            <text:p>25225</text:p>
          </table:table-cell>
          <table:table-cell office:value-type="string" office:string-value="Инструмент" table:formula="of:=VLOOKUP([.C24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4" table:style-name="ce4">
            <text:p>244</text:p>
          </table:table-cell>
          <table:table-cell office:value-type="date" office:date-value="2020-09-09T00:00:00" table:style-name="ce5">
            <text:p>09.09.2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6230" table:style-name="ce6">
            <text:p>36230</text:p>
          </table:table-cell>
          <table:table-cell office:value-type="string" office:string-value="Инструмент" table:formula="of:=VLOOKUP([.C24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5" table:style-name="ce4">
            <text:p>245</text:p>
          </table:table-cell>
          <table:table-cell office:value-type="date" office:date-value="2020-09-10T00:00:00" table:style-name="ce5">
            <text:p>10.09.20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9076" table:style-name="ce6">
            <text:p>39076</text:p>
          </table:table-cell>
          <table:table-cell office:value-type="string" office:string-value="Электрика" table:formula="of:=VLOOKUP([.C24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6" table:style-name="ce4">
            <text:p>246</text:p>
          </table:table-cell>
          <table:table-cell office:value-type="date" office:date-value="2020-09-11T00:00:00" table:style-name="ce5">
            <text:p>11.09.20</text:p>
          </table:table-cell>
          <table:table-cell office:value-type="float" office:value="56" table:style-name="ce4">
            <text:p>5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8286" table:style-name="ce6">
            <text:p>38286</text:p>
          </table:table-cell>
          <table:table-cell office:value-type="string" office:string-value="Инструмент" table:formula="of:=VLOOKUP([.C24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7" table:style-name="ce4">
            <text:p>247</text:p>
          </table:table-cell>
          <table:table-cell office:value-type="date" office:date-value="2020-09-12T00:00:00" table:style-name="ce5">
            <text:p>12.09.20</text:p>
          </table:table-cell>
          <table:table-cell office:value-type="float" office:value="45" table:style-name="ce4">
            <text:p>4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8592" table:style-name="ce6">
            <text:p>28592</text:p>
          </table:table-cell>
          <table:table-cell office:value-type="string" office:string-value="Инструмент" table:formula="of:=VLOOKUP([.C24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8" table:style-name="ce4">
            <text:p>248</text:p>
          </table:table-cell>
          <table:table-cell office:value-type="date" office:date-value="2020-09-13T00:00:00" table:style-name="ce5">
            <text:p>13.09.20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6152" table:style-name="ce6">
            <text:p>36152</text:p>
          </table:table-cell>
          <table:table-cell office:value-type="string" office:string-value="Электрика" table:formula="of:=VLOOKUP([.C24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9" table:style-name="ce4">
            <text:p>249</text:p>
          </table:table-cell>
          <table:table-cell office:value-type="date" office:date-value="2020-09-14T00:00:00" table:style-name="ce5">
            <text:p>14.09.20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6338" table:style-name="ce6">
            <text:p>36338</text:p>
          </table:table-cell>
          <table:table-cell office:value-type="string" office:string-value="Инструмент" table:formula="of:=VLOOKUP([.C25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0" table:style-name="ce4">
            <text:p>250</text:p>
          </table:table-cell>
          <table:table-cell office:value-type="date" office:date-value="2020-09-15T00:00:00" table:style-name="ce5">
            <text:p>15.09.20</text:p>
          </table:table-cell>
          <table:table-cell office:value-type="float" office:value="41" table:style-name="ce4">
            <text:p>41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6339" table:style-name="ce6">
            <text:p>26339</text:p>
          </table:table-cell>
          <table:table-cell office:value-type="string" office:string-value="Электрика" table:formula="of:=VLOOKUP([.C25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1" table:style-name="ce4">
            <text:p>251</text:p>
          </table:table-cell>
          <table:table-cell office:value-type="date" office:date-value="2020-09-16T00:00:00" table:style-name="ce5">
            <text:p>16.09.20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4980" table:style-name="ce6">
            <text:p>24980</text:p>
          </table:table-cell>
          <table:table-cell office:value-type="string" office:string-value="Электрика" table:formula="of:=VLOOKUP([.C25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2" table:style-name="ce4">
            <text:p>252</text:p>
          </table:table-cell>
          <table:table-cell office:value-type="date" office:date-value="2020-09-17T00:00:00" table:style-name="ce5">
            <text:p>17.09.2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4622" table:style-name="ce6">
            <text:p>24622</text:p>
          </table:table-cell>
          <table:table-cell office:value-type="string" office:string-value="Электрика" table:formula="of:=VLOOKUP([.C25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3" table:style-name="ce4">
            <text:p>253</text:p>
          </table:table-cell>
          <table:table-cell office:value-type="date" office:date-value="2020-09-18T00:00:00" table:style-name="ce5">
            <text:p>18.09.20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8563" table:style-name="ce6">
            <text:p>28563</text:p>
          </table:table-cell>
          <table:table-cell office:value-type="string" office:string-value="Электрика" table:formula="of:=VLOOKUP([.C25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4" table:style-name="ce4">
            <text:p>254</text:p>
          </table:table-cell>
          <table:table-cell office:value-type="date" office:date-value="2020-09-19T00:00:00" table:style-name="ce5">
            <text:p>19.09.20</text:p>
          </table:table-cell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7446" table:style-name="ce6">
            <text:p>27446</text:p>
          </table:table-cell>
          <table:table-cell office:value-type="string" office:string-value="Сантехника" table:formula="of:=VLOOKUP([.C25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5" table:style-name="ce4">
            <text:p>255</text:p>
          </table:table-cell>
          <table:table-cell office:value-type="date" office:date-value="2020-09-20T00:00:00" table:style-name="ce5">
            <text:p>20.09.20</text:p>
          </table:table-cell>
          <table:table-cell office:value-type="float" office:value="54" table:style-name="ce4">
            <text:p>5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9246" table:style-name="ce6">
            <text:p>29246</text:p>
          </table:table-cell>
          <table:table-cell office:value-type="string" office:string-value="Электрика" table:formula="of:=VLOOKUP([.C25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6" table:style-name="ce4">
            <text:p>256</text:p>
          </table:table-cell>
          <table:table-cell office:value-type="date" office:date-value="2020-09-21T00:00:00" table:style-name="ce5">
            <text:p>21.09.20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9589" table:style-name="ce6">
            <text:p>29589</text:p>
          </table:table-cell>
          <table:table-cell office:value-type="string" office:string-value="Электрика" table:formula="of:=VLOOKUP([.C25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table:style-name="ce4">
            <text:p>257</text:p>
          </table:table-cell>
          <table:table-cell office:value-type="date" office:date-value="2020-09-22T00:00:00" table:style-name="ce5">
            <text:p>22.09.2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9133" table:style-name="ce6">
            <text:p>39133</text:p>
          </table:table-cell>
          <table:table-cell office:value-type="string" office:string-value="Электрика" table:formula="of:=VLOOKUP([.C25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table:style-name="ce4">
            <text:p>258</text:p>
          </table:table-cell>
          <table:table-cell office:value-type="date" office:date-value="2020-09-23T00:00:00" table:style-name="ce5">
            <text:p>23.09.20</text:p>
          </table:table-cell>
          <table:table-cell office:value-type="float" office:value="47" table:style-name="ce4">
            <text:p>4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0496" table:style-name="ce6">
            <text:p>30496</text:p>
          </table:table-cell>
          <table:table-cell office:value-type="string" office:string-value="Инструмент" table:formula="of:=VLOOKUP([.C25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table:style-name="ce4">
            <text:p>259</text:p>
          </table:table-cell>
          <table:table-cell office:value-type="date" office:date-value="2020-09-24T00:00:00" table:style-name="ce5">
            <text:p>24.09.20</text:p>
          </table:table-cell>
          <table:table-cell office:value-type="float" office:value="44" table:style-name="ce4">
            <text:p>4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6534" table:style-name="ce6">
            <text:p>36534</text:p>
          </table:table-cell>
          <table:table-cell office:value-type="string" office:string-value="Электрика" table:formula="of:=VLOOKUP([.C26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table:style-name="ce4">
            <text:p>260</text:p>
          </table:table-cell>
          <table:table-cell office:value-type="date" office:date-value="2020-09-25T00:00:00" table:style-name="ce5">
            <text:p>25.09.20</text:p>
          </table:table-cell>
          <table:table-cell office:value-type="float" office:value="19" table:style-name="ce4">
            <text:p>1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0107" table:style-name="ce6">
            <text:p>30107</text:p>
          </table:table-cell>
          <table:table-cell office:value-type="string" office:string-value="Сантехника" table:formula="of:=VLOOKUP([.C26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table:style-name="ce4">
            <text:p>261</text:p>
          </table:table-cell>
          <table:table-cell office:value-type="date" office:date-value="2020-09-26T00:00:00" table:style-name="ce5">
            <text:p>26.09.20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5951" table:style-name="ce6">
            <text:p>35951</text:p>
          </table:table-cell>
          <table:table-cell office:value-type="string" office:string-value="Сантехника" table:formula="of:=VLOOKUP([.C26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table:style-name="ce4">
            <text:p>262</text:p>
          </table:table-cell>
          <table:table-cell office:value-type="date" office:date-value="2020-09-27T00:00:00" table:style-name="ce5">
            <text:p>27.09.20</text:p>
          </table:table-cell>
          <table:table-cell office:value-type="float" office:value="36" table:style-name="ce4">
            <text:p>3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9194" table:style-name="ce6">
            <text:p>29194</text:p>
          </table:table-cell>
          <table:table-cell office:value-type="string" office:string-value="Инструмент" table:formula="of:=VLOOKUP([.C26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table:style-name="ce4">
            <text:p>263</text:p>
          </table:table-cell>
          <table:table-cell office:value-type="date" office:date-value="2020-09-28T00:00:00" table:style-name="ce5">
            <text:p>28.09.20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5385" table:style-name="ce6">
            <text:p>35385</text:p>
          </table:table-cell>
          <table:table-cell office:value-type="string" office:string-value="Электрика" table:formula="of:=VLOOKUP([.C26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date" office:date-value="2020-09-29T00:00:00" table:style-name="ce5">
            <text:p>29.09.20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9546" table:style-name="ce6">
            <text:p>39546</text:p>
          </table:table-cell>
          <table:table-cell office:value-type="string" office:string-value="Электрика" table:formula="of:=VLOOKUP([.C26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table:style-name="ce4">
            <text:p>265</text:p>
          </table:table-cell>
          <table:table-cell office:value-type="date" office:date-value="2020-09-30T00:00:00" table:style-name="ce5">
            <text:p>30.09.20</text:p>
          </table:table-cell>
          <table:table-cell office:value-type="float" office:value="59" table:style-name="ce4">
            <text:p>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4145" table:style-name="ce6">
            <text:p>24145</text:p>
          </table:table-cell>
          <table:table-cell office:value-type="string" office:string-value="Сантехника" table:formula="of:=VLOOKUP([.C26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table:style-name="ce4">
            <text:p>266</text:p>
          </table:table-cell>
          <table:table-cell office:value-type="date" office:date-value="2020-10-01T00:00:00" table:style-name="ce5">
            <text:p>01.10.20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7380" table:style-name="ce6">
            <text:p>37380</text:p>
          </table:table-cell>
          <table:table-cell office:value-type="string" office:string-value="Электрика" table:formula="of:=VLOOKUP([.C26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table:style-name="ce4">
            <text:p>267</text:p>
          </table:table-cell>
          <table:table-cell office:value-type="date" office:date-value="2020-10-02T00:00:00" table:style-name="ce5">
            <text:p>02.10.20</text:p>
          </table:table-cell>
          <table:table-cell office:value-type="float" office:value="45" table:style-name="ce4">
            <text:p>45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7770" table:style-name="ce6">
            <text:p>27770</text:p>
          </table:table-cell>
          <table:table-cell office:value-type="string" office:string-value="Инструмент" table:formula="of:=VLOOKUP([.C26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table:style-name="ce4">
            <text:p>268</text:p>
          </table:table-cell>
          <table:table-cell office:value-type="date" office:date-value="2020-10-03T00:00:00" table:style-name="ce5">
            <text:p>03.10.20</text:p>
          </table:table-cell>
          <table:table-cell office:value-type="float" office:value="34" table:style-name="ce4">
            <text:p>3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3642" table:style-name="ce6">
            <text:p>23642</text:p>
          </table:table-cell>
          <table:table-cell office:value-type="string" office:string-value="Инструмент" table:formula="of:=VLOOKUP([.C26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table:style-name="ce4">
            <text:p>269</text:p>
          </table:table-cell>
          <table:table-cell office:value-type="date" office:date-value="2020-10-04T00:00:00" table:style-name="ce5">
            <text:p>04.10.20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6062" table:style-name="ce6">
            <text:p>26062</text:p>
          </table:table-cell>
          <table:table-cell office:value-type="string" office:string-value="Сантехника" table:formula="of:=VLOOKUP([.C27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table:style-name="ce4">
            <text:p>270</text:p>
          </table:table-cell>
          <table:table-cell office:value-type="date" office:date-value="2020-10-05T00:00:00" table:style-name="ce5">
            <text:p>05.10.20</text:p>
          </table:table-cell>
          <table:table-cell office:value-type="float" office:value="17" table:style-name="ce4">
            <text:p>17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3051" table:style-name="ce6">
            <text:p>23051</text:p>
          </table:table-cell>
          <table:table-cell office:value-type="string" office:string-value="Сантехника" table:formula="of:=VLOOKUP([.C27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table:style-name="ce4">
            <text:p>271</text:p>
          </table:table-cell>
          <table:table-cell office:value-type="date" office:date-value="2020-10-06T00:00:00" table:style-name="ce5">
            <text:p>06.10.20</text:p>
          </table:table-cell>
          <table:table-cell office:value-type="float" office:value="41" table:style-name="ce4">
            <text:p>4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9629" table:style-name="ce6">
            <text:p>39629</text:p>
          </table:table-cell>
          <table:table-cell office:value-type="string" office:string-value="Электрика" table:formula="of:=VLOOKUP([.C27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2" table:style-name="ce4">
            <text:p>272</text:p>
          </table:table-cell>
          <table:table-cell office:value-type="date" office:date-value="2020-10-07T00:00:00" table:style-name="ce5">
            <text:p>07.10.20</text:p>
          </table:table-cell>
          <table:table-cell office:value-type="float" office:value="43" table:style-name="ce4">
            <text:p>4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5332" table:style-name="ce6">
            <text:p>25332</text:p>
          </table:table-cell>
          <table:table-cell office:value-type="string" office:string-value="Электрика" table:formula="of:=VLOOKUP([.C27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table:style-name="ce4">
            <text:p>273</text:p>
          </table:table-cell>
          <table:table-cell office:value-type="date" office:date-value="2020-10-08T00:00:00" table:style-name="ce5">
            <text:p>08.10.20</text:p>
          </table:table-cell>
          <table:table-cell office:value-type="float" office:value="55" table:style-name="ce4">
            <text:p>5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3797" table:style-name="ce6">
            <text:p>33797</text:p>
          </table:table-cell>
          <table:table-cell office:value-type="string" office:string-value="Инструмент" table:formula="of:=VLOOKUP([.C27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4" table:style-name="ce4">
            <text:p>274</text:p>
          </table:table-cell>
          <table:table-cell office:value-type="date" office:date-value="2020-10-09T00:00:00" table:style-name="ce5">
            <text:p>09.10.2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4181" table:style-name="ce6">
            <text:p>34181</text:p>
          </table:table-cell>
          <table:table-cell office:value-type="string" office:string-value="Электрика" table:formula="of:=VLOOKUP([.C27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table:style-name="ce4">
            <text:p>275</text:p>
          </table:table-cell>
          <table:table-cell office:value-type="date" office:date-value="2020-10-10T00:00:00" table:style-name="ce5">
            <text:p>10.10.20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8040" table:style-name="ce6">
            <text:p>38040</text:p>
          </table:table-cell>
          <table:table-cell office:value-type="string" office:string-value="Сантехника" table:formula="of:=VLOOKUP([.C27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table:style-name="ce4">
            <text:p>276</text:p>
          </table:table-cell>
          <table:table-cell office:value-type="date" office:date-value="2020-10-11T00:00:00" table:style-name="ce5">
            <text:p>11.10.20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4064" table:style-name="ce6">
            <text:p>24064</text:p>
          </table:table-cell>
          <table:table-cell office:value-type="string" office:string-value="Электрика" table:formula="of:=VLOOKUP([.C27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table:style-name="ce4">
            <text:p>277</text:p>
          </table:table-cell>
          <table:table-cell office:value-type="date" office:date-value="2020-10-12T00:00:00" table:style-name="ce5">
            <text:p>12.10.20</text:p>
          </table:table-cell>
          <table:table-cell office:value-type="float" office:value="18" table:style-name="ce4">
            <text:p>18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6336" table:style-name="ce6">
            <text:p>26336</text:p>
          </table:table-cell>
          <table:table-cell office:value-type="string" office:string-value="Сантехника" table:formula="of:=VLOOKUP([.C27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table:style-name="ce4">
            <text:p>278</text:p>
          </table:table-cell>
          <table:table-cell office:value-type="date" office:date-value="2020-10-13T00:00:00" table:style-name="ce5">
            <text:p>13.10.20</text:p>
          </table:table-cell>
          <table:table-cell office:value-type="float" office:value="59" table:style-name="ce4">
            <text:p>5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3237" table:style-name="ce6">
            <text:p>33237</text:p>
          </table:table-cell>
          <table:table-cell office:value-type="string" office:string-value="Сантехника" table:formula="of:=VLOOKUP([.C27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table:style-name="ce4">
            <text:p>279</text:p>
          </table:table-cell>
          <table:table-cell office:value-type="date" office:date-value="2020-10-14T00:00:00" table:style-name="ce5">
            <text:p>14.10.20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2003" table:style-name="ce6">
            <text:p>32003</text:p>
          </table:table-cell>
          <table:table-cell office:value-type="string" office:string-value="Электрика" table:formula="of:=VLOOKUP([.C28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table:style-name="ce4">
            <text:p>280</text:p>
          </table:table-cell>
          <table:table-cell office:value-type="date" office:date-value="2020-10-15T00:00:00" table:style-name="ce5">
            <text:p>15.10.20</text:p>
          </table:table-cell>
          <table:table-cell office:value-type="float" office:value="53" table:style-name="ce4">
            <text:p>5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3566" table:style-name="ce6">
            <text:p>33566</text:p>
          </table:table-cell>
          <table:table-cell office:value-type="string" office:string-value="Электрика" table:formula="of:=VLOOKUP([.C28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table:style-name="ce4">
            <text:p>281</text:p>
          </table:table-cell>
          <table:table-cell office:value-type="date" office:date-value="2020-10-16T00:00:00" table:style-name="ce5">
            <text:p>16.10.20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2219" table:style-name="ce6">
            <text:p>22219</text:p>
          </table:table-cell>
          <table:table-cell office:value-type="string" office:string-value="Сантехника" table:formula="of:=VLOOKUP([.C28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table:style-name="ce4">
            <text:p>282</text:p>
          </table:table-cell>
          <table:table-cell office:value-type="date" office:date-value="2020-10-17T00:00:00" table:style-name="ce5">
            <text:p>17.10.20</text:p>
          </table:table-cell>
          <table:table-cell office:value-type="float" office:value="59" table:style-name="ce4">
            <text:p>5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4692" table:style-name="ce6">
            <text:p>34692</text:p>
          </table:table-cell>
          <table:table-cell office:value-type="string" office:string-value="Сантехника" table:formula="of:=VLOOKUP([.C28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table:style-name="ce4">
            <text:p>283</text:p>
          </table:table-cell>
          <table:table-cell office:value-type="date" office:date-value="2020-10-18T00:00:00" table:style-name="ce5">
            <text:p>18.10.2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6940" table:style-name="ce6">
            <text:p>26940</text:p>
          </table:table-cell>
          <table:table-cell office:value-type="string" office:string-value="Электрика" table:formula="of:=VLOOKUP([.C28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table:style-name="ce4">
            <text:p>284</text:p>
          </table:table-cell>
          <table:table-cell office:value-type="date" office:date-value="2020-10-19T00:00:00" table:style-name="ce5">
            <text:p>19.10.20</text:p>
          </table:table-cell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6865" table:style-name="ce6">
            <text:p>36865</text:p>
          </table:table-cell>
          <table:table-cell office:value-type="string" office:string-value="Сантехника" table:formula="of:=VLOOKUP([.C28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table:style-name="ce4">
            <text:p>285</text:p>
          </table:table-cell>
          <table:table-cell office:value-type="date" office:date-value="2020-10-20T00:00:00" table:style-name="ce5">
            <text:p>20.10.20</text:p>
          </table:table-cell>
          <table:table-cell office:value-type="float" office:value="24" table:style-name="ce4">
            <text:p>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1292" table:style-name="ce6">
            <text:p>21292</text:p>
          </table:table-cell>
          <table:table-cell office:value-type="string" office:string-value="Электрика" table:formula="of:=VLOOKUP([.C28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table:style-name="ce4">
            <text:p>286</text:p>
          </table:table-cell>
          <table:table-cell office:value-type="date" office:date-value="2020-10-21T00:00:00" table:style-name="ce5">
            <text:p>21.10.20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2985" table:style-name="ce6">
            <text:p>22985</text:p>
          </table:table-cell>
          <table:table-cell office:value-type="string" office:string-value="Электрика" table:formula="of:=VLOOKUP([.C28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table:style-name="ce4">
            <text:p>287</text:p>
          </table:table-cell>
          <table:table-cell office:value-type="date" office:date-value="2020-10-22T00:00:00" table:style-name="ce5">
            <text:p>22.10.20</text:p>
          </table:table-cell>
          <table:table-cell office:value-type="float" office:value="38" table:style-name="ce4">
            <text:p>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1416" table:style-name="ce6">
            <text:p>31416</text:p>
          </table:table-cell>
          <table:table-cell office:value-type="string" office:string-value="Электрика" table:formula="of:=VLOOKUP([.C28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table:style-name="ce4">
            <text:p>288</text:p>
          </table:table-cell>
          <table:table-cell office:value-type="date" office:date-value="2020-10-23T00:00:00" table:style-name="ce5">
            <text:p>23.10.20</text:p>
          </table:table-cell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9803" table:style-name="ce6">
            <text:p>29803</text:p>
          </table:table-cell>
          <table:table-cell office:value-type="string" office:string-value="Электрика" table:formula="of:=VLOOKUP([.C28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9" table:style-name="ce4">
            <text:p>289</text:p>
          </table:table-cell>
          <table:table-cell office:value-type="date" office:date-value="2020-10-24T00:00:00" table:style-name="ce5">
            <text:p>24.10.20</text:p>
          </table:table-cell>
          <table:table-cell office:value-type="float" office:value="34" table:style-name="ce4">
            <text:p>3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0546" table:style-name="ce6">
            <text:p>30546</text:p>
          </table:table-cell>
          <table:table-cell office:value-type="string" office:string-value="Инструмент" table:formula="of:=VLOOKUP([.C29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table:style-name="ce4">
            <text:p>290</text:p>
          </table:table-cell>
          <table:table-cell office:value-type="date" office:date-value="2020-10-25T00:00:00" table:style-name="ce5">
            <text:p>25.10.20</text:p>
          </table:table-cell>
          <table:table-cell office:value-type="float" office:value="28" table:style-name="ce4">
            <text:p>2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4890" table:style-name="ce6">
            <text:p>24890</text:p>
          </table:table-cell>
          <table:table-cell office:value-type="string" office:string-value="Электрика" table:formula="of:=VLOOKUP([.C29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1" table:style-name="ce4">
            <text:p>291</text:p>
          </table:table-cell>
          <table:table-cell office:value-type="date" office:date-value="2020-10-26T00:00:00" table:style-name="ce5">
            <text:p>26.10.20</text:p>
          </table:table-cell>
          <table:table-cell office:value-type="float" office:value="37" table:style-name="ce4">
            <text:p>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9802" table:style-name="ce6">
            <text:p>39802</text:p>
          </table:table-cell>
          <table:table-cell office:value-type="string" office:string-value="Инструмент" table:formula="of:=VLOOKUP([.C29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table:style-name="ce4">
            <text:p>292</text:p>
          </table:table-cell>
          <table:table-cell office:value-type="date" office:date-value="2020-10-27T00:00:00" table:style-name="ce5">
            <text:p>27.10.20</text:p>
          </table:table-cell>
          <table:table-cell office:value-type="float" office:value="54" table:style-name="ce4">
            <text:p>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0712" table:style-name="ce6">
            <text:p>30712</text:p>
          </table:table-cell>
          <table:table-cell office:value-type="string" office:string-value="Электрика" table:formula="of:=VLOOKUP([.C29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3" table:style-name="ce4">
            <text:p>293</text:p>
          </table:table-cell>
          <table:table-cell office:value-type="date" office:date-value="2020-10-28T00:00:00" table:style-name="ce5">
            <text:p>28.10.20</text:p>
          </table:table-cell>
          <table:table-cell office:value-type="float" office:value="43" table:style-name="ce4">
            <text:p>4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9354" table:style-name="ce6">
            <text:p>39354</text:p>
          </table:table-cell>
          <table:table-cell office:value-type="string" office:string-value="Электрика" table:formula="of:=VLOOKUP([.C29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table:style-name="ce4">
            <text:p>294</text:p>
          </table:table-cell>
          <table:table-cell office:value-type="date" office:date-value="2020-10-29T00:00:00" table:style-name="ce5">
            <text:p>29.10.20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4994" table:style-name="ce6">
            <text:p>24994</text:p>
          </table:table-cell>
          <table:table-cell office:value-type="string" office:string-value="Электрика" table:formula="of:=VLOOKUP([.C29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5" table:style-name="ce4">
            <text:p>295</text:p>
          </table:table-cell>
          <table:table-cell office:value-type="date" office:date-value="2020-10-30T00:00:00" table:style-name="ce5">
            <text:p>30.10.20</text:p>
          </table:table-cell>
          <table:table-cell office:value-type="float" office:value="49" table:style-name="ce4">
            <text:p>4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2278" table:style-name="ce6">
            <text:p>22278</text:p>
          </table:table-cell>
          <table:table-cell office:value-type="string" office:string-value="Инструмент" table:formula="of:=VLOOKUP([.C29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table:style-name="ce4">
            <text:p>296</text:p>
          </table:table-cell>
          <table:table-cell office:value-type="date" office:date-value="2020-10-31T00:00:00" table:style-name="ce5">
            <text:p>31.10.20</text:p>
          </table:table-cell>
          <table:table-cell office:value-type="float" office:value="50" table:style-name="ce4">
            <text:p>5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6713" table:style-name="ce6">
            <text:p>26713</text:p>
          </table:table-cell>
          <table:table-cell office:value-type="string" office:string-value="Сантехника" table:formula="of:=VLOOKUP([.C29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table:style-name="ce4">
            <text:p>297</text:p>
          </table:table-cell>
          <table:table-cell office:value-type="date" office:date-value="2020-11-01T00:00:00" table:style-name="ce5">
            <text:p>01.11.20</text:p>
          </table:table-cell>
          <table:table-cell office:value-type="float" office:value="40" table:style-name="ce4">
            <text:p>4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6144" table:style-name="ce6">
            <text:p>26144</text:p>
          </table:table-cell>
          <table:table-cell office:value-type="string" office:string-value="Электрика" table:formula="of:=VLOOKUP([.C29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table:style-name="ce4">
            <text:p>298</text:p>
          </table:table-cell>
          <table:table-cell office:value-type="date" office:date-value="2020-11-02T00:00:00" table:style-name="ce5">
            <text:p>02.11.20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2966" table:style-name="ce6">
            <text:p>22966</text:p>
          </table:table-cell>
          <table:table-cell office:value-type="string" office:string-value="Электрика" table:formula="of:=VLOOKUP([.C29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table:style-name="ce4">
            <text:p>299</text:p>
          </table:table-cell>
          <table:table-cell office:value-type="date" office:date-value="2020-11-03T00:00:00" table:style-name="ce5">
            <text:p>03.11.20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2051" table:style-name="ce6">
            <text:p>32051</text:p>
          </table:table-cell>
          <table:table-cell office:value-type="string" office:string-value="Электрика" table:formula="of:=VLOOKUP([.C30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table:style-name="ce4">
            <text:p>300</text:p>
          </table:table-cell>
          <table:table-cell office:value-type="date" office:date-value="2020-11-04T00:00:00" table:style-name="ce5">
            <text:p>04.11.20</text:p>
          </table:table-cell>
          <table:table-cell office:value-type="float" office:value="35" table:style-name="ce4">
            <text:p>35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2194" table:style-name="ce6">
            <text:p>32194</text:p>
          </table:table-cell>
          <table:table-cell office:value-type="string" office:string-value="Инструмент" table:formula="of:=VLOOKUP([.C30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table:style-name="ce4">
            <text:p>301</text:p>
          </table:table-cell>
          <table:table-cell office:value-type="date" office:date-value="2020-11-05T00:00:00" table:style-name="ce5">
            <text:p>05.11.20</text:p>
          </table:table-cell>
          <table:table-cell office:value-type="float" office:value="58" table:style-name="ce4">
            <text:p>5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0706" table:style-name="ce6">
            <text:p>30706</text:p>
          </table:table-cell>
          <table:table-cell office:value-type="string" office:string-value="Инструмент" table:formula="of:=VLOOKUP([.C30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2" table:style-name="ce4">
            <text:p>302</text:p>
          </table:table-cell>
          <table:table-cell office:value-type="date" office:date-value="2020-11-06T00:00:00" table:style-name="ce5">
            <text:p>06.11.20</text:p>
          </table:table-cell>
          <table:table-cell office:value-type="float" office:value="38" table:style-name="ce4">
            <text:p>3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0813" table:style-name="ce6">
            <text:p>30813</text:p>
          </table:table-cell>
          <table:table-cell office:value-type="string" office:string-value="Электрика" table:formula="of:=VLOOKUP([.C30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3" table:style-name="ce4">
            <text:p>303</text:p>
          </table:table-cell>
          <table:table-cell office:value-type="date" office:date-value="2020-11-07T00:00:00" table:style-name="ce5">
            <text:p>07.11.20</text:p>
          </table:table-cell>
          <table:table-cell office:value-type="float" office:value="45" table:style-name="ce4">
            <text:p>4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6139" table:style-name="ce6">
            <text:p>36139</text:p>
          </table:table-cell>
          <table:table-cell office:value-type="string" office:string-value="Инструмент" table:formula="of:=VLOOKUP([.C30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table:style-name="ce4">
            <text:p>304</text:p>
          </table:table-cell>
          <table:table-cell office:value-type="date" office:date-value="2020-11-08T00:00:00" table:style-name="ce5">
            <text:p>08.11.20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3495" table:style-name="ce6">
            <text:p>23495</text:p>
          </table:table-cell>
          <table:table-cell office:value-type="string" office:string-value="Инструмент" table:formula="of:=VLOOKUP([.C30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table:style-name="ce4">
            <text:p>305</text:p>
          </table:table-cell>
          <table:table-cell office:value-type="date" office:date-value="2020-11-09T00:00:00" table:style-name="ce5">
            <text:p>09.11.2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8612" table:style-name="ce6">
            <text:p>28612</text:p>
          </table:table-cell>
          <table:table-cell office:value-type="string" office:string-value="Электрика" table:formula="of:=VLOOKUP([.C30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table:style-name="ce4">
            <text:p>306</text:p>
          </table:table-cell>
          <table:table-cell office:value-type="date" office:date-value="2020-11-10T00:00:00" table:style-name="ce5">
            <text:p>10.11.20</text:p>
          </table:table-cell>
          <table:table-cell office:value-type="float" office:value="53" table:style-name="ce4">
            <text:p>5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8367" table:style-name="ce6">
            <text:p>28367</text:p>
          </table:table-cell>
          <table:table-cell office:value-type="string" office:string-value="Электрика" table:formula="of:=VLOOKUP([.C30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table:style-name="ce4">
            <text:p>307</text:p>
          </table:table-cell>
          <table:table-cell office:value-type="date" office:date-value="2020-11-11T00:00:00" table:style-name="ce5">
            <text:p>11.11.20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4900" table:style-name="ce6">
            <text:p>34900</text:p>
          </table:table-cell>
          <table:table-cell office:value-type="string" office:string-value="Электрика" table:formula="of:=VLOOKUP([.C30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table:style-name="ce4">
            <text:p>308</text:p>
          </table:table-cell>
          <table:table-cell office:value-type="date" office:date-value="2020-11-12T00:00:00" table:style-name="ce5">
            <text:p>12.11.20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1152" table:style-name="ce6">
            <text:p>21152</text:p>
          </table:table-cell>
          <table:table-cell office:value-type="string" office:string-value="Сантехника" table:formula="of:=VLOOKUP([.C30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table:style-name="ce4">
            <text:p>309</text:p>
          </table:table-cell>
          <table:table-cell office:value-type="date" office:date-value="2020-11-13T00:00:00" table:style-name="ce5">
            <text:p>13.11.20</text:p>
          </table:table-cell>
          <table:table-cell office:value-type="float" office:value="58" table:style-name="ce4">
            <text:p>5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5374" table:style-name="ce6">
            <text:p>25374</text:p>
          </table:table-cell>
          <table:table-cell office:value-type="string" office:string-value="Инструмент" table:formula="of:=VLOOKUP([.C31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table:style-name="ce4">
            <text:p>310</text:p>
          </table:table-cell>
          <table:table-cell office:value-type="date" office:date-value="2020-11-14T00:00:00" table:style-name="ce5">
            <text:p>14.11.20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2196" table:style-name="ce6">
            <text:p>22196</text:p>
          </table:table-cell>
          <table:table-cell office:value-type="string" office:string-value="Электрика" table:formula="of:=VLOOKUP([.C31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table:style-name="ce4">
            <text:p>311</text:p>
          </table:table-cell>
          <table:table-cell office:value-type="date" office:date-value="2020-11-15T00:00:00" table:style-name="ce5">
            <text:p>15.11.20</text:p>
          </table:table-cell>
          <table:table-cell office:value-type="float" office:value="30" table:style-name="ce4">
            <text:p>3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9791" table:style-name="ce6">
            <text:p>39791</text:p>
          </table:table-cell>
          <table:table-cell office:value-type="string" office:string-value="Электрика" table:formula="of:=VLOOKUP([.C31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table:style-name="ce4">
            <text:p>312</text:p>
          </table:table-cell>
          <table:table-cell office:value-type="date" office:date-value="2020-11-16T00:00:00" table:style-name="ce5">
            <text:p>16.11.20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3709" table:style-name="ce6">
            <text:p>33709</text:p>
          </table:table-cell>
          <table:table-cell office:value-type="string" office:string-value="Электрика" table:formula="of:=VLOOKUP([.C31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table:style-name="ce4">
            <text:p>313</text:p>
          </table:table-cell>
          <table:table-cell office:value-type="date" office:date-value="2020-11-17T00:00:00" table:style-name="ce5">
            <text:p>17.11.20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5537" table:style-name="ce6">
            <text:p>25537</text:p>
          </table:table-cell>
          <table:table-cell office:value-type="string" office:string-value="Электрика" table:formula="of:=VLOOKUP([.C31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table:style-name="ce4">
            <text:p>314</text:p>
          </table:table-cell>
          <table:table-cell office:value-type="date" office:date-value="2020-11-18T00:00:00" table:style-name="ce5">
            <text:p>18.11.20</text:p>
          </table:table-cell>
          <table:table-cell office:value-type="float" office:value="34" table:style-name="ce4">
            <text:p>3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8099" table:style-name="ce6">
            <text:p>28099</text:p>
          </table:table-cell>
          <table:table-cell office:value-type="string" office:string-value="Инструмент" table:formula="of:=VLOOKUP([.C31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table:style-name="ce4">
            <text:p>315</text:p>
          </table:table-cell>
          <table:table-cell office:value-type="date" office:date-value="2020-11-19T00:00:00" table:style-name="ce5">
            <text:p>19.11.20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6343" table:style-name="ce6">
            <text:p>36343</text:p>
          </table:table-cell>
          <table:table-cell office:value-type="string" office:string-value="Электрика" table:formula="of:=VLOOKUP([.C31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table:style-name="ce4">
            <text:p>316</text:p>
          </table:table-cell>
          <table:table-cell office:value-type="date" office:date-value="2020-11-20T00:00:00" table:style-name="ce5">
            <text:p>20.11.2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5715" table:style-name="ce6">
            <text:p>25715</text:p>
          </table:table-cell>
          <table:table-cell office:value-type="string" office:string-value="Электрика" table:formula="of:=VLOOKUP([.C31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table:style-name="ce4">
            <text:p>317</text:p>
          </table:table-cell>
          <table:table-cell office:value-type="date" office:date-value="2020-11-21T00:00:00" table:style-name="ce5">
            <text:p>21.11.20</text:p>
          </table:table-cell>
          <table:table-cell office:value-type="float" office:value="42" table:style-name="ce4">
            <text:p>42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3723" table:style-name="ce6">
            <text:p>33723</text:p>
          </table:table-cell>
          <table:table-cell office:value-type="string" office:string-value="Электрика" table:formula="of:=VLOOKUP([.C31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table:style-name="ce4">
            <text:p>318</text:p>
          </table:table-cell>
          <table:table-cell office:value-type="date" office:date-value="2020-11-22T00:00:00" table:style-name="ce5">
            <text:p>22.11.20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4092" table:style-name="ce6">
            <text:p>24092</text:p>
          </table:table-cell>
          <table:table-cell office:value-type="string" office:string-value="Электрика" table:formula="of:=VLOOKUP([.C31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table:style-name="ce4">
            <text:p>319</text:p>
          </table:table-cell>
          <table:table-cell office:value-type="date" office:date-value="2020-11-23T00:00:00" table:style-name="ce5">
            <text:p>23.11.20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8846" table:style-name="ce6">
            <text:p>38846</text:p>
          </table:table-cell>
          <table:table-cell office:value-type="string" office:string-value="Электрика" table:formula="of:=VLOOKUP([.C32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table:style-name="ce4">
            <text:p>320</text:p>
          </table:table-cell>
          <table:table-cell office:value-type="date" office:date-value="2020-11-24T00:00:00" table:style-name="ce5">
            <text:p>24.11.20</text:p>
          </table:table-cell>
          <table:table-cell office:value-type="float" office:value="57" table:style-name="ce4">
            <text:p>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9291" table:style-name="ce6">
            <text:p>39291</text:p>
          </table:table-cell>
          <table:table-cell office:value-type="string" office:string-value="Инструмент" table:formula="of:=VLOOKUP([.C32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table:style-name="ce4">
            <text:p>321</text:p>
          </table:table-cell>
          <table:table-cell office:value-type="date" office:date-value="2020-11-25T00:00:00" table:style-name="ce5">
            <text:p>25.11.20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4089" table:style-name="ce6">
            <text:p>34089</text:p>
          </table:table-cell>
          <table:table-cell office:value-type="string" office:string-value="Электрика" table:formula="of:=VLOOKUP([.C32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table:style-name="ce4">
            <text:p>322</text:p>
          </table:table-cell>
          <table:table-cell office:value-type="date" office:date-value="2020-11-26T00:00:00" table:style-name="ce5">
            <text:p>26.11.20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8400" table:style-name="ce6">
            <text:p>38400</text:p>
          </table:table-cell>
          <table:table-cell office:value-type="string" office:string-value="Электрика" table:formula="of:=VLOOKUP([.C32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table:style-name="ce4">
            <text:p>323</text:p>
          </table:table-cell>
          <table:table-cell office:value-type="date" office:date-value="2020-11-27T00:00:00" table:style-name="ce5">
            <text:p>27.11.20</text:p>
          </table:table-cell>
          <table:table-cell office:value-type="float" office:value="53" table:style-name="ce4">
            <text:p>53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0137" table:style-name="ce6">
            <text:p>20137</text:p>
          </table:table-cell>
          <table:table-cell office:value-type="string" office:string-value="Электрика" table:formula="of:=VLOOKUP([.C32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table:style-name="ce4">
            <text:p>324</text:p>
          </table:table-cell>
          <table:table-cell office:value-type="date" office:date-value="2020-11-28T00:00:00" table:style-name="ce5">
            <text:p>28.11.20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5876" table:style-name="ce6">
            <text:p>25876</text:p>
          </table:table-cell>
          <table:table-cell office:value-type="string" office:string-value="Электрика" table:formula="of:=VLOOKUP([.C32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table:style-name="ce4">
            <text:p>325</text:p>
          </table:table-cell>
          <table:table-cell office:value-type="date" office:date-value="2020-11-29T00:00:00" table:style-name="ce5">
            <text:p>29.11.20</text:p>
          </table:table-cell>
          <table:table-cell office:value-type="float" office:value="56" table:style-name="ce4">
            <text:p>5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2817" table:style-name="ce6">
            <text:p>22817</text:p>
          </table:table-cell>
          <table:table-cell office:value-type="string" office:string-value="Инструмент" table:formula="of:=VLOOKUP([.C32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table:style-name="ce4">
            <text:p>326</text:p>
          </table:table-cell>
          <table:table-cell office:value-type="date" office:date-value="2020-11-30T00:00:00" table:style-name="ce5">
            <text:p>30.11.20</text:p>
          </table:table-cell>
          <table:table-cell office:value-type="float" office:value="57" table:style-name="ce4">
            <text:p>5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3519" table:style-name="ce6">
            <text:p>33519</text:p>
          </table:table-cell>
          <table:table-cell office:value-type="string" office:string-value="Инструмент" table:formula="of:=VLOOKUP([.C32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table:style-name="ce4">
            <text:p>327</text:p>
          </table:table-cell>
          <table:table-cell office:value-type="date" office:date-value="2020-12-01T00:00:00" table:style-name="ce5">
            <text:p>01.12.20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5034" table:style-name="ce6">
            <text:p>25034</text:p>
          </table:table-cell>
          <table:table-cell office:value-type="string" office:string-value="Электрика" table:formula="of:=VLOOKUP([.C32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table:style-name="ce4">
            <text:p>328</text:p>
          </table:table-cell>
          <table:table-cell office:value-type="date" office:date-value="2020-12-02T00:00:00" table:style-name="ce5">
            <text:p>02.12.20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5174" table:style-name="ce6">
            <text:p>25174</text:p>
          </table:table-cell>
          <table:table-cell office:value-type="string" office:string-value="Электрика" table:formula="of:=VLOOKUP([.C32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table:style-name="ce4">
            <text:p>329</text:p>
          </table:table-cell>
          <table:table-cell office:value-type="date" office:date-value="2020-12-03T00:00:00" table:style-name="ce5">
            <text:p>03.12.20</text:p>
          </table:table-cell>
          <table:table-cell office:value-type="float" office:value="36" table:style-name="ce4">
            <text:p>3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1965" table:style-name="ce6">
            <text:p>21965</text:p>
          </table:table-cell>
          <table:table-cell office:value-type="string" office:string-value="Инструмент" table:formula="of:=VLOOKUP([.C33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table:style-name="ce4">
            <text:p>330</text:p>
          </table:table-cell>
          <table:table-cell office:value-type="date" office:date-value="2020-12-04T00:00:00" table:style-name="ce5">
            <text:p>04.12.20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1569" table:style-name="ce6">
            <text:p>21569</text:p>
          </table:table-cell>
          <table:table-cell office:value-type="string" office:string-value="Инструмент" table:formula="of:=VLOOKUP([.C33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table:style-name="ce4">
            <text:p>331</text:p>
          </table:table-cell>
          <table:table-cell office:value-type="date" office:date-value="2020-12-05T00:00:00" table:style-name="ce5">
            <text:p>05.12.20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1271" table:style-name="ce6">
            <text:p>21271</text:p>
          </table:table-cell>
          <table:table-cell office:value-type="string" office:string-value="Электрика" table:formula="of:=VLOOKUP([.C33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table:style-name="ce4">
            <text:p>332</text:p>
          </table:table-cell>
          <table:table-cell office:value-type="date" office:date-value="2020-12-06T00:00:00" table:style-name="ce5">
            <text:p>06.12.20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7701" table:style-name="ce6">
            <text:p>27701</text:p>
          </table:table-cell>
          <table:table-cell office:value-type="string" office:string-value="Электрика" table:formula="of:=VLOOKUP([.C33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table:style-name="ce4">
            <text:p>333</text:p>
          </table:table-cell>
          <table:table-cell office:value-type="date" office:date-value="2020-12-07T00:00:00" table:style-name="ce5">
            <text:p>07.12.20</text:p>
          </table:table-cell>
          <table:table-cell office:value-type="float" office:value="40" table:style-name="ce4">
            <text:p>4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4318" table:style-name="ce6">
            <text:p>24318</text:p>
          </table:table-cell>
          <table:table-cell office:value-type="string" office:string-value="Электрика" table:formula="of:=VLOOKUP([.C33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table:style-name="ce4">
            <text:p>334</text:p>
          </table:table-cell>
          <table:table-cell office:value-type="date" office:date-value="2020-12-08T00:00:00" table:style-name="ce5">
            <text:p>08.12.20</text:p>
          </table:table-cell>
          <table:table-cell office:value-type="float" office:value="41" table:style-name="ce4">
            <text:p>4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6653" table:style-name="ce6">
            <text:p>36653</text:p>
          </table:table-cell>
          <table:table-cell office:value-type="string" office:string-value="Электрика" table:formula="of:=VLOOKUP([.C33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table:style-name="ce4">
            <text:p>335</text:p>
          </table:table-cell>
          <table:table-cell office:value-type="date" office:date-value="2020-12-09T00:00:00" table:style-name="ce5">
            <text:p>09.12.20</text:p>
          </table:table-cell>
          <table:table-cell office:value-type="float" office:value="46" table:style-name="ce4">
            <text:p>4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9517" table:style-name="ce6">
            <text:p>29517</text:p>
          </table:table-cell>
          <table:table-cell office:value-type="string" office:string-value="Инструмент" table:formula="of:=VLOOKUP([.C33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table:style-name="ce4">
            <text:p>336</text:p>
          </table:table-cell>
          <table:table-cell office:value-type="date" office:date-value="2020-12-10T00:00:00" table:style-name="ce5">
            <text:p>10.12.20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3929" table:style-name="ce6">
            <text:p>23929</text:p>
          </table:table-cell>
          <table:table-cell office:value-type="string" office:string-value="Электрика" table:formula="of:=VLOOKUP([.C33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table:style-name="ce4">
            <text:p>337</text:p>
          </table:table-cell>
          <table:table-cell office:value-type="date" office:date-value="2020-12-11T00:00:00" table:style-name="ce5">
            <text:p>11.12.20</text:p>
          </table:table-cell>
          <table:table-cell office:value-type="float" office:value="60" table:style-name="ce4">
            <text:p>6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1552" table:style-name="ce6">
            <text:p>21552</text:p>
          </table:table-cell>
          <table:table-cell office:value-type="string" office:string-value="Сантехника" table:formula="of:=VLOOKUP([.C33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table:style-name="ce4">
            <text:p>338</text:p>
          </table:table-cell>
          <table:table-cell office:value-type="date" office:date-value="2020-12-12T00:00:00" table:style-name="ce5">
            <text:p>12.12.20</text:p>
          </table:table-cell>
          <table:table-cell office:value-type="float" office:value="34" table:style-name="ce4">
            <text:p>3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7143" table:style-name="ce6">
            <text:p>27143</text:p>
          </table:table-cell>
          <table:table-cell office:value-type="string" office:string-value="Инструмент" table:formula="of:=VLOOKUP([.C33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table:style-name="ce4">
            <text:p>339</text:p>
          </table:table-cell>
          <table:table-cell office:value-type="date" office:date-value="2020-12-13T00:00:00" table:style-name="ce5">
            <text:p>13.12.20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8890" table:style-name="ce6">
            <text:p>28890</text:p>
          </table:table-cell>
          <table:table-cell office:value-type="string" office:string-value="Сантехника" table:formula="of:=VLOOKUP([.C34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table:style-name="ce4">
            <text:p>340</text:p>
          </table:table-cell>
          <table:table-cell office:value-type="date" office:date-value="2020-12-14T00:00:00" table:style-name="ce5">
            <text:p>14.12.2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0369" table:style-name="ce6">
            <text:p>20369</text:p>
          </table:table-cell>
          <table:table-cell office:value-type="string" office:string-value="Электрика" table:formula="of:=VLOOKUP([.C34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table:style-name="ce4">
            <text:p>341</text:p>
          </table:table-cell>
          <table:table-cell office:value-type="date" office:date-value="2020-12-15T00:00:00" table:style-name="ce5">
            <text:p>15.12.20</text:p>
          </table:table-cell>
          <table:table-cell office:value-type="float" office:value="26" table:style-name="ce4">
            <text:p>26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7995" table:style-name="ce6">
            <text:p>37995</text:p>
          </table:table-cell>
          <table:table-cell office:value-type="string" office:string-value="Электрика" table:formula="of:=VLOOKUP([.C34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table:style-name="ce4">
            <text:p>342</text:p>
          </table:table-cell>
          <table:table-cell office:value-type="date" office:date-value="2020-12-16T00:00:00" table:style-name="ce5">
            <text:p>16.12.20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5515" table:style-name="ce6">
            <text:p>25515</text:p>
          </table:table-cell>
          <table:table-cell office:value-type="string" office:string-value="Электрика" table:formula="of:=VLOOKUP([.C34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table:style-name="ce4">
            <text:p>343</text:p>
          </table:table-cell>
          <table:table-cell office:value-type="date" office:date-value="2020-12-17T00:00:00" table:style-name="ce5">
            <text:p>17.12.20</text:p>
          </table:table-cell>
          <table:table-cell office:value-type="float" office:value="44" table:style-name="ce4">
            <text:p>4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4615" table:style-name="ce6">
            <text:p>24615</text:p>
          </table:table-cell>
          <table:table-cell office:value-type="string" office:string-value="Электрика" table:formula="of:=VLOOKUP([.C34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table:style-name="ce4">
            <text:p>344</text:p>
          </table:table-cell>
          <table:table-cell office:value-type="date" office:date-value="2020-12-18T00:00:00" table:style-name="ce5">
            <text:p>18.12.20</text:p>
          </table:table-cell>
          <table:table-cell office:value-type="float" office:value="51" table:style-name="ce4">
            <text:p>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4552" table:style-name="ce6">
            <text:p>24552</text:p>
          </table:table-cell>
          <table:table-cell office:value-type="string" office:string-value="Сантехника" table:formula="of:=VLOOKUP([.C34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table:style-name="ce4">
            <text:p>345</text:p>
          </table:table-cell>
          <table:table-cell office:value-type="date" office:date-value="2020-12-19T00:00:00" table:style-name="ce5">
            <text:p>19.12.20</text:p>
          </table:table-cell>
          <table:table-cell office:value-type="float" office:value="51" table:style-name="ce4">
            <text:p>5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2170" table:style-name="ce6">
            <text:p>22170</text:p>
          </table:table-cell>
          <table:table-cell office:value-type="string" office:string-value="Сантехника" table:formula="of:=VLOOKUP([.C34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table:style-name="ce4">
            <text:p>346</text:p>
          </table:table-cell>
          <table:table-cell office:value-type="date" office:date-value="2020-12-20T00:00:00" table:style-name="ce5">
            <text:p>20.12.20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7790" table:style-name="ce6">
            <text:p>37790</text:p>
          </table:table-cell>
          <table:table-cell office:value-type="string" office:string-value="Сантехника" table:formula="of:=VLOOKUP([.C34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table:style-name="ce4">
            <text:p>347</text:p>
          </table:table-cell>
          <table:table-cell office:value-type="date" office:date-value="2020-12-21T00:00:00" table:style-name="ce5">
            <text:p>21.12.20</text:p>
          </table:table-cell>
          <table:table-cell office:value-type="float" office:value="38" table:style-name="ce4">
            <text:p>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7535" table:style-name="ce6">
            <text:p>27535</text:p>
          </table:table-cell>
          <table:table-cell office:value-type="string" office:string-value="Электрика" table:formula="of:=VLOOKUP([.C34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table:style-name="ce4">
            <text:p>348</text:p>
          </table:table-cell>
          <table:table-cell office:value-type="date" office:date-value="2020-12-22T00:00:00" table:style-name="ce5">
            <text:p>22.12.20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4836" table:style-name="ce6">
            <text:p>24836</text:p>
          </table:table-cell>
          <table:table-cell office:value-type="string" office:string-value="Сантехника" table:formula="of:=VLOOKUP([.C34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table:style-name="ce4">
            <text:p>349</text:p>
          </table:table-cell>
          <table:table-cell office:value-type="date" office:date-value="2020-12-23T00:00:00" table:style-name="ce5">
            <text:p>23.12.20</text:p>
          </table:table-cell>
          <table:table-cell office:value-type="float" office:value="53" table:style-name="ce4">
            <text:p>5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8365" table:style-name="ce6">
            <text:p>38365</text:p>
          </table:table-cell>
          <table:table-cell office:value-type="string" office:string-value="Электрика" table:formula="of:=VLOOKUP([.C35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table:style-name="ce4">
            <text:p>350</text:p>
          </table:table-cell>
          <table:table-cell office:value-type="date" office:date-value="2020-12-24T00:00:00" table:style-name="ce5">
            <text:p>24.12.20</text:p>
          </table:table-cell>
          <table:table-cell office:value-type="float" office:value="39" table:style-name="ce4">
            <text:p>3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2661" table:style-name="ce6">
            <text:p>22661</text:p>
          </table:table-cell>
          <table:table-cell office:value-type="string" office:string-value="Электрика" table:formula="of:=VLOOKUP([.C35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table:style-name="ce4">
            <text:p>351</text:p>
          </table:table-cell>
          <table:table-cell office:value-type="date" office:date-value="2020-12-25T00:00:00" table:style-name="ce5">
            <text:p>25.12.20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2255" table:style-name="ce6">
            <text:p>32255</text:p>
          </table:table-cell>
          <table:table-cell office:value-type="string" office:string-value="Электрика" table:formula="of:=VLOOKUP([.C35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table:style-name="ce4">
            <text:p>352</text:p>
          </table:table-cell>
          <table:table-cell office:value-type="date" office:date-value="2020-12-26T00:00:00" table:style-name="ce5">
            <text:p>26.12.20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4451" table:style-name="ce6">
            <text:p>24451</text:p>
          </table:table-cell>
          <table:table-cell office:value-type="string" office:string-value="Сантехника" table:formula="of:=VLOOKUP([.C35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table:style-name="ce4">
            <text:p>353</text:p>
          </table:table-cell>
          <table:table-cell office:value-type="date" office:date-value="2020-12-27T00:00:00" table:style-name="ce5">
            <text:p>27.12.20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3059" table:style-name="ce6">
            <text:p>23059</text:p>
          </table:table-cell>
          <table:table-cell office:value-type="string" office:string-value="Сантехника" table:formula="of:=VLOOKUP([.C35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table:style-name="ce4">
            <text:p>354</text:p>
          </table:table-cell>
          <table:table-cell office:value-type="date" office:date-value="2020-12-28T00:00:00" table:style-name="ce5">
            <text:p>28.12.20</text:p>
          </table:table-cell>
          <table:table-cell office:value-type="float" office:value="49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3970" table:style-name="ce6">
            <text:p>23970</text:p>
          </table:table-cell>
          <table:table-cell office:value-type="string" office:string-value="Инструмент" table:formula="of:=VLOOKUP([.C35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table:style-name="ce4">
            <text:p>355</text:p>
          </table:table-cell>
          <table:table-cell office:value-type="date" office:date-value="2020-12-29T00:00:00" table:style-name="ce5">
            <text:p>29.12.20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0233" table:style-name="ce6">
            <text:p>30233</text:p>
          </table:table-cell>
          <table:table-cell office:value-type="string" office:string-value="Сантехника" table:formula="of:=VLOOKUP([.C35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table:style-name="ce4">
            <text:p>356</text:p>
          </table:table-cell>
          <table:table-cell office:value-type="date" office:date-value="2020-12-30T00:00:00" table:style-name="ce5">
            <text:p>30.12.20</text:p>
          </table:table-cell>
          <table:table-cell office:value-type="float" office:value="55" table:style-name="ce4">
            <text:p>5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9555" table:style-name="ce6">
            <text:p>39555</text:p>
          </table:table-cell>
          <table:table-cell office:value-type="string" office:string-value="Инструмент" table:formula="of:=VLOOKUP([.C35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table:style-name="ce4">
            <text:p>357</text:p>
          </table:table-cell>
          <table:table-cell office:value-type="date" office:date-value="2020-12-31T00:00:00" table:style-name="ce5">
            <text:p>31.12.20</text:p>
          </table:table-cell>
          <table:table-cell office:value-type="float" office:value="20" table:style-name="ce4">
            <text:p>20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4254" table:style-name="ce6">
            <text:p>34254</text:p>
          </table:table-cell>
          <table:table-cell office:value-type="string" office:string-value="Сантехника" table:formula="of:=VLOOKUP([.C35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table:style-name="ce4">
            <text:p>358</text:p>
          </table:table-cell>
          <table:table-cell office:value-type="date" office:date-value="2021-01-01T00:00:00" table:style-name="ce5">
            <text:p>01.01.21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0213" table:style-name="ce6">
            <text:p>30213</text:p>
          </table:table-cell>
          <table:table-cell office:value-type="string" office:string-value="Сантехника" table:formula="of:=VLOOKUP([.C35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table:style-name="ce4">
            <text:p>359</text:p>
          </table:table-cell>
          <table:table-cell office:value-type="date" office:date-value="2021-01-02T00:00:00" table:style-name="ce5">
            <text:p>02.01.21</text:p>
          </table:table-cell>
          <table:table-cell office:value-type="float" office:value="49" table:style-name="ce4">
            <text:p>4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2274" table:style-name="ce6">
            <text:p>32274</text:p>
          </table:table-cell>
          <table:table-cell office:value-type="string" office:string-value="Инструмент" table:formula="of:=VLOOKUP([.C36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table:style-name="ce4">
            <text:p>360</text:p>
          </table:table-cell>
          <table:table-cell office:value-type="date" office:date-value="2021-01-03T00:00:00" table:style-name="ce5">
            <text:p>03.01.21</text:p>
          </table:table-cell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3476" table:style-name="ce6">
            <text:p>23476</text:p>
          </table:table-cell>
          <table:table-cell office:value-type="string" office:string-value="Инструмент" table:formula="of:=VLOOKUP([.C36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table:style-name="ce4">
            <text:p>361</text:p>
          </table:table-cell>
          <table:table-cell office:value-type="date" office:date-value="2021-01-04T00:00:00" table:style-name="ce5">
            <text:p>04.01.21</text:p>
          </table:table-cell>
          <table:table-cell office:value-type="float" office:value="48" table:style-name="ce4">
            <text:p>4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4470" table:style-name="ce6">
            <text:p>24470</text:p>
          </table:table-cell>
          <table:table-cell office:value-type="string" office:string-value="Инструмент" table:formula="of:=VLOOKUP([.C36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table:style-name="ce4">
            <text:p>362</text:p>
          </table:table-cell>
          <table:table-cell office:value-type="date" office:date-value="2021-01-05T00:00:00" table:style-name="ce5">
            <text:p>05.01.21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1235" table:style-name="ce6">
            <text:p>31235</text:p>
          </table:table-cell>
          <table:table-cell office:value-type="string" office:string-value="Электрика" table:formula="of:=VLOOKUP([.C36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table:style-name="ce4">
            <text:p>363</text:p>
          </table:table-cell>
          <table:table-cell office:value-type="date" office:date-value="2021-01-06T00:00:00" table:style-name="ce5">
            <text:p>06.01.21</text:p>
          </table:table-cell>
          <table:table-cell office:value-type="float" office:value="56" table:style-name="ce4">
            <text:p>5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2801" table:style-name="ce6">
            <text:p>22801</text:p>
          </table:table-cell>
          <table:table-cell office:value-type="string" office:string-value="Инструмент" table:formula="of:=VLOOKUP([.C36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table:style-name="ce4">
            <text:p>364</text:p>
          </table:table-cell>
          <table:table-cell office:value-type="date" office:date-value="2021-01-07T00:00:00" table:style-name="ce5">
            <text:p>07.01.21</text:p>
          </table:table-cell>
          <table:table-cell office:value-type="float" office:value="53" table:style-name="ce4">
            <text:p>5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4936" table:style-name="ce6">
            <text:p>34936</text:p>
          </table:table-cell>
          <table:table-cell office:value-type="string" office:string-value="Электрика" table:formula="of:=VLOOKUP([.C36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table:style-name="ce4">
            <text:p>365</text:p>
          </table:table-cell>
          <table:table-cell office:value-type="date" office:date-value="2021-01-08T00:00:00" table:style-name="ce5">
            <text:p>08.01.21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5157" table:style-name="ce6">
            <text:p>35157</text:p>
          </table:table-cell>
          <table:table-cell office:value-type="string" office:string-value="Электрика" table:formula="of:=VLOOKUP([.C36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table:style-name="ce4">
            <text:p>366</text:p>
          </table:table-cell>
          <table:table-cell office:value-type="date" office:date-value="2021-01-09T00:00:00" table:style-name="ce5">
            <text:p>09.01.21</text:p>
          </table:table-cell>
          <table:table-cell office:value-type="float" office:value="49" table:style-name="ce4">
            <text:p>4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0691" table:style-name="ce6">
            <text:p>30691</text:p>
          </table:table-cell>
          <table:table-cell office:value-type="string" office:string-value="Инструмент" table:formula="of:=VLOOKUP([.C36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table:style-name="ce4">
            <text:p>367</text:p>
          </table:table-cell>
          <table:table-cell office:value-type="date" office:date-value="2021-01-10T00:00:00" table:style-name="ce5">
            <text:p>10.01.21</text:p>
          </table:table-cell>
          <table:table-cell office:value-type="float" office:value="49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7403" table:style-name="ce6">
            <text:p>27403</text:p>
          </table:table-cell>
          <table:table-cell office:value-type="string" office:string-value="Инструмент" table:formula="of:=VLOOKUP([.C36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table:style-name="ce4">
            <text:p>368</text:p>
          </table:table-cell>
          <table:table-cell office:value-type="date" office:date-value="2021-01-11T00:00:00" table:style-name="ce5">
            <text:p>11.01.21</text:p>
          </table:table-cell>
          <table:table-cell office:value-type="float" office:value="37" table:style-name="ce4">
            <text:p>37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6418" table:style-name="ce6">
            <text:p>36418</text:p>
          </table:table-cell>
          <table:table-cell office:value-type="string" office:string-value="Инструмент" table:formula="of:=VLOOKUP([.C36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table:style-name="ce4">
            <text:p>369</text:p>
          </table:table-cell>
          <table:table-cell office:value-type="date" office:date-value="2021-01-12T00:00:00" table:style-name="ce5">
            <text:p>12.01.21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5938" table:style-name="ce6">
            <text:p>35938</text:p>
          </table:table-cell>
          <table:table-cell office:value-type="string" office:string-value="Сантехника" table:formula="of:=VLOOKUP([.C37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table:style-name="ce4">
            <text:p>370</text:p>
          </table:table-cell>
          <table:table-cell office:value-type="date" office:date-value="2021-01-13T00:00:00" table:style-name="ce5">
            <text:p>13.01.21</text:p>
          </table:table-cell>
          <table:table-cell office:value-type="float" office:value="41" table:style-name="ce4">
            <text:p>4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2998" table:style-name="ce6">
            <text:p>22998</text:p>
          </table:table-cell>
          <table:table-cell office:value-type="string" office:string-value="Электрика" table:formula="of:=VLOOKUP([.C37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table:style-name="ce4">
            <text:p>371</text:p>
          </table:table-cell>
          <table:table-cell office:value-type="date" office:date-value="2021-01-14T00:00:00" table:style-name="ce5">
            <text:p>14.01.21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5419" table:style-name="ce6">
            <text:p>35419</text:p>
          </table:table-cell>
          <table:table-cell office:value-type="string" office:string-value="Электрика" table:formula="of:=VLOOKUP([.C37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table:style-name="ce4">
            <text:p>372</text:p>
          </table:table-cell>
          <table:table-cell office:value-type="date" office:date-value="2021-01-15T00:00:00" table:style-name="ce5">
            <text:p>15.01.21</text:p>
          </table:table-cell>
          <table:table-cell office:value-type="float" office:value="50" table:style-name="ce4">
            <text:p>5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5216" table:style-name="ce6">
            <text:p>25216</text:p>
          </table:table-cell>
          <table:table-cell office:value-type="string" office:string-value="Сантехника" table:formula="of:=VLOOKUP([.C37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table:style-name="ce4">
            <text:p>373</text:p>
          </table:table-cell>
          <table:table-cell office:value-type="date" office:date-value="2021-01-16T00:00:00" table:style-name="ce5">
            <text:p>16.01.21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0782" table:style-name="ce6">
            <text:p>20782</text:p>
          </table:table-cell>
          <table:table-cell office:value-type="string" office:string-value="Электрика" table:formula="of:=VLOOKUP([.C37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table:style-name="ce4">
            <text:p>374</text:p>
          </table:table-cell>
          <table:table-cell office:value-type="date" office:date-value="2021-01-17T00:00:00" table:style-name="ce5">
            <text:p>17.01.21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3612" table:style-name="ce6">
            <text:p>23612</text:p>
          </table:table-cell>
          <table:table-cell office:value-type="string" office:string-value="Сантехника" table:formula="of:=VLOOKUP([.C37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table:style-name="ce4">
            <text:p>375</text:p>
          </table:table-cell>
          <table:table-cell office:value-type="date" office:date-value="2021-01-18T00:00:00" table:style-name="ce5">
            <text:p>18.01.21</text:p>
          </table:table-cell>
          <table:table-cell office:value-type="float" office:value="48" table:style-name="ce4">
            <text:p>4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4683" table:style-name="ce6">
            <text:p>24683</text:p>
          </table:table-cell>
          <table:table-cell office:value-type="string" office:string-value="Инструмент" table:formula="of:=VLOOKUP([.C37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table:style-name="ce4">
            <text:p>376</text:p>
          </table:table-cell>
          <table:table-cell office:value-type="date" office:date-value="2021-01-19T00:00:00" table:style-name="ce5">
            <text:p>19.01.21</text:p>
          </table:table-cell>
          <table:table-cell office:value-type="float" office:value="35" table:style-name="ce4">
            <text:p>3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5381" table:style-name="ce6">
            <text:p>35381</text:p>
          </table:table-cell>
          <table:table-cell office:value-type="string" office:string-value="Инструмент" table:formula="of:=VLOOKUP([.C37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table:style-name="ce4">
            <text:p>377</text:p>
          </table:table-cell>
          <table:table-cell office:value-type="date" office:date-value="2021-01-20T00:00:00" table:style-name="ce5">
            <text:p>20.01.21</text:p>
          </table:table-cell>
          <table:table-cell office:value-type="float" office:value="40" table:style-name="ce4">
            <text:p>4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2346" table:style-name="ce6">
            <text:p>32346</text:p>
          </table:table-cell>
          <table:table-cell office:value-type="string" office:string-value="Электрика" table:formula="of:=VLOOKUP([.C37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table:style-name="ce4">
            <text:p>378</text:p>
          </table:table-cell>
          <table:table-cell office:value-type="date" office:date-value="2021-01-21T00:00:00" table:style-name="ce5">
            <text:p>21.01.21</text:p>
          </table:table-cell>
          <table:table-cell office:value-type="float" office:value="35" table:style-name="ce4">
            <text:p>3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7562" table:style-name="ce6">
            <text:p>27562</text:p>
          </table:table-cell>
          <table:table-cell office:value-type="string" office:string-value="Инструмент" table:formula="of:=VLOOKUP([.C37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table:style-name="ce4">
            <text:p>379</text:p>
          </table:table-cell>
          <table:table-cell office:value-type="date" office:date-value="2021-01-22T00:00:00" table:style-name="ce5">
            <text:p>22.01.21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7784" table:style-name="ce6">
            <text:p>27784</text:p>
          </table:table-cell>
          <table:table-cell office:value-type="string" office:string-value="Электрика" table:formula="of:=VLOOKUP([.C38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table:style-name="ce4">
            <text:p>380</text:p>
          </table:table-cell>
          <table:table-cell office:value-type="date" office:date-value="2021-01-23T00:00:00" table:style-name="ce5">
            <text:p>23.01.21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1780" table:style-name="ce6">
            <text:p>31780</text:p>
          </table:table-cell>
          <table:table-cell office:value-type="string" office:string-value="Инструмент" table:formula="of:=VLOOKUP([.C38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1" table:style-name="ce4">
            <text:p>381</text:p>
          </table:table-cell>
          <table:table-cell office:value-type="date" office:date-value="2021-01-24T00:00:00" table:style-name="ce5">
            <text:p>24.01.21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7874" table:style-name="ce6">
            <text:p>37874</text:p>
          </table:table-cell>
          <table:table-cell office:value-type="string" office:string-value="Электрика" table:formula="of:=VLOOKUP([.C38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table:style-name="ce4">
            <text:p>382</text:p>
          </table:table-cell>
          <table:table-cell office:value-type="date" office:date-value="2021-01-25T00:00:00" table:style-name="ce5">
            <text:p>25.01.21</text:p>
          </table:table-cell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2372" table:style-name="ce6">
            <text:p>32372</text:p>
          </table:table-cell>
          <table:table-cell office:value-type="string" office:string-value="Электрика" table:formula="of:=VLOOKUP([.C38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table:style-name="ce4">
            <text:p>383</text:p>
          </table:table-cell>
          <table:table-cell office:value-type="date" office:date-value="2021-01-26T00:00:00" table:style-name="ce5">
            <text:p>26.01.21</text:p>
          </table:table-cell>
          <table:table-cell office:value-type="float" office:value="37" table:style-name="ce4">
            <text:p>3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1182" table:style-name="ce6">
            <text:p>21182</text:p>
          </table:table-cell>
          <table:table-cell office:value-type="string" office:string-value="Инструмент" table:formula="of:=VLOOKUP([.C38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table:style-name="ce4">
            <text:p>384</text:p>
          </table:table-cell>
          <table:table-cell office:value-type="date" office:date-value="2021-01-27T00:00:00" table:style-name="ce5">
            <text:p>27.01.21</text:p>
          </table:table-cell>
          <table:table-cell office:value-type="float" office:value="55" table:style-name="ce4">
            <text:p>5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1969" table:style-name="ce6">
            <text:p>21969</text:p>
          </table:table-cell>
          <table:table-cell office:value-type="string" office:string-value="Инструмент" table:formula="of:=VLOOKUP([.C38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5" table:style-name="ce4">
            <text:p>385</text:p>
          </table:table-cell>
          <table:table-cell office:value-type="date" office:date-value="2021-01-28T00:00:00" table:style-name="ce5">
            <text:p>28.01.21</text:p>
          </table:table-cell>
          <table:table-cell office:value-type="float" office:value="46" table:style-name="ce4">
            <text:p>4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0403" table:style-name="ce6">
            <text:p>30403</text:p>
          </table:table-cell>
          <table:table-cell office:value-type="string" office:string-value="Инструмент" table:formula="of:=VLOOKUP([.C38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6" table:style-name="ce4">
            <text:p>386</text:p>
          </table:table-cell>
          <table:table-cell office:value-type="date" office:date-value="2021-01-29T00:00:00" table:style-name="ce5">
            <text:p>29.01.21</text:p>
          </table:table-cell>
          <table:table-cell office:value-type="float" office:value="48" table:style-name="ce4">
            <text:p>48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6948" table:style-name="ce6">
            <text:p>36948</text:p>
          </table:table-cell>
          <table:table-cell office:value-type="string" office:string-value="Инструмент" table:formula="of:=VLOOKUP([.C38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7" table:style-name="ce4">
            <text:p>387</text:p>
          </table:table-cell>
          <table:table-cell office:value-type="date" office:date-value="2021-01-30T00:00:00" table:style-name="ce5">
            <text:p>30.01.21</text:p>
          </table:table-cell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8637" table:style-name="ce6">
            <text:p>28637</text:p>
          </table:table-cell>
          <table:table-cell office:value-type="string" office:string-value="Сантехника" table:formula="of:=VLOOKUP([.C38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date" office:date-value="2021-01-31T00:00:00" table:style-name="ce5">
            <text:p>31.01.21</text:p>
          </table:table-cell>
          <table:table-cell office:value-type="float" office:value="26" table:style-name="ce4">
            <text:p>2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0072" table:style-name="ce6">
            <text:p>30072</text:p>
          </table:table-cell>
          <table:table-cell office:value-type="string" office:string-value="Электрика" table:formula="of:=VLOOKUP([.C38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9" table:style-name="ce4">
            <text:p>389</text:p>
          </table:table-cell>
          <table:table-cell office:value-type="date" office:date-value="2021-02-01T00:00:00" table:style-name="ce5">
            <text:p>01.02.21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0868" table:style-name="ce6">
            <text:p>30868</text:p>
          </table:table-cell>
          <table:table-cell office:value-type="string" office:string-value="Сантехника" table:formula="of:=VLOOKUP([.C39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0" table:style-name="ce4">
            <text:p>390</text:p>
          </table:table-cell>
          <table:table-cell office:value-type="date" office:date-value="2021-02-02T00:00:00" table:style-name="ce5">
            <text:p>02.02.21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4579" table:style-name="ce6">
            <text:p>24579</text:p>
          </table:table-cell>
          <table:table-cell office:value-type="string" office:string-value="Электрика" table:formula="of:=VLOOKUP([.C39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1" table:style-name="ce4">
            <text:p>391</text:p>
          </table:table-cell>
          <table:table-cell office:value-type="date" office:date-value="2021-02-03T00:00:00" table:style-name="ce5">
            <text:p>03.02.21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6502" table:style-name="ce6">
            <text:p>36502</text:p>
          </table:table-cell>
          <table:table-cell office:value-type="string" office:string-value="Электрика" table:formula="of:=VLOOKUP([.C39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2" table:style-name="ce4">
            <text:p>392</text:p>
          </table:table-cell>
          <table:table-cell office:value-type="date" office:date-value="2021-02-04T00:00:00" table:style-name="ce5">
            <text:p>04.02.21</text:p>
          </table:table-cell>
          <table:table-cell office:value-type="float" office:value="52" table:style-name="ce4">
            <text:p>5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6569" table:style-name="ce6">
            <text:p>36569</text:p>
          </table:table-cell>
          <table:table-cell office:value-type="string" office:string-value="Сантехника" table:formula="of:=VLOOKUP([.C39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3" table:style-name="ce4">
            <text:p>393</text:p>
          </table:table-cell>
          <table:table-cell office:value-type="date" office:date-value="2021-02-05T00:00:00" table:style-name="ce5">
            <text:p>05.02.21</text:p>
          </table:table-cell>
          <table:table-cell office:value-type="float" office:value="56" table:style-name="ce4">
            <text:p>56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3356" table:style-name="ce6">
            <text:p>33356</text:p>
          </table:table-cell>
          <table:table-cell office:value-type="string" office:string-value="Инструмент" table:formula="of:=VLOOKUP([.C39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4" table:style-name="ce4">
            <text:p>394</text:p>
          </table:table-cell>
          <table:table-cell office:value-type="date" office:date-value="2021-02-06T00:00:00" table:style-name="ce5">
            <text:p>06.02.21</text:p>
          </table:table-cell>
          <table:table-cell office:value-type="float" office:value="31" table:style-name="ce4">
            <text:p>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8753" table:style-name="ce6">
            <text:p>28753</text:p>
          </table:table-cell>
          <table:table-cell office:value-type="string" office:string-value="Электрика" table:formula="of:=VLOOKUP([.C39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5" table:style-name="ce4">
            <text:p>395</text:p>
          </table:table-cell>
          <table:table-cell office:value-type="date" office:date-value="2021-02-07T00:00:00" table:style-name="ce5">
            <text:p>07.02.21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2723" table:style-name="ce6">
            <text:p>22723</text:p>
          </table:table-cell>
          <table:table-cell office:value-type="string" office:string-value="Электрика" table:formula="of:=VLOOKUP([.C39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6" table:style-name="ce4">
            <text:p>396</text:p>
          </table:table-cell>
          <table:table-cell office:value-type="date" office:date-value="2021-02-08T00:00:00" table:style-name="ce5">
            <text:p>08.02.21</text:p>
          </table:table-cell>
          <table:table-cell office:value-type="float" office:value="49" table:style-name="ce4">
            <text:p>4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2739" table:style-name="ce6">
            <text:p>22739</text:p>
          </table:table-cell>
          <table:table-cell office:value-type="string" office:string-value="Инструмент" table:formula="of:=VLOOKUP([.C39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7" table:style-name="ce4">
            <text:p>397</text:p>
          </table:table-cell>
          <table:table-cell office:value-type="date" office:date-value="2021-02-09T00:00:00" table:style-name="ce5">
            <text:p>09.02.21</text:p>
          </table:table-cell>
          <table:table-cell office:value-type="float" office:value="26" table:style-name="ce4">
            <text:p>2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2417" table:style-name="ce6">
            <text:p>32417</text:p>
          </table:table-cell>
          <table:table-cell office:value-type="string" office:string-value="Электрика" table:formula="of:=VLOOKUP([.C39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8" table:style-name="ce4">
            <text:p>398</text:p>
          </table:table-cell>
          <table:table-cell office:value-type="date" office:date-value="2021-02-10T00:00:00" table:style-name="ce5">
            <text:p>10.02.21</text:p>
          </table:table-cell>
          <table:table-cell office:value-type="float" office:value="56" table:style-name="ce4">
            <text:p>5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8793" table:style-name="ce6">
            <text:p>28793</text:p>
          </table:table-cell>
          <table:table-cell office:value-type="string" office:string-value="Инструмент" table:formula="of:=VLOOKUP([.C39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9" table:style-name="ce4">
            <text:p>399</text:p>
          </table:table-cell>
          <table:table-cell office:value-type="date" office:date-value="2021-02-11T00:00:00" table:style-name="ce5">
            <text:p>11.02.21</text:p>
          </table:table-cell>
          <table:table-cell office:value-type="float" office:value="45" table:style-name="ce4">
            <text:p>4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1780" table:style-name="ce6">
            <text:p>21780</text:p>
          </table:table-cell>
          <table:table-cell office:value-type="string" office:string-value="Инструмент" table:formula="of:=VLOOKUP([.C40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0" table:style-name="ce4">
            <text:p>400</text:p>
          </table:table-cell>
          <table:table-cell office:value-type="date" office:date-value="2021-02-12T00:00:00" table:style-name="ce5">
            <text:p>12.02.21</text:p>
          </table:table-cell>
          <table:table-cell office:value-type="float" office:value="45" table:style-name="ce4">
            <text:p>4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5761" table:style-name="ce6">
            <text:p>25761</text:p>
          </table:table-cell>
          <table:table-cell office:value-type="string" office:string-value="Инструмент" table:formula="of:=VLOOKUP([.C40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1" table:style-name="ce4">
            <text:p>401</text:p>
          </table:table-cell>
          <table:table-cell office:value-type="date" office:date-value="2021-02-13T00:00:00" table:style-name="ce5">
            <text:p>13.02.21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6273" table:style-name="ce6">
            <text:p>26273</text:p>
          </table:table-cell>
          <table:table-cell office:value-type="string" office:string-value="Электрика" table:formula="of:=VLOOKUP([.C40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2" table:style-name="ce4">
            <text:p>402</text:p>
          </table:table-cell>
          <table:table-cell office:value-type="date" office:date-value="2021-02-14T00:00:00" table:style-name="ce5">
            <text:p>14.02.21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9454" table:style-name="ce6">
            <text:p>39454</text:p>
          </table:table-cell>
          <table:table-cell office:value-type="string" office:string-value="Электрика" table:formula="of:=VLOOKUP([.C40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3" table:style-name="ce4">
            <text:p>403</text:p>
          </table:table-cell>
          <table:table-cell office:value-type="date" office:date-value="2021-02-15T00:00:00" table:style-name="ce5">
            <text:p>15.02.21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0535" table:style-name="ce6">
            <text:p>30535</text:p>
          </table:table-cell>
          <table:table-cell office:value-type="string" office:string-value="Электрика" table:formula="of:=VLOOKUP([.C40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4" table:style-name="ce4">
            <text:p>404</text:p>
          </table:table-cell>
          <table:table-cell office:value-type="date" office:date-value="2021-02-16T00:00:00" table:style-name="ce5">
            <text:p>16.02.21</text:p>
          </table:table-cell>
          <table:table-cell office:value-type="float" office:value="40" table:style-name="ce4">
            <text:p>4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1851" table:style-name="ce6">
            <text:p>21851</text:p>
          </table:table-cell>
          <table:table-cell office:value-type="string" office:string-value="Электрика" table:formula="of:=VLOOKUP([.C40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5" table:style-name="ce4">
            <text:p>405</text:p>
          </table:table-cell>
          <table:table-cell office:value-type="date" office:date-value="2021-02-17T00:00:00" table:style-name="ce5">
            <text:p>17.02.21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0814" table:style-name="ce6">
            <text:p>30814</text:p>
          </table:table-cell>
          <table:table-cell office:value-type="string" office:string-value="Сантехника" table:formula="of:=VLOOKUP([.C40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6" table:style-name="ce4">
            <text:p>406</text:p>
          </table:table-cell>
          <table:table-cell office:value-type="date" office:date-value="2021-02-18T00:00:00" table:style-name="ce5">
            <text:p>18.02.21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3466" table:style-name="ce6">
            <text:p>23466</text:p>
          </table:table-cell>
          <table:table-cell office:value-type="string" office:string-value="Электрика" table:formula="of:=VLOOKUP([.C40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7" table:style-name="ce4">
            <text:p>407</text:p>
          </table:table-cell>
          <table:table-cell office:value-type="date" office:date-value="2021-02-19T00:00:00" table:style-name="ce5">
            <text:p>19.02.21</text:p>
          </table:table-cell>
          <table:table-cell office:value-type="float" office:value="56" table:style-name="ce4">
            <text:p>5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9705" table:style-name="ce6">
            <text:p>29705</text:p>
          </table:table-cell>
          <table:table-cell office:value-type="string" office:string-value="Инструмент" table:formula="of:=VLOOKUP([.C40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8" table:style-name="ce4">
            <text:p>408</text:p>
          </table:table-cell>
          <table:table-cell office:value-type="date" office:date-value="2021-02-20T00:00:00" table:style-name="ce5">
            <text:p>20.02.21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4671" table:style-name="ce6">
            <text:p>34671</text:p>
          </table:table-cell>
          <table:table-cell office:value-type="string" office:string-value="Электрика" table:formula="of:=VLOOKUP([.C40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9" table:style-name="ce4">
            <text:p>409</text:p>
          </table:table-cell>
          <table:table-cell office:value-type="date" office:date-value="2021-02-21T00:00:00" table:style-name="ce5">
            <text:p>21.02.21</text:p>
          </table:table-cell>
          <table:table-cell office:value-type="float" office:value="53" table:style-name="ce4">
            <text:p>5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0614" table:style-name="ce6">
            <text:p>20614</text:p>
          </table:table-cell>
          <table:table-cell office:value-type="string" office:string-value="Электрика" table:formula="of:=VLOOKUP([.C41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" table:style-name="ce4">
            <text:p>410</text:p>
          </table:table-cell>
          <table:table-cell office:value-type="date" office:date-value="2021-02-22T00:00:00" table:style-name="ce5">
            <text:p>22.02.21</text:p>
          </table:table-cell>
          <table:table-cell office:value-type="float" office:value="14" table:style-name="ce4">
            <text:p>14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5190" table:style-name="ce6">
            <text:p>35190</text:p>
          </table:table-cell>
          <table:table-cell office:value-type="string" office:string-value="Сантехника" table:formula="of:=VLOOKUP([.C41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1" table:style-name="ce4">
            <text:p>411</text:p>
          </table:table-cell>
          <table:table-cell office:value-type="date" office:date-value="2021-02-23T00:00:00" table:style-name="ce5">
            <text:p>23.02.21</text:p>
          </table:table-cell>
          <table:table-cell office:value-type="float" office:value="36" table:style-name="ce4">
            <text:p>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0250" table:style-name="ce6">
            <text:p>20250</text:p>
          </table:table-cell>
          <table:table-cell office:value-type="string" office:string-value="Инструмент" table:formula="of:=VLOOKUP([.C41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2" table:style-name="ce4">
            <text:p>412</text:p>
          </table:table-cell>
          <table:table-cell office:value-type="date" office:date-value="2021-02-24T00:00:00" table:style-name="ce5">
            <text:p>24.02.21</text:p>
          </table:table-cell>
          <table:table-cell office:value-type="float" office:value="40" table:style-name="ce4">
            <text:p>4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0928" table:style-name="ce6">
            <text:p>20928</text:p>
          </table:table-cell>
          <table:table-cell office:value-type="string" office:string-value="Электрика" table:formula="of:=VLOOKUP([.C41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3" table:style-name="ce4">
            <text:p>413</text:p>
          </table:table-cell>
          <table:table-cell office:value-type="date" office:date-value="2021-02-25T00:00:00" table:style-name="ce5">
            <text:p>25.02.21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9460" table:style-name="ce6">
            <text:p>39460</text:p>
          </table:table-cell>
          <table:table-cell office:value-type="string" office:string-value="Электрика" table:formula="of:=VLOOKUP([.C41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4" table:style-name="ce4">
            <text:p>414</text:p>
          </table:table-cell>
          <table:table-cell office:value-type="date" office:date-value="2021-02-26T00:00:00" table:style-name="ce5">
            <text:p>26.02.21</text:p>
          </table:table-cell>
          <table:table-cell office:value-type="float" office:value="46" table:style-name="ce4">
            <text:p>4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0923" table:style-name="ce6">
            <text:p>20923</text:p>
          </table:table-cell>
          <table:table-cell office:value-type="string" office:string-value="Инструмент" table:formula="of:=VLOOKUP([.C41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5" table:style-name="ce4">
            <text:p>415</text:p>
          </table:table-cell>
          <table:table-cell office:value-type="date" office:date-value="2021-02-27T00:00:00" table:style-name="ce5">
            <text:p>27.02.21</text:p>
          </table:table-cell>
          <table:table-cell office:value-type="float" office:value="59" table:style-name="ce4">
            <text:p>5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8075" table:style-name="ce6">
            <text:p>28075</text:p>
          </table:table-cell>
          <table:table-cell office:value-type="string" office:string-value="Сантехника" table:formula="of:=VLOOKUP([.C41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6" table:style-name="ce4">
            <text:p>416</text:p>
          </table:table-cell>
          <table:table-cell office:value-type="date" office:date-value="2021-02-28T00:00:00" table:style-name="ce5">
            <text:p>28.02.21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3353" table:style-name="ce6">
            <text:p>33353</text:p>
          </table:table-cell>
          <table:table-cell office:value-type="string" office:string-value="Сантехника" table:formula="of:=VLOOKUP([.C41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table:style-name="ce4">
            <text:p>417</text:p>
          </table:table-cell>
          <table:table-cell office:value-type="date" office:date-value="2021-03-01T00:00:00" table:style-name="ce5">
            <text:p>01.03.21</text:p>
          </table:table-cell>
          <table:table-cell office:value-type="float" office:value="28" table:style-name="ce4">
            <text:p>2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4664" table:style-name="ce6">
            <text:p>24664</text:p>
          </table:table-cell>
          <table:table-cell office:value-type="string" office:string-value="Электрика" table:formula="of:=VLOOKUP([.C41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table:style-name="ce4">
            <text:p>418</text:p>
          </table:table-cell>
          <table:table-cell office:value-type="date" office:date-value="2021-03-02T00:00:00" table:style-name="ce5">
            <text:p>02.03.21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1716" table:style-name="ce6">
            <text:p>21716</text:p>
          </table:table-cell>
          <table:table-cell office:value-type="string" office:string-value="Сантехника" table:formula="of:=VLOOKUP([.C41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table:style-name="ce4">
            <text:p>419</text:p>
          </table:table-cell>
          <table:table-cell office:value-type="date" office:date-value="2021-03-03T00:00:00" table:style-name="ce5">
            <text:p>03.03.21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0784" table:style-name="ce6">
            <text:p>20784</text:p>
          </table:table-cell>
          <table:table-cell office:value-type="string" office:string-value="Электрика" table:formula="of:=VLOOKUP([.C42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table:style-name="ce4">
            <text:p>420</text:p>
          </table:table-cell>
          <table:table-cell office:value-type="date" office:date-value="2021-03-04T00:00:00" table:style-name="ce5">
            <text:p>04.03.21</text:p>
          </table:table-cell>
          <table:table-cell office:value-type="float" office:value="52" table:style-name="ce4">
            <text:p>5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3731" table:style-name="ce6">
            <text:p>33731</text:p>
          </table:table-cell>
          <table:table-cell office:value-type="string" office:string-value="Сантехника" table:formula="of:=VLOOKUP([.C42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table:style-name="ce4">
            <text:p>421</text:p>
          </table:table-cell>
          <table:table-cell office:value-type="date" office:date-value="2021-03-05T00:00:00" table:style-name="ce5">
            <text:p>05.03.21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5013" table:style-name="ce6">
            <text:p>25013</text:p>
          </table:table-cell>
          <table:table-cell office:value-type="string" office:string-value="Сантехника" table:formula="of:=VLOOKUP([.C42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table:style-name="ce4">
            <text:p>422</text:p>
          </table:table-cell>
          <table:table-cell office:value-type="date" office:date-value="2021-03-06T00:00:00" table:style-name="ce5">
            <text:p>06.03.21</text:p>
          </table:table-cell>
          <table:table-cell office:value-type="float" office:value="34" table:style-name="ce4">
            <text:p>3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7968" table:style-name="ce6">
            <text:p>27968</text:p>
          </table:table-cell>
          <table:table-cell office:value-type="string" office:string-value="Инструмент" table:formula="of:=VLOOKUP([.C42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table:style-name="ce4">
            <text:p>423</text:p>
          </table:table-cell>
          <table:table-cell office:value-type="date" office:date-value="2021-03-07T00:00:00" table:style-name="ce5">
            <text:p>07.03.21</text:p>
          </table:table-cell>
          <table:table-cell office:value-type="float" office:value="55" table:style-name="ce4">
            <text:p>5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7847" table:style-name="ce6">
            <text:p>37847</text:p>
          </table:table-cell>
          <table:table-cell office:value-type="string" office:string-value="Инструмент" table:formula="of:=VLOOKUP([.C42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4" table:style-name="ce4">
            <text:p>424</text:p>
          </table:table-cell>
          <table:table-cell office:value-type="date" office:date-value="2021-03-08T00:00:00" table:style-name="ce5">
            <text:p>08.03.21</text:p>
          </table:table-cell>
          <table:table-cell office:value-type="float" office:value="44" table:style-name="ce4">
            <text:p>4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8548" table:style-name="ce6">
            <text:p>28548</text:p>
          </table:table-cell>
          <table:table-cell office:value-type="string" office:string-value="Электрика" table:formula="of:=VLOOKUP([.C42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table:style-name="ce4">
            <text:p>425</text:p>
          </table:table-cell>
          <table:table-cell office:value-type="date" office:date-value="2021-03-09T00:00:00" table:style-name="ce5">
            <text:p>09.03.2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1979" table:style-name="ce6">
            <text:p>31979</text:p>
          </table:table-cell>
          <table:table-cell office:value-type="string" office:string-value="Электрика" table:formula="of:=VLOOKUP([.C42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table:style-name="ce4">
            <text:p>426</text:p>
          </table:table-cell>
          <table:table-cell office:value-type="date" office:date-value="2021-03-10T00:00:00" table:style-name="ce5">
            <text:p>10.03.21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8018" table:style-name="ce6">
            <text:p>28018</text:p>
          </table:table-cell>
          <table:table-cell office:value-type="string" office:string-value="Электрика" table:formula="of:=VLOOKUP([.C42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table:style-name="ce4">
            <text:p>427</text:p>
          </table:table-cell>
          <table:table-cell office:value-type="date" office:date-value="2021-03-11T00:00:00" table:style-name="ce5">
            <text:p>11.03.21</text:p>
          </table:table-cell>
          <table:table-cell office:value-type="float" office:value="56" table:style-name="ce4">
            <text:p>5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9885" table:style-name="ce6">
            <text:p>39885</text:p>
          </table:table-cell>
          <table:table-cell office:value-type="string" office:string-value="Инструмент" table:formula="of:=VLOOKUP([.C42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table:style-name="ce4">
            <text:p>428</text:p>
          </table:table-cell>
          <table:table-cell office:value-type="date" office:date-value="2021-03-12T00:00:00" table:style-name="ce5">
            <text:p>12.03.21</text:p>
          </table:table-cell>
          <table:table-cell office:value-type="float" office:value="43" table:style-name="ce4">
            <text:p>4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4518" table:style-name="ce6">
            <text:p>34518</text:p>
          </table:table-cell>
          <table:table-cell office:value-type="string" office:string-value="Электрика" table:formula="of:=VLOOKUP([.C42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table:style-name="ce4">
            <text:p>429</text:p>
          </table:table-cell>
          <table:table-cell office:value-type="date" office:date-value="2021-03-13T00:00:00" table:style-name="ce5">
            <text:p>13.03.21</text:p>
          </table:table-cell>
          <table:table-cell office:value-type="float" office:value="50" table:style-name="ce4">
            <text:p>5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2218" table:style-name="ce6">
            <text:p>22218</text:p>
          </table:table-cell>
          <table:table-cell office:value-type="string" office:string-value="Сантехника" table:formula="of:=VLOOKUP([.C43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table:style-name="ce4">
            <text:p>430</text:p>
          </table:table-cell>
          <table:table-cell office:value-type="date" office:date-value="2021-03-14T00:00:00" table:style-name="ce5">
            <text:p>14.03.21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6219" table:style-name="ce6">
            <text:p>26219</text:p>
          </table:table-cell>
          <table:table-cell office:value-type="string" office:string-value="Электрика" table:formula="of:=VLOOKUP([.C43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table:style-name="ce4">
            <text:p>431</text:p>
          </table:table-cell>
          <table:table-cell office:value-type="date" office:date-value="2021-03-15T00:00:00" table:style-name="ce5">
            <text:p>15.03.21</text:p>
          </table:table-cell>
          <table:table-cell office:value-type="float" office:value="55" table:style-name="ce4">
            <text:p>5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8375" table:style-name="ce6">
            <text:p>28375</text:p>
          </table:table-cell>
          <table:table-cell office:value-type="string" office:string-value="Инструмент" table:formula="of:=VLOOKUP([.C43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table:style-name="ce4">
            <text:p>432</text:p>
          </table:table-cell>
          <table:table-cell office:value-type="date" office:date-value="2021-03-16T00:00:00" table:style-name="ce5">
            <text:p>16.03.21</text:p>
          </table:table-cell>
          <table:table-cell office:value-type="float" office:value="42" table:style-name="ce4">
            <text:p>4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9411" table:style-name="ce6">
            <text:p>39411</text:p>
          </table:table-cell>
          <table:table-cell office:value-type="string" office:string-value="Электрика" table:formula="of:=VLOOKUP([.C43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table:style-name="ce4">
            <text:p>433</text:p>
          </table:table-cell>
          <table:table-cell office:value-type="date" office:date-value="2021-03-17T00:00:00" table:style-name="ce5">
            <text:p>17.03.21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8441" table:style-name="ce6">
            <text:p>38441</text:p>
          </table:table-cell>
          <table:table-cell office:value-type="string" office:string-value="Сантехника" table:formula="of:=VLOOKUP([.C43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table:style-name="ce4">
            <text:p>434</text:p>
          </table:table-cell>
          <table:table-cell office:value-type="date" office:date-value="2021-03-18T00:00:00" table:style-name="ce5">
            <text:p>18.03.21</text:p>
          </table:table-cell>
          <table:table-cell office:value-type="float" office:value="50" table:style-name="ce4">
            <text:p>50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8077" table:style-name="ce6">
            <text:p>38077</text:p>
          </table:table-cell>
          <table:table-cell office:value-type="string" office:string-value="Сантехника" table:formula="of:=VLOOKUP([.C43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table:style-name="ce4">
            <text:p>435</text:p>
          </table:table-cell>
          <table:table-cell office:value-type="date" office:date-value="2021-03-19T00:00:00" table:style-name="ce5">
            <text:p>19.03.21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4664" table:style-name="ce6">
            <text:p>24664</text:p>
          </table:table-cell>
          <table:table-cell office:value-type="string" office:string-value="Электрика" table:formula="of:=VLOOKUP([.C43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table:style-name="ce4">
            <text:p>436</text:p>
          </table:table-cell>
          <table:table-cell office:value-type="date" office:date-value="2021-03-20T00:00:00" table:style-name="ce5">
            <text:p>20.03.21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2535" table:style-name="ce6">
            <text:p>32535</text:p>
          </table:table-cell>
          <table:table-cell office:value-type="string" office:string-value="Электрика" table:formula="of:=VLOOKUP([.C43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table:style-name="ce4">
            <text:p>437</text:p>
          </table:table-cell>
          <table:table-cell office:value-type="date" office:date-value="2021-03-21T00:00:00" table:style-name="ce5">
            <text:p>21.03.21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1640" table:style-name="ce6">
            <text:p>21640</text:p>
          </table:table-cell>
          <table:table-cell office:value-type="string" office:string-value="Электрика" table:formula="of:=VLOOKUP([.C43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table:style-name="ce4">
            <text:p>438</text:p>
          </table:table-cell>
          <table:table-cell office:value-type="date" office:date-value="2021-03-22T00:00:00" table:style-name="ce5">
            <text:p>22.03.21</text:p>
          </table:table-cell>
          <table:table-cell office:value-type="float" office:value="43" table:style-name="ce4">
            <text:p>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6188" table:style-name="ce6">
            <text:p>36188</text:p>
          </table:table-cell>
          <table:table-cell office:value-type="string" office:string-value="Электрика" table:formula="of:=VLOOKUP([.C43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table:style-name="ce4">
            <text:p>439</text:p>
          </table:table-cell>
          <table:table-cell office:value-type="date" office:date-value="2021-03-23T00:00:00" table:style-name="ce5">
            <text:p>23.03.21</text:p>
          </table:table-cell>
          <table:table-cell office:value-type="float" office:value="54" table:style-name="ce4">
            <text:p>5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6982" table:style-name="ce6">
            <text:p>26982</text:p>
          </table:table-cell>
          <table:table-cell office:value-type="string" office:string-value="Электрика" table:formula="of:=VLOOKUP([.C44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table:style-name="ce4">
            <text:p>440</text:p>
          </table:table-cell>
          <table:table-cell office:value-type="date" office:date-value="2021-03-24T00:00:00" table:style-name="ce5">
            <text:p>24.03.21</text:p>
          </table:table-cell>
          <table:table-cell office:value-type="float" office:value="39" table:style-name="ce4">
            <text:p>3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4743" table:style-name="ce6">
            <text:p>34743</text:p>
          </table:table-cell>
          <table:table-cell office:value-type="string" office:string-value="Электрика" table:formula="of:=VLOOKUP([.C44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table:style-name="ce4">
            <text:p>441</text:p>
          </table:table-cell>
          <table:table-cell office:value-type="date" office:date-value="2021-03-25T00:00:00" table:style-name="ce5">
            <text:p>25.03.21</text:p>
          </table:table-cell>
          <table:table-cell office:value-type="float" office:value="23" table:style-name="ce4">
            <text:p>2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5525" table:style-name="ce6">
            <text:p>25525</text:p>
          </table:table-cell>
          <table:table-cell office:value-type="string" office:string-value="Электрика" table:formula="of:=VLOOKUP([.C44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table:style-name="ce4">
            <text:p>442</text:p>
          </table:table-cell>
          <table:table-cell office:value-type="date" office:date-value="2021-03-26T00:00:00" table:style-name="ce5">
            <text:p>26.03.2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3319" table:style-name="ce6">
            <text:p>23319</text:p>
          </table:table-cell>
          <table:table-cell office:value-type="string" office:string-value="Электрика" table:formula="of:=VLOOKUP([.C44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table:style-name="ce4">
            <text:p>443</text:p>
          </table:table-cell>
          <table:table-cell office:value-type="date" office:date-value="2021-03-27T00:00:00" table:style-name="ce5">
            <text:p>27.03.21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0248" table:style-name="ce6">
            <text:p>30248</text:p>
          </table:table-cell>
          <table:table-cell office:value-type="string" office:string-value="Электрика" table:formula="of:=VLOOKUP([.C44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table:style-name="ce4">
            <text:p>444</text:p>
          </table:table-cell>
          <table:table-cell office:value-type="date" office:date-value="2021-03-28T00:00:00" table:style-name="ce5">
            <text:p>28.03.21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5110" table:style-name="ce6">
            <text:p>25110</text:p>
          </table:table-cell>
          <table:table-cell office:value-type="string" office:string-value="Электрика" table:formula="of:=VLOOKUP([.C44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table:style-name="ce4">
            <text:p>445</text:p>
          </table:table-cell>
          <table:table-cell office:value-type="date" office:date-value="2021-03-29T00:00:00" table:style-name="ce5">
            <text:p>29.03.21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2857" table:style-name="ce6">
            <text:p>22857</text:p>
          </table:table-cell>
          <table:table-cell office:value-type="string" office:string-value="Сантехника" table:formula="of:=VLOOKUP([.C44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table:style-name="ce4">
            <text:p>446</text:p>
          </table:table-cell>
          <table:table-cell office:value-type="date" office:date-value="2021-03-30T00:00:00" table:style-name="ce5">
            <text:p>30.03.21</text:p>
          </table:table-cell>
          <table:table-cell office:value-type="float" office:value="58" table:style-name="ce4">
            <text:p>5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0080" table:style-name="ce6">
            <text:p>20080</text:p>
          </table:table-cell>
          <table:table-cell office:value-type="string" office:string-value="Инструмент" table:formula="of:=VLOOKUP([.C44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table:style-name="ce4">
            <text:p>447</text:p>
          </table:table-cell>
          <table:table-cell office:value-type="date" office:date-value="2021-03-31T00:00:00" table:style-name="ce5">
            <text:p>31.03.21</text:p>
          </table:table-cell>
          <table:table-cell office:value-type="float" office:value="30" table:style-name="ce4">
            <text:p>3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9620" table:style-name="ce6">
            <text:p>29620</text:p>
          </table:table-cell>
          <table:table-cell office:value-type="string" office:string-value="Электрика" table:formula="of:=VLOOKUP([.C44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table:style-name="ce4">
            <text:p>448</text:p>
          </table:table-cell>
          <table:table-cell office:value-type="date" office:date-value="2021-04-01T00:00:00" table:style-name="ce5">
            <text:p>01.04.21</text:p>
          </table:table-cell>
          <table:table-cell office:value-type="float" office:value="51" table:style-name="ce4">
            <text:p>5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6654" table:style-name="ce6">
            <text:p>26654</text:p>
          </table:table-cell>
          <table:table-cell office:value-type="string" office:string-value="Сантехника" table:formula="of:=VLOOKUP([.C44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table:style-name="ce4">
            <text:p>449</text:p>
          </table:table-cell>
          <table:table-cell office:value-type="date" office:date-value="2021-04-02T00:00:00" table:style-name="ce5">
            <text:p>02.04.21</text:p>
          </table:table-cell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3841" table:style-name="ce6">
            <text:p>23841</text:p>
          </table:table-cell>
          <table:table-cell office:value-type="string" office:string-value="Электрика" table:formula="of:=VLOOKUP([.C45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table:style-name="ce4">
            <text:p>450</text:p>
          </table:table-cell>
          <table:table-cell office:value-type="date" office:date-value="2021-04-03T00:00:00" table:style-name="ce5">
            <text:p>03.04.2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1931" table:style-name="ce6">
            <text:p>21931</text:p>
          </table:table-cell>
          <table:table-cell office:value-type="string" office:string-value="Электрика" table:formula="of:=VLOOKUP([.C45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table:style-name="ce4">
            <text:p>451</text:p>
          </table:table-cell>
          <table:table-cell office:value-type="date" office:date-value="2021-04-04T00:00:00" table:style-name="ce5">
            <text:p>04.04.21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7945" table:style-name="ce6">
            <text:p>27945</text:p>
          </table:table-cell>
          <table:table-cell office:value-type="string" office:string-value="Сантехника" table:formula="of:=VLOOKUP([.C45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table:style-name="ce4">
            <text:p>452</text:p>
          </table:table-cell>
          <table:table-cell office:value-type="date" office:date-value="2021-04-05T00:00:00" table:style-name="ce5">
            <text:p>05.04.21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8207" table:style-name="ce6">
            <text:p>38207</text:p>
          </table:table-cell>
          <table:table-cell office:value-type="string" office:string-value="Сантехника" table:formula="of:=VLOOKUP([.C45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table:style-name="ce4">
            <text:p>453</text:p>
          </table:table-cell>
          <table:table-cell office:value-type="date" office:date-value="2021-04-06T00:00:00" table:style-name="ce5">
            <text:p>06.04.21</text:p>
          </table:table-cell>
          <table:table-cell office:value-type="float" office:value="47" table:style-name="ce4">
            <text:p>4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7882" table:style-name="ce6">
            <text:p>27882</text:p>
          </table:table-cell>
          <table:table-cell office:value-type="string" office:string-value="Инструмент" table:formula="of:=VLOOKUP([.C45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table:style-name="ce4">
            <text:p>454</text:p>
          </table:table-cell>
          <table:table-cell office:value-type="date" office:date-value="2021-04-07T00:00:00" table:style-name="ce5">
            <text:p>07.04.21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5876" table:style-name="ce6">
            <text:p>25876</text:p>
          </table:table-cell>
          <table:table-cell office:value-type="string" office:string-value="Электрика" table:formula="of:=VLOOKUP([.C45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table:style-name="ce4">
            <text:p>455</text:p>
          </table:table-cell>
          <table:table-cell office:value-type="date" office:date-value="2021-04-08T00:00:00" table:style-name="ce5">
            <text:p>08.04.21</text:p>
          </table:table-cell>
          <table:table-cell office:value-type="float" office:value="20" table:style-name="ce4">
            <text:p>2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2662" table:style-name="ce6">
            <text:p>32662</text:p>
          </table:table-cell>
          <table:table-cell office:value-type="string" office:string-value="Сантехника" table:formula="of:=VLOOKUP([.C456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table:style-name="ce4">
            <text:p>456</text:p>
          </table:table-cell>
          <table:table-cell office:value-type="date" office:date-value="2021-04-09T00:00:00" table:style-name="ce5">
            <text:p>09.04.2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2488" table:style-name="ce6">
            <text:p>22488</text:p>
          </table:table-cell>
          <table:table-cell office:value-type="string" office:string-value="Электрика" table:formula="of:=VLOOKUP([.C45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table:style-name="ce4">
            <text:p>457</text:p>
          </table:table-cell>
          <table:table-cell office:value-type="date" office:date-value="2021-04-10T00:00:00" table:style-name="ce5">
            <text:p>10.04.21</text:p>
          </table:table-cell>
          <table:table-cell office:value-type="float" office:value="46" table:style-name="ce4">
            <text:p>4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0038" table:style-name="ce6">
            <text:p>30038</text:p>
          </table:table-cell>
          <table:table-cell office:value-type="string" office:string-value="Инструмент" table:formula="of:=VLOOKUP([.C45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table:style-name="ce4">
            <text:p>458</text:p>
          </table:table-cell>
          <table:table-cell office:value-type="date" office:date-value="2021-04-11T00:00:00" table:style-name="ce5">
            <text:p>11.04.21</text:p>
          </table:table-cell>
          <table:table-cell office:value-type="float" office:value="48" table:style-name="ce4">
            <text:p>4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9511" table:style-name="ce6">
            <text:p>39511</text:p>
          </table:table-cell>
          <table:table-cell office:value-type="string" office:string-value="Инструмент" table:formula="of:=VLOOKUP([.C459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table:style-name="ce4">
            <text:p>459</text:p>
          </table:table-cell>
          <table:table-cell office:value-type="date" office:date-value="2021-04-12T00:00:00" table:style-name="ce5">
            <text:p>12.04.21</text:p>
          </table:table-cell>
          <table:table-cell office:value-type="float" office:value="52" table:style-name="ce4">
            <text:p>5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0455" table:style-name="ce6">
            <text:p>20455</text:p>
          </table:table-cell>
          <table:table-cell office:value-type="string" office:string-value="Сантехника" table:formula="of:=VLOOKUP([.C46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table:style-name="ce4">
            <text:p>460</text:p>
          </table:table-cell>
          <table:table-cell office:value-type="date" office:date-value="2021-04-13T00:00:00" table:style-name="ce5">
            <text:p>13.04.21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3476" table:style-name="ce6">
            <text:p>33476</text:p>
          </table:table-cell>
          <table:table-cell office:value-type="string" office:string-value="Электрика" table:formula="of:=VLOOKUP([.C46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table:style-name="ce4">
            <text:p>461</text:p>
          </table:table-cell>
          <table:table-cell office:value-type="date" office:date-value="2021-04-14T00:00:00" table:style-name="ce5">
            <text:p>14.04.21</text:p>
          </table:table-cell>
          <table:table-cell office:value-type="float" office:value="55" table:style-name="ce4">
            <text:p>5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6483" table:style-name="ce6">
            <text:p>36483</text:p>
          </table:table-cell>
          <table:table-cell office:value-type="string" office:string-value="Инструмент" table:formula="of:=VLOOKUP([.C46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table:style-name="ce4">
            <text:p>462</text:p>
          </table:table-cell>
          <table:table-cell office:value-type="date" office:date-value="2021-04-15T00:00:00" table:style-name="ce5">
            <text:p>15.04.21</text:p>
          </table:table-cell>
          <table:table-cell office:value-type="float" office:value="46" table:style-name="ce4">
            <text:p>4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5867" table:style-name="ce6">
            <text:p>35867</text:p>
          </table:table-cell>
          <table:table-cell office:value-type="string" office:string-value="Инструмент" table:formula="of:=VLOOKUP([.C46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table:style-name="ce4">
            <text:p>463</text:p>
          </table:table-cell>
          <table:table-cell office:value-type="date" office:date-value="2021-04-16T00:00:00" table:style-name="ce5">
            <text:p>16.04.21</text:p>
          </table:table-cell>
          <table:table-cell office:value-type="float" office:value="32" table:style-name="ce4">
            <text:p>3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0466" table:style-name="ce6">
            <text:p>20466</text:p>
          </table:table-cell>
          <table:table-cell office:value-type="string" office:string-value="Инструмент" table:formula="of:=VLOOKUP([.C46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table:style-name="ce4">
            <text:p>464</text:p>
          </table:table-cell>
          <table:table-cell office:value-type="date" office:date-value="2021-04-17T00:00:00" table:style-name="ce5">
            <text:p>17.04.21</text:p>
          </table:table-cell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0767" table:style-name="ce6">
            <text:p>30767</text:p>
          </table:table-cell>
          <table:table-cell office:value-type="string" office:string-value="Инструмент" table:formula="of:=VLOOKUP([.C46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table:style-name="ce4">
            <text:p>465</text:p>
          </table:table-cell>
          <table:table-cell office:value-type="date" office:date-value="2021-04-18T00:00:00" table:style-name="ce5">
            <text:p>18.04.21</text:p>
          </table:table-cell>
          <table:table-cell office:value-type="float" office:value="53" table:style-name="ce4">
            <text:p>5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7019" table:style-name="ce6">
            <text:p>37019</text:p>
          </table:table-cell>
          <table:table-cell office:value-type="string" office:string-value="Электрика" table:formula="of:=VLOOKUP([.C46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table:style-name="ce4">
            <text:p>466</text:p>
          </table:table-cell>
          <table:table-cell office:value-type="date" office:date-value="2021-04-19T00:00:00" table:style-name="ce5">
            <text:p>19.04.21</text:p>
          </table:table-cell>
          <table:table-cell office:value-type="float" office:value="28" table:style-name="ce4">
            <text:p>2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2693" table:style-name="ce6">
            <text:p>22693</text:p>
          </table:table-cell>
          <table:table-cell office:value-type="string" office:string-value="Электрика" table:formula="of:=VLOOKUP([.C46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table:style-name="ce4">
            <text:p>467</text:p>
          </table:table-cell>
          <table:table-cell office:value-type="date" office:date-value="2021-04-20T00:00:00" table:style-name="ce5">
            <text:p>20.04.21</text:p>
          </table:table-cell>
          <table:table-cell office:value-type="float" office:value="24" table:style-name="ce4">
            <text:p>2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9044" table:style-name="ce6">
            <text:p>39044</text:p>
          </table:table-cell>
          <table:table-cell office:value-type="string" office:string-value="Электрика" table:formula="of:=VLOOKUP([.C46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table:style-name="ce4">
            <text:p>468</text:p>
          </table:table-cell>
          <table:table-cell office:value-type="date" office:date-value="2021-04-21T00:00:00" table:style-name="ce5">
            <text:p>21.04.21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4626" table:style-name="ce6">
            <text:p>24626</text:p>
          </table:table-cell>
          <table:table-cell office:value-type="string" office:string-value="Электрика" table:formula="of:=VLOOKUP([.C46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table:style-name="ce4">
            <text:p>469</text:p>
          </table:table-cell>
          <table:table-cell office:value-type="date" office:date-value="2021-04-22T00:00:00" table:style-name="ce5">
            <text:p>22.04.21</text:p>
          </table:table-cell>
          <table:table-cell office:value-type="float" office:value="24" table:style-name="ce4">
            <text:p>2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5764" table:style-name="ce6">
            <text:p>35764</text:p>
          </table:table-cell>
          <table:table-cell office:value-type="string" office:string-value="Электрика" table:formula="of:=VLOOKUP([.C47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table:style-name="ce4">
            <text:p>470</text:p>
          </table:table-cell>
          <table:table-cell office:value-type="date" office:date-value="2021-04-23T00:00:00" table:style-name="ce5">
            <text:p>23.04.2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0636" table:style-name="ce6">
            <text:p>20636</text:p>
          </table:table-cell>
          <table:table-cell office:value-type="string" office:string-value="Электрика" table:formula="of:=VLOOKUP([.C47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table:style-name="ce4">
            <text:p>471</text:p>
          </table:table-cell>
          <table:table-cell office:value-type="date" office:date-value="2021-04-24T00:00:00" table:style-name="ce5">
            <text:p>24.04.21</text:p>
          </table:table-cell>
          <table:table-cell office:value-type="float" office:value="18" table:style-name="ce4">
            <text:p>1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5836" table:style-name="ce6">
            <text:p>35836</text:p>
          </table:table-cell>
          <table:table-cell office:value-type="string" office:string-value="Сантехника" table:formula="of:=VLOOKUP([.C47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table:style-name="ce4">
            <text:p>472</text:p>
          </table:table-cell>
          <table:table-cell office:value-type="date" office:date-value="2021-04-25T00:00:00" table:style-name="ce5">
            <text:p>25.04.21</text:p>
          </table:table-cell>
          <table:table-cell office:value-type="float" office:value="43" table:style-name="ce4">
            <text:p>4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1273" table:style-name="ce6">
            <text:p>21273</text:p>
          </table:table-cell>
          <table:table-cell office:value-type="string" office:string-value="Электрика" table:formula="of:=VLOOKUP([.C47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table:style-name="ce4">
            <text:p>473</text:p>
          </table:table-cell>
          <table:table-cell office:value-type="date" office:date-value="2021-04-26T00:00:00" table:style-name="ce5">
            <text:p>26.04.21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9035" table:style-name="ce6">
            <text:p>29035</text:p>
          </table:table-cell>
          <table:table-cell office:value-type="string" office:string-value="Электрика" table:formula="of:=VLOOKUP([.C47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table:style-name="ce4">
            <text:p>474</text:p>
          </table:table-cell>
          <table:table-cell office:value-type="date" office:date-value="2021-04-27T00:00:00" table:style-name="ce5">
            <text:p>27.04.21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5120" table:style-name="ce6">
            <text:p>35120</text:p>
          </table:table-cell>
          <table:table-cell office:value-type="string" office:string-value="Сантехника" table:formula="of:=VLOOKUP([.C47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table:style-name="ce4">
            <text:p>475</text:p>
          </table:table-cell>
          <table:table-cell office:value-type="date" office:date-value="2021-04-28T00:00:00" table:style-name="ce5">
            <text:p>28.04.21</text:p>
          </table:table-cell>
          <table:table-cell office:value-type="float" office:value="24" table:style-name="ce4">
            <text:p>2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8675" table:style-name="ce6">
            <text:p>38675</text:p>
          </table:table-cell>
          <table:table-cell office:value-type="string" office:string-value="Электрика" table:formula="of:=VLOOKUP([.C47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table:style-name="ce4">
            <text:p>476</text:p>
          </table:table-cell>
          <table:table-cell office:value-type="date" office:date-value="2021-04-29T00:00:00" table:style-name="ce5">
            <text:p>29.04.21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9855" table:style-name="ce6">
            <text:p>39855</text:p>
          </table:table-cell>
          <table:table-cell office:value-type="string" office:string-value="Инструмент" table:formula="of:=VLOOKUP([.C47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table:style-name="ce4">
            <text:p>477</text:p>
          </table:table-cell>
          <table:table-cell office:value-type="date" office:date-value="2021-04-30T00:00:00" table:style-name="ce5">
            <text:p>30.04.21</text:p>
          </table:table-cell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6090" table:style-name="ce6">
            <text:p>26090</text:p>
          </table:table-cell>
          <table:table-cell office:value-type="string" office:string-value="Инструмент" table:formula="of:=VLOOKUP([.C47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table:style-name="ce4">
            <text:p>478</text:p>
          </table:table-cell>
          <table:table-cell office:value-type="date" office:date-value="2021-05-01T00:00:00" table:style-name="ce5">
            <text:p>01.05.21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7060" table:style-name="ce6">
            <text:p>37060</text:p>
          </table:table-cell>
          <table:table-cell office:value-type="string" office:string-value="Сантехника" table:formula="of:=VLOOKUP([.C47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table:style-name="ce4">
            <text:p>479</text:p>
          </table:table-cell>
          <table:table-cell office:value-type="date" office:date-value="2021-05-02T00:00:00" table:style-name="ce5">
            <text:p>02.05.21</text:p>
          </table:table-cell>
          <table:table-cell office:value-type="float" office:value="52" table:style-name="ce4">
            <text:p>5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6293" table:style-name="ce6">
            <text:p>36293</text:p>
          </table:table-cell>
          <table:table-cell office:value-type="string" office:string-value="Сантехника" table:formula="of:=VLOOKUP([.C48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table:style-name="ce4">
            <text:p>480</text:p>
          </table:table-cell>
          <table:table-cell office:value-type="date" office:date-value="2021-05-03T00:00:00" table:style-name="ce5">
            <text:p>03.05.21</text:p>
          </table:table-cell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1588" table:style-name="ce6">
            <text:p>21588</text:p>
          </table:table-cell>
          <table:table-cell office:value-type="string" office:string-value="Электрика" table:formula="of:=VLOOKUP([.C48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table:style-name="ce4">
            <text:p>481</text:p>
          </table:table-cell>
          <table:table-cell office:value-type="date" office:date-value="2021-05-04T00:00:00" table:style-name="ce5">
            <text:p>04.05.21</text:p>
          </table:table-cell>
          <table:table-cell office:value-type="float" office:value="46" table:style-name="ce4">
            <text:p>4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8094" table:style-name="ce6">
            <text:p>38094</text:p>
          </table:table-cell>
          <table:table-cell office:value-type="string" office:string-value="Инструмент" table:formula="of:=VLOOKUP([.C48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table:style-name="ce4">
            <text:p>482</text:p>
          </table:table-cell>
          <table:table-cell office:value-type="date" office:date-value="2021-05-05T00:00:00" table:style-name="ce5">
            <text:p>05.05.21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8292" table:style-name="ce6">
            <text:p>38292</text:p>
          </table:table-cell>
          <table:table-cell office:value-type="string" office:string-value="Инструмент" table:formula="of:=VLOOKUP([.C48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table:style-name="ce4">
            <text:p>483</text:p>
          </table:table-cell>
          <table:table-cell office:value-type="date" office:date-value="2021-05-06T00:00:00" table:style-name="ce5">
            <text:p>06.05.21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3891" table:style-name="ce6">
            <text:p>23891</text:p>
          </table:table-cell>
          <table:table-cell office:value-type="string" office:string-value="Сантехника" table:formula="of:=VLOOKUP([.C48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table:style-name="ce4">
            <text:p>484</text:p>
          </table:table-cell>
          <table:table-cell office:value-type="date" office:date-value="2021-05-07T00:00:00" table:style-name="ce5">
            <text:p>07.05.21</text:p>
          </table:table-cell>
          <table:table-cell office:value-type="float" office:value="14" table:style-name="ce4">
            <text:p>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5045" table:style-name="ce6">
            <text:p>35045</text:p>
          </table:table-cell>
          <table:table-cell office:value-type="string" office:string-value="Сантехника" table:formula="of:=VLOOKUP([.C48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table:style-name="ce4">
            <text:p>485</text:p>
          </table:table-cell>
          <table:table-cell office:value-type="date" office:date-value="2021-05-08T00:00:00" table:style-name="ce5">
            <text:p>08.05.21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2711" table:style-name="ce6">
            <text:p>22711</text:p>
          </table:table-cell>
          <table:table-cell office:value-type="string" office:string-value="Электрика" table:formula="of:=VLOOKUP([.C48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table:style-name="ce4">
            <text:p>486</text:p>
          </table:table-cell>
          <table:table-cell office:value-type="date" office:date-value="2021-05-09T00:00:00" table:style-name="ce5">
            <text:p>09.05.21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8050" table:style-name="ce6">
            <text:p>38050</text:p>
          </table:table-cell>
          <table:table-cell office:value-type="string" office:string-value="Сантехника" table:formula="of:=VLOOKUP([.C48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table:style-name="ce4">
            <text:p>487</text:p>
          </table:table-cell>
          <table:table-cell office:value-type="date" office:date-value="2021-05-10T00:00:00" table:style-name="ce5">
            <text:p>10.05.21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4103" table:style-name="ce6">
            <text:p>34103</text:p>
          </table:table-cell>
          <table:table-cell office:value-type="string" office:string-value="Сантехника" table:formula="of:=VLOOKUP([.C48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8" table:style-name="ce4">
            <text:p>488</text:p>
          </table:table-cell>
          <table:table-cell office:value-type="date" office:date-value="2021-05-11T00:00:00" table:style-name="ce5">
            <text:p>11.05.21</text:p>
          </table:table-cell>
          <table:table-cell office:value-type="float" office:value="39" table:style-name="ce4">
            <text:p>3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8907" table:style-name="ce6">
            <text:p>38907</text:p>
          </table:table-cell>
          <table:table-cell office:value-type="string" office:string-value="Электрика" table:formula="of:=VLOOKUP([.C48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9" table:style-name="ce4">
            <text:p>489</text:p>
          </table:table-cell>
          <table:table-cell office:value-type="date" office:date-value="2021-05-12T00:00:00" table:style-name="ce5">
            <text:p>12.05.21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2999" table:style-name="ce6">
            <text:p>32999</text:p>
          </table:table-cell>
          <table:table-cell office:value-type="string" office:string-value="Электрика" table:formula="of:=VLOOKUP([.C49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table:style-name="ce4">
            <text:p>490</text:p>
          </table:table-cell>
          <table:table-cell office:value-type="date" office:date-value="2021-05-13T00:00:00" table:style-name="ce5">
            <text:p>13.05.21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3299" table:style-name="ce6">
            <text:p>33299</text:p>
          </table:table-cell>
          <table:table-cell office:value-type="string" office:string-value="Электрика" table:formula="of:=VLOOKUP([.C49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table:style-name="ce4">
            <text:p>491</text:p>
          </table:table-cell>
          <table:table-cell office:value-type="date" office:date-value="2021-05-14T00:00:00" table:style-name="ce5">
            <text:p>14.05.21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0783" table:style-name="ce6">
            <text:p>20783</text:p>
          </table:table-cell>
          <table:table-cell office:value-type="string" office:string-value="Электрика" table:formula="of:=VLOOKUP([.C49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table:style-name="ce4">
            <text:p>492</text:p>
          </table:table-cell>
          <table:table-cell office:value-type="date" office:date-value="2021-05-15T00:00:00" table:style-name="ce5">
            <text:p>15.05.21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6528" table:style-name="ce6">
            <text:p>36528</text:p>
          </table:table-cell>
          <table:table-cell office:value-type="string" office:string-value="Сантехника" table:formula="of:=VLOOKUP([.C493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table:style-name="ce4">
            <text:p>493</text:p>
          </table:table-cell>
          <table:table-cell office:value-type="date" office:date-value="2021-05-16T00:00:00" table:style-name="ce5">
            <text:p>16.05.21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8060" table:style-name="ce6">
            <text:p>28060</text:p>
          </table:table-cell>
          <table:table-cell office:value-type="string" office:string-value="Электрика" table:formula="of:=VLOOKUP([.C49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table:style-name="ce4">
            <text:p>494</text:p>
          </table:table-cell>
          <table:table-cell office:value-type="date" office:date-value="2021-05-17T00:00:00" table:style-name="ce5">
            <text:p>17.05.21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1282" table:style-name="ce6">
            <text:p>21282</text:p>
          </table:table-cell>
          <table:table-cell office:value-type="string" office:string-value="Электрика" table:formula="of:=VLOOKUP([.C49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table:style-name="ce4">
            <text:p>495</text:p>
          </table:table-cell>
          <table:table-cell office:value-type="date" office:date-value="2021-05-18T00:00:00" table:style-name="ce5">
            <text:p>18.05.21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0294" table:style-name="ce6">
            <text:p>30294</text:p>
          </table:table-cell>
          <table:table-cell office:value-type="string" office:string-value="Электрика" table:formula="of:=VLOOKUP([.C49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table:style-name="ce4">
            <text:p>496</text:p>
          </table:table-cell>
          <table:table-cell office:value-type="date" office:date-value="2021-05-19T00:00:00" table:style-name="ce5">
            <text:p>19.05.21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3027" table:style-name="ce6">
            <text:p>33027</text:p>
          </table:table-cell>
          <table:table-cell office:value-type="string" office:string-value="Электрика" table:formula="of:=VLOOKUP([.C49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table:style-name="ce4">
            <text:p>497</text:p>
          </table:table-cell>
          <table:table-cell office:value-type="date" office:date-value="2021-05-20T00:00:00" table:style-name="ce5">
            <text:p>20.05.21</text:p>
          </table:table-cell>
          <table:table-cell office:value-type="float" office:value="52" table:style-name="ce4">
            <text:p>52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2127" table:style-name="ce6">
            <text:p>32127</text:p>
          </table:table-cell>
          <table:table-cell office:value-type="string" office:string-value="Сантехника" table:formula="of:=VLOOKUP([.C49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table:style-name="ce4">
            <text:p>498</text:p>
          </table:table-cell>
          <table:table-cell office:value-type="date" office:date-value="2021-05-21T00:00:00" table:style-name="ce5">
            <text:p>21.05.21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4363" table:style-name="ce6">
            <text:p>24363</text:p>
          </table:table-cell>
          <table:table-cell office:value-type="string" office:string-value="Электрика" table:formula="of:=VLOOKUP([.C49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9" table:style-name="ce4">
            <text:p>499</text:p>
          </table:table-cell>
          <table:table-cell office:value-type="date" office:date-value="2021-05-22T00:00:00" table:style-name="ce5">
            <text:p>22.05.21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7933" table:style-name="ce6">
            <text:p>27933</text:p>
          </table:table-cell>
          <table:table-cell office:value-type="string" office:string-value="Электрика" table:formula="of:=VLOOKUP([.C50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table:style-name="ce4">
            <text:p>500</text:p>
          </table:table-cell>
          <table:table-cell office:value-type="date" office:date-value="2021-05-23T00:00:00" table:style-name="ce5">
            <text:p>23.05.21</text:p>
          </table:table-cell>
          <table:table-cell office:value-type="float" office:value="41" table:style-name="ce4">
            <text:p>4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6745" table:style-name="ce6">
            <text:p>26745</text:p>
          </table:table-cell>
          <table:table-cell office:value-type="string" office:string-value="Электрика" table:formula="of:=VLOOKUP([.C50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1" table:style-name="ce4">
            <text:p>501</text:p>
          </table:table-cell>
          <table:table-cell office:value-type="date" office:date-value="2021-05-24T00:00:00" table:style-name="ce5">
            <text:p>24.05.21</text:p>
          </table:table-cell>
          <table:table-cell office:value-type="float" office:value="32" table:style-name="ce4">
            <text:p>3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1324" table:style-name="ce6">
            <text:p>21324</text:p>
          </table:table-cell>
          <table:table-cell office:value-type="string" office:string-value="Инструмент" table:formula="of:=VLOOKUP([.C50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table:style-name="ce4">
            <text:p>502</text:p>
          </table:table-cell>
          <table:table-cell office:value-type="date" office:date-value="2021-05-25T00:00:00" table:style-name="ce5">
            <text:p>25.05.21</text:p>
          </table:table-cell>
          <table:table-cell office:value-type="float" office:value="45" table:style-name="ce4">
            <text:p>4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0868" table:style-name="ce6">
            <text:p>30868</text:p>
          </table:table-cell>
          <table:table-cell office:value-type="string" office:string-value="Инструмент" table:formula="of:=VLOOKUP([.C50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3" table:style-name="ce4">
            <text:p>503</text:p>
          </table:table-cell>
          <table:table-cell office:value-type="date" office:date-value="2021-05-26T00:00:00" table:style-name="ce5">
            <text:p>26.05.21</text:p>
          </table:table-cell>
          <table:table-cell office:value-type="float" office:value="51" table:style-name="ce4">
            <text:p>5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5841" table:style-name="ce6">
            <text:p>35841</text:p>
          </table:table-cell>
          <table:table-cell office:value-type="string" office:string-value="Сантехника" table:formula="of:=VLOOKUP([.C504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table:style-name="ce4">
            <text:p>504</text:p>
          </table:table-cell>
          <table:table-cell office:value-type="date" office:date-value="2021-05-27T00:00:00" table:style-name="ce5">
            <text:p>27.05.21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5077" table:style-name="ce6">
            <text:p>35077</text:p>
          </table:table-cell>
          <table:table-cell office:value-type="string" office:string-value="Сантехника" table:formula="of:=VLOOKUP([.C50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table:style-name="ce4">
            <text:p>505</text:p>
          </table:table-cell>
          <table:table-cell office:value-type="date" office:date-value="2021-05-28T00:00:00" table:style-name="ce5">
            <text:p>28.05.21</text:p>
          </table:table-cell>
          <table:table-cell office:value-type="float" office:value="54" table:style-name="ce4">
            <text:p>5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7501" table:style-name="ce6">
            <text:p>37501</text:p>
          </table:table-cell>
          <table:table-cell office:value-type="string" office:string-value="Электрика" table:formula="of:=VLOOKUP([.C50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table:style-name="ce4">
            <text:p>506</text:p>
          </table:table-cell>
          <table:table-cell office:value-type="date" office:date-value="2021-05-29T00:00:00" table:style-name="ce5">
            <text:p>29.05.21</text:p>
          </table:table-cell>
          <table:table-cell office:value-type="float" office:value="46" table:style-name="ce4">
            <text:p>4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6907" table:style-name="ce6">
            <text:p>26907</text:p>
          </table:table-cell>
          <table:table-cell office:value-type="string" office:string-value="Инструмент" table:formula="of:=VLOOKUP([.C50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table:style-name="ce4">
            <text:p>507</text:p>
          </table:table-cell>
          <table:table-cell office:value-type="date" office:date-value="2021-05-30T00:00:00" table:style-name="ce5">
            <text:p>30.05.21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0615" table:style-name="ce6">
            <text:p>20615</text:p>
          </table:table-cell>
          <table:table-cell office:value-type="string" office:string-value="Сантехника" table:formula="of:=VLOOKUP([.C508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table:style-name="ce4">
            <text:p>508</text:p>
          </table:table-cell>
          <table:table-cell office:value-type="date" office:date-value="2021-05-31T00:00:00" table:style-name="ce5">
            <text:p>31.05.21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8536" table:style-name="ce6">
            <text:p>38536</text:p>
          </table:table-cell>
          <table:table-cell office:value-type="string" office:string-value="Сантехника" table:formula="of:=VLOOKUP([.C50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table:style-name="ce4">
            <text:p>509</text:p>
          </table:table-cell>
          <table:table-cell office:value-type="date" office:date-value="2021-06-01T00:00:00" table:style-name="ce5">
            <text:p>01.06.21</text:p>
          </table:table-cell>
          <table:table-cell office:value-type="float" office:value="26" table:style-name="ce4">
            <text:p>2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5507" table:style-name="ce6">
            <text:p>35507</text:p>
          </table:table-cell>
          <table:table-cell office:value-type="string" office:string-value="Электрика" table:formula="of:=VLOOKUP([.C51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table:style-name="ce4">
            <text:p>510</text:p>
          </table:table-cell>
          <table:table-cell office:value-type="date" office:date-value="2021-06-02T00:00:00" table:style-name="ce5">
            <text:p>02.06.21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7989" table:style-name="ce6">
            <text:p>37989</text:p>
          </table:table-cell>
          <table:table-cell office:value-type="string" office:string-value="Электрика" table:formula="of:=VLOOKUP([.C51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table:style-name="ce4">
            <text:p>511</text:p>
          </table:table-cell>
          <table:table-cell office:value-type="date" office:date-value="2021-06-03T00:00:00" table:style-name="ce5">
            <text:p>03.06.21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9008" table:style-name="ce6">
            <text:p>29008</text:p>
          </table:table-cell>
          <table:table-cell office:value-type="string" office:string-value="Сантехника" table:formula="of:=VLOOKUP([.C512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table:style-name="ce4">
            <text:p>512</text:p>
          </table:table-cell>
          <table:table-cell office:value-type="date" office:date-value="2021-06-04T00:00:00" table:style-name="ce5">
            <text:p>04.06.21</text:p>
          </table:table-cell>
          <table:table-cell office:value-type="float" office:value="55" table:style-name="ce4">
            <text:p>5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8297" table:style-name="ce6">
            <text:p>38297</text:p>
          </table:table-cell>
          <table:table-cell office:value-type="string" office:string-value="Инструмент" table:formula="of:=VLOOKUP([.C51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table:style-name="ce4">
            <text:p>513</text:p>
          </table:table-cell>
          <table:table-cell office:value-type="date" office:date-value="2021-06-05T00:00:00" table:style-name="ce5">
            <text:p>05.06.21</text:p>
          </table:table-cell>
          <table:table-cell office:value-type="float" office:value="38" table:style-name="ce4">
            <text:p>3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1059" table:style-name="ce6">
            <text:p>31059</text:p>
          </table:table-cell>
          <table:table-cell office:value-type="string" office:string-value="Электрика" table:formula="of:=VLOOKUP([.C51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table:style-name="ce4">
            <text:p>514</text:p>
          </table:table-cell>
          <table:table-cell office:value-type="date" office:date-value="2021-06-06T00:00:00" table:style-name="ce5">
            <text:p>06.06.21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0596" table:style-name="ce6">
            <text:p>30596</text:p>
          </table:table-cell>
          <table:table-cell office:value-type="string" office:string-value="Электрика" table:formula="of:=VLOOKUP([.C51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table:style-name="ce4">
            <text:p>515</text:p>
          </table:table-cell>
          <table:table-cell office:value-type="date" office:date-value="2021-06-07T00:00:00" table:style-name="ce5">
            <text:p>07.06.21</text:p>
          </table:table-cell>
          <table:table-cell office:value-type="float" office:value="38" table:style-name="ce4">
            <text:p>3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2209" table:style-name="ce6">
            <text:p>32209</text:p>
          </table:table-cell>
          <table:table-cell office:value-type="string" office:string-value="Электрика" table:formula="of:=VLOOKUP([.C51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table:style-name="ce4">
            <text:p>516</text:p>
          </table:table-cell>
          <table:table-cell office:value-type="date" office:date-value="2021-06-08T00:00:00" table:style-name="ce5">
            <text:p>08.06.21</text:p>
          </table:table-cell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5654" table:style-name="ce6">
            <text:p>35654</text:p>
          </table:table-cell>
          <table:table-cell office:value-type="string" office:string-value="Электрика" table:formula="of:=VLOOKUP([.C517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table:style-name="ce4">
            <text:p>517</text:p>
          </table:table-cell>
          <table:table-cell office:value-type="date" office:date-value="2021-06-09T00:00:00" table:style-name="ce5">
            <text:p>09.06.21</text:p>
          </table:table-cell>
          <table:table-cell office:value-type="float" office:value="56" table:style-name="ce4">
            <text:p>5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5335" table:style-name="ce6">
            <text:p>25335</text:p>
          </table:table-cell>
          <table:table-cell office:value-type="string" office:string-value="Инструмент" table:formula="of:=VLOOKUP([.C51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table:style-name="ce4">
            <text:p>518</text:p>
          </table:table-cell>
          <table:table-cell office:value-type="date" office:date-value="2021-06-10T00:00:00" table:style-name="ce5">
            <text:p>10.06.21</text:p>
          </table:table-cell>
          <table:table-cell office:value-type="float" office:value="17" table:style-name="ce4">
            <text:p>1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8519" table:style-name="ce6">
            <text:p>28519</text:p>
          </table:table-cell>
          <table:table-cell office:value-type="string" office:string-value="Сантехника" table:formula="of:=VLOOKUP([.C51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table:style-name="ce4">
            <text:p>519</text:p>
          </table:table-cell>
          <table:table-cell office:value-type="date" office:date-value="2021-06-11T00:00:00" table:style-name="ce5">
            <text:p>11.06.21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1426" table:style-name="ce6">
            <text:p>21426</text:p>
          </table:table-cell>
          <table:table-cell office:value-type="string" office:string-value="Сантехника" table:formula="of:=VLOOKUP([.C52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table:style-name="ce4">
            <text:p>520</text:p>
          </table:table-cell>
          <table:table-cell office:value-type="date" office:date-value="2021-06-12T00:00:00" table:style-name="ce5">
            <text:p>12.06.21</text:p>
          </table:table-cell>
          <table:table-cell office:value-type="float" office:value="46" table:style-name="ce4">
            <text:p>4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3349" table:style-name="ce6">
            <text:p>33349</text:p>
          </table:table-cell>
          <table:table-cell office:value-type="string" office:string-value="Инструмент" table:formula="of:=VLOOKUP([.C52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table:style-name="ce4">
            <text:p>521</text:p>
          </table:table-cell>
          <table:table-cell office:value-type="date" office:date-value="2021-06-13T00:00:00" table:style-name="ce5">
            <text:p>13.06.21</text:p>
          </table:table-cell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0981" table:style-name="ce6">
            <text:p>30981</text:p>
          </table:table-cell>
          <table:table-cell office:value-type="string" office:string-value="Электрика" table:formula="of:=VLOOKUP([.C52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table:style-name="ce4">
            <text:p>522</text:p>
          </table:table-cell>
          <table:table-cell office:value-type="date" office:date-value="2021-06-14T00:00:00" table:style-name="ce5">
            <text:p>14.06.2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6332" table:style-name="ce6">
            <text:p>26332</text:p>
          </table:table-cell>
          <table:table-cell office:value-type="string" office:string-value="Электрика" table:formula="of:=VLOOKUP([.C52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table:style-name="ce4">
            <text:p>523</text:p>
          </table:table-cell>
          <table:table-cell office:value-type="date" office:date-value="2021-06-15T00:00:00" table:style-name="ce5">
            <text:p>15.06.21</text:p>
          </table:table-cell>
          <table:table-cell office:value-type="float" office:value="40" table:style-name="ce4">
            <text:p>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9823" table:style-name="ce6">
            <text:p>39823</text:p>
          </table:table-cell>
          <table:table-cell office:value-type="string" office:string-value="Электрика" table:formula="of:=VLOOKUP([.C52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table:style-name="ce4">
            <text:p>524</text:p>
          </table:table-cell>
          <table:table-cell office:value-type="date" office:date-value="2021-06-16T00:00:00" table:style-name="ce5">
            <text:p>16.06.21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2154" table:style-name="ce6">
            <text:p>22154</text:p>
          </table:table-cell>
          <table:table-cell office:value-type="string" office:string-value="Электрика" table:formula="of:=VLOOKUP([.C52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table:style-name="ce4">
            <text:p>525</text:p>
          </table:table-cell>
          <table:table-cell office:value-type="date" office:date-value="2021-06-17T00:00:00" table:style-name="ce5">
            <text:p>17.06.21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0143" table:style-name="ce6">
            <text:p>30143</text:p>
          </table:table-cell>
          <table:table-cell office:value-type="string" office:string-value="Электрика" table:formula="of:=VLOOKUP([.C52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table:style-name="ce4">
            <text:p>526</text:p>
          </table:table-cell>
          <table:table-cell office:value-type="date" office:date-value="2021-06-18T00:00:00" table:style-name="ce5">
            <text:p>18.06.21</text:p>
          </table:table-cell>
          <table:table-cell office:value-type="float" office:value="47" table:style-name="ce4">
            <text:p>47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0463" table:style-name="ce6">
            <text:p>30463</text:p>
          </table:table-cell>
          <table:table-cell office:value-type="string" office:string-value="Инструмент" table:formula="of:=VLOOKUP([.C52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table:style-name="ce4">
            <text:p>527</text:p>
          </table:table-cell>
          <table:table-cell office:value-type="date" office:date-value="2021-06-19T00:00:00" table:style-name="ce5">
            <text:p>19.06.21</text:p>
          </table:table-cell>
          <table:table-cell office:value-type="float" office:value="37" table:style-name="ce4">
            <text:p>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4246" table:style-name="ce6">
            <text:p>24246</text:p>
          </table:table-cell>
          <table:table-cell office:value-type="string" office:string-value="Инструмент" table:formula="of:=VLOOKUP([.C52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table:style-name="ce4">
            <text:p>528</text:p>
          </table:table-cell>
          <table:table-cell office:value-type="date" office:date-value="2021-06-20T00:00:00" table:style-name="ce5">
            <text:p>20.06.21</text:p>
          </table:table-cell>
          <table:table-cell office:value-type="float" office:value="50" table:style-name="ce4">
            <text:p>5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1334" table:style-name="ce6">
            <text:p>31334</text:p>
          </table:table-cell>
          <table:table-cell office:value-type="string" office:string-value="Сантехника" table:formula="of:=VLOOKUP([.C529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table:style-name="ce4">
            <text:p>529</text:p>
          </table:table-cell>
          <table:table-cell office:value-type="date" office:date-value="2021-06-21T00:00:00" table:style-name="ce5">
            <text:p>21.06.21</text:p>
          </table:table-cell>
          <table:table-cell office:value-type="float" office:value="32" table:style-name="ce4">
            <text:p>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0728" table:style-name="ce6">
            <text:p>30728</text:p>
          </table:table-cell>
          <table:table-cell office:value-type="string" office:string-value="Инструмент" table:formula="of:=VLOOKUP([.C53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table:style-name="ce4">
            <text:p>530</text:p>
          </table:table-cell>
          <table:table-cell office:value-type="date" office:date-value="2021-06-22T00:00:00" table:style-name="ce5">
            <text:p>22.06.21</text:p>
          </table:table-cell>
          <table:table-cell office:value-type="float" office:value="45" table:style-name="ce4">
            <text:p>4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2685" table:style-name="ce6">
            <text:p>22685</text:p>
          </table:table-cell>
          <table:table-cell office:value-type="string" office:string-value="Инструмент" table:formula="of:=VLOOKUP([.C53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table:style-name="ce4">
            <text:p>531</text:p>
          </table:table-cell>
          <table:table-cell office:value-type="date" office:date-value="2021-06-23T00:00:00" table:style-name="ce5">
            <text:p>23.06.21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7284" table:style-name="ce6">
            <text:p>37284</text:p>
          </table:table-cell>
          <table:table-cell office:value-type="string" office:string-value="Электрика" table:formula="of:=VLOOKUP([.C53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table:style-name="ce4">
            <text:p>532</text:p>
          </table:table-cell>
          <table:table-cell office:value-type="date" office:date-value="2021-06-24T00:00:00" table:style-name="ce5">
            <text:p>24.06.21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0329" table:style-name="ce6">
            <text:p>20329</text:p>
          </table:table-cell>
          <table:table-cell office:value-type="string" office:string-value="Электрика" table:formula="of:=VLOOKUP([.C53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table:style-name="ce4">
            <text:p>533</text:p>
          </table:table-cell>
          <table:table-cell office:value-type="date" office:date-value="2021-06-25T00:00:00" table:style-name="ce5">
            <text:p>25.06.21</text:p>
          </table:table-cell>
          <table:table-cell office:value-type="float" office:value="45" table:style-name="ce4">
            <text:p>4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9572" table:style-name="ce6">
            <text:p>29572</text:p>
          </table:table-cell>
          <table:table-cell office:value-type="string" office:string-value="Инструмент" table:formula="of:=VLOOKUP([.C534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table:style-name="ce4">
            <text:p>534</text:p>
          </table:table-cell>
          <table:table-cell office:value-type="date" office:date-value="2021-06-26T00:00:00" table:style-name="ce5">
            <text:p>26.06.21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7670" table:style-name="ce6">
            <text:p>27670</text:p>
          </table:table-cell>
          <table:table-cell office:value-type="string" office:string-value="Электрика" table:formula="of:=VLOOKUP([.C53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table:style-name="ce4">
            <text:p>535</text:p>
          </table:table-cell>
          <table:table-cell office:value-type="date" office:date-value="2021-06-27T00:00:00" table:style-name="ce5">
            <text:p>27.06.21</text:p>
          </table:table-cell>
          <table:table-cell office:value-type="float" office:value="55" table:style-name="ce4">
            <text:p>5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4353" table:style-name="ce6">
            <text:p>34353</text:p>
          </table:table-cell>
          <table:table-cell office:value-type="string" office:string-value="Инструмент" table:formula="of:=VLOOKUP([.C53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table:style-name="ce4">
            <text:p>536</text:p>
          </table:table-cell>
          <table:table-cell office:value-type="date" office:date-value="2021-06-28T00:00:00" table:style-name="ce5">
            <text:p>28.06.21</text:p>
          </table:table-cell>
          <table:table-cell office:value-type="float" office:value="51" table:style-name="ce4">
            <text:p>5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4979" table:style-name="ce6">
            <text:p>34979</text:p>
          </table:table-cell>
          <table:table-cell office:value-type="string" office:string-value="Сантехника" table:formula="of:=VLOOKUP([.C53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table:style-name="ce4">
            <text:p>537</text:p>
          </table:table-cell>
          <table:table-cell office:value-type="date" office:date-value="2021-06-29T00:00:00" table:style-name="ce5">
            <text:p>29.06.21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8510" table:style-name="ce6">
            <text:p>28510</text:p>
          </table:table-cell>
          <table:table-cell office:value-type="string" office:string-value="Электрика" table:formula="of:=VLOOKUP([.C53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table:style-name="ce4">
            <text:p>538</text:p>
          </table:table-cell>
          <table:table-cell office:value-type="date" office:date-value="2021-06-30T00:00:00" table:style-name="ce5">
            <text:p>30.06.21</text:p>
          </table:table-cell>
          <table:table-cell office:value-type="float" office:value="41" table:style-name="ce4">
            <text:p>4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2760" table:style-name="ce6">
            <text:p>32760</text:p>
          </table:table-cell>
          <table:table-cell office:value-type="string" office:string-value="Электрика" table:formula="of:=VLOOKUP([.C53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table:style-name="ce4">
            <text:p>539</text:p>
          </table:table-cell>
          <table:table-cell office:value-type="date" office:date-value="2021-07-01T00:00:00" table:style-name="ce5">
            <text:p>01.07.21</text:p>
          </table:table-cell>
          <table:table-cell office:value-type="float" office:value="50" table:style-name="ce4">
            <text:p>5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1733" table:style-name="ce6">
            <text:p>21733</text:p>
          </table:table-cell>
          <table:table-cell office:value-type="string" office:string-value="Сантехника" table:formula="of:=VLOOKUP([.C54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table:style-name="ce4">
            <text:p>540</text:p>
          </table:table-cell>
          <table:table-cell office:value-type="date" office:date-value="2021-07-02T00:00:00" table:style-name="ce5">
            <text:p>02.07.21</text:p>
          </table:table-cell>
          <table:table-cell office:value-type="float" office:value="36" table:style-name="ce4">
            <text:p>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4029" table:style-name="ce6">
            <text:p>24029</text:p>
          </table:table-cell>
          <table:table-cell office:value-type="string" office:string-value="Инструмент" table:formula="of:=VLOOKUP([.C541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1" table:style-name="ce4">
            <text:p>541</text:p>
          </table:table-cell>
          <table:table-cell office:value-type="date" office:date-value="2021-07-03T00:00:00" table:style-name="ce5">
            <text:p>03.07.21</text:p>
          </table:table-cell>
          <table:table-cell office:value-type="float" office:value="57" table:style-name="ce4">
            <text:p>5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3394" table:style-name="ce6">
            <text:p>33394</text:p>
          </table:table-cell>
          <table:table-cell office:value-type="string" office:string-value="Инструмент" table:formula="of:=VLOOKUP([.C54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table:style-name="ce4">
            <text:p>542</text:p>
          </table:table-cell>
          <table:table-cell office:value-type="date" office:date-value="2021-07-04T00:00:00" table:style-name="ce5">
            <text:p>04.07.21</text:p>
          </table:table-cell>
          <table:table-cell office:value-type="float" office:value="38" table:style-name="ce4">
            <text:p>3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4429" table:style-name="ce6">
            <text:p>24429</text:p>
          </table:table-cell>
          <table:table-cell office:value-type="string" office:string-value="Электрика" table:formula="of:=VLOOKUP([.C54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3" table:style-name="ce4">
            <text:p>543</text:p>
          </table:table-cell>
          <table:table-cell office:value-type="date" office:date-value="2021-07-05T00:00:00" table:style-name="ce5">
            <text:p>05.07.21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8917" table:style-name="ce6">
            <text:p>38917</text:p>
          </table:table-cell>
          <table:table-cell office:value-type="string" office:string-value="Электрика" table:formula="of:=VLOOKUP([.C54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table:style-name="ce4">
            <text:p>544</text:p>
          </table:table-cell>
          <table:table-cell office:value-type="date" office:date-value="2021-07-06T00:00:00" table:style-name="ce5">
            <text:p>06.07.21</text:p>
          </table:table-cell>
          <table:table-cell office:value-type="float" office:value="57" table:style-name="ce4">
            <text:p>57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1120" table:style-name="ce6">
            <text:p>21120</text:p>
          </table:table-cell>
          <table:table-cell office:value-type="string" office:string-value="Инструмент" table:formula="of:=VLOOKUP([.C545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5" table:style-name="ce4">
            <text:p>545</text:p>
          </table:table-cell>
          <table:table-cell office:value-type="date" office:date-value="2021-07-07T00:00:00" table:style-name="ce5">
            <text:p>07.07.21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4697" table:style-name="ce6">
            <text:p>24697</text:p>
          </table:table-cell>
          <table:table-cell office:value-type="string" office:string-value="Электрика" table:formula="of:=VLOOKUP([.C54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table:style-name="ce4">
            <text:p>546</text:p>
          </table:table-cell>
          <table:table-cell office:value-type="date" office:date-value="2021-07-08T00:00:00" table:style-name="ce5">
            <text:p>08.07.21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8774" table:style-name="ce6">
            <text:p>38774</text:p>
          </table:table-cell>
          <table:table-cell office:value-type="string" office:string-value="Сантехника" table:formula="of:=VLOOKUP([.C54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table:style-name="ce4">
            <text:p>547</text:p>
          </table:table-cell>
          <table:table-cell office:value-type="date" office:date-value="2021-07-09T00:00:00" table:style-name="ce5">
            <text:p>09.07.21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7523" table:style-name="ce6">
            <text:p>37523</text:p>
          </table:table-cell>
          <table:table-cell office:value-type="string" office:string-value="Инструмент" table:formula="of:=VLOOKUP([.C54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date" office:date-value="2021-07-10T00:00:00" table:style-name="ce5">
            <text:p>10.07.21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4751" table:style-name="ce6">
            <text:p>34751</text:p>
          </table:table-cell>
          <table:table-cell office:value-type="string" office:string-value="Электрика" table:formula="of:=VLOOKUP([.C54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table:style-name="ce4">
            <text:p>549</text:p>
          </table:table-cell>
          <table:table-cell office:value-type="date" office:date-value="2021-07-11T00:00:00" table:style-name="ce5">
            <text:p>11.07.21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6512" table:style-name="ce6">
            <text:p>26512</text:p>
          </table:table-cell>
          <table:table-cell office:value-type="string" office:string-value="Электрика" table:formula="of:=VLOOKUP([.C550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table:style-name="ce4">
            <text:p>550</text:p>
          </table:table-cell>
          <table:table-cell office:value-type="date" office:date-value="2021-07-12T00:00:00" table:style-name="ce5">
            <text:p>12.07.21</text:p>
          </table:table-cell>
          <table:table-cell office:value-type="float" office:value="51" table:style-name="ce4">
            <text:p>5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8660" table:style-name="ce6">
            <text:p>38660</text:p>
          </table:table-cell>
          <table:table-cell office:value-type="string" office:string-value="Сантехника" table:formula="of:=VLOOKUP([.C55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table:style-name="ce4">
            <text:p>551</text:p>
          </table:table-cell>
          <table:table-cell office:value-type="date" office:date-value="2021-07-13T00:00:00" table:style-name="ce5">
            <text:p>13.07.21</text:p>
          </table:table-cell>
          <table:table-cell office:value-type="float" office:value="30" table:style-name="ce4">
            <text:p>3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6884" table:style-name="ce6">
            <text:p>36884</text:p>
          </table:table-cell>
          <table:table-cell office:value-type="string" office:string-value="Электрика" table:formula="of:=VLOOKUP([.C55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table:style-name="ce4">
            <text:p>552</text:p>
          </table:table-cell>
          <table:table-cell office:value-type="date" office:date-value="2021-07-14T00:00:00" table:style-name="ce5">
            <text:p>14.07.21</text:p>
          </table:table-cell>
          <table:table-cell office:value-type="float" office:value="55" table:style-name="ce4">
            <text:p>5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0265" table:style-name="ce6">
            <text:p>30265</text:p>
          </table:table-cell>
          <table:table-cell office:value-type="string" office:string-value="Инструмент" table:formula="of:=VLOOKUP([.C553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table:style-name="ce4">
            <text:p>553</text:p>
          </table:table-cell>
          <table:table-cell office:value-type="date" office:date-value="2021-07-15T00:00:00" table:style-name="ce5">
            <text:p>15.07.21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1599" table:style-name="ce6">
            <text:p>31599</text:p>
          </table:table-cell>
          <table:table-cell office:value-type="string" office:string-value="Электрика" table:formula="of:=VLOOKUP([.C55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table:style-name="ce4">
            <text:p>554</text:p>
          </table:table-cell>
          <table:table-cell office:value-type="date" office:date-value="2021-07-16T00:00:00" table:style-name="ce5">
            <text:p>16.07.21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3314" table:style-name="ce6">
            <text:p>23314</text:p>
          </table:table-cell>
          <table:table-cell office:value-type="string" office:string-value="Сантехника" table:formula="of:=VLOOKUP([.C55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table:style-name="ce4">
            <text:p>555</text:p>
          </table:table-cell>
          <table:table-cell office:value-type="date" office:date-value="2021-07-17T00:00:00" table:style-name="ce5">
            <text:p>17.07.21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8855" table:style-name="ce6">
            <text:p>38855</text:p>
          </table:table-cell>
          <table:table-cell office:value-type="string" office:string-value="Электрика" table:formula="of:=VLOOKUP([.C55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table:style-name="ce4">
            <text:p>556</text:p>
          </table:table-cell>
          <table:table-cell office:value-type="date" office:date-value="2021-07-18T00:00:00" table:style-name="ce5">
            <text:p>18.07.21</text:p>
          </table:table-cell>
          <table:table-cell office:value-type="float" office:value="52" table:style-name="ce4">
            <text:p>5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6259" table:style-name="ce6">
            <text:p>36259</text:p>
          </table:table-cell>
          <table:table-cell office:value-type="string" office:string-value="Сантехника" table:formula="of:=VLOOKUP([.C557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table:style-name="ce4">
            <text:p>557</text:p>
          </table:table-cell>
          <table:table-cell office:value-type="date" office:date-value="2021-07-19T00:00:00" table:style-name="ce5">
            <text:p>19.07.21</text:p>
          </table:table-cell>
          <table:table-cell office:value-type="float" office:value="34" table:style-name="ce4">
            <text:p>3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6397" table:style-name="ce6">
            <text:p>26397</text:p>
          </table:table-cell>
          <table:table-cell office:value-type="string" office:string-value="Инструмент" table:formula="of:=VLOOKUP([.C558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table:style-name="ce4">
            <text:p>558</text:p>
          </table:table-cell>
          <table:table-cell office:value-type="date" office:date-value="2021-07-20T00:00:00" table:style-name="ce5">
            <text:p>20.07.21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3508" table:style-name="ce6">
            <text:p>23508</text:p>
          </table:table-cell>
          <table:table-cell office:value-type="string" office:string-value="Электрика" table:formula="of:=VLOOKUP([.C55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table:style-name="ce4">
            <text:p>559</text:p>
          </table:table-cell>
          <table:table-cell office:value-type="date" office:date-value="2021-07-21T00:00:00" table:style-name="ce5">
            <text:p>21.07.21</text:p>
          </table:table-cell>
          <table:table-cell office:value-type="float" office:value="60" table:style-name="ce4">
            <text:p>6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9082" table:style-name="ce6">
            <text:p>29082</text:p>
          </table:table-cell>
          <table:table-cell office:value-type="string" office:string-value="Сантехника" table:formula="of:=VLOOKUP([.C560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table:style-name="ce4">
            <text:p>560</text:p>
          </table:table-cell>
          <table:table-cell office:value-type="date" office:date-value="2021-07-22T00:00:00" table:style-name="ce5">
            <text:p>22.07.21</text:p>
          </table:table-cell>
          <table:table-cell office:value-type="float" office:value="43" table:style-name="ce4">
            <text:p>4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4585" table:style-name="ce6">
            <text:p>34585</text:p>
          </table:table-cell>
          <table:table-cell office:value-type="string" office:string-value="Электрика" table:formula="of:=VLOOKUP([.C561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table:style-name="ce4">
            <text:p>561</text:p>
          </table:table-cell>
          <table:table-cell office:value-type="date" office:date-value="2021-07-23T00:00:00" table:style-name="ce5">
            <text:p>23.07.2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0140" table:style-name="ce6">
            <text:p>30140</text:p>
          </table:table-cell>
          <table:table-cell office:value-type="string" office:string-value="Электрика" table:formula="of:=VLOOKUP([.C562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table:style-name="ce4">
            <text:p>562</text:p>
          </table:table-cell>
          <table:table-cell office:value-type="date" office:date-value="2021-07-24T00:00:00" table:style-name="ce5">
            <text:p>24.07.21</text:p>
          </table:table-cell>
          <table:table-cell office:value-type="float" office:value="12" table:style-name="ce4">
            <text:p>1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9051" table:style-name="ce6">
            <text:p>39051</text:p>
          </table:table-cell>
          <table:table-cell office:value-type="string" office:string-value="Электрика" table:formula="of:=VLOOKUP([.C56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table:style-name="ce4">
            <text:p>563</text:p>
          </table:table-cell>
          <table:table-cell office:value-type="date" office:date-value="2021-07-25T00:00:00" table:style-name="ce5">
            <text:p>25.07.21</text:p>
          </table:table-cell>
          <table:table-cell office:value-type="float" office:value="28" table:style-name="ce4">
            <text:p>28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1690" table:style-name="ce6">
            <text:p>31690</text:p>
          </table:table-cell>
          <table:table-cell office:value-type="string" office:string-value="Электрика" table:formula="of:=VLOOKUP([.C56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table:style-name="ce4">
            <text:p>564</text:p>
          </table:table-cell>
          <table:table-cell office:value-type="date" office:date-value="2021-07-26T00:00:00" table:style-name="ce5">
            <text:p>26.07.21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3365" table:style-name="ce6">
            <text:p>23365</text:p>
          </table:table-cell>
          <table:table-cell office:value-type="string" office:string-value="Электрика" table:formula="of:=VLOOKUP([.C565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table:style-name="ce4">
            <text:p>565</text:p>
          </table:table-cell>
          <table:table-cell office:value-type="date" office:date-value="2021-07-27T00:00:00" table:style-name="ce5">
            <text:p>27.07.21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6791" table:style-name="ce6">
            <text:p>26791</text:p>
          </table:table-cell>
          <table:table-cell office:value-type="string" office:string-value="Электрика" table:formula="of:=VLOOKUP([.C566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table:style-name="ce4">
            <text:p>566</text:p>
          </table:table-cell>
          <table:table-cell office:value-type="date" office:date-value="2021-07-28T00:00:00" table:style-name="ce5">
            <text:p>28.07.21</text:p>
          </table:table-cell>
          <table:table-cell office:value-type="float" office:value="34" table:style-name="ce4">
            <text:p>3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9594" table:style-name="ce6">
            <text:p>29594</text:p>
          </table:table-cell>
          <table:table-cell office:value-type="string" office:string-value="Инструмент" table:formula="of:=VLOOKUP([.C567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table:style-name="ce4">
            <text:p>567</text:p>
          </table:table-cell>
          <table:table-cell office:value-type="date" office:date-value="2021-07-29T00:00:00" table:style-name="ce5">
            <text:p>29.07.21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3267" table:style-name="ce6">
            <text:p>23267</text:p>
          </table:table-cell>
          <table:table-cell office:value-type="string" office:string-value="Электрика" table:formula="of:=VLOOKUP([.C568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table:style-name="ce4">
            <text:p>568</text:p>
          </table:table-cell>
          <table:table-cell office:value-type="date" office:date-value="2021-07-30T00:00:00" table:style-name="ce5">
            <text:p>30.07.21</text:p>
          </table:table-cell>
          <table:table-cell office:value-type="float" office:value="41" table:style-name="ce4">
            <text:p>4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7105" table:style-name="ce6">
            <text:p>37105</text:p>
          </table:table-cell>
          <table:table-cell office:value-type="string" office:string-value="Электрика" table:formula="of:=VLOOKUP([.C569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table:style-name="ce4">
            <text:p>569</text:p>
          </table:table-cell>
          <table:table-cell office:value-type="date" office:date-value="2021-07-31T00:00:00" table:style-name="ce5">
            <text:p>31.07.21</text:p>
          </table:table-cell>
          <table:table-cell office:value-type="float" office:value="37" table:style-name="ce4">
            <text:p>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1902" table:style-name="ce6">
            <text:p>21902</text:p>
          </table:table-cell>
          <table:table-cell office:value-type="string" office:string-value="Инструмент" table:formula="of:=VLOOKUP([.C570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table:style-name="ce4">
            <text:p>570</text:p>
          </table:table-cell>
          <table:table-cell office:value-type="date" office:date-value="2021-08-01T00:00:00" table:style-name="ce5">
            <text:p>01.08.21</text:p>
          </table:table-cell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8100" table:style-name="ce6">
            <text:p>38100</text:p>
          </table:table-cell>
          <table:table-cell office:value-type="string" office:string-value="Сантехника" table:formula="of:=VLOOKUP([.C571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table:style-name="ce4">
            <text:p>571</text:p>
          </table:table-cell>
          <table:table-cell office:value-type="date" office:date-value="2021-08-02T00:00:00" table:style-name="ce5">
            <text:p>02.08.21</text:p>
          </table:table-cell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0503" table:style-name="ce6">
            <text:p>30503</text:p>
          </table:table-cell>
          <table:table-cell office:value-type="string" office:string-value="Инструмент" table:formula="of:=VLOOKUP([.C572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table:style-name="ce4">
            <text:p>572</text:p>
          </table:table-cell>
          <table:table-cell office:value-type="date" office:date-value="2021-08-03T00:00:00" table:style-name="ce5">
            <text:p>03.08.21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9199" table:style-name="ce6">
            <text:p>39199</text:p>
          </table:table-cell>
          <table:table-cell office:value-type="string" office:string-value="Электрика" table:formula="of:=VLOOKUP([.C573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table:style-name="ce4">
            <text:p>573</text:p>
          </table:table-cell>
          <table:table-cell office:value-type="date" office:date-value="2021-08-04T00:00:00" table:style-name="ce5">
            <text:p>04.08.21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6147" table:style-name="ce6">
            <text:p>26147</text:p>
          </table:table-cell>
          <table:table-cell office:value-type="string" office:string-value="Электрика" table:formula="of:=VLOOKUP([.C574];[Лицевые_счета.A:.E];4;)" table:style-name="ce1">
            <text:p>Электр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table:style-name="ce4">
            <text:p>574</text:p>
          </table:table-cell>
          <table:table-cell office:value-type="date" office:date-value="2021-08-05T00:00:00" table:style-name="ce5">
            <text:p>05.08.21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9523" table:style-name="ce6">
            <text:p>39523</text:p>
          </table:table-cell>
          <table:table-cell office:value-type="string" office:string-value="Сантехника" table:formula="of:=VLOOKUP([.C575];[Лицевые_счета.A:.E];4;)" table:style-name="ce1">
            <text:p>Сантехника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table:style-name="ce4">
            <text:p>575</text:p>
          </table:table-cell>
          <table:table-cell office:value-type="date" office:date-value="2021-08-06T00:00:00" table:style-name="ce5">
            <text:p>06.08.21</text:p>
          </table:table-cell>
          <table:table-cell office:value-type="float" office:value="37" table:style-name="ce4">
            <text:p>37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8828" table:style-name="ce6">
            <text:p>28828</text:p>
          </table:table-cell>
          <table:table-cell office:value-type="string" office:string-value="Инструмент" table:formula="of:=VLOOKUP([.C576];[Лицевые_счета.A:.E];4;)" table:style-name="ce1">
            <text:p>Инструмент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table:style-name="ce4">
            <text:p>576</text:p>
          </table:table-cell>
          <table:table-cell office:value-type="date" office:date-value="2021-08-07T00:00:00" table:style-name="ce5">
            <text:p>07.08.21</text:p>
          </table:table-cell>
          <table:table-cell office:value-type="float" office:value="59" table:style-name="ce4">
            <text:p>5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5227" table:style-name="ce6">
            <text:p>25227</text:p>
          </table:table-cell>
          <table:table-cell office:value-type="string" office:string-value="Сантехника" table:formula="of:=VLOOKUP([.C577];[Лицевые_счета.A:.E];4;)" table:style-name="ce1">
            <text:p>Сантехн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77" table:style-name="ce4">
            <text:p>577</text:p>
          </table:table-cell>
          <table:table-cell office:value-type="date" office:date-value="2021-08-08T00:00:00" table:style-name="ce5">
            <text:p>08.08.21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2597" table:style-name="ce6">
            <text:p>32597</text:p>
          </table:table-cell>
          <table:table-cell office:value-type="string" office:string-value="Сантехника" table:formula="of:=VLOOKUP([.C578];[Лицевые_счета.A:.E];4;)" table:style-name="ce1">
            <text:p>Сантехника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float" office:value="578" table:style-name="ce4">
            <text:p>578</text:p>
          </table:table-cell>
          <table:table-cell office:value-type="date" office:date-value="2021-08-09T00:00:00" table:style-name="ce5">
            <text:p>09.08.21</text:p>
          </table:table-cell>
          <table:table-cell office:value-type="float" office:value="40" table:style-name="ce4">
            <text:p>4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1450" table:style-name="ce6">
            <text:p>31450</text:p>
          </table:table-cell>
          <table:table-cell office:value-type="string" office:string-value="Электрика" table:formula="of:=VLOOKUP([.C579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79" table:style-name="ce4">
            <text:p>579</text:p>
          </table:table-cell>
          <table:table-cell office:value-type="date" office:date-value="2021-08-10T00:00:00" table:style-name="ce5">
            <text:p>10.08.21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9359" table:style-name="ce6">
            <text:p>39359</text:p>
          </table:table-cell>
          <table:table-cell office:value-type="string" office:string-value="Сантехника" table:formula="of:=VLOOKUP([.C580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0" table:style-name="ce4">
            <text:p>580</text:p>
          </table:table-cell>
          <table:table-cell office:value-type="date" office:date-value="2021-08-11T00:00:00" table:style-name="ce5">
            <text:p>11.08.21</text:p>
          </table:table-cell>
          <table:table-cell office:value-type="float" office:value="51" table:style-name="ce4">
            <text:p>5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4731" table:style-name="ce6">
            <text:p>24731</text:p>
          </table:table-cell>
          <table:table-cell office:value-type="string" office:string-value="Сантехника" table:formula="of:=VLOOKUP([.C581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1" table:style-name="ce4">
            <text:p>581</text:p>
          </table:table-cell>
          <table:table-cell office:value-type="date" office:date-value="2021-08-12T00:00:00" table:style-name="ce5">
            <text:p>12.08.21</text:p>
          </table:table-cell>
          <table:table-cell office:value-type="float" office:value="41" table:style-name="ce4">
            <text:p>4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6416" table:style-name="ce6">
            <text:p>36416</text:p>
          </table:table-cell>
          <table:table-cell office:value-type="string" office:string-value="Электрика" table:formula="of:=VLOOKUP([.C582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2" table:style-name="ce4">
            <text:p>582</text:p>
          </table:table-cell>
          <table:table-cell office:value-type="date" office:date-value="2021-08-13T00:00:00" table:style-name="ce5">
            <text:p>13.08.21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7508" table:style-name="ce6">
            <text:p>37508</text:p>
          </table:table-cell>
          <table:table-cell office:value-type="string" office:string-value="Сантехника" table:formula="of:=VLOOKUP([.C583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3" table:style-name="ce4">
            <text:p>583</text:p>
          </table:table-cell>
          <table:table-cell office:value-type="date" office:date-value="2021-08-14T00:00:00" table:style-name="ce5">
            <text:p>14.08.21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0379" table:style-name="ce6">
            <text:p>30379</text:p>
          </table:table-cell>
          <table:table-cell office:value-type="string" office:string-value="Электрика" table:formula="of:=VLOOKUP([.C584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4" table:style-name="ce4">
            <text:p>584</text:p>
          </table:table-cell>
          <table:table-cell office:value-type="date" office:date-value="2021-08-15T00:00:00" table:style-name="ce5">
            <text:p>15.08.21</text:p>
          </table:table-cell>
          <table:table-cell office:value-type="float" office:value="22" table:style-name="ce4">
            <text:p>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7818" table:style-name="ce6">
            <text:p>27818</text:p>
          </table:table-cell>
          <table:table-cell office:value-type="string" office:string-value="Электрика" table:formula="of:=VLOOKUP([.C585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5" table:style-name="ce4">
            <text:p>585</text:p>
          </table:table-cell>
          <table:table-cell office:value-type="date" office:date-value="2021-08-16T00:00:00" table:style-name="ce5">
            <text:p>16.08.21</text:p>
          </table:table-cell>
          <table:table-cell office:value-type="float" office:value="45" table:style-name="ce4">
            <text:p>4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8380" table:style-name="ce6">
            <text:p>38380</text:p>
          </table:table-cell>
          <table:table-cell office:value-type="string" office:string-value="Инструмент" table:formula="of:=VLOOKUP([.C586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6" table:style-name="ce4">
            <text:p>586</text:p>
          </table:table-cell>
          <table:table-cell office:value-type="date" office:date-value="2021-08-17T00:00:00" table:style-name="ce5">
            <text:p>17.08.21</text:p>
          </table:table-cell>
          <table:table-cell office:value-type="float" office:value="53" table:style-name="ce4">
            <text:p>5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6293" table:style-name="ce6">
            <text:p>36293</text:p>
          </table:table-cell>
          <table:table-cell office:value-type="string" office:string-value="Электрика" table:formula="of:=VLOOKUP([.C587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7" table:style-name="ce4">
            <text:p>587</text:p>
          </table:table-cell>
          <table:table-cell office:value-type="date" office:date-value="2021-08-18T00:00:00" table:style-name="ce5">
            <text:p>18.08.21</text:p>
          </table:table-cell>
          <table:table-cell office:value-type="float" office:value="34" table:style-name="ce4">
            <text:p>3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5560" table:style-name="ce6">
            <text:p>35560</text:p>
          </table:table-cell>
          <table:table-cell office:value-type="string" office:string-value="Инструмент" table:formula="of:=VLOOKUP([.C588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8" table:style-name="ce4">
            <text:p>588</text:p>
          </table:table-cell>
          <table:table-cell office:value-type="date" office:date-value="2021-08-19T00:00:00" table:style-name="ce5">
            <text:p>19.08.21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4494" table:style-name="ce6">
            <text:p>34494</text:p>
          </table:table-cell>
          <table:table-cell office:value-type="string" office:string-value="Электрика" table:formula="of:=VLOOKUP([.C589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89" table:style-name="ce4">
            <text:p>589</text:p>
          </table:table-cell>
          <table:table-cell office:value-type="date" office:date-value="2021-08-20T00:00:00" table:style-name="ce5">
            <text:p>20.08.21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5541" table:style-name="ce6">
            <text:p>35541</text:p>
          </table:table-cell>
          <table:table-cell office:value-type="string" office:string-value="Электрика" table:formula="of:=VLOOKUP([.C590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0" table:style-name="ce4">
            <text:p>590</text:p>
          </table:table-cell>
          <table:table-cell office:value-type="date" office:date-value="2021-08-21T00:00:00" table:style-name="ce5">
            <text:p>21.08.21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8674" table:style-name="ce6">
            <text:p>28674</text:p>
          </table:table-cell>
          <table:table-cell office:value-type="string" office:string-value="Электрика" table:formula="of:=VLOOKUP([.C591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1" table:style-name="ce4">
            <text:p>591</text:p>
          </table:table-cell>
          <table:table-cell office:value-type="date" office:date-value="2021-08-22T00:00:00" table:style-name="ce5">
            <text:p>22.08.21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2445" table:style-name="ce6">
            <text:p>32445</text:p>
          </table:table-cell>
          <table:table-cell office:value-type="string" office:string-value="Сантехника" table:formula="of:=VLOOKUP([.C592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2" table:style-name="ce4">
            <text:p>592</text:p>
          </table:table-cell>
          <table:table-cell office:value-type="date" office:date-value="2021-08-23T00:00:00" table:style-name="ce5">
            <text:p>23.08.21</text:p>
          </table:table-cell>
          <table:table-cell office:value-type="float" office:value="38" table:style-name="ce4">
            <text:p>3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0424" table:style-name="ce6">
            <text:p>30424</text:p>
          </table:table-cell>
          <table:table-cell office:value-type="string" office:string-value="Электрика" table:formula="of:=VLOOKUP([.C593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3" table:style-name="ce4">
            <text:p>593</text:p>
          </table:table-cell>
          <table:table-cell office:value-type="date" office:date-value="2021-08-24T00:00:00" table:style-name="ce5">
            <text:p>24.08.21</text:p>
          </table:table-cell>
          <table:table-cell office:value-type="float" office:value="56" table:style-name="ce4">
            <text:p>5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3046" table:style-name="ce6">
            <text:p>23046</text:p>
          </table:table-cell>
          <table:table-cell office:value-type="string" office:string-value="Инструмент" table:formula="of:=VLOOKUP([.C594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4" table:style-name="ce4">
            <text:p>594</text:p>
          </table:table-cell>
          <table:table-cell office:value-type="date" office:date-value="2021-08-25T00:00:00" table:style-name="ce5">
            <text:p>25.08.21</text:p>
          </table:table-cell>
          <table:table-cell office:value-type="float" office:value="21" table:style-name="ce4">
            <text:p>2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6981" table:style-name="ce6">
            <text:p>26981</text:p>
          </table:table-cell>
          <table:table-cell office:value-type="string" office:string-value="Электрика" table:formula="of:=VLOOKUP([.C595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5" table:style-name="ce4">
            <text:p>595</text:p>
          </table:table-cell>
          <table:table-cell office:value-type="date" office:date-value="2021-08-26T00:00:00" table:style-name="ce5">
            <text:p>26.08.21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1784" table:style-name="ce6">
            <text:p>21784</text:p>
          </table:table-cell>
          <table:table-cell office:value-type="string" office:string-value="Электрика" table:formula="of:=VLOOKUP([.C596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6" table:style-name="ce4">
            <text:p>596</text:p>
          </table:table-cell>
          <table:table-cell office:value-type="date" office:date-value="2021-08-27T00:00:00" table:style-name="ce5">
            <text:p>27.08.21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9485" table:style-name="ce6">
            <text:p>29485</text:p>
          </table:table-cell>
          <table:table-cell office:value-type="string" office:string-value="Сантехника" table:formula="of:=VLOOKUP([.C597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7" table:style-name="ce4">
            <text:p>597</text:p>
          </table:table-cell>
          <table:table-cell office:value-type="date" office:date-value="2021-08-28T00:00:00" table:style-name="ce5">
            <text:p>28.08.21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5425" table:style-name="ce6">
            <text:p>35425</text:p>
          </table:table-cell>
          <table:table-cell office:value-type="string" office:string-value="Электрика" table:formula="of:=VLOOKUP([.C598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8" table:style-name="ce4">
            <text:p>598</text:p>
          </table:table-cell>
          <table:table-cell office:value-type="date" office:date-value="2021-08-29T00:00:00" table:style-name="ce5">
            <text:p>29.08.21</text:p>
          </table:table-cell>
          <table:table-cell office:value-type="float" office:value="38" table:style-name="ce4">
            <text:p>38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7842" table:style-name="ce6">
            <text:p>37842</text:p>
          </table:table-cell>
          <table:table-cell office:value-type="string" office:string-value="Электрика" table:formula="of:=VLOOKUP([.C599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599" table:style-name="ce4">
            <text:p>599</text:p>
          </table:table-cell>
          <table:table-cell office:value-type="date" office:date-value="2021-08-30T00:00:00" table:style-name="ce5">
            <text:p>30.08.21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7900" table:style-name="ce6">
            <text:p>37900</text:p>
          </table:table-cell>
          <table:table-cell office:value-type="string" office:string-value="Электрика" table:formula="of:=VLOOKUP([.C600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0" table:style-name="ce4">
            <text:p>600</text:p>
          </table:table-cell>
          <table:table-cell office:value-type="date" office:date-value="2021-08-31T00:00:00" table:style-name="ce5">
            <text:p>31.08.21</text:p>
          </table:table-cell>
          <table:table-cell office:value-type="float" office:value="54" table:style-name="ce4">
            <text:p>5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2369" table:style-name="ce6">
            <text:p>32369</text:p>
          </table:table-cell>
          <table:table-cell office:value-type="string" office:string-value="Электрика" table:formula="of:=VLOOKUP([.C601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1" table:style-name="ce4">
            <text:p>601</text:p>
          </table:table-cell>
          <table:table-cell office:value-type="date" office:date-value="2021-09-01T00:00:00" table:style-name="ce5">
            <text:p>01.09.21</text:p>
          </table:table-cell>
          <table:table-cell office:value-type="float" office:value="22" table:style-name="ce4">
            <text:p>2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9712" table:style-name="ce6">
            <text:p>39712</text:p>
          </table:table-cell>
          <table:table-cell office:value-type="string" office:string-value="Электрика" table:formula="of:=VLOOKUP([.C602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2" table:style-name="ce4">
            <text:p>602</text:p>
          </table:table-cell>
          <table:table-cell office:value-type="date" office:date-value="2021-09-02T00:00:00" table:style-name="ce5">
            <text:p>02.09.21</text:p>
          </table:table-cell>
          <table:table-cell office:value-type="float" office:value="20" table:style-name="ce4">
            <text:p>2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1153" table:style-name="ce6">
            <text:p>21153</text:p>
          </table:table-cell>
          <table:table-cell office:value-type="string" office:string-value="Сантехника" table:formula="of:=VLOOKUP([.C603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3" table:style-name="ce4">
            <text:p>603</text:p>
          </table:table-cell>
          <table:table-cell office:value-type="date" office:date-value="2021-09-03T00:00:00" table:style-name="ce5">
            <text:p>03.09.21</text:p>
          </table:table-cell>
          <table:table-cell office:value-type="float" office:value="49" table:style-name="ce4">
            <text:p>4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3219" table:style-name="ce6">
            <text:p>23219</text:p>
          </table:table-cell>
          <table:table-cell office:value-type="string" office:string-value="Инструмент" table:formula="of:=VLOOKUP([.C604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4" table:style-name="ce4">
            <text:p>604</text:p>
          </table:table-cell>
          <table:table-cell office:value-type="date" office:date-value="2021-09-04T00:00:00" table:style-name="ce5">
            <text:p>04.09.21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1928" table:style-name="ce6">
            <text:p>21928</text:p>
          </table:table-cell>
          <table:table-cell office:value-type="string" office:string-value="Электрика" table:formula="of:=VLOOKUP([.C605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5" table:style-name="ce4">
            <text:p>605</text:p>
          </table:table-cell>
          <table:table-cell office:value-type="date" office:date-value="2021-09-05T00:00:00" table:style-name="ce5">
            <text:p>05.09.21</text:p>
          </table:table-cell>
          <table:table-cell office:value-type="float" office:value="49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0355" table:style-name="ce6">
            <text:p>20355</text:p>
          </table:table-cell>
          <table:table-cell office:value-type="string" office:string-value="Инструмент" table:formula="of:=VLOOKUP([.C606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6" table:style-name="ce4">
            <text:p>606</text:p>
          </table:table-cell>
          <table:table-cell office:value-type="date" office:date-value="2021-09-06T00:00:00" table:style-name="ce5">
            <text:p>06.09.21</text:p>
          </table:table-cell>
          <table:table-cell office:value-type="float" office:value="35" table:style-name="ce4">
            <text:p>35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2629" table:style-name="ce6">
            <text:p>22629</text:p>
          </table:table-cell>
          <table:table-cell office:value-type="string" office:string-value="Инструмент" table:formula="of:=VLOOKUP([.C607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7" table:style-name="ce4">
            <text:p>607</text:p>
          </table:table-cell>
          <table:table-cell office:value-type="date" office:date-value="2021-09-07T00:00:00" table:style-name="ce5">
            <text:p>07.09.21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4551" table:style-name="ce6">
            <text:p>24551</text:p>
          </table:table-cell>
          <table:table-cell office:value-type="string" office:string-value="Электрика" table:formula="of:=VLOOKUP([.C608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8" table:style-name="ce4">
            <text:p>608</text:p>
          </table:table-cell>
          <table:table-cell office:value-type="date" office:date-value="2021-09-08T00:00:00" table:style-name="ce5">
            <text:p>08.09.21</text:p>
          </table:table-cell>
          <table:table-cell office:value-type="float" office:value="37" table:style-name="ce4">
            <text:p>3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1878" table:style-name="ce6">
            <text:p>21878</text:p>
          </table:table-cell>
          <table:table-cell office:value-type="string" office:string-value="Инструмент" table:formula="of:=VLOOKUP([.C609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09" table:style-name="ce4">
            <text:p>609</text:p>
          </table:table-cell>
          <table:table-cell office:value-type="date" office:date-value="2021-09-09T00:00:00" table:style-name="ce5">
            <text:p>09.09.21</text:p>
          </table:table-cell>
          <table:table-cell office:value-type="float" office:value="59" table:style-name="ce4">
            <text:p>5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7601" table:style-name="ce6">
            <text:p>37601</text:p>
          </table:table-cell>
          <table:table-cell office:value-type="string" office:string-value="Сантехника" table:formula="of:=VLOOKUP([.C610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0" table:style-name="ce4">
            <text:p>610</text:p>
          </table:table-cell>
          <table:table-cell office:value-type="date" office:date-value="2021-09-10T00:00:00" table:style-name="ce5">
            <text:p>10.09.21</text:p>
          </table:table-cell>
          <table:table-cell office:value-type="float" office:value="46" table:style-name="ce4">
            <text:p>4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1263" table:style-name="ce6">
            <text:p>21263</text:p>
          </table:table-cell>
          <table:table-cell office:value-type="string" office:string-value="Инструмент" table:formula="of:=VLOOKUP([.C611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1" table:style-name="ce4">
            <text:p>611</text:p>
          </table:table-cell>
          <table:table-cell office:value-type="date" office:date-value="2021-09-11T00:00:00" table:style-name="ce5">
            <text:p>11.09.21</text:p>
          </table:table-cell>
          <table:table-cell office:value-type="float" office:value="59" table:style-name="ce4">
            <text:p>5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8235" table:style-name="ce6">
            <text:p>38235</text:p>
          </table:table-cell>
          <table:table-cell office:value-type="string" office:string-value="Сантехника" table:formula="of:=VLOOKUP([.C612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2" table:style-name="ce4">
            <text:p>612</text:p>
          </table:table-cell>
          <table:table-cell office:value-type="date" office:date-value="2021-09-12T00:00:00" table:style-name="ce5">
            <text:p>12.09.21</text:p>
          </table:table-cell>
          <table:table-cell office:value-type="float" office:value="53" table:style-name="ce4">
            <text:p>5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5675" table:style-name="ce6">
            <text:p>25675</text:p>
          </table:table-cell>
          <table:table-cell office:value-type="string" office:string-value="Электрика" table:formula="of:=VLOOKUP([.C613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3" table:style-name="ce4">
            <text:p>613</text:p>
          </table:table-cell>
          <table:table-cell office:value-type="date" office:date-value="2021-09-13T00:00:00" table:style-name="ce5">
            <text:p>13.09.21</text:p>
          </table:table-cell>
          <table:table-cell office:value-type="float" office:value="50" table:style-name="ce4">
            <text:p>5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4219" table:style-name="ce6">
            <text:p>24219</text:p>
          </table:table-cell>
          <table:table-cell office:value-type="string" office:string-value="Сантехника" table:formula="of:=VLOOKUP([.C614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4" table:style-name="ce4">
            <text:p>614</text:p>
          </table:table-cell>
          <table:table-cell office:value-type="date" office:date-value="2021-09-14T00:00:00" table:style-name="ce5">
            <text:p>14.09.21</text:p>
          </table:table-cell>
          <table:table-cell office:value-type="float" office:value="56" table:style-name="ce4">
            <text:p>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9484" table:style-name="ce6">
            <text:p>39484</text:p>
          </table:table-cell>
          <table:table-cell office:value-type="string" office:string-value="Инструмент" table:formula="of:=VLOOKUP([.C615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5" table:style-name="ce4">
            <text:p>615</text:p>
          </table:table-cell>
          <table:table-cell office:value-type="date" office:date-value="2021-09-15T00:00:00" table:style-name="ce5">
            <text:p>15.09.21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0763" table:style-name="ce6">
            <text:p>30763</text:p>
          </table:table-cell>
          <table:table-cell office:value-type="string" office:string-value="Электрика" table:formula="of:=VLOOKUP([.C616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6" table:style-name="ce4">
            <text:p>616</text:p>
          </table:table-cell>
          <table:table-cell office:value-type="date" office:date-value="2021-09-16T00:00:00" table:style-name="ce5">
            <text:p>16.09.21</text:p>
          </table:table-cell>
          <table:table-cell office:value-type="float" office:value="45" table:style-name="ce4">
            <text:p>4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8639" table:style-name="ce6">
            <text:p>28639</text:p>
          </table:table-cell>
          <table:table-cell office:value-type="string" office:string-value="Инструмент" table:formula="of:=VLOOKUP([.C617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7" table:style-name="ce4">
            <text:p>617</text:p>
          </table:table-cell>
          <table:table-cell office:value-type="date" office:date-value="2021-09-17T00:00:00" table:style-name="ce5">
            <text:p>17.09.21</text:p>
          </table:table-cell>
          <table:table-cell office:value-type="float" office:value="54" table:style-name="ce4">
            <text:p>5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3237" table:style-name="ce6">
            <text:p>33237</text:p>
          </table:table-cell>
          <table:table-cell office:value-type="string" office:string-value="Электрика" table:formula="of:=VLOOKUP([.C618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8" table:style-name="ce4">
            <text:p>618</text:p>
          </table:table-cell>
          <table:table-cell office:value-type="date" office:date-value="2021-09-18T00:00:00" table:style-name="ce5">
            <text:p>18.09.21</text:p>
          </table:table-cell>
          <table:table-cell office:value-type="float" office:value="35" table:style-name="ce4">
            <text:p>35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0322" table:style-name="ce6">
            <text:p>20322</text:p>
          </table:table-cell>
          <table:table-cell office:value-type="string" office:string-value="Инструмент" table:formula="of:=VLOOKUP([.C619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19" table:style-name="ce4">
            <text:p>619</text:p>
          </table:table-cell>
          <table:table-cell office:value-type="date" office:date-value="2021-09-19T00:00:00" table:style-name="ce5">
            <text:p>19.09.21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1069" table:style-name="ce6">
            <text:p>31069</text:p>
          </table:table-cell>
          <table:table-cell office:value-type="string" office:string-value="Электрика" table:formula="of:=VLOOKUP([.C620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0" table:style-name="ce4">
            <text:p>620</text:p>
          </table:table-cell>
          <table:table-cell office:value-type="date" office:date-value="2021-09-20T00:00:00" table:style-name="ce5">
            <text:p>20.09.21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4570" table:style-name="ce6">
            <text:p>34570</text:p>
          </table:table-cell>
          <table:table-cell office:value-type="string" office:string-value="Сантехника" table:formula="of:=VLOOKUP([.C621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1" table:style-name="ce4">
            <text:p>621</text:p>
          </table:table-cell>
          <table:table-cell office:value-type="date" office:date-value="2021-09-21T00:00:00" table:style-name="ce5">
            <text:p>21.09.21</text:p>
          </table:table-cell>
          <table:table-cell office:value-type="float" office:value="26" table:style-name="ce4">
            <text:p>26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7343" table:style-name="ce6">
            <text:p>37343</text:p>
          </table:table-cell>
          <table:table-cell office:value-type="string" office:string-value="Электрика" table:formula="of:=VLOOKUP([.C622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2" table:style-name="ce4">
            <text:p>622</text:p>
          </table:table-cell>
          <table:table-cell office:value-type="date" office:date-value="2021-09-22T00:00:00" table:style-name="ce5">
            <text:p>22.09.21</text:p>
          </table:table-cell>
          <table:table-cell office:value-type="float" office:value="59" table:style-name="ce4">
            <text:p>5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9992" table:style-name="ce6">
            <text:p>29992</text:p>
          </table:table-cell>
          <table:table-cell office:value-type="string" office:string-value="Сантехника" table:formula="of:=VLOOKUP([.C623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3" table:style-name="ce4">
            <text:p>623</text:p>
          </table:table-cell>
          <table:table-cell office:value-type="date" office:date-value="2021-09-23T00:00:00" table:style-name="ce5">
            <text:p>23.09.21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0405" table:style-name="ce6">
            <text:p>30405</text:p>
          </table:table-cell>
          <table:table-cell office:value-type="string" office:string-value="Электрика" table:formula="of:=VLOOKUP([.C624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4" table:style-name="ce4">
            <text:p>624</text:p>
          </table:table-cell>
          <table:table-cell office:value-type="date" office:date-value="2021-09-24T00:00:00" table:style-name="ce5">
            <text:p>24.09.21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5030" table:style-name="ce6">
            <text:p>25030</text:p>
          </table:table-cell>
          <table:table-cell office:value-type="string" office:string-value="Электрика" table:formula="of:=VLOOKUP([.C625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5" table:style-name="ce4">
            <text:p>625</text:p>
          </table:table-cell>
          <table:table-cell office:value-type="date" office:date-value="2021-09-25T00:00:00" table:style-name="ce5">
            <text:p>25.09.21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7624" table:style-name="ce6">
            <text:p>37624</text:p>
          </table:table-cell>
          <table:table-cell office:value-type="string" office:string-value="Электрика" table:formula="of:=VLOOKUP([.C626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6" table:style-name="ce4">
            <text:p>626</text:p>
          </table:table-cell>
          <table:table-cell office:value-type="date" office:date-value="2021-09-26T00:00:00" table:style-name="ce5">
            <text:p>26.09.21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5893" table:style-name="ce6">
            <text:p>25893</text:p>
          </table:table-cell>
          <table:table-cell office:value-type="string" office:string-value="Электрика" table:formula="of:=VLOOKUP([.C627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7" table:style-name="ce4">
            <text:p>627</text:p>
          </table:table-cell>
          <table:table-cell office:value-type="date" office:date-value="2021-09-27T00:00:00" table:style-name="ce5">
            <text:p>27.09.21</text:p>
          </table:table-cell>
          <table:table-cell office:value-type="float" office:value="50" table:style-name="ce4">
            <text:p>5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0312" table:style-name="ce6">
            <text:p>30312</text:p>
          </table:table-cell>
          <table:table-cell office:value-type="string" office:string-value="Сантехника" table:formula="of:=VLOOKUP([.C628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8" table:style-name="ce4">
            <text:p>628</text:p>
          </table:table-cell>
          <table:table-cell office:value-type="date" office:date-value="2021-09-28T00:00:00" table:style-name="ce5">
            <text:p>28.09.21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9953" table:style-name="ce6">
            <text:p>29953</text:p>
          </table:table-cell>
          <table:table-cell office:value-type="string" office:string-value="Электрика" table:formula="of:=VLOOKUP([.C629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29" table:style-name="ce4">
            <text:p>629</text:p>
          </table:table-cell>
          <table:table-cell office:value-type="date" office:date-value="2021-09-29T00:00:00" table:style-name="ce5">
            <text:p>29.09.21</text:p>
          </table:table-cell>
          <table:table-cell office:value-type="float" office:value="51" table:style-name="ce4">
            <text:p>5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1095" table:style-name="ce6">
            <text:p>31095</text:p>
          </table:table-cell>
          <table:table-cell office:value-type="string" office:string-value="Сантехника" table:formula="of:=VLOOKUP([.C630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0" table:style-name="ce4">
            <text:p>630</text:p>
          </table:table-cell>
          <table:table-cell office:value-type="date" office:date-value="2021-09-30T00:00:00" table:style-name="ce5">
            <text:p>30.09.21</text:p>
          </table:table-cell>
          <table:table-cell office:value-type="float" office:value="21" table:style-name="ce4">
            <text:p>2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2085" table:style-name="ce6">
            <text:p>22085</text:p>
          </table:table-cell>
          <table:table-cell office:value-type="string" office:string-value="Электрика" table:formula="of:=VLOOKUP([.C631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1" table:style-name="ce4">
            <text:p>631</text:p>
          </table:table-cell>
          <table:table-cell office:value-type="date" office:date-value="2021-10-01T00:00:00" table:style-name="ce5">
            <text:p>01.10.21</text:p>
          </table:table-cell>
          <table:table-cell office:value-type="float" office:value="40" table:style-name="ce4">
            <text:p>4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2849" table:style-name="ce6">
            <text:p>22849</text:p>
          </table:table-cell>
          <table:table-cell office:value-type="string" office:string-value="Электрика" table:formula="of:=VLOOKUP([.C632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2" table:style-name="ce4">
            <text:p>632</text:p>
          </table:table-cell>
          <table:table-cell office:value-type="date" office:date-value="2021-10-02T00:00:00" table:style-name="ce5">
            <text:p>02.10.21</text:p>
          </table:table-cell>
          <table:table-cell office:value-type="float" office:value="32" table:style-name="ce4">
            <text:p>3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7423" table:style-name="ce6">
            <text:p>37423</text:p>
          </table:table-cell>
          <table:table-cell office:value-type="string" office:string-value="Инструмент" table:formula="of:=VLOOKUP([.C633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3" table:style-name="ce4">
            <text:p>633</text:p>
          </table:table-cell>
          <table:table-cell office:value-type="date" office:date-value="2021-10-03T00:00:00" table:style-name="ce5">
            <text:p>03.10.21</text:p>
          </table:table-cell>
          <table:table-cell office:value-type="float" office:value="58" table:style-name="ce4">
            <text:p>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0557" table:style-name="ce6">
            <text:p>20557</text:p>
          </table:table-cell>
          <table:table-cell office:value-type="string" office:string-value="Инструмент" table:formula="of:=VLOOKUP([.C634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4" table:style-name="ce4">
            <text:p>634</text:p>
          </table:table-cell>
          <table:table-cell office:value-type="date" office:date-value="2021-10-04T00:00:00" table:style-name="ce5">
            <text:p>04.10.21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5886" table:style-name="ce6">
            <text:p>25886</text:p>
          </table:table-cell>
          <table:table-cell office:value-type="string" office:string-value="Электрика" table:formula="of:=VLOOKUP([.C635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5" table:style-name="ce4">
            <text:p>635</text:p>
          </table:table-cell>
          <table:table-cell office:value-type="date" office:date-value="2021-10-05T00:00:00" table:style-name="ce5">
            <text:p>05.10.21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1227" table:style-name="ce6">
            <text:p>21227</text:p>
          </table:table-cell>
          <table:table-cell office:value-type="string" office:string-value="Сантехника" table:formula="of:=VLOOKUP([.C636];[Лицевые_счета.A:.E];4;)" table:style-name="ce1">
            <text:p>Сантехн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6" table:style-name="ce4">
            <text:p>636</text:p>
          </table:table-cell>
          <table:table-cell office:value-type="date" office:date-value="2021-10-06T00:00:00" table:style-name="ce5">
            <text:p>06.10.21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9475" table:style-name="ce6">
            <text:p>39475</text:p>
          </table:table-cell>
          <table:table-cell office:value-type="string" office:string-value="Электрика" table:formula="of:=VLOOKUP([.C637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7" table:style-name="ce4">
            <text:p>637</text:p>
          </table:table-cell>
          <table:table-cell office:value-type="date" office:date-value="2021-10-07T00:00:00" table:style-name="ce5">
            <text:p>07.10.21</text:p>
          </table:table-cell>
          <table:table-cell office:value-type="float" office:value="49" table:style-name="ce4">
            <text:p>4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7722" table:style-name="ce6">
            <text:p>27722</text:p>
          </table:table-cell>
          <table:table-cell office:value-type="string" office:string-value="Инструмент" table:formula="of:=VLOOKUP([.C638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8" table:style-name="ce4">
            <text:p>638</text:p>
          </table:table-cell>
          <table:table-cell office:value-type="date" office:date-value="2021-10-08T00:00:00" table:style-name="ce5">
            <text:p>08.10.21</text:p>
          </table:table-cell>
          <table:table-cell office:value-type="float" office:value="25" table:style-name="ce4">
            <text:p>25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4570" table:style-name="ce6">
            <text:p>24570</text:p>
          </table:table-cell>
          <table:table-cell office:value-type="string" office:string-value="Электрика" table:formula="of:=VLOOKUP([.C639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39" table:style-name="ce4">
            <text:p>639</text:p>
          </table:table-cell>
          <table:table-cell office:value-type="date" office:date-value="2021-10-09T00:00:00" table:style-name="ce5">
            <text:p>09.10.21</text:p>
          </table:table-cell>
          <table:table-cell office:value-type="float" office:value="45" table:style-name="ce4">
            <text:p>4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6007" table:style-name="ce6">
            <text:p>26007</text:p>
          </table:table-cell>
          <table:table-cell office:value-type="string" office:string-value="Инструмент" table:formula="of:=VLOOKUP([.C640];[Лицевые_счета.A:.E];4;)" table:style-name="ce1">
            <text:p>Инструмент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0" table:style-name="ce4">
            <text:p>640</text:p>
          </table:table-cell>
          <table:table-cell office:value-type="date" office:date-value="2021-10-10T00:00:00" table:style-name="ce5">
            <text:p>10.10.21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2178" table:style-name="ce6">
            <text:p>22178</text:p>
          </table:table-cell>
          <table:table-cell office:value-type="string" office:string-value="Электрика" table:formula="of:=VLOOKUP([.C641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1" table:style-name="ce4">
            <text:p>641</text:p>
          </table:table-cell>
          <table:table-cell office:value-type="date" office:date-value="2021-10-11T00:00:00" table:style-name="ce5">
            <text:p>11.10.21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4222" table:style-name="ce6">
            <text:p>34222</text:p>
          </table:table-cell>
          <table:table-cell office:value-type="string" office:string-value="Электрика" table:formula="of:=VLOOKUP([.C642];[Лицевые_счета.A:.E];4;)" table:style-name="ce1">
            <text:p>Электрика</text:p>
          </table:table-cell>
          <table:table-cell table:style-name="ce8"/>
          <table:table-cell table:number-columns-repeated="16376"/>
        </table:table-row>
        <table:table-row table:style-name="ro2" table:visibility="filter">
          <table:table-cell office:value-type="float" office:value="642" table:style-name="ce4">
            <text:p>642</text:p>
          </table:table-cell>
          <table:table-cell office:value-type="date" office:date-value="2021-10-12T00:00:00" table:style-name="ce5">
            <text:p>12.10.21</text:p>
          </table:table-cell>
          <table:table-cell office:value-type="float" office:value="39" table:style-name="ce4">
            <text:p>3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0014" table:style-name="ce6">
            <text:p>30014</text:p>
          </table:table-cell>
          <table:table-cell office:value-type="string" office:string-value="Электрика" table:formula="of:=VLOOKUP([.C64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3" table:style-name="ce4">
            <text:p>643</text:p>
          </table:table-cell>
          <table:table-cell office:value-type="date" office:date-value="2021-10-13T00:00:00" table:style-name="ce5">
            <text:p>13.10.21</text:p>
          </table:table-cell>
          <table:table-cell office:value-type="float" office:value="28" table:style-name="ce4">
            <text:p>2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0016" table:style-name="ce6">
            <text:p>20016</text:p>
          </table:table-cell>
          <table:table-cell office:value-type="string" office:string-value="Электрика" table:formula="of:=VLOOKUP([.C64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4" table:style-name="ce4">
            <text:p>644</text:p>
          </table:table-cell>
          <table:table-cell office:value-type="date" office:date-value="2021-10-14T00:00:00" table:style-name="ce5">
            <text:p>14.10.21</text:p>
          </table:table-cell>
          <table:table-cell office:value-type="float" office:value="49" table:style-name="ce4">
            <text:p>4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5823" table:style-name="ce6">
            <text:p>25823</text:p>
          </table:table-cell>
          <table:table-cell office:value-type="string" office:string-value="Инструмент" table:formula="of:=VLOOKUP([.C64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5" table:style-name="ce4">
            <text:p>645</text:p>
          </table:table-cell>
          <table:table-cell office:value-type="date" office:date-value="2021-10-15T00:00:00" table:style-name="ce5">
            <text:p>15.10.21</text:p>
          </table:table-cell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4255" table:style-name="ce6">
            <text:p>24255</text:p>
          </table:table-cell>
          <table:table-cell office:value-type="string" office:string-value="Сантехника" table:formula="of:=VLOOKUP([.C64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6" table:style-name="ce4">
            <text:p>646</text:p>
          </table:table-cell>
          <table:table-cell office:value-type="date" office:date-value="2021-10-16T00:00:00" table:style-name="ce5">
            <text:p>16.10.21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9344" table:style-name="ce6">
            <text:p>29344</text:p>
          </table:table-cell>
          <table:table-cell office:value-type="string" office:string-value="Электрика" table:formula="of:=VLOOKUP([.C64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7" table:style-name="ce4">
            <text:p>647</text:p>
          </table:table-cell>
          <table:table-cell office:value-type="date" office:date-value="2021-10-17T00:00:00" table:style-name="ce5">
            <text:p>17.10.21</text:p>
          </table:table-cell>
          <table:table-cell office:value-type="float" office:value="51" table:style-name="ce4">
            <text:p>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0046" table:style-name="ce6">
            <text:p>20046</text:p>
          </table:table-cell>
          <table:table-cell office:value-type="string" office:string-value="Сантехника" table:formula="of:=VLOOKUP([.C648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8" table:style-name="ce4">
            <text:p>648</text:p>
          </table:table-cell>
          <table:table-cell office:value-type="date" office:date-value="2021-10-18T00:00:00" table:style-name="ce5">
            <text:p>18.10.21</text:p>
          </table:table-cell>
          <table:table-cell office:value-type="float" office:value="50" table:style-name="ce4">
            <text:p>5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5611" table:style-name="ce6">
            <text:p>35611</text:p>
          </table:table-cell>
          <table:table-cell office:value-type="string" office:string-value="Сантехника" table:formula="of:=VLOOKUP([.C649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49" table:style-name="ce4">
            <text:p>649</text:p>
          </table:table-cell>
          <table:table-cell office:value-type="date" office:date-value="2021-10-19T00:00:00" table:style-name="ce5">
            <text:p>19.10.21</text:p>
          </table:table-cell>
          <table:table-cell office:value-type="float" office:value="26" table:style-name="ce4">
            <text:p>26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0890" table:style-name="ce6">
            <text:p>30890</text:p>
          </table:table-cell>
          <table:table-cell office:value-type="string" office:string-value="Электрика" table:formula="of:=VLOOKUP([.C65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0" table:style-name="ce4">
            <text:p>650</text:p>
          </table:table-cell>
          <table:table-cell office:value-type="date" office:date-value="2021-10-20T00:00:00" table:style-name="ce5">
            <text:p>20.10.21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2893" table:style-name="ce6">
            <text:p>22893</text:p>
          </table:table-cell>
          <table:table-cell office:value-type="string" office:string-value="Сантехника" table:formula="of:=VLOOKUP([.C65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1" table:style-name="ce4">
            <text:p>651</text:p>
          </table:table-cell>
          <table:table-cell office:value-type="date" office:date-value="2021-10-21T00:00:00" table:style-name="ce5">
            <text:p>21.10.21</text:p>
          </table:table-cell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6554" table:style-name="ce6">
            <text:p>26554</text:p>
          </table:table-cell>
          <table:table-cell office:value-type="string" office:string-value="Инструмент" table:formula="of:=VLOOKUP([.C65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2" table:style-name="ce4">
            <text:p>652</text:p>
          </table:table-cell>
          <table:table-cell office:value-type="date" office:date-value="2021-10-22T00:00:00" table:style-name="ce5">
            <text:p>22.10.21</text:p>
          </table:table-cell>
          <table:table-cell office:value-type="float" office:value="32" table:style-name="ce4">
            <text:p>3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3996" table:style-name="ce6">
            <text:p>33996</text:p>
          </table:table-cell>
          <table:table-cell office:value-type="string" office:string-value="Инструмент" table:formula="of:=VLOOKUP([.C65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3" table:style-name="ce4">
            <text:p>653</text:p>
          </table:table-cell>
          <table:table-cell office:value-type="date" office:date-value="2021-10-23T00:00:00" table:style-name="ce5">
            <text:p>23.10.21</text:p>
          </table:table-cell>
          <table:table-cell office:value-type="float" office:value="54" table:style-name="ce4">
            <text:p>5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2166" table:style-name="ce6">
            <text:p>22166</text:p>
          </table:table-cell>
          <table:table-cell office:value-type="string" office:string-value="Электрика" table:formula="of:=VLOOKUP([.C65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4" table:style-name="ce4">
            <text:p>654</text:p>
          </table:table-cell>
          <table:table-cell office:value-type="date" office:date-value="2021-10-24T00:00:00" table:style-name="ce5">
            <text:p>24.10.21</text:p>
          </table:table-cell>
          <table:table-cell office:value-type="float" office:value="49" table:style-name="ce4">
            <text:p>4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6888" table:style-name="ce6">
            <text:p>26888</text:p>
          </table:table-cell>
          <table:table-cell office:value-type="string" office:string-value="Инструмент" table:formula="of:=VLOOKUP([.C65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5" table:style-name="ce4">
            <text:p>655</text:p>
          </table:table-cell>
          <table:table-cell office:value-type="date" office:date-value="2021-10-25T00:00:00" table:style-name="ce5">
            <text:p>25.10.21</text:p>
          </table:table-cell>
          <table:table-cell office:value-type="float" office:value="57" table:style-name="ce4">
            <text:p>57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0725" table:style-name="ce6">
            <text:p>30725</text:p>
          </table:table-cell>
          <table:table-cell office:value-type="string" office:string-value="Инструмент" table:formula="of:=VLOOKUP([.C65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6" table:style-name="ce4">
            <text:p>656</text:p>
          </table:table-cell>
          <table:table-cell office:value-type="date" office:date-value="2021-10-26T00:00:00" table:style-name="ce5">
            <text:p>26.10.21</text:p>
          </table:table-cell>
          <table:table-cell office:value-type="float" office:value="26" table:style-name="ce4">
            <text:p>2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0176" table:style-name="ce6">
            <text:p>30176</text:p>
          </table:table-cell>
          <table:table-cell office:value-type="string" office:string-value="Электрика" table:formula="of:=VLOOKUP([.C65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7" table:style-name="ce4">
            <text:p>657</text:p>
          </table:table-cell>
          <table:table-cell office:value-type="date" office:date-value="2021-10-27T00:00:00" table:style-name="ce5">
            <text:p>27.10.21</text:p>
          </table:table-cell>
          <table:table-cell office:value-type="float" office:value="58" table:style-name="ce4">
            <text:p>5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3262" table:style-name="ce6">
            <text:p>23262</text:p>
          </table:table-cell>
          <table:table-cell office:value-type="string" office:string-value="Инструмент" table:formula="of:=VLOOKUP([.C65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8" table:style-name="ce4">
            <text:p>658</text:p>
          </table:table-cell>
          <table:table-cell office:value-type="date" office:date-value="2021-10-28T00:00:00" table:style-name="ce5">
            <text:p>28.10.21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5134" table:style-name="ce6">
            <text:p>35134</text:p>
          </table:table-cell>
          <table:table-cell office:value-type="string" office:string-value="Электрика" table:formula="of:=VLOOKUP([.C65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59" table:style-name="ce4">
            <text:p>659</text:p>
          </table:table-cell>
          <table:table-cell office:value-type="date" office:date-value="2021-10-29T00:00:00" table:style-name="ce5">
            <text:p>29.10.21</text:p>
          </table:table-cell>
          <table:table-cell office:value-type="float" office:value="46" table:style-name="ce4">
            <text:p>4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8942" table:style-name="ce6">
            <text:p>28942</text:p>
          </table:table-cell>
          <table:table-cell office:value-type="string" office:string-value="Инструмент" table:formula="of:=VLOOKUP([.C66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0" table:style-name="ce4">
            <text:p>660</text:p>
          </table:table-cell>
          <table:table-cell office:value-type="date" office:date-value="2021-10-30T00:00:00" table:style-name="ce5">
            <text:p>30.10.21</text:p>
          </table:table-cell>
          <table:table-cell office:value-type="float" office:value="52" table:style-name="ce4">
            <text:p>5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8612" table:style-name="ce6">
            <text:p>38612</text:p>
          </table:table-cell>
          <table:table-cell office:value-type="string" office:string-value="Сантехника" table:formula="of:=VLOOKUP([.C66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1" table:style-name="ce4">
            <text:p>661</text:p>
          </table:table-cell>
          <table:table-cell office:value-type="date" office:date-value="2021-10-31T00:00:00" table:style-name="ce5">
            <text:p>31.10.21</text:p>
          </table:table-cell>
          <table:table-cell office:value-type="float" office:value="48" table:style-name="ce4">
            <text:p>4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7297" table:style-name="ce6">
            <text:p>37297</text:p>
          </table:table-cell>
          <table:table-cell office:value-type="string" office:string-value="Инструмент" table:formula="of:=VLOOKUP([.C66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2" table:style-name="ce4">
            <text:p>662</text:p>
          </table:table-cell>
          <table:table-cell office:value-type="date" office:date-value="2021-11-01T00:00:00" table:style-name="ce5">
            <text:p>01.11.21</text:p>
          </table:table-cell>
          <table:table-cell office:value-type="float" office:value="50" table:style-name="ce4">
            <text:p>5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5461" table:style-name="ce6">
            <text:p>25461</text:p>
          </table:table-cell>
          <table:table-cell office:value-type="string" office:string-value="Сантехника" table:formula="of:=VLOOKUP([.C66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3" table:style-name="ce4">
            <text:p>663</text:p>
          </table:table-cell>
          <table:table-cell office:value-type="date" office:date-value="2021-11-02T00:00:00" table:style-name="ce5">
            <text:p>02.11.21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6072" table:style-name="ce6">
            <text:p>36072</text:p>
          </table:table-cell>
          <table:table-cell office:value-type="string" office:string-value="Электрика" table:formula="of:=VLOOKUP([.C66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4" table:style-name="ce4">
            <text:p>664</text:p>
          </table:table-cell>
          <table:table-cell office:value-type="date" office:date-value="2021-11-03T00:00:00" table:style-name="ce5">
            <text:p>03.11.21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8108" table:style-name="ce6">
            <text:p>38108</text:p>
          </table:table-cell>
          <table:table-cell office:value-type="string" office:string-value="Электрика" table:formula="of:=VLOOKUP([.C66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5" table:style-name="ce4">
            <text:p>665</text:p>
          </table:table-cell>
          <table:table-cell office:value-type="date" office:date-value="2021-11-04T00:00:00" table:style-name="ce5">
            <text:p>04.11.21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2071" table:style-name="ce6">
            <text:p>22071</text:p>
          </table:table-cell>
          <table:table-cell office:value-type="string" office:string-value="Электрика" table:formula="of:=VLOOKUP([.C66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6" table:style-name="ce4">
            <text:p>666</text:p>
          </table:table-cell>
          <table:table-cell office:value-type="date" office:date-value="2021-11-05T00:00:00" table:style-name="ce5">
            <text:p>05.11.21</text:p>
          </table:table-cell>
          <table:table-cell office:value-type="float" office:value="48" table:style-name="ce4">
            <text:p>4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5857" table:style-name="ce6">
            <text:p>25857</text:p>
          </table:table-cell>
          <table:table-cell office:value-type="string" office:string-value="Инструмент" table:formula="of:=VLOOKUP([.C66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7" table:style-name="ce4">
            <text:p>667</text:p>
          </table:table-cell>
          <table:table-cell office:value-type="date" office:date-value="2021-11-06T00:00:00" table:style-name="ce5">
            <text:p>06.11.21</text:p>
          </table:table-cell>
          <table:table-cell office:value-type="float" office:value="8" table:style-name="ce4">
            <text:p>8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8823" table:style-name="ce6">
            <text:p>28823</text:p>
          </table:table-cell>
          <table:table-cell office:value-type="string" office:string-value="Электрика" table:formula="of:=VLOOKUP([.C66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8" table:style-name="ce4">
            <text:p>668</text:p>
          </table:table-cell>
          <table:table-cell office:value-type="date" office:date-value="2021-11-07T00:00:00" table:style-name="ce5">
            <text:p>07.11.21</text:p>
          </table:table-cell>
          <table:table-cell office:value-type="float" office:value="41" table:style-name="ce4">
            <text:p>4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5679" table:style-name="ce6">
            <text:p>25679</text:p>
          </table:table-cell>
          <table:table-cell office:value-type="string" office:string-value="Электрика" table:formula="of:=VLOOKUP([.C66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69" table:style-name="ce4">
            <text:p>669</text:p>
          </table:table-cell>
          <table:table-cell office:value-type="date" office:date-value="2021-11-08T00:00:00" table:style-name="ce5">
            <text:p>08.11.21</text:p>
          </table:table-cell>
          <table:table-cell office:value-type="float" office:value="24" table:style-name="ce4">
            <text:p>2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2212" table:style-name="ce6">
            <text:p>22212</text:p>
          </table:table-cell>
          <table:table-cell office:value-type="string" office:string-value="Электрика" table:formula="of:=VLOOKUP([.C67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0" table:style-name="ce4">
            <text:p>670</text:p>
          </table:table-cell>
          <table:table-cell office:value-type="date" office:date-value="2021-11-09T00:00:00" table:style-name="ce5">
            <text:p>09.11.21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4280" table:style-name="ce6">
            <text:p>24280</text:p>
          </table:table-cell>
          <table:table-cell office:value-type="string" office:string-value="Электрика" table:formula="of:=VLOOKUP([.C67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1" table:style-name="ce4">
            <text:p>671</text:p>
          </table:table-cell>
          <table:table-cell office:value-type="date" office:date-value="2021-11-10T00:00:00" table:style-name="ce5">
            <text:p>10.11.21</text:p>
          </table:table-cell>
          <table:table-cell office:value-type="float" office:value="60" table:style-name="ce4">
            <text:p>6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0532" table:style-name="ce6">
            <text:p>30532</text:p>
          </table:table-cell>
          <table:table-cell office:value-type="string" office:string-value="Сантехника" table:formula="of:=VLOOKUP([.C67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date" office:date-value="2021-11-11T00:00:00" table:style-name="ce5">
            <text:p>11.11.21</text:p>
          </table:table-cell>
          <table:table-cell office:value-type="float" office:value="22" table:style-name="ce4">
            <text:p>22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6423" table:style-name="ce6">
            <text:p>26423</text:p>
          </table:table-cell>
          <table:table-cell office:value-type="string" office:string-value="Электрика" table:formula="of:=VLOOKUP([.C67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3" table:style-name="ce4">
            <text:p>673</text:p>
          </table:table-cell>
          <table:table-cell office:value-type="date" office:date-value="2021-11-12T00:00:00" table:style-name="ce5">
            <text:p>12.11.21</text:p>
          </table:table-cell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1907" table:style-name="ce6">
            <text:p>21907</text:p>
          </table:table-cell>
          <table:table-cell office:value-type="string" office:string-value="Инструмент" table:formula="of:=VLOOKUP([.C67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4" table:style-name="ce4">
            <text:p>674</text:p>
          </table:table-cell>
          <table:table-cell office:value-type="date" office:date-value="2021-11-13T00:00:00" table:style-name="ce5">
            <text:p>13.11.21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0863" table:style-name="ce6">
            <text:p>20863</text:p>
          </table:table-cell>
          <table:table-cell office:value-type="string" office:string-value="Сантехника" table:formula="of:=VLOOKUP([.C67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5" table:style-name="ce4">
            <text:p>675</text:p>
          </table:table-cell>
          <table:table-cell office:value-type="date" office:date-value="2021-11-14T00:00:00" table:style-name="ce5">
            <text:p>14.11.21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7639" table:style-name="ce6">
            <text:p>27639</text:p>
          </table:table-cell>
          <table:table-cell office:value-type="string" office:string-value="Электрика" table:formula="of:=VLOOKUP([.C67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6" table:style-name="ce4">
            <text:p>676</text:p>
          </table:table-cell>
          <table:table-cell office:value-type="date" office:date-value="2021-11-15T00:00:00" table:style-name="ce5">
            <text:p>15.11.21</text:p>
          </table:table-cell>
          <table:table-cell office:value-type="float" office:value="46" table:style-name="ce4">
            <text:p>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9759" table:style-name="ce6">
            <text:p>29759</text:p>
          </table:table-cell>
          <table:table-cell office:value-type="string" office:string-value="Инструмент" table:formula="of:=VLOOKUP([.C67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7" table:style-name="ce4">
            <text:p>677</text:p>
          </table:table-cell>
          <table:table-cell office:value-type="date" office:date-value="2021-11-16T00:00:00" table:style-name="ce5">
            <text:p>16.11.21</text:p>
          </table:table-cell>
          <table:table-cell office:value-type="float" office:value="16" table:style-name="ce4">
            <text:p>1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6969" table:style-name="ce6">
            <text:p>36969</text:p>
          </table:table-cell>
          <table:table-cell office:value-type="string" office:string-value="Сантехника" table:formula="of:=VLOOKUP([.C678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8" table:style-name="ce4">
            <text:p>678</text:p>
          </table:table-cell>
          <table:table-cell office:value-type="date" office:date-value="2021-11-17T00:00:00" table:style-name="ce5">
            <text:p>17.11.21</text:p>
          </table:table-cell>
          <table:table-cell office:value-type="float" office:value="34" table:style-name="ce4">
            <text:p>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8503" table:style-name="ce6">
            <text:p>28503</text:p>
          </table:table-cell>
          <table:table-cell office:value-type="string" office:string-value="Инструмент" table:formula="of:=VLOOKUP([.C67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79" table:style-name="ce4">
            <text:p>679</text:p>
          </table:table-cell>
          <table:table-cell office:value-type="date" office:date-value="2021-11-18T00:00:00" table:style-name="ce5">
            <text:p>18.11.21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7965" table:style-name="ce6">
            <text:p>27965</text:p>
          </table:table-cell>
          <table:table-cell office:value-type="string" office:string-value="Электрика" table:formula="of:=VLOOKUP([.C68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0" table:style-name="ce4">
            <text:p>680</text:p>
          </table:table-cell>
          <table:table-cell office:value-type="date" office:date-value="2021-11-19T00:00:00" table:style-name="ce5">
            <text:p>19.11.21</text:p>
          </table:table-cell>
          <table:table-cell office:value-type="float" office:value="56" table:style-name="ce4">
            <text:p>5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0814" table:style-name="ce6">
            <text:p>30814</text:p>
          </table:table-cell>
          <table:table-cell office:value-type="string" office:string-value="Инструмент" table:formula="of:=VLOOKUP([.C68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date" office:date-value="2021-11-20T00:00:00" table:style-name="ce5">
            <text:p>20.11.21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4868" table:style-name="ce6">
            <text:p>24868</text:p>
          </table:table-cell>
          <table:table-cell office:value-type="string" office:string-value="Электрика" table:formula="of:=VLOOKUP([.C68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2" table:style-name="ce4">
            <text:p>682</text:p>
          </table:table-cell>
          <table:table-cell office:value-type="date" office:date-value="2021-11-21T00:00:00" table:style-name="ce5">
            <text:p>21.11.2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6172" table:style-name="ce6">
            <text:p>26172</text:p>
          </table:table-cell>
          <table:table-cell office:value-type="string" office:string-value="Электрика" table:formula="of:=VLOOKUP([.C68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3" table:style-name="ce4">
            <text:p>683</text:p>
          </table:table-cell>
          <table:table-cell office:value-type="date" office:date-value="2021-11-22T00:00:00" table:style-name="ce5">
            <text:p>22.11.21</text:p>
          </table:table-cell>
          <table:table-cell office:value-type="float" office:value="55" table:style-name="ce4">
            <text:p>55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8516" table:style-name="ce6">
            <text:p>38516</text:p>
          </table:table-cell>
          <table:table-cell office:value-type="string" office:string-value="Инструмент" table:formula="of:=VLOOKUP([.C68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4" table:style-name="ce4">
            <text:p>684</text:p>
          </table:table-cell>
          <table:table-cell office:value-type="date" office:date-value="2021-11-23T00:00:00" table:style-name="ce5">
            <text:p>23.11.21</text:p>
          </table:table-cell>
          <table:table-cell office:value-type="float" office:value="42" table:style-name="ce4">
            <text:p>4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5047" table:style-name="ce6">
            <text:p>35047</text:p>
          </table:table-cell>
          <table:table-cell office:value-type="string" office:string-value="Электрика" table:formula="of:=VLOOKUP([.C68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5" table:style-name="ce4">
            <text:p>685</text:p>
          </table:table-cell>
          <table:table-cell office:value-type="date" office:date-value="2021-11-24T00:00:00" table:style-name="ce5">
            <text:p>24.11.21</text:p>
          </table:table-cell>
          <table:table-cell office:value-type="float" office:value="28" table:style-name="ce4">
            <text:p>2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0560" table:style-name="ce6">
            <text:p>20560</text:p>
          </table:table-cell>
          <table:table-cell office:value-type="string" office:string-value="Электрика" table:formula="of:=VLOOKUP([.C68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6" table:style-name="ce4">
            <text:p>686</text:p>
          </table:table-cell>
          <table:table-cell office:value-type="date" office:date-value="2021-11-25T00:00:00" table:style-name="ce5">
            <text:p>25.11.21</text:p>
          </table:table-cell>
          <table:table-cell office:value-type="float" office:value="54" table:style-name="ce4">
            <text:p>5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4276" table:style-name="ce6">
            <text:p>24276</text:p>
          </table:table-cell>
          <table:table-cell office:value-type="string" office:string-value="Электрика" table:formula="of:=VLOOKUP([.C68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7" table:style-name="ce4">
            <text:p>687</text:p>
          </table:table-cell>
          <table:table-cell office:value-type="date" office:date-value="2021-11-26T00:00:00" table:style-name="ce5">
            <text:p>26.11.21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8593" table:style-name="ce6">
            <text:p>28593</text:p>
          </table:table-cell>
          <table:table-cell office:value-type="string" office:string-value="Электрика" table:formula="of:=VLOOKUP([.C68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8" table:style-name="ce4">
            <text:p>688</text:p>
          </table:table-cell>
          <table:table-cell office:value-type="date" office:date-value="2021-11-27T00:00:00" table:style-name="ce5">
            <text:p>27.11.21</text:p>
          </table:table-cell>
          <table:table-cell office:value-type="float" office:value="38" table:style-name="ce4">
            <text:p>3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8456" table:style-name="ce6">
            <text:p>38456</text:p>
          </table:table-cell>
          <table:table-cell office:value-type="string" office:string-value="Электрика" table:formula="of:=VLOOKUP([.C68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89" table:style-name="ce4">
            <text:p>689</text:p>
          </table:table-cell>
          <table:table-cell office:value-type="date" office:date-value="2021-11-28T00:00:00" table:style-name="ce5">
            <text:p>28.11.21</text:p>
          </table:table-cell>
          <table:table-cell office:value-type="float" office:value="54" table:style-name="ce4">
            <text:p>5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8568" table:style-name="ce6">
            <text:p>28568</text:p>
          </table:table-cell>
          <table:table-cell office:value-type="string" office:string-value="Электрика" table:formula="of:=VLOOKUP([.C69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0" table:style-name="ce4">
            <text:p>690</text:p>
          </table:table-cell>
          <table:table-cell office:value-type="date" office:date-value="2021-11-29T00:00:00" table:style-name="ce5">
            <text:p>29.11.21</text:p>
          </table:table-cell>
          <table:table-cell office:value-type="float" office:value="39" table:style-name="ce4">
            <text:p>3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1694" table:style-name="ce6">
            <text:p>21694</text:p>
          </table:table-cell>
          <table:table-cell office:value-type="string" office:string-value="Электрика" table:formula="of:=VLOOKUP([.C69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1" table:style-name="ce4">
            <text:p>691</text:p>
          </table:table-cell>
          <table:table-cell office:value-type="date" office:date-value="2021-11-30T00:00:00" table:style-name="ce5">
            <text:p>30.11.2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1593" table:style-name="ce6">
            <text:p>31593</text:p>
          </table:table-cell>
          <table:table-cell office:value-type="string" office:string-value="Электрика" table:formula="of:=VLOOKUP([.C69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2" table:style-name="ce4">
            <text:p>692</text:p>
          </table:table-cell>
          <table:table-cell office:value-type="date" office:date-value="2021-12-01T00:00:00" table:style-name="ce5">
            <text:p>01.12.21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0841" table:style-name="ce6">
            <text:p>20841</text:p>
          </table:table-cell>
          <table:table-cell office:value-type="string" office:string-value="Электрика" table:formula="of:=VLOOKUP([.C69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3" table:style-name="ce4">
            <text:p>693</text:p>
          </table:table-cell>
          <table:table-cell office:value-type="date" office:date-value="2021-12-02T00:00:00" table:style-name="ce5">
            <text:p>02.12.21</text:p>
          </table:table-cell>
          <table:table-cell office:value-type="float" office:value="49" table:style-name="ce4">
            <text:p>4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1528" table:style-name="ce6">
            <text:p>21528</text:p>
          </table:table-cell>
          <table:table-cell office:value-type="string" office:string-value="Инструмент" table:formula="of:=VLOOKUP([.C69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4" table:style-name="ce4">
            <text:p>694</text:p>
          </table:table-cell>
          <table:table-cell office:value-type="date" office:date-value="2021-12-03T00:00:00" table:style-name="ce5">
            <text:p>03.12.21</text:p>
          </table:table-cell>
          <table:table-cell office:value-type="float" office:value="48" table:style-name="ce4">
            <text:p>4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4437" table:style-name="ce6">
            <text:p>34437</text:p>
          </table:table-cell>
          <table:table-cell office:value-type="string" office:string-value="Инструмент" table:formula="of:=VLOOKUP([.C69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5" table:style-name="ce4">
            <text:p>695</text:p>
          </table:table-cell>
          <table:table-cell office:value-type="date" office:date-value="2021-12-04T00:00:00" table:style-name="ce5">
            <text:p>04.12.21</text:p>
          </table:table-cell>
          <table:table-cell office:value-type="float" office:value="44" table:style-name="ce4">
            <text:p>4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3997" table:style-name="ce6">
            <text:p>23997</text:p>
          </table:table-cell>
          <table:table-cell office:value-type="string" office:string-value="Электрика" table:formula="of:=VLOOKUP([.C69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6" table:style-name="ce4">
            <text:p>696</text:p>
          </table:table-cell>
          <table:table-cell office:value-type="date" office:date-value="2021-12-05T00:00:00" table:style-name="ce5">
            <text:p>05.12.21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3017" table:style-name="ce6">
            <text:p>23017</text:p>
          </table:table-cell>
          <table:table-cell office:value-type="string" office:string-value="Инструмент" table:formula="of:=VLOOKUP([.C69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7" table:style-name="ce4">
            <text:p>697</text:p>
          </table:table-cell>
          <table:table-cell office:value-type="date" office:date-value="2021-12-06T00:00:00" table:style-name="ce5">
            <text:p>06.12.21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4677" table:style-name="ce6">
            <text:p>34677</text:p>
          </table:table-cell>
          <table:table-cell office:value-type="string" office:string-value="Сантехника" table:formula="of:=VLOOKUP([.C698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8" table:style-name="ce4">
            <text:p>698</text:p>
          </table:table-cell>
          <table:table-cell office:value-type="date" office:date-value="2021-12-07T00:00:00" table:style-name="ce5">
            <text:p>07.12.21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2295" table:style-name="ce6">
            <text:p>22295</text:p>
          </table:table-cell>
          <table:table-cell office:value-type="string" office:string-value="Электрика" table:formula="of:=VLOOKUP([.C69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699" table:style-name="ce4">
            <text:p>699</text:p>
          </table:table-cell>
          <table:table-cell office:value-type="date" office:date-value="2021-12-08T00:00:00" table:style-name="ce5">
            <text:p>08.12.21</text:p>
          </table:table-cell>
          <table:table-cell office:value-type="float" office:value="33" table:style-name="ce4">
            <text:p>3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1779" table:style-name="ce6">
            <text:p>31779</text:p>
          </table:table-cell>
          <table:table-cell office:value-type="string" office:string-value="Инструмент" table:formula="of:=VLOOKUP([.C70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0" table:style-name="ce4">
            <text:p>700</text:p>
          </table:table-cell>
          <table:table-cell office:value-type="date" office:date-value="2021-12-09T00:00:00" table:style-name="ce5">
            <text:p>09.12.21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4136" table:style-name="ce6">
            <text:p>34136</text:p>
          </table:table-cell>
          <table:table-cell office:value-type="string" office:string-value="Электрика" table:formula="of:=VLOOKUP([.C70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1" table:style-name="ce4">
            <text:p>701</text:p>
          </table:table-cell>
          <table:table-cell office:value-type="date" office:date-value="2021-12-10T00:00:00" table:style-name="ce5">
            <text:p>10.12.21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0177" table:style-name="ce6">
            <text:p>20177</text:p>
          </table:table-cell>
          <table:table-cell office:value-type="string" office:string-value="Электрика" table:formula="of:=VLOOKUP([.C70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2" table:style-name="ce4">
            <text:p>702</text:p>
          </table:table-cell>
          <table:table-cell office:value-type="date" office:date-value="2021-12-11T00:00:00" table:style-name="ce5">
            <text:p>11.12.21</text:p>
          </table:table-cell>
          <table:table-cell office:value-type="float" office:value="16" table:style-name="ce4">
            <text:p>1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0507" table:style-name="ce6">
            <text:p>30507</text:p>
          </table:table-cell>
          <table:table-cell office:value-type="string" office:string-value="Сантехника" table:formula="of:=VLOOKUP([.C70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3" table:style-name="ce4">
            <text:p>703</text:p>
          </table:table-cell>
          <table:table-cell office:value-type="date" office:date-value="2021-12-12T00:00:00" table:style-name="ce5">
            <text:p>12.12.21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7532" table:style-name="ce6">
            <text:p>27532</text:p>
          </table:table-cell>
          <table:table-cell office:value-type="string" office:string-value="Электрика" table:formula="of:=VLOOKUP([.C70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4" table:style-name="ce4">
            <text:p>704</text:p>
          </table:table-cell>
          <table:table-cell office:value-type="date" office:date-value="2021-12-13T00:00:00" table:style-name="ce5">
            <text:p>13.12.21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0921" table:style-name="ce6">
            <text:p>20921</text:p>
          </table:table-cell>
          <table:table-cell office:value-type="string" office:string-value="Электрика" table:formula="of:=VLOOKUP([.C70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5" table:style-name="ce4">
            <text:p>705</text:p>
          </table:table-cell>
          <table:table-cell office:value-type="date" office:date-value="2021-12-14T00:00:00" table:style-name="ce5">
            <text:p>14.12.21</text:p>
          </table:table-cell>
          <table:table-cell office:value-type="float" office:value="54" table:style-name="ce4">
            <text:p>5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7892" table:style-name="ce6">
            <text:p>37892</text:p>
          </table:table-cell>
          <table:table-cell office:value-type="string" office:string-value="Электрика" table:formula="of:=VLOOKUP([.C70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6" table:style-name="ce4">
            <text:p>706</text:p>
          </table:table-cell>
          <table:table-cell office:value-type="date" office:date-value="2021-12-15T00:00:00" table:style-name="ce5">
            <text:p>15.12.21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8040" table:style-name="ce6">
            <text:p>38040</text:p>
          </table:table-cell>
          <table:table-cell office:value-type="string" office:string-value="Электрика" table:formula="of:=VLOOKUP([.C70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7" table:style-name="ce4">
            <text:p>707</text:p>
          </table:table-cell>
          <table:table-cell office:value-type="date" office:date-value="2021-12-16T00:00:00" table:style-name="ce5">
            <text:p>16.12.21</text:p>
          </table:table-cell>
          <table:table-cell office:value-type="float" office:value="42" table:style-name="ce4">
            <text:p>4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9719" table:style-name="ce6">
            <text:p>29719</text:p>
          </table:table-cell>
          <table:table-cell office:value-type="string" office:string-value="Электрика" table:formula="of:=VLOOKUP([.C70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8" table:style-name="ce4">
            <text:p>708</text:p>
          </table:table-cell>
          <table:table-cell office:value-type="date" office:date-value="2021-12-17T00:00:00" table:style-name="ce5">
            <text:p>17.12.21</text:p>
          </table:table-cell>
          <table:table-cell office:value-type="float" office:value="51" table:style-name="ce4">
            <text:p>51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1736" table:style-name="ce6">
            <text:p>21736</text:p>
          </table:table-cell>
          <table:table-cell office:value-type="string" office:string-value="Сантехника" table:formula="of:=VLOOKUP([.C709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09" table:style-name="ce4">
            <text:p>709</text:p>
          </table:table-cell>
          <table:table-cell office:value-type="date" office:date-value="2021-12-18T00:00:00" table:style-name="ce5">
            <text:p>18.12.21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6365" table:style-name="ce6">
            <text:p>26365</text:p>
          </table:table-cell>
          <table:table-cell office:value-type="string" office:string-value="Электрика" table:formula="of:=VLOOKUP([.C71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0" table:style-name="ce4">
            <text:p>710</text:p>
          </table:table-cell>
          <table:table-cell office:value-type="date" office:date-value="2021-12-19T00:00:00" table:style-name="ce5">
            <text:p>19.12.21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0254" table:style-name="ce6">
            <text:p>30254</text:p>
          </table:table-cell>
          <table:table-cell office:value-type="string" office:string-value="Электрика" table:formula="of:=VLOOKUP([.C71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1" table:style-name="ce4">
            <text:p>711</text:p>
          </table:table-cell>
          <table:table-cell office:value-type="date" office:date-value="2021-12-20T00:00:00" table:style-name="ce5">
            <text:p>20.12.21</text:p>
          </table:table-cell>
          <table:table-cell office:value-type="float" office:value="59" table:style-name="ce4">
            <text:p>5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8727" table:style-name="ce6">
            <text:p>28727</text:p>
          </table:table-cell>
          <table:table-cell office:value-type="string" office:string-value="Сантехника" table:formula="of:=VLOOKUP([.C71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2" table:style-name="ce4">
            <text:p>712</text:p>
          </table:table-cell>
          <table:table-cell office:value-type="date" office:date-value="2021-12-21T00:00:00" table:style-name="ce5">
            <text:p>21.12.21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3227" table:style-name="ce6">
            <text:p>33227</text:p>
          </table:table-cell>
          <table:table-cell office:value-type="string" office:string-value="Сантехника" table:formula="of:=VLOOKUP([.C71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3" table:style-name="ce4">
            <text:p>713</text:p>
          </table:table-cell>
          <table:table-cell office:value-type="date" office:date-value="2021-12-22T00:00:00" table:style-name="ce5">
            <text:p>22.12.21</text:p>
          </table:table-cell>
          <table:table-cell office:value-type="float" office:value="42" table:style-name="ce4">
            <text:p>4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9054" table:style-name="ce6">
            <text:p>39054</text:p>
          </table:table-cell>
          <table:table-cell office:value-type="string" office:string-value="Электрика" table:formula="of:=VLOOKUP([.C71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4" table:style-name="ce4">
            <text:p>714</text:p>
          </table:table-cell>
          <table:table-cell office:value-type="date" office:date-value="2021-12-23T00:00:00" table:style-name="ce5">
            <text:p>23.12.21</text:p>
          </table:table-cell>
          <table:table-cell office:value-type="float" office:value="43" table:style-name="ce4">
            <text:p>4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5210" table:style-name="ce6">
            <text:p>35210</text:p>
          </table:table-cell>
          <table:table-cell office:value-type="string" office:string-value="Электрика" table:formula="of:=VLOOKUP([.C71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5" table:style-name="ce4">
            <text:p>715</text:p>
          </table:table-cell>
          <table:table-cell office:value-type="date" office:date-value="2021-12-24T00:00:00" table:style-name="ce5">
            <text:p>24.12.21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1594" table:style-name="ce6">
            <text:p>21594</text:p>
          </table:table-cell>
          <table:table-cell office:value-type="string" office:string-value="Электрика" table:formula="of:=VLOOKUP([.C71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6" table:style-name="ce4">
            <text:p>716</text:p>
          </table:table-cell>
          <table:table-cell office:value-type="date" office:date-value="2021-12-25T00:00:00" table:style-name="ce5">
            <text:p>25.12.21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6879" table:style-name="ce6">
            <text:p>36879</text:p>
          </table:table-cell>
          <table:table-cell office:value-type="string" office:string-value="Электрика" table:formula="of:=VLOOKUP([.C71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7" table:style-name="ce4">
            <text:p>717</text:p>
          </table:table-cell>
          <table:table-cell office:value-type="date" office:date-value="2021-12-26T00:00:00" table:style-name="ce5">
            <text:p>26.12.21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8268" table:style-name="ce6">
            <text:p>38268</text:p>
          </table:table-cell>
          <table:table-cell office:value-type="string" office:string-value="Электрика" table:formula="of:=VLOOKUP([.C71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8" table:style-name="ce4">
            <text:p>718</text:p>
          </table:table-cell>
          <table:table-cell office:value-type="date" office:date-value="2021-12-27T00:00:00" table:style-name="ce5">
            <text:p>27.12.21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7965" table:style-name="ce6">
            <text:p>37965</text:p>
          </table:table-cell>
          <table:table-cell office:value-type="string" office:string-value="Электрика" table:formula="of:=VLOOKUP([.C71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19" table:style-name="ce4">
            <text:p>719</text:p>
          </table:table-cell>
          <table:table-cell office:value-type="date" office:date-value="2021-12-28T00:00:00" table:style-name="ce5">
            <text:p>28.12.21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4257" table:style-name="ce6">
            <text:p>24257</text:p>
          </table:table-cell>
          <table:table-cell office:value-type="string" office:string-value="Электрика" table:formula="of:=VLOOKUP([.C72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0" table:style-name="ce4">
            <text:p>720</text:p>
          </table:table-cell>
          <table:table-cell office:value-type="date" office:date-value="2021-12-29T00:00:00" table:style-name="ce5">
            <text:p>29.12.21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8046" table:style-name="ce6">
            <text:p>38046</text:p>
          </table:table-cell>
          <table:table-cell office:value-type="string" office:string-value="Сантехника" table:formula="of:=VLOOKUP([.C72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1" table:style-name="ce4">
            <text:p>721</text:p>
          </table:table-cell>
          <table:table-cell office:value-type="date" office:date-value="2021-12-30T00:00:00" table:style-name="ce5">
            <text:p>30.12.21</text:p>
          </table:table-cell>
          <table:table-cell office:value-type="float" office:value="24" table:style-name="ce4">
            <text:p>2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6527" table:style-name="ce6">
            <text:p>36527</text:p>
          </table:table-cell>
          <table:table-cell office:value-type="string" office:string-value="Электрика" table:formula="of:=VLOOKUP([.C72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2" table:style-name="ce4">
            <text:p>722</text:p>
          </table:table-cell>
          <table:table-cell office:value-type="date" office:date-value="2021-12-31T00:00:00" table:style-name="ce5">
            <text:p>31.12.21</text:p>
          </table:table-cell>
          <table:table-cell office:value-type="float" office:value="46" table:style-name="ce4">
            <text:p>4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7257" table:style-name="ce6">
            <text:p>27257</text:p>
          </table:table-cell>
          <table:table-cell office:value-type="string" office:string-value="Инструмент" table:formula="of:=VLOOKUP([.C72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3" table:style-name="ce4">
            <text:p>723</text:p>
          </table:table-cell>
          <table:table-cell office:value-type="date" office:date-value="2022-01-01T00:00:00" table:style-name="ce5">
            <text:p>01.01.22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7759" table:style-name="ce6">
            <text:p>27759</text:p>
          </table:table-cell>
          <table:table-cell office:value-type="string" office:string-value="Электрика" table:formula="of:=VLOOKUP([.C72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4" table:style-name="ce4">
            <text:p>724</text:p>
          </table:table-cell>
          <table:table-cell office:value-type="date" office:date-value="2022-01-02T00:00:00" table:style-name="ce5">
            <text:p>02.01.22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8425" table:style-name="ce6">
            <text:p>38425</text:p>
          </table:table-cell>
          <table:table-cell office:value-type="string" office:string-value="Электрика" table:formula="of:=VLOOKUP([.C72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5" table:style-name="ce4">
            <text:p>725</text:p>
          </table:table-cell>
          <table:table-cell office:value-type="date" office:date-value="2022-01-03T00:00:00" table:style-name="ce5">
            <text:p>03.01.22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5207" table:style-name="ce6">
            <text:p>25207</text:p>
          </table:table-cell>
          <table:table-cell office:value-type="string" office:string-value="Электрика" table:formula="of:=VLOOKUP([.C72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6" table:style-name="ce4">
            <text:p>726</text:p>
          </table:table-cell>
          <table:table-cell office:value-type="date" office:date-value="2022-01-04T00:00:00" table:style-name="ce5">
            <text:p>04.01.22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3904" table:style-name="ce6">
            <text:p>33904</text:p>
          </table:table-cell>
          <table:table-cell office:value-type="string" office:string-value="Электрика" table:formula="of:=VLOOKUP([.C72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7" table:style-name="ce4">
            <text:p>727</text:p>
          </table:table-cell>
          <table:table-cell office:value-type="date" office:date-value="2022-01-05T00:00:00" table:style-name="ce5">
            <text:p>05.01.22</text:p>
          </table:table-cell>
          <table:table-cell office:value-type="float" office:value="60" table:style-name="ce4">
            <text:p>6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2431" table:style-name="ce6">
            <text:p>32431</text:p>
          </table:table-cell>
          <table:table-cell office:value-type="string" office:string-value="Сантехника" table:formula="of:=VLOOKUP([.C728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8" table:style-name="ce4">
            <text:p>728</text:p>
          </table:table-cell>
          <table:table-cell office:value-type="date" office:date-value="2022-01-06T00:00:00" table:style-name="ce5">
            <text:p>06.01.22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0464" table:style-name="ce6">
            <text:p>30464</text:p>
          </table:table-cell>
          <table:table-cell office:value-type="string" office:string-value="Электрика" table:formula="of:=VLOOKUP([.C72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29" table:style-name="ce4">
            <text:p>729</text:p>
          </table:table-cell>
          <table:table-cell office:value-type="date" office:date-value="2022-01-07T00:00:00" table:style-name="ce5">
            <text:p>07.01.22</text:p>
          </table:table-cell>
          <table:table-cell office:value-type="float" office:value="34" table:style-name="ce4">
            <text:p>3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3163" table:style-name="ce6">
            <text:p>33163</text:p>
          </table:table-cell>
          <table:table-cell office:value-type="string" office:string-value="Инструмент" table:formula="of:=VLOOKUP([.C73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0" table:style-name="ce4">
            <text:p>730</text:p>
          </table:table-cell>
          <table:table-cell office:value-type="date" office:date-value="2022-01-08T00:00:00" table:style-name="ce5">
            <text:p>08.01.22</text:p>
          </table:table-cell>
          <table:table-cell office:value-type="float" office:value="50" table:style-name="ce4">
            <text:p>50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2515" table:style-name="ce6">
            <text:p>22515</text:p>
          </table:table-cell>
          <table:table-cell office:value-type="string" office:string-value="Сантехника" table:formula="of:=VLOOKUP([.C73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1" table:style-name="ce4">
            <text:p>731</text:p>
          </table:table-cell>
          <table:table-cell office:value-type="date" office:date-value="2022-01-09T00:00:00" table:style-name="ce5">
            <text:p>09.01.22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1498" table:style-name="ce6">
            <text:p>21498</text:p>
          </table:table-cell>
          <table:table-cell office:value-type="string" office:string-value="Электрика" table:formula="of:=VLOOKUP([.C73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2" table:style-name="ce4">
            <text:p>732</text:p>
          </table:table-cell>
          <table:table-cell office:value-type="date" office:date-value="2022-01-10T00:00:00" table:style-name="ce5">
            <text:p>10.01.22</text:p>
          </table:table-cell>
          <table:table-cell office:value-type="float" office:value="56" table:style-name="ce4">
            <text:p>5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2675" table:style-name="ce6">
            <text:p>22675</text:p>
          </table:table-cell>
          <table:table-cell office:value-type="string" office:string-value="Инструмент" table:formula="of:=VLOOKUP([.C73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3" table:style-name="ce4">
            <text:p>733</text:p>
          </table:table-cell>
          <table:table-cell office:value-type="date" office:date-value="2022-01-11T00:00:00" table:style-name="ce5">
            <text:p>11.01.22</text:p>
          </table:table-cell>
          <table:table-cell office:value-type="float" office:value="44" table:style-name="ce4">
            <text:p>4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7821" table:style-name="ce6">
            <text:p>27821</text:p>
          </table:table-cell>
          <table:table-cell office:value-type="string" office:string-value="Электрика" table:formula="of:=VLOOKUP([.C73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4" table:style-name="ce4">
            <text:p>734</text:p>
          </table:table-cell>
          <table:table-cell office:value-type="date" office:date-value="2022-01-12T00:00:00" table:style-name="ce5">
            <text:p>12.01.22</text:p>
          </table:table-cell>
          <table:table-cell office:value-type="float" office:value="52" table:style-name="ce4">
            <text:p>52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7563" table:style-name="ce6">
            <text:p>37563</text:p>
          </table:table-cell>
          <table:table-cell office:value-type="string" office:string-value="Сантехника" table:formula="of:=VLOOKUP([.C73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5" table:style-name="ce4">
            <text:p>735</text:p>
          </table:table-cell>
          <table:table-cell office:value-type="date" office:date-value="2022-01-13T00:00:00" table:style-name="ce5">
            <text:p>13.01.22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6267" table:style-name="ce6">
            <text:p>26267</text:p>
          </table:table-cell>
          <table:table-cell office:value-type="string" office:string-value="Инструмент" table:formula="of:=VLOOKUP([.C73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6" table:style-name="ce4">
            <text:p>736</text:p>
          </table:table-cell>
          <table:table-cell office:value-type="date" office:date-value="2022-01-14T00:00:00" table:style-name="ce5">
            <text:p>14.01.22</text:p>
          </table:table-cell>
          <table:table-cell office:value-type="float" office:value="48" table:style-name="ce4">
            <text:p>4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8679" table:style-name="ce6">
            <text:p>28679</text:p>
          </table:table-cell>
          <table:table-cell office:value-type="string" office:string-value="Инструмент" table:formula="of:=VLOOKUP([.C73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7" table:style-name="ce4">
            <text:p>737</text:p>
          </table:table-cell>
          <table:table-cell office:value-type="date" office:date-value="2022-01-15T00:00:00" table:style-name="ce5">
            <text:p>15.01.22</text:p>
          </table:table-cell>
          <table:table-cell office:value-type="float" office:value="49" table:style-name="ce4">
            <text:p>4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1181" table:style-name="ce6">
            <text:p>31181</text:p>
          </table:table-cell>
          <table:table-cell office:value-type="string" office:string-value="Инструмент" table:formula="of:=VLOOKUP([.C73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8" table:style-name="ce4">
            <text:p>738</text:p>
          </table:table-cell>
          <table:table-cell office:value-type="date" office:date-value="2022-01-16T00:00:00" table:style-name="ce5">
            <text:p>16.01.22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0694" table:style-name="ce6">
            <text:p>20694</text:p>
          </table:table-cell>
          <table:table-cell office:value-type="string" office:string-value="Электрика" table:formula="of:=VLOOKUP([.C73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39" table:style-name="ce4">
            <text:p>739</text:p>
          </table:table-cell>
          <table:table-cell office:value-type="date" office:date-value="2022-01-17T00:00:00" table:style-name="ce5">
            <text:p>17.01.22</text:p>
          </table:table-cell>
          <table:table-cell office:value-type="float" office:value="18" table:style-name="ce4">
            <text:p>1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2272" table:style-name="ce6">
            <text:p>32272</text:p>
          </table:table-cell>
          <table:table-cell office:value-type="string" office:string-value="Сантехника" table:formula="of:=VLOOKUP([.C74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0" table:style-name="ce4">
            <text:p>740</text:p>
          </table:table-cell>
          <table:table-cell office:value-type="date" office:date-value="2022-01-18T00:00:00" table:style-name="ce5">
            <text:p>18.01.22</text:p>
          </table:table-cell>
          <table:table-cell office:value-type="float" office:value="47" table:style-name="ce4">
            <text:p>47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4669" table:style-name="ce6">
            <text:p>24669</text:p>
          </table:table-cell>
          <table:table-cell office:value-type="string" office:string-value="Инструмент" table:formula="of:=VLOOKUP([.C74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1" table:style-name="ce4">
            <text:p>741</text:p>
          </table:table-cell>
          <table:table-cell office:value-type="date" office:date-value="2022-01-19T00:00:00" table:style-name="ce5">
            <text:p>19.01.22</text:p>
          </table:table-cell>
          <table:table-cell office:value-type="float" office:value="49" table:style-name="ce4">
            <text:p>4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8950" table:style-name="ce6">
            <text:p>28950</text:p>
          </table:table-cell>
          <table:table-cell office:value-type="string" office:string-value="Инструмент" table:formula="of:=VLOOKUP([.C74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2" table:style-name="ce4">
            <text:p>742</text:p>
          </table:table-cell>
          <table:table-cell office:value-type="date" office:date-value="2022-01-20T00:00:00" table:style-name="ce5">
            <text:p>20.01.22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2505" table:style-name="ce6">
            <text:p>22505</text:p>
          </table:table-cell>
          <table:table-cell office:value-type="string" office:string-value="Электрика" table:formula="of:=VLOOKUP([.C74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3" table:style-name="ce4">
            <text:p>743</text:p>
          </table:table-cell>
          <table:table-cell office:value-type="date" office:date-value="2022-01-21T00:00:00" table:style-name="ce5">
            <text:p>21.01.22</text:p>
          </table:table-cell>
          <table:table-cell office:value-type="float" office:value="42" table:style-name="ce4">
            <text:p>4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3217" table:style-name="ce6">
            <text:p>33217</text:p>
          </table:table-cell>
          <table:table-cell office:value-type="string" office:string-value="Электрика" table:formula="of:=VLOOKUP([.C74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4" table:style-name="ce4">
            <text:p>744</text:p>
          </table:table-cell>
          <table:table-cell office:value-type="date" office:date-value="2022-01-22T00:00:00" table:style-name="ce5">
            <text:p>22.01.22</text:p>
          </table:table-cell>
          <table:table-cell office:value-type="float" office:value="59" table:style-name="ce4">
            <text:p>5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9850" table:style-name="ce6">
            <text:p>29850</text:p>
          </table:table-cell>
          <table:table-cell office:value-type="string" office:string-value="Сантехника" table:formula="of:=VLOOKUP([.C74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5" table:style-name="ce4">
            <text:p>745</text:p>
          </table:table-cell>
          <table:table-cell office:value-type="date" office:date-value="2022-01-23T00:00:00" table:style-name="ce5">
            <text:p>23.01.22</text:p>
          </table:table-cell>
          <table:table-cell office:value-type="float" office:value="36" table:style-name="ce4">
            <text:p>3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7212" table:style-name="ce6">
            <text:p>37212</text:p>
          </table:table-cell>
          <table:table-cell office:value-type="string" office:string-value="Инструмент" table:formula="of:=VLOOKUP([.C74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6" table:style-name="ce4">
            <text:p>746</text:p>
          </table:table-cell>
          <table:table-cell office:value-type="date" office:date-value="2022-01-24T00:00:00" table:style-name="ce5">
            <text:p>24.01.22</text:p>
          </table:table-cell>
          <table:table-cell office:value-type="float" office:value="41" table:style-name="ce4">
            <text:p>4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0163" table:style-name="ce6">
            <text:p>20163</text:p>
          </table:table-cell>
          <table:table-cell office:value-type="string" office:string-value="Электрика" table:formula="of:=VLOOKUP([.C74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7" table:style-name="ce4">
            <text:p>747</text:p>
          </table:table-cell>
          <table:table-cell office:value-type="date" office:date-value="2022-01-25T00:00:00" table:style-name="ce5">
            <text:p>25.01.22</text:p>
          </table:table-cell>
          <table:table-cell office:value-type="float" office:value="16" table:style-name="ce4">
            <text:p>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7972" table:style-name="ce6">
            <text:p>37972</text:p>
          </table:table-cell>
          <table:table-cell office:value-type="string" office:string-value="Сантехника" table:formula="of:=VLOOKUP([.C748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8" table:style-name="ce4">
            <text:p>748</text:p>
          </table:table-cell>
          <table:table-cell office:value-type="date" office:date-value="2022-01-26T00:00:00" table:style-name="ce5">
            <text:p>26.01.22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8201" table:style-name="ce6">
            <text:p>38201</text:p>
          </table:table-cell>
          <table:table-cell office:value-type="string" office:string-value="Инструмент" table:formula="of:=VLOOKUP([.C74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49" table:style-name="ce4">
            <text:p>749</text:p>
          </table:table-cell>
          <table:table-cell office:value-type="date" office:date-value="2022-01-27T00:00:00" table:style-name="ce5">
            <text:p>27.01.22</text:p>
          </table:table-cell>
          <table:table-cell office:value-type="float" office:value="35" table:style-name="ce4">
            <text:p>3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4338" table:style-name="ce6">
            <text:p>34338</text:p>
          </table:table-cell>
          <table:table-cell office:value-type="string" office:string-value="Инструмент" table:formula="of:=VLOOKUP([.C75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0" table:style-name="ce4">
            <text:p>750</text:p>
          </table:table-cell>
          <table:table-cell office:value-type="date" office:date-value="2022-01-28T00:00:00" table:style-name="ce5">
            <text:p>28.01.22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8416" table:style-name="ce6">
            <text:p>28416</text:p>
          </table:table-cell>
          <table:table-cell office:value-type="string" office:string-value="Сантехника" table:formula="of:=VLOOKUP([.C75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1" table:style-name="ce4">
            <text:p>751</text:p>
          </table:table-cell>
          <table:table-cell office:value-type="date" office:date-value="2022-01-29T00:00:00" table:style-name="ce5">
            <text:p>29.01.22</text:p>
          </table:table-cell>
          <table:table-cell office:value-type="float" office:value="49" table:style-name="ce4">
            <text:p>4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8408" table:style-name="ce6">
            <text:p>38408</text:p>
          </table:table-cell>
          <table:table-cell office:value-type="string" office:string-value="Инструмент" table:formula="of:=VLOOKUP([.C75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2" table:style-name="ce4">
            <text:p>752</text:p>
          </table:table-cell>
          <table:table-cell office:value-type="date" office:date-value="2022-01-30T00:00:00" table:style-name="ce5">
            <text:p>30.01.22</text:p>
          </table:table-cell>
          <table:table-cell office:value-type="float" office:value="58" table:style-name="ce4">
            <text:p>5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4802" table:style-name="ce6">
            <text:p>24802</text:p>
          </table:table-cell>
          <table:table-cell office:value-type="string" office:string-value="Инструмент" table:formula="of:=VLOOKUP([.C75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3" table:style-name="ce4">
            <text:p>753</text:p>
          </table:table-cell>
          <table:table-cell office:value-type="date" office:date-value="2022-01-31T00:00:00" table:style-name="ce5">
            <text:p>31.01.22</text:p>
          </table:table-cell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7946" table:style-name="ce6">
            <text:p>27946</text:p>
          </table:table-cell>
          <table:table-cell office:value-type="string" office:string-value="Электрика" table:formula="of:=VLOOKUP([.C75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4" table:style-name="ce4">
            <text:p>754</text:p>
          </table:table-cell>
          <table:table-cell office:value-type="date" office:date-value="2022-02-01T00:00:00" table:style-name="ce5">
            <text:p>01.02.22</text:p>
          </table:table-cell>
          <table:table-cell office:value-type="float" office:value="54" table:style-name="ce4">
            <text:p>5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1020" table:style-name="ce6">
            <text:p>21020</text:p>
          </table:table-cell>
          <table:table-cell office:value-type="string" office:string-value="Электрика" table:formula="of:=VLOOKUP([.C75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5" table:style-name="ce4">
            <text:p>755</text:p>
          </table:table-cell>
          <table:table-cell office:value-type="date" office:date-value="2022-02-02T00:00:00" table:style-name="ce5">
            <text:p>02.02.22</text:p>
          </table:table-cell>
          <table:table-cell office:value-type="float" office:value="46" table:style-name="ce4">
            <text:p>4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6712" table:style-name="ce6">
            <text:p>36712</text:p>
          </table:table-cell>
          <table:table-cell office:value-type="string" office:string-value="Инструмент" table:formula="of:=VLOOKUP([.C75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6" table:style-name="ce4">
            <text:p>756</text:p>
          </table:table-cell>
          <table:table-cell office:value-type="date" office:date-value="2022-02-03T00:00:00" table:style-name="ce5">
            <text:p>03.02.22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6280" table:style-name="ce6">
            <text:p>36280</text:p>
          </table:table-cell>
          <table:table-cell office:value-type="string" office:string-value="Сантехника" table:formula="of:=VLOOKUP([.C75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7" table:style-name="ce4">
            <text:p>757</text:p>
          </table:table-cell>
          <table:table-cell office:value-type="date" office:date-value="2022-02-04T00:00:00" table:style-name="ce5">
            <text:p>04.02.22</text:p>
          </table:table-cell>
          <table:table-cell office:value-type="float" office:value="26" table:style-name="ce4">
            <text:p>2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0759" table:style-name="ce6">
            <text:p>20759</text:p>
          </table:table-cell>
          <table:table-cell office:value-type="string" office:string-value="Электрика" table:formula="of:=VLOOKUP([.C75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8" table:style-name="ce4">
            <text:p>758</text:p>
          </table:table-cell>
          <table:table-cell office:value-type="date" office:date-value="2022-02-05T00:00:00" table:style-name="ce5">
            <text:p>05.02.22</text:p>
          </table:table-cell>
          <table:table-cell office:value-type="float" office:value="34" table:style-name="ce4">
            <text:p>3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8543" table:style-name="ce6">
            <text:p>28543</text:p>
          </table:table-cell>
          <table:table-cell office:value-type="string" office:string-value="Инструмент" table:formula="of:=VLOOKUP([.C75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59" table:style-name="ce4">
            <text:p>759</text:p>
          </table:table-cell>
          <table:table-cell office:value-type="date" office:date-value="2022-02-06T00:00:00" table:style-name="ce5">
            <text:p>06.02.22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8846" table:style-name="ce6">
            <text:p>38846</text:p>
          </table:table-cell>
          <table:table-cell office:value-type="string" office:string-value="Электрика" table:formula="of:=VLOOKUP([.C76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0" table:style-name="ce4">
            <text:p>760</text:p>
          </table:table-cell>
          <table:table-cell office:value-type="date" office:date-value="2022-02-07T00:00:00" table:style-name="ce5">
            <text:p>07.02.22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0000" table:style-name="ce6">
            <text:p>30000</text:p>
          </table:table-cell>
          <table:table-cell office:value-type="string" office:string-value="Электрика" table:formula="of:=VLOOKUP([.C76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1" table:style-name="ce4">
            <text:p>761</text:p>
          </table:table-cell>
          <table:table-cell office:value-type="date" office:date-value="2022-02-08T00:00:00" table:style-name="ce5">
            <text:p>08.02.22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8594" table:style-name="ce6">
            <text:p>38594</text:p>
          </table:table-cell>
          <table:table-cell office:value-type="string" office:string-value="Электрика" table:formula="of:=VLOOKUP([.C76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2" table:style-name="ce4">
            <text:p>762</text:p>
          </table:table-cell>
          <table:table-cell office:value-type="date" office:date-value="2022-02-09T00:00:00" table:style-name="ce5">
            <text:p>09.02.22</text:p>
          </table:table-cell>
          <table:table-cell office:value-type="float" office:value="45" table:style-name="ce4">
            <text:p>4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8840" table:style-name="ce6">
            <text:p>38840</text:p>
          </table:table-cell>
          <table:table-cell office:value-type="string" office:string-value="Инструмент" table:formula="of:=VLOOKUP([.C76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3" table:style-name="ce4">
            <text:p>763</text:p>
          </table:table-cell>
          <table:table-cell office:value-type="date" office:date-value="2022-02-10T00:00:00" table:style-name="ce5">
            <text:p>10.02.22</text:p>
          </table:table-cell>
          <table:table-cell office:value-type="float" office:value="52" table:style-name="ce4">
            <text:p>5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8512" table:style-name="ce6">
            <text:p>28512</text:p>
          </table:table-cell>
          <table:table-cell office:value-type="string" office:string-value="Сантехника" table:formula="of:=VLOOKUP([.C764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4" table:style-name="ce4">
            <text:p>764</text:p>
          </table:table-cell>
          <table:table-cell office:value-type="date" office:date-value="2022-02-11T00:00:00" table:style-name="ce5">
            <text:p>11.02.22</text:p>
          </table:table-cell>
          <table:table-cell office:value-type="float" office:value="59" table:style-name="ce4">
            <text:p>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4491" table:style-name="ce6">
            <text:p>34491</text:p>
          </table:table-cell>
          <table:table-cell office:value-type="string" office:string-value="Сантехника" table:formula="of:=VLOOKUP([.C76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5" table:style-name="ce4">
            <text:p>765</text:p>
          </table:table-cell>
          <table:table-cell office:value-type="date" office:date-value="2022-02-12T00:00:00" table:style-name="ce5">
            <text:p>12.02.22</text:p>
          </table:table-cell>
          <table:table-cell office:value-type="float" office:value="30" table:style-name="ce4">
            <text:p>3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2838" table:style-name="ce6">
            <text:p>32838</text:p>
          </table:table-cell>
          <table:table-cell office:value-type="string" office:string-value="Электрика" table:formula="of:=VLOOKUP([.C76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6" table:style-name="ce4">
            <text:p>766</text:p>
          </table:table-cell>
          <table:table-cell office:value-type="date" office:date-value="2022-02-13T00:00:00" table:style-name="ce5">
            <text:p>13.02.2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1983" table:style-name="ce6">
            <text:p>31983</text:p>
          </table:table-cell>
          <table:table-cell office:value-type="string" office:string-value="Электрика" table:formula="of:=VLOOKUP([.C76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7" table:style-name="ce4">
            <text:p>767</text:p>
          </table:table-cell>
          <table:table-cell office:value-type="date" office:date-value="2022-02-14T00:00:00" table:style-name="ce5">
            <text:p>14.02.22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3687" table:style-name="ce6">
            <text:p>33687</text:p>
          </table:table-cell>
          <table:table-cell office:value-type="string" office:string-value="Электрика" table:formula="of:=VLOOKUP([.C76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8" table:style-name="ce4">
            <text:p>768</text:p>
          </table:table-cell>
          <table:table-cell office:value-type="date" office:date-value="2022-02-15T00:00:00" table:style-name="ce5">
            <text:p>15.02.22</text:p>
          </table:table-cell>
          <table:table-cell office:value-type="float" office:value="29" table:style-name="ce4">
            <text:p>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4785" table:style-name="ce6">
            <text:p>34785</text:p>
          </table:table-cell>
          <table:table-cell office:value-type="string" office:string-value="Электрика" table:formula="of:=VLOOKUP([.C76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69" table:style-name="ce4">
            <text:p>769</text:p>
          </table:table-cell>
          <table:table-cell office:value-type="date" office:date-value="2022-02-16T00:00:00" table:style-name="ce5">
            <text:p>16.02.22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4989" table:style-name="ce6">
            <text:p>34989</text:p>
          </table:table-cell>
          <table:table-cell office:value-type="string" office:string-value="Электрика" table:formula="of:=VLOOKUP([.C77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0" table:style-name="ce4">
            <text:p>770</text:p>
          </table:table-cell>
          <table:table-cell office:value-type="date" office:date-value="2022-02-17T00:00:00" table:style-name="ce5">
            <text:p>17.02.22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8239" table:style-name="ce6">
            <text:p>28239</text:p>
          </table:table-cell>
          <table:table-cell office:value-type="string" office:string-value="Инструмент" table:formula="of:=VLOOKUP([.C77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1" table:style-name="ce4">
            <text:p>771</text:p>
          </table:table-cell>
          <table:table-cell office:value-type="date" office:date-value="2022-02-18T00:00:00" table:style-name="ce5">
            <text:p>18.02.22</text:p>
          </table:table-cell>
          <table:table-cell office:value-type="float" office:value="54" table:style-name="ce4">
            <text:p>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4895" table:style-name="ce6">
            <text:p>24895</text:p>
          </table:table-cell>
          <table:table-cell office:value-type="string" office:string-value="Электрика" table:formula="of:=VLOOKUP([.C77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2" table:style-name="ce4">
            <text:p>772</text:p>
          </table:table-cell>
          <table:table-cell office:value-type="date" office:date-value="2022-02-19T00:00:00" table:style-name="ce5">
            <text:p>19.02.22</text:p>
          </table:table-cell>
          <table:table-cell office:value-type="float" office:value="36" table:style-name="ce4">
            <text:p>3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4249" table:style-name="ce6">
            <text:p>24249</text:p>
          </table:table-cell>
          <table:table-cell office:value-type="string" office:string-value="Инструмент" table:formula="of:=VLOOKUP([.C77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3" table:style-name="ce4">
            <text:p>773</text:p>
          </table:table-cell>
          <table:table-cell office:value-type="date" office:date-value="2022-02-20T00:00:00" table:style-name="ce5">
            <text:p>20.02.22</text:p>
          </table:table-cell>
          <table:table-cell office:value-type="float" office:value="48" table:style-name="ce4">
            <text:p>4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5440" table:style-name="ce6">
            <text:p>25440</text:p>
          </table:table-cell>
          <table:table-cell office:value-type="string" office:string-value="Инструмент" table:formula="of:=VLOOKUP([.C77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4" table:style-name="ce4">
            <text:p>774</text:p>
          </table:table-cell>
          <table:table-cell office:value-type="date" office:date-value="2022-02-21T00:00:00" table:style-name="ce5">
            <text:p>21.02.22</text:p>
          </table:table-cell>
          <table:table-cell office:value-type="float" office:value="22" table:style-name="ce4">
            <text:p>2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5837" table:style-name="ce6">
            <text:p>25837</text:p>
          </table:table-cell>
          <table:table-cell office:value-type="string" office:string-value="Электрика" table:formula="of:=VLOOKUP([.C77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5" table:style-name="ce4">
            <text:p>775</text:p>
          </table:table-cell>
          <table:table-cell office:value-type="date" office:date-value="2022-02-22T00:00:00" table:style-name="ce5">
            <text:p>22.02.22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7880" table:style-name="ce6">
            <text:p>27880</text:p>
          </table:table-cell>
          <table:table-cell office:value-type="string" office:string-value="Сантехника" table:formula="of:=VLOOKUP([.C77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6" table:style-name="ce4">
            <text:p>776</text:p>
          </table:table-cell>
          <table:table-cell office:value-type="date" office:date-value="2022-02-23T00:00:00" table:style-name="ce5">
            <text:p>23.02.22</text:p>
          </table:table-cell>
          <table:table-cell office:value-type="float" office:value="50" table:style-name="ce4">
            <text:p>5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3063" table:style-name="ce6">
            <text:p>33063</text:p>
          </table:table-cell>
          <table:table-cell office:value-type="string" office:string-value="Сантехника" table:formula="of:=VLOOKUP([.C77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7" table:style-name="ce4">
            <text:p>777</text:p>
          </table:table-cell>
          <table:table-cell office:value-type="date" office:date-value="2022-02-24T00:00:00" table:style-name="ce5">
            <text:p>24.02.22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5977" table:style-name="ce6">
            <text:p>35977</text:p>
          </table:table-cell>
          <table:table-cell office:value-type="string" office:string-value="Электрика" table:formula="of:=VLOOKUP([.C77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8" table:style-name="ce4">
            <text:p>778</text:p>
          </table:table-cell>
          <table:table-cell office:value-type="date" office:date-value="2022-02-25T00:00:00" table:style-name="ce5">
            <text:p>25.02.22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2984" table:style-name="ce6">
            <text:p>32984</text:p>
          </table:table-cell>
          <table:table-cell office:value-type="string" office:string-value="Электрика" table:formula="of:=VLOOKUP([.C77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79" table:style-name="ce4">
            <text:p>779</text:p>
          </table:table-cell>
          <table:table-cell office:value-type="date" office:date-value="2022-02-26T00:00:00" table:style-name="ce5">
            <text:p>26.02.22</text:p>
          </table:table-cell>
          <table:table-cell office:value-type="float" office:value="52" table:style-name="ce4">
            <text:p>5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8345" table:style-name="ce6">
            <text:p>28345</text:p>
          </table:table-cell>
          <table:table-cell office:value-type="string" office:string-value="Сантехника" table:formula="of:=VLOOKUP([.C78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0" table:style-name="ce4">
            <text:p>780</text:p>
          </table:table-cell>
          <table:table-cell office:value-type="date" office:date-value="2022-02-27T00:00:00" table:style-name="ce5">
            <text:p>27.02.22</text:p>
          </table:table-cell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6834" table:style-name="ce6">
            <text:p>36834</text:p>
          </table:table-cell>
          <table:table-cell office:value-type="string" office:string-value="Инструмент" table:formula="of:=VLOOKUP([.C78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1" table:style-name="ce4">
            <text:p>781</text:p>
          </table:table-cell>
          <table:table-cell office:value-type="date" office:date-value="2022-02-28T00:00:00" table:style-name="ce5">
            <text:p>28.02.22</text:p>
          </table:table-cell>
          <table:table-cell office:value-type="float" office:value="38" table:style-name="ce4">
            <text:p>38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7707" table:style-name="ce6">
            <text:p>37707</text:p>
          </table:table-cell>
          <table:table-cell office:value-type="string" office:string-value="Электрика" table:formula="of:=VLOOKUP([.C78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2" table:style-name="ce4">
            <text:p>782</text:p>
          </table:table-cell>
          <table:table-cell office:value-type="date" office:date-value="2022-03-01T00:00:00" table:style-name="ce5">
            <text:p>01.03.22</text:p>
          </table:table-cell>
          <table:table-cell office:value-type="float" office:value="45" table:style-name="ce4">
            <text:p>4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6429" table:style-name="ce6">
            <text:p>26429</text:p>
          </table:table-cell>
          <table:table-cell office:value-type="string" office:string-value="Инструмент" table:formula="of:=VLOOKUP([.C78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3" table:style-name="ce4">
            <text:p>783</text:p>
          </table:table-cell>
          <table:table-cell office:value-type="date" office:date-value="2022-03-02T00:00:00" table:style-name="ce5">
            <text:p>02.03.2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2732" table:style-name="ce6">
            <text:p>32732</text:p>
          </table:table-cell>
          <table:table-cell office:value-type="string" office:string-value="Электрика" table:formula="of:=VLOOKUP([.C78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4" table:style-name="ce4">
            <text:p>784</text:p>
          </table:table-cell>
          <table:table-cell office:value-type="date" office:date-value="2022-03-03T00:00:00" table:style-name="ce5">
            <text:p>03.03.22</text:p>
          </table:table-cell>
          <table:table-cell office:value-type="float" office:value="35" table:style-name="ce4">
            <text:p>35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3243" table:style-name="ce6">
            <text:p>33243</text:p>
          </table:table-cell>
          <table:table-cell office:value-type="string" office:string-value="Инструмент" table:formula="of:=VLOOKUP([.C78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5" table:style-name="ce4">
            <text:p>785</text:p>
          </table:table-cell>
          <table:table-cell office:value-type="date" office:date-value="2022-03-04T00:00:00" table:style-name="ce5">
            <text:p>04.03.22</text:p>
          </table:table-cell>
          <table:table-cell office:value-type="float" office:value="48" table:style-name="ce4">
            <text:p>48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2146" table:style-name="ce6">
            <text:p>32146</text:p>
          </table:table-cell>
          <table:table-cell office:value-type="string" office:string-value="Инструмент" table:formula="of:=VLOOKUP([.C78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6" table:style-name="ce4">
            <text:p>786</text:p>
          </table:table-cell>
          <table:table-cell office:value-type="date" office:date-value="2022-03-05T00:00:00" table:style-name="ce5">
            <text:p>05.03.22</text:p>
          </table:table-cell>
          <table:table-cell office:value-type="float" office:value="26" table:style-name="ce4">
            <text:p>2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3426" table:style-name="ce6">
            <text:p>33426</text:p>
          </table:table-cell>
          <table:table-cell office:value-type="string" office:string-value="Электрика" table:formula="of:=VLOOKUP([.C78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7" table:style-name="ce4">
            <text:p>787</text:p>
          </table:table-cell>
          <table:table-cell office:value-type="date" office:date-value="2022-03-06T00:00:00" table:style-name="ce5">
            <text:p>06.03.22</text:p>
          </table:table-cell>
          <table:table-cell office:value-type="float" office:value="37" table:style-name="ce4">
            <text:p>3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7537" table:style-name="ce6">
            <text:p>27537</text:p>
          </table:table-cell>
          <table:table-cell office:value-type="string" office:string-value="Инструмент" table:formula="of:=VLOOKUP([.C78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8" table:style-name="ce4">
            <text:p>788</text:p>
          </table:table-cell>
          <table:table-cell office:value-type="date" office:date-value="2022-03-07T00:00:00" table:style-name="ce5">
            <text:p>07.03.2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0666" table:style-name="ce6">
            <text:p>20666</text:p>
          </table:table-cell>
          <table:table-cell office:value-type="string" office:string-value="Электрика" table:formula="of:=VLOOKUP([.C78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89" table:style-name="ce4">
            <text:p>789</text:p>
          </table:table-cell>
          <table:table-cell office:value-type="date" office:date-value="2022-03-08T00:00:00" table:style-name="ce5">
            <text:p>08.03.22</text:p>
          </table:table-cell>
          <table:table-cell office:value-type="float" office:value="49" table:style-name="ce4">
            <text:p>4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6605" table:style-name="ce6">
            <text:p>36605</text:p>
          </table:table-cell>
          <table:table-cell office:value-type="string" office:string-value="Инструмент" table:formula="of:=VLOOKUP([.C79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0" table:style-name="ce4">
            <text:p>790</text:p>
          </table:table-cell>
          <table:table-cell office:value-type="date" office:date-value="2022-03-09T00:00:00" table:style-name="ce5">
            <text:p>09.03.22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4942" table:style-name="ce6">
            <text:p>34942</text:p>
          </table:table-cell>
          <table:table-cell office:value-type="string" office:string-value="Электрика" table:formula="of:=VLOOKUP([.C79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1" table:style-name="ce4">
            <text:p>791</text:p>
          </table:table-cell>
          <table:table-cell office:value-type="date" office:date-value="2022-03-10T00:00:00" table:style-name="ce5">
            <text:p>10.03.22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0571" table:style-name="ce6">
            <text:p>20571</text:p>
          </table:table-cell>
          <table:table-cell office:value-type="string" office:string-value="Сантехника" table:formula="of:=VLOOKUP([.C79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2" table:style-name="ce4">
            <text:p>792</text:p>
          </table:table-cell>
          <table:table-cell office:value-type="date" office:date-value="2022-03-11T00:00:00" table:style-name="ce5">
            <text:p>11.03.22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4924" table:style-name="ce6">
            <text:p>34924</text:p>
          </table:table-cell>
          <table:table-cell office:value-type="string" office:string-value="Инструмент" table:formula="of:=VLOOKUP([.C79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3" table:style-name="ce4">
            <text:p>793</text:p>
          </table:table-cell>
          <table:table-cell office:value-type="date" office:date-value="2022-03-12T00:00:00" table:style-name="ce5">
            <text:p>12.03.22</text:p>
          </table:table-cell>
          <table:table-cell office:value-type="float" office:value="49" table:style-name="ce4">
            <text:p>4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2576" table:style-name="ce6">
            <text:p>22576</text:p>
          </table:table-cell>
          <table:table-cell office:value-type="string" office:string-value="Инструмент" table:formula="of:=VLOOKUP([.C79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4" table:style-name="ce4">
            <text:p>794</text:p>
          </table:table-cell>
          <table:table-cell office:value-type="date" office:date-value="2022-03-13T00:00:00" table:style-name="ce5">
            <text:p>13.03.22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4703" table:style-name="ce6">
            <text:p>34703</text:p>
          </table:table-cell>
          <table:table-cell office:value-type="string" office:string-value="Сантехника" table:formula="of:=VLOOKUP([.C79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5" table:style-name="ce4">
            <text:p>795</text:p>
          </table:table-cell>
          <table:table-cell office:value-type="date" office:date-value="2022-03-14T00:00:00" table:style-name="ce5">
            <text:p>14.03.22</text:p>
          </table:table-cell>
          <table:table-cell office:value-type="float" office:value="36" table:style-name="ce4">
            <text:p>36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0009" table:style-name="ce6">
            <text:p>20009</text:p>
          </table:table-cell>
          <table:table-cell office:value-type="string" office:string-value="Инструмент" table:formula="of:=VLOOKUP([.C79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6" table:style-name="ce4">
            <text:p>796</text:p>
          </table:table-cell>
          <table:table-cell office:value-type="date" office:date-value="2022-03-15T00:00:00" table:style-name="ce5">
            <text:p>15.03.22</text:p>
          </table:table-cell>
          <table:table-cell office:value-type="float" office:value="58" table:style-name="ce4">
            <text:p>5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2460" table:style-name="ce6">
            <text:p>32460</text:p>
          </table:table-cell>
          <table:table-cell office:value-type="string" office:string-value="Инструмент" table:formula="of:=VLOOKUP([.C79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7" table:style-name="ce4">
            <text:p>797</text:p>
          </table:table-cell>
          <table:table-cell office:value-type="date" office:date-value="2022-03-16T00:00:00" table:style-name="ce5">
            <text:p>16.03.22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4758" table:style-name="ce6">
            <text:p>34758</text:p>
          </table:table-cell>
          <table:table-cell office:value-type="string" office:string-value="Электрика" table:formula="of:=VLOOKUP([.C79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8" table:style-name="ce4">
            <text:p>798</text:p>
          </table:table-cell>
          <table:table-cell office:value-type="date" office:date-value="2022-03-17T00:00:00" table:style-name="ce5">
            <text:p>17.03.22</text:p>
          </table:table-cell>
          <table:table-cell office:value-type="float" office:value="58" table:style-name="ce4">
            <text:p>58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29748" table:style-name="ce6">
            <text:p>29748</text:p>
          </table:table-cell>
          <table:table-cell office:value-type="string" office:string-value="Инструмент" table:formula="of:=VLOOKUP([.C79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799" table:style-name="ce4">
            <text:p>799</text:p>
          </table:table-cell>
          <table:table-cell office:value-type="date" office:date-value="2022-03-18T00:00:00" table:style-name="ce5">
            <text:p>18.03.22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1702" table:style-name="ce6">
            <text:p>21702</text:p>
          </table:table-cell>
          <table:table-cell office:value-type="string" office:string-value="Электрика" table:formula="of:=VLOOKUP([.C80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0" table:style-name="ce4">
            <text:p>800</text:p>
          </table:table-cell>
          <table:table-cell office:value-type="date" office:date-value="2022-03-19T00:00:00" table:style-name="ce5">
            <text:p>19.03.22</text:p>
          </table:table-cell>
          <table:table-cell office:value-type="float" office:value="56" table:style-name="ce4">
            <text:p>5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8613" table:style-name="ce6">
            <text:p>38613</text:p>
          </table:table-cell>
          <table:table-cell office:value-type="string" office:string-value="Инструмент" table:formula="of:=VLOOKUP([.C80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1" table:style-name="ce4">
            <text:p>801</text:p>
          </table:table-cell>
          <table:table-cell office:value-type="date" office:date-value="2022-03-20T00:00:00" table:style-name="ce5">
            <text:p>20.03.22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1211" table:style-name="ce6">
            <text:p>21211</text:p>
          </table:table-cell>
          <table:table-cell office:value-type="string" office:string-value="Сантехника" table:formula="of:=VLOOKUP([.C80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2" table:style-name="ce4">
            <text:p>802</text:p>
          </table:table-cell>
          <table:table-cell office:value-type="date" office:date-value="2022-03-21T00:00:00" table:style-name="ce5">
            <text:p>21.03.22</text:p>
          </table:table-cell>
          <table:table-cell office:value-type="float" office:value="56" table:style-name="ce4">
            <text:p>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5108" table:style-name="ce6">
            <text:p>25108</text:p>
          </table:table-cell>
          <table:table-cell office:value-type="string" office:string-value="Инструмент" table:formula="of:=VLOOKUP([.C80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3" table:style-name="ce4">
            <text:p>803</text:p>
          </table:table-cell>
          <table:table-cell office:value-type="date" office:date-value="2022-03-22T00:00:00" table:style-name="ce5">
            <text:p>22.03.22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6374" table:style-name="ce6">
            <text:p>36374</text:p>
          </table:table-cell>
          <table:table-cell office:value-type="string" office:string-value="Электрика" table:formula="of:=VLOOKUP([.C80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4" table:style-name="ce4">
            <text:p>804</text:p>
          </table:table-cell>
          <table:table-cell office:value-type="date" office:date-value="2022-03-23T00:00:00" table:style-name="ce5">
            <text:p>23.03.22</text:p>
          </table:table-cell>
          <table:table-cell office:value-type="float" office:value="42" table:style-name="ce4">
            <text:p>4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0397" table:style-name="ce6">
            <text:p>20397</text:p>
          </table:table-cell>
          <table:table-cell office:value-type="string" office:string-value="Электрика" table:formula="of:=VLOOKUP([.C80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5" table:style-name="ce4">
            <text:p>805</text:p>
          </table:table-cell>
          <table:table-cell office:value-type="date" office:date-value="2022-03-24T00:00:00" table:style-name="ce5">
            <text:p>24.03.22</text:p>
          </table:table-cell>
          <table:table-cell office:value-type="float" office:value="12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7590" table:style-name="ce6">
            <text:p>27590</text:p>
          </table:table-cell>
          <table:table-cell office:value-type="string" office:string-value="Электрика" table:formula="of:=VLOOKUP([.C80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6" table:style-name="ce4">
            <text:p>806</text:p>
          </table:table-cell>
          <table:table-cell office:value-type="date" office:date-value="2022-03-25T00:00:00" table:style-name="ce5">
            <text:p>25.03.22</text:p>
          </table:table-cell>
          <table:table-cell office:value-type="float" office:value="27" table:style-name="ce4">
            <text:p>2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1734" table:style-name="ce6">
            <text:p>21734</text:p>
          </table:table-cell>
          <table:table-cell office:value-type="string" office:string-value="Электрика" table:formula="of:=VLOOKUP([.C80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7" table:style-name="ce4">
            <text:p>807</text:p>
          </table:table-cell>
          <table:table-cell office:value-type="date" office:date-value="2022-03-26T00:00:00" table:style-name="ce5">
            <text:p>26.03.22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7147" table:style-name="ce6">
            <text:p>27147</text:p>
          </table:table-cell>
          <table:table-cell office:value-type="string" office:string-value="Электрика" table:formula="of:=VLOOKUP([.C80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8" table:style-name="ce4">
            <text:p>808</text:p>
          </table:table-cell>
          <table:table-cell office:value-type="date" office:date-value="2022-03-27T00:00:00" table:style-name="ce5">
            <text:p>27.03.22</text:p>
          </table:table-cell>
          <table:table-cell office:value-type="float" office:value="46" table:style-name="ce4">
            <text:p>4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9515" table:style-name="ce6">
            <text:p>29515</text:p>
          </table:table-cell>
          <table:table-cell office:value-type="string" office:string-value="Инструмент" table:formula="of:=VLOOKUP([.C80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09" table:style-name="ce4">
            <text:p>809</text:p>
          </table:table-cell>
          <table:table-cell office:value-type="date" office:date-value="2022-03-28T00:00:00" table:style-name="ce5">
            <text:p>28.03.22</text:p>
          </table:table-cell>
          <table:table-cell office:value-type="float" office:value="33" table:style-name="ce4">
            <text:p>3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3455" table:style-name="ce6">
            <text:p>23455</text:p>
          </table:table-cell>
          <table:table-cell office:value-type="string" office:string-value="Инструмент" table:formula="of:=VLOOKUP([.C81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0" table:style-name="ce4">
            <text:p>810</text:p>
          </table:table-cell>
          <table:table-cell office:value-type="date" office:date-value="2022-03-29T00:00:00" table:style-name="ce5">
            <text:p>29.03.22</text:p>
          </table:table-cell>
          <table:table-cell office:value-type="float" office:value="52" table:style-name="ce4">
            <text:p>5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9717" table:style-name="ce6">
            <text:p>29717</text:p>
          </table:table-cell>
          <table:table-cell office:value-type="string" office:string-value="Сантехника" table:formula="of:=VLOOKUP([.C81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1" table:style-name="ce4">
            <text:p>811</text:p>
          </table:table-cell>
          <table:table-cell office:value-type="date" office:date-value="2022-03-30T00:00:00" table:style-name="ce5">
            <text:p>30.03.22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5479" table:style-name="ce6">
            <text:p>25479</text:p>
          </table:table-cell>
          <table:table-cell office:value-type="string" office:string-value="Инструмент" table:formula="of:=VLOOKUP([.C81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2" table:style-name="ce4">
            <text:p>812</text:p>
          </table:table-cell>
          <table:table-cell office:value-type="date" office:date-value="2022-03-31T00:00:00" table:style-name="ce5">
            <text:p>31.03.22</text:p>
          </table:table-cell>
          <table:table-cell office:value-type="float" office:value="18" table:style-name="ce4">
            <text:p>18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8760" table:style-name="ce6">
            <text:p>38760</text:p>
          </table:table-cell>
          <table:table-cell office:value-type="string" office:string-value="Сантехника" table:formula="of:=VLOOKUP([.C81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3" table:style-name="ce4">
            <text:p>813</text:p>
          </table:table-cell>
          <table:table-cell office:value-type="date" office:date-value="2022-04-01T00:00:00" table:style-name="ce5">
            <text:p>01.04.22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1418" table:style-name="ce6">
            <text:p>31418</text:p>
          </table:table-cell>
          <table:table-cell office:value-type="string" office:string-value="Электрика" table:formula="of:=VLOOKUP([.C81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4" table:style-name="ce4">
            <text:p>814</text:p>
          </table:table-cell>
          <table:table-cell office:value-type="date" office:date-value="2022-04-02T00:00:00" table:style-name="ce5">
            <text:p>02.04.22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7752" table:style-name="ce6">
            <text:p>37752</text:p>
          </table:table-cell>
          <table:table-cell office:value-type="string" office:string-value="Сантехника" table:formula="of:=VLOOKUP([.C81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5" table:style-name="ce4">
            <text:p>815</text:p>
          </table:table-cell>
          <table:table-cell office:value-type="date" office:date-value="2022-04-03T00:00:00" table:style-name="ce5">
            <text:p>03.04.2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2233" table:style-name="ce6">
            <text:p>32233</text:p>
          </table:table-cell>
          <table:table-cell office:value-type="string" office:string-value="Электрика" table:formula="of:=VLOOKUP([.C81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6" table:style-name="ce4">
            <text:p>816</text:p>
          </table:table-cell>
          <table:table-cell office:value-type="date" office:date-value="2022-04-04T00:00:00" table:style-name="ce5">
            <text:p>04.04.22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2541" table:style-name="ce6">
            <text:p>22541</text:p>
          </table:table-cell>
          <table:table-cell office:value-type="string" office:string-value="Электрика" table:formula="of:=VLOOKUP([.C81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7" table:style-name="ce4">
            <text:p>817</text:p>
          </table:table-cell>
          <table:table-cell office:value-type="date" office:date-value="2022-04-05T00:00:00" table:style-name="ce5">
            <text:p>05.04.22</text:p>
          </table:table-cell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9128" table:style-name="ce6">
            <text:p>39128</text:p>
          </table:table-cell>
          <table:table-cell office:value-type="string" office:string-value="Инструмент" table:formula="of:=VLOOKUP([.C81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8" table:style-name="ce4">
            <text:p>818</text:p>
          </table:table-cell>
          <table:table-cell office:value-type="date" office:date-value="2022-04-06T00:00:00" table:style-name="ce5">
            <text:p>06.04.22</text:p>
          </table:table-cell>
          <table:table-cell office:value-type="float" office:value="30" table:style-name="ce4">
            <text:p>3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8193" table:style-name="ce6">
            <text:p>38193</text:p>
          </table:table-cell>
          <table:table-cell office:value-type="string" office:string-value="Электрика" table:formula="of:=VLOOKUP([.C81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19" table:style-name="ce4">
            <text:p>819</text:p>
          </table:table-cell>
          <table:table-cell office:value-type="date" office:date-value="2022-04-07T00:00:00" table:style-name="ce5">
            <text:p>07.04.22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4243" table:style-name="ce6">
            <text:p>34243</text:p>
          </table:table-cell>
          <table:table-cell office:value-type="string" office:string-value="Электрика" table:formula="of:=VLOOKUP([.C82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0" table:style-name="ce4">
            <text:p>820</text:p>
          </table:table-cell>
          <table:table-cell office:value-type="date" office:date-value="2022-04-08T00:00:00" table:style-name="ce5">
            <text:p>08.04.22</text:p>
          </table:table-cell>
          <table:table-cell office:value-type="float" office:value="59" table:style-name="ce4">
            <text:p>5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5892" table:style-name="ce6">
            <text:p>25892</text:p>
          </table:table-cell>
          <table:table-cell office:value-type="string" office:string-value="Сантехника" table:formula="of:=VLOOKUP([.C82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1" table:style-name="ce4">
            <text:p>821</text:p>
          </table:table-cell>
          <table:table-cell office:value-type="date" office:date-value="2022-04-09T00:00:00" table:style-name="ce5">
            <text:p>09.04.22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6778" table:style-name="ce6">
            <text:p>26778</text:p>
          </table:table-cell>
          <table:table-cell office:value-type="string" office:string-value="Электрика" table:formula="of:=VLOOKUP([.C82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2" table:style-name="ce4">
            <text:p>822</text:p>
          </table:table-cell>
          <table:table-cell office:value-type="date" office:date-value="2022-04-10T00:00:00" table:style-name="ce5">
            <text:p>10.04.22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6631" table:style-name="ce6">
            <text:p>36631</text:p>
          </table:table-cell>
          <table:table-cell office:value-type="string" office:string-value="Электрика" table:formula="of:=VLOOKUP([.C82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3" table:style-name="ce4">
            <text:p>823</text:p>
          </table:table-cell>
          <table:table-cell office:value-type="date" office:date-value="2022-04-11T00:00:00" table:style-name="ce5">
            <text:p>11.04.22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8872" table:style-name="ce6">
            <text:p>28872</text:p>
          </table:table-cell>
          <table:table-cell office:value-type="string" office:string-value="Электрика" table:formula="of:=VLOOKUP([.C82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4" table:style-name="ce4">
            <text:p>824</text:p>
          </table:table-cell>
          <table:table-cell office:value-type="date" office:date-value="2022-04-12T00:00:00" table:style-name="ce5">
            <text:p>12.04.22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8513" table:style-name="ce6">
            <text:p>38513</text:p>
          </table:table-cell>
          <table:table-cell office:value-type="string" office:string-value="Электрика" table:formula="of:=VLOOKUP([.C82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5" table:style-name="ce4">
            <text:p>825</text:p>
          </table:table-cell>
          <table:table-cell office:value-type="date" office:date-value="2022-04-13T00:00:00" table:style-name="ce5">
            <text:p>13.04.22</text:p>
          </table:table-cell>
          <table:table-cell office:value-type="float" office:value="55" table:style-name="ce4">
            <text:p>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4521" table:style-name="ce6">
            <text:p>24521</text:p>
          </table:table-cell>
          <table:table-cell office:value-type="string" office:string-value="Инструмент" table:formula="of:=VLOOKUP([.C82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6" table:style-name="ce4">
            <text:p>826</text:p>
          </table:table-cell>
          <table:table-cell office:value-type="date" office:date-value="2022-04-14T00:00:00" table:style-name="ce5">
            <text:p>14.04.22</text:p>
          </table:table-cell>
          <table:table-cell office:value-type="float" office:value="46" table:style-name="ce4">
            <text:p>46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5013" table:style-name="ce6">
            <text:p>25013</text:p>
          </table:table-cell>
          <table:table-cell office:value-type="string" office:string-value="Инструмент" table:formula="of:=VLOOKUP([.C82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7" table:style-name="ce4">
            <text:p>827</text:p>
          </table:table-cell>
          <table:table-cell office:value-type="date" office:date-value="2022-04-15T00:00:00" table:style-name="ce5">
            <text:p>15.04.22</text:p>
          </table:table-cell>
          <table:table-cell office:value-type="float" office:value="42" table:style-name="ce4">
            <text:p>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4891" table:style-name="ce6">
            <text:p>34891</text:p>
          </table:table-cell>
          <table:table-cell office:value-type="string" office:string-value="Электрика" table:formula="of:=VLOOKUP([.C82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8" table:style-name="ce4">
            <text:p>828</text:p>
          </table:table-cell>
          <table:table-cell office:value-type="date" office:date-value="2022-04-16T00:00:00" table:style-name="ce5">
            <text:p>16.04.22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4068" table:style-name="ce6">
            <text:p>34068</text:p>
          </table:table-cell>
          <table:table-cell office:value-type="string" office:string-value="Сантехника" table:formula="of:=VLOOKUP([.C829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29" table:style-name="ce4">
            <text:p>829</text:p>
          </table:table-cell>
          <table:table-cell office:value-type="date" office:date-value="2022-04-17T00:00:00" table:style-name="ce5">
            <text:p>17.04.22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5773" table:style-name="ce6">
            <text:p>35773</text:p>
          </table:table-cell>
          <table:table-cell office:value-type="string" office:string-value="Электрика" table:formula="of:=VLOOKUP([.C83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0" table:style-name="ce4">
            <text:p>830</text:p>
          </table:table-cell>
          <table:table-cell office:value-type="date" office:date-value="2022-04-18T00:00:00" table:style-name="ce5">
            <text:p>18.04.22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9338" table:style-name="ce6">
            <text:p>39338</text:p>
          </table:table-cell>
          <table:table-cell office:value-type="string" office:string-value="Электрика" table:formula="of:=VLOOKUP([.C83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1" table:style-name="ce4">
            <text:p>831</text:p>
          </table:table-cell>
          <table:table-cell office:value-type="date" office:date-value="2022-04-19T00:00:00" table:style-name="ce5">
            <text:p>19.04.22</text:p>
          </table:table-cell>
          <table:table-cell office:value-type="float" office:value="56" table:style-name="ce4">
            <text:p>5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5438" table:style-name="ce6">
            <text:p>35438</text:p>
          </table:table-cell>
          <table:table-cell office:value-type="string" office:string-value="Инструмент" table:formula="of:=VLOOKUP([.C83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2" table:style-name="ce4">
            <text:p>832</text:p>
          </table:table-cell>
          <table:table-cell office:value-type="date" office:date-value="2022-04-20T00:00:00" table:style-name="ce5">
            <text:p>20.04.22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7168" table:style-name="ce6">
            <text:p>37168</text:p>
          </table:table-cell>
          <table:table-cell office:value-type="string" office:string-value="Электрика" table:formula="of:=VLOOKUP([.C83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3" table:style-name="ce4">
            <text:p>833</text:p>
          </table:table-cell>
          <table:table-cell office:value-type="date" office:date-value="2022-04-21T00:00:00" table:style-name="ce5">
            <text:p>21.04.22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9748" table:style-name="ce6">
            <text:p>29748</text:p>
          </table:table-cell>
          <table:table-cell office:value-type="string" office:string-value="Электрика" table:formula="of:=VLOOKUP([.C83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4" table:style-name="ce4">
            <text:p>834</text:p>
          </table:table-cell>
          <table:table-cell office:value-type="date" office:date-value="2022-04-22T00:00:00" table:style-name="ce5">
            <text:p>22.04.22</text:p>
          </table:table-cell>
          <table:table-cell office:value-type="float" office:value="53" table:style-name="ce4">
            <text:p>5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8779" table:style-name="ce6">
            <text:p>28779</text:p>
          </table:table-cell>
          <table:table-cell office:value-type="string" office:string-value="Электрика" table:formula="of:=VLOOKUP([.C83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5" table:style-name="ce4">
            <text:p>835</text:p>
          </table:table-cell>
          <table:table-cell office:value-type="date" office:date-value="2022-04-23T00:00:00" table:style-name="ce5">
            <text:p>23.04.22</text:p>
          </table:table-cell>
          <table:table-cell office:value-type="float" office:value="57" table:style-name="ce4">
            <text:p>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2262" table:style-name="ce6">
            <text:p>22262</text:p>
          </table:table-cell>
          <table:table-cell office:value-type="string" office:string-value="Инструмент" table:formula="of:=VLOOKUP([.C83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6" table:style-name="ce4">
            <text:p>836</text:p>
          </table:table-cell>
          <table:table-cell office:value-type="date" office:date-value="2022-04-24T00:00:00" table:style-name="ce5">
            <text:p>24.04.22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5946" table:style-name="ce6">
            <text:p>25946</text:p>
          </table:table-cell>
          <table:table-cell office:value-type="string" office:string-value="Электрика" table:formula="of:=VLOOKUP([.C83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7" table:style-name="ce4">
            <text:p>837</text:p>
          </table:table-cell>
          <table:table-cell office:value-type="date" office:date-value="2022-04-25T00:00:00" table:style-name="ce5">
            <text:p>25.04.22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9013" table:style-name="ce6">
            <text:p>29013</text:p>
          </table:table-cell>
          <table:table-cell office:value-type="string" office:string-value="Электрика" table:formula="of:=VLOOKUP([.C83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8" table:style-name="ce4">
            <text:p>838</text:p>
          </table:table-cell>
          <table:table-cell office:value-type="date" office:date-value="2022-04-26T00:00:00" table:style-name="ce5">
            <text:p>26.04.22</text:p>
          </table:table-cell>
          <table:table-cell office:value-type="float" office:value="31" table:style-name="ce4">
            <text:p>3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3996" table:style-name="ce6">
            <text:p>23996</text:p>
          </table:table-cell>
          <table:table-cell office:value-type="string" office:string-value="Электрика" table:formula="of:=VLOOKUP([.C83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39" table:style-name="ce4">
            <text:p>839</text:p>
          </table:table-cell>
          <table:table-cell office:value-type="date" office:date-value="2022-04-27T00:00:00" table:style-name="ce5">
            <text:p>27.04.22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7784" table:style-name="ce6">
            <text:p>27784</text:p>
          </table:table-cell>
          <table:table-cell office:value-type="string" office:string-value="Электрика" table:formula="of:=VLOOKUP([.C84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0" table:style-name="ce4">
            <text:p>840</text:p>
          </table:table-cell>
          <table:table-cell office:value-type="date" office:date-value="2022-04-28T00:00:00" table:style-name="ce5">
            <text:p>28.04.22</text:p>
          </table:table-cell>
          <table:table-cell office:value-type="float" office:value="35" table:style-name="ce4">
            <text:p>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8944" table:style-name="ce6">
            <text:p>38944</text:p>
          </table:table-cell>
          <table:table-cell office:value-type="string" office:string-value="Инструмент" table:formula="of:=VLOOKUP([.C84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1" table:style-name="ce4">
            <text:p>841</text:p>
          </table:table-cell>
          <table:table-cell office:value-type="date" office:date-value="2022-04-29T00:00:00" table:style-name="ce5">
            <text:p>29.04.22</text:p>
          </table:table-cell>
          <table:table-cell office:value-type="float" office:value="56" table:style-name="ce4">
            <text:p>56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8809" table:style-name="ce6">
            <text:p>38809</text:p>
          </table:table-cell>
          <table:table-cell office:value-type="string" office:string-value="Инструмент" table:formula="of:=VLOOKUP([.C84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2" table:style-name="ce4">
            <text:p>842</text:p>
          </table:table-cell>
          <table:table-cell office:value-type="date" office:date-value="2022-04-30T00:00:00" table:style-name="ce5">
            <text:p>30.04.22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0407" table:style-name="ce6">
            <text:p>20407</text:p>
          </table:table-cell>
          <table:table-cell office:value-type="string" office:string-value="Сантехника" table:formula="of:=VLOOKUP([.C84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3" table:style-name="ce4">
            <text:p>843</text:p>
          </table:table-cell>
          <table:table-cell office:value-type="date" office:date-value="2022-05-01T00:00:00" table:style-name="ce5">
            <text:p>01.05.22</text:p>
          </table:table-cell>
          <table:table-cell office:value-type="float" office:value="34" table:style-name="ce4">
            <text:p>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8518" table:style-name="ce6">
            <text:p>38518</text:p>
          </table:table-cell>
          <table:table-cell office:value-type="string" office:string-value="Инструмент" table:formula="of:=VLOOKUP([.C84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4" table:style-name="ce4">
            <text:p>844</text:p>
          </table:table-cell>
          <table:table-cell office:value-type="date" office:date-value="2022-05-02T00:00:00" table:style-name="ce5">
            <text:p>02.05.22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5528" table:style-name="ce6">
            <text:p>25528</text:p>
          </table:table-cell>
          <table:table-cell office:value-type="string" office:string-value="Электрика" table:formula="of:=VLOOKUP([.C84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5" table:style-name="ce4">
            <text:p>845</text:p>
          </table:table-cell>
          <table:table-cell office:value-type="date" office:date-value="2022-05-03T00:00:00" table:style-name="ce5">
            <text:p>03.05.22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9491" table:style-name="ce6">
            <text:p>29491</text:p>
          </table:table-cell>
          <table:table-cell office:value-type="string" office:string-value="Электрика" table:formula="of:=VLOOKUP([.C84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6" table:style-name="ce4">
            <text:p>846</text:p>
          </table:table-cell>
          <table:table-cell office:value-type="date" office:date-value="2022-05-04T00:00:00" table:style-name="ce5">
            <text:p>04.05.22</text:p>
          </table:table-cell>
          <table:table-cell office:value-type="float" office:value="43" table:style-name="ce4">
            <text:p>4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7285" table:style-name="ce6">
            <text:p>37285</text:p>
          </table:table-cell>
          <table:table-cell office:value-type="string" office:string-value="Электрика" table:formula="of:=VLOOKUP([.C84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7" table:style-name="ce4">
            <text:p>847</text:p>
          </table:table-cell>
          <table:table-cell office:value-type="date" office:date-value="2022-05-05T00:00:00" table:style-name="ce5">
            <text:p>05.05.22</text:p>
          </table:table-cell>
          <table:table-cell office:value-type="float" office:value="55" table:style-name="ce4">
            <text:p>5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3663" table:style-name="ce6">
            <text:p>23663</text:p>
          </table:table-cell>
          <table:table-cell office:value-type="string" office:string-value="Инструмент" table:formula="of:=VLOOKUP([.C84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8" table:style-name="ce4">
            <text:p>848</text:p>
          </table:table-cell>
          <table:table-cell office:value-type="date" office:date-value="2022-05-06T00:00:00" table:style-name="ce5">
            <text:p>06.05.22</text:p>
          </table:table-cell>
          <table:table-cell office:value-type="float" office:value="54" table:style-name="ce4">
            <text:p>5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8730" table:style-name="ce6">
            <text:p>28730</text:p>
          </table:table-cell>
          <table:table-cell office:value-type="string" office:string-value="Электрика" table:formula="of:=VLOOKUP([.C84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49" table:style-name="ce4">
            <text:p>849</text:p>
          </table:table-cell>
          <table:table-cell office:value-type="date" office:date-value="2022-05-07T00:00:00" table:style-name="ce5">
            <text:p>07.05.22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4380" table:style-name="ce6">
            <text:p>34380</text:p>
          </table:table-cell>
          <table:table-cell office:value-type="string" office:string-value="Сантехника" table:formula="of:=VLOOKUP([.C85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0" table:style-name="ce4">
            <text:p>850</text:p>
          </table:table-cell>
          <table:table-cell office:value-type="date" office:date-value="2022-05-08T00:00:00" table:style-name="ce5">
            <text:p>08.05.22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9367" table:style-name="ce6">
            <text:p>39367</text:p>
          </table:table-cell>
          <table:table-cell office:value-type="string" office:string-value="Электрика" table:formula="of:=VLOOKUP([.C85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1" table:style-name="ce4">
            <text:p>851</text:p>
          </table:table-cell>
          <table:table-cell office:value-type="date" office:date-value="2022-05-09T00:00:00" table:style-name="ce5">
            <text:p>09.05.22</text:p>
          </table:table-cell>
          <table:table-cell office:value-type="float" office:value="50" table:style-name="ce4">
            <text:p>5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25708" table:style-name="ce6">
            <text:p>25708</text:p>
          </table:table-cell>
          <table:table-cell office:value-type="string" office:string-value="Сантехника" table:formula="of:=VLOOKUP([.C85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2" table:style-name="ce4">
            <text:p>852</text:p>
          </table:table-cell>
          <table:table-cell office:value-type="date" office:date-value="2022-05-10T00:00:00" table:style-name="ce5">
            <text:p>10.05.22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6911" table:style-name="ce6">
            <text:p>26911</text:p>
          </table:table-cell>
          <table:table-cell office:value-type="string" office:string-value="Электрика" table:formula="of:=VLOOKUP([.C85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3" table:style-name="ce4">
            <text:p>853</text:p>
          </table:table-cell>
          <table:table-cell office:value-type="date" office:date-value="2022-05-11T00:00:00" table:style-name="ce5">
            <text:p>11.05.22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9057" table:style-name="ce6">
            <text:p>39057</text:p>
          </table:table-cell>
          <table:table-cell office:value-type="string" office:string-value="Сантехника" table:formula="of:=VLOOKUP([.C854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4" table:style-name="ce4">
            <text:p>854</text:p>
          </table:table-cell>
          <table:table-cell office:value-type="date" office:date-value="2022-05-12T00:00:00" table:style-name="ce5">
            <text:p>12.05.22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5731" table:style-name="ce6">
            <text:p>25731</text:p>
          </table:table-cell>
          <table:table-cell office:value-type="string" office:string-value="Сантехника" table:formula="of:=VLOOKUP([.C85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5" table:style-name="ce4">
            <text:p>855</text:p>
          </table:table-cell>
          <table:table-cell office:value-type="date" office:date-value="2022-05-13T00:00:00" table:style-name="ce5">
            <text:p>13.05.22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5713" table:style-name="ce6">
            <text:p>25713</text:p>
          </table:table-cell>
          <table:table-cell office:value-type="string" office:string-value="Инструмент" table:formula="of:=VLOOKUP([.C85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6" table:style-name="ce4">
            <text:p>856</text:p>
          </table:table-cell>
          <table:table-cell office:value-type="date" office:date-value="2022-05-14T00:00:00" table:style-name="ce5">
            <text:p>14.05.22</text:p>
          </table:table-cell>
          <table:table-cell office:value-type="float" office:value="48" table:style-name="ce4">
            <text:p>4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3593" table:style-name="ce6">
            <text:p>33593</text:p>
          </table:table-cell>
          <table:table-cell office:value-type="string" office:string-value="Инструмент" table:formula="of:=VLOOKUP([.C85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7" table:style-name="ce4">
            <text:p>857</text:p>
          </table:table-cell>
          <table:table-cell office:value-type="date" office:date-value="2022-05-15T00:00:00" table:style-name="ce5">
            <text:p>15.05.22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8374" table:style-name="ce6">
            <text:p>38374</text:p>
          </table:table-cell>
          <table:table-cell office:value-type="string" office:string-value="Электрика" table:formula="of:=VLOOKUP([.C85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8" table:style-name="ce4">
            <text:p>858</text:p>
          </table:table-cell>
          <table:table-cell office:value-type="date" office:date-value="2022-05-16T00:00:00" table:style-name="ce5">
            <text:p>16.05.22</text:p>
          </table:table-cell>
          <table:table-cell office:value-type="float" office:value="44" table:style-name="ce4">
            <text:p>4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4046" table:style-name="ce6">
            <text:p>24046</text:p>
          </table:table-cell>
          <table:table-cell office:value-type="string" office:string-value="Электрика" table:formula="of:=VLOOKUP([.C85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59" table:style-name="ce4">
            <text:p>859</text:p>
          </table:table-cell>
          <table:table-cell office:value-type="date" office:date-value="2022-05-17T00:00:00" table:style-name="ce5">
            <text:p>17.05.22</text:p>
          </table:table-cell>
          <table:table-cell office:value-type="float" office:value="41" table:style-name="ce4">
            <text:p>4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8131" table:style-name="ce6">
            <text:p>38131</text:p>
          </table:table-cell>
          <table:table-cell office:value-type="string" office:string-value="Электрика" table:formula="of:=VLOOKUP([.C86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0" table:style-name="ce4">
            <text:p>860</text:p>
          </table:table-cell>
          <table:table-cell office:value-type="date" office:date-value="2022-05-18T00:00:00" table:style-name="ce5">
            <text:p>18.05.22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9512" table:style-name="ce6">
            <text:p>29512</text:p>
          </table:table-cell>
          <table:table-cell office:value-type="string" office:string-value="Электрика" table:formula="of:=VLOOKUP([.C86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1" table:style-name="ce4">
            <text:p>861</text:p>
          </table:table-cell>
          <table:table-cell office:value-type="date" office:date-value="2022-05-19T00:00:00" table:style-name="ce5">
            <text:p>19.05.22</text:p>
          </table:table-cell>
          <table:table-cell office:value-type="float" office:value="48" table:style-name="ce4">
            <text:p>4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7787" table:style-name="ce6">
            <text:p>27787</text:p>
          </table:table-cell>
          <table:table-cell office:value-type="string" office:string-value="Инструмент" table:formula="of:=VLOOKUP([.C86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2" table:style-name="ce4">
            <text:p>862</text:p>
          </table:table-cell>
          <table:table-cell office:value-type="date" office:date-value="2022-05-20T00:00:00" table:style-name="ce5">
            <text:p>20.05.22</text:p>
          </table:table-cell>
          <table:table-cell office:value-type="float" office:value="47" table:style-name="ce4">
            <text:p>4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6818" table:style-name="ce6">
            <text:p>26818</text:p>
          </table:table-cell>
          <table:table-cell office:value-type="string" office:string-value="Инструмент" table:formula="of:=VLOOKUP([.C86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3" table:style-name="ce4">
            <text:p>863</text:p>
          </table:table-cell>
          <table:table-cell office:value-type="date" office:date-value="2022-05-21T00:00:00" table:style-name="ce5">
            <text:p>21.05.22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4419" table:style-name="ce6">
            <text:p>34419</text:p>
          </table:table-cell>
          <table:table-cell office:value-type="string" office:string-value="Сантехника" table:formula="of:=VLOOKUP([.C864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4" table:style-name="ce4">
            <text:p>864</text:p>
          </table:table-cell>
          <table:table-cell office:value-type="date" office:date-value="2022-05-22T00:00:00" table:style-name="ce5">
            <text:p>22.05.22</text:p>
          </table:table-cell>
          <table:table-cell office:value-type="float" office:value="49" table:style-name="ce4">
            <text:p>4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8568" table:style-name="ce6">
            <text:p>28568</text:p>
          </table:table-cell>
          <table:table-cell office:value-type="string" office:string-value="Инструмент" table:formula="of:=VLOOKUP([.C86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5" table:style-name="ce4">
            <text:p>865</text:p>
          </table:table-cell>
          <table:table-cell office:value-type="date" office:date-value="2022-05-23T00:00:00" table:style-name="ce5">
            <text:p>23.05.22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8394" table:style-name="ce6">
            <text:p>38394</text:p>
          </table:table-cell>
          <table:table-cell office:value-type="string" office:string-value="Электрика" table:formula="of:=VLOOKUP([.C86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6" table:style-name="ce4">
            <text:p>866</text:p>
          </table:table-cell>
          <table:table-cell office:value-type="date" office:date-value="2022-05-24T00:00:00" table:style-name="ce5">
            <text:p>24.05.22</text:p>
          </table:table-cell>
          <table:table-cell office:value-type="float" office:value="24" table:style-name="ce4">
            <text:p>2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0875" table:style-name="ce6">
            <text:p>30875</text:p>
          </table:table-cell>
          <table:table-cell office:value-type="string" office:string-value="Электрика" table:formula="of:=VLOOKUP([.C86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7" table:style-name="ce4">
            <text:p>867</text:p>
          </table:table-cell>
          <table:table-cell office:value-type="date" office:date-value="2022-05-25T00:00:00" table:style-name="ce5">
            <text:p>25.05.22</text:p>
          </table:table-cell>
          <table:table-cell office:value-type="float" office:value="55" table:style-name="ce4">
            <text:p>5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0289" table:style-name="ce6">
            <text:p>20289</text:p>
          </table:table-cell>
          <table:table-cell office:value-type="string" office:string-value="Инструмент" table:formula="of:=VLOOKUP([.C86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8" table:style-name="ce4">
            <text:p>868</text:p>
          </table:table-cell>
          <table:table-cell office:value-type="date" office:date-value="2022-05-26T00:00:00" table:style-name="ce5">
            <text:p>26.05.22</text:p>
          </table:table-cell>
          <table:table-cell office:value-type="float" office:value="39" table:style-name="ce4">
            <text:p>3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7737" table:style-name="ce6">
            <text:p>27737</text:p>
          </table:table-cell>
          <table:table-cell office:value-type="string" office:string-value="Электрика" table:formula="of:=VLOOKUP([.C86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69" table:style-name="ce4">
            <text:p>869</text:p>
          </table:table-cell>
          <table:table-cell office:value-type="date" office:date-value="2022-05-27T00:00:00" table:style-name="ce5">
            <text:p>27.05.22</text:p>
          </table:table-cell>
          <table:table-cell office:value-type="float" office:value="51" table:style-name="ce4">
            <text:p>51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5145" table:style-name="ce6">
            <text:p>35145</text:p>
          </table:table-cell>
          <table:table-cell office:value-type="string" office:string-value="Сантехника" table:formula="of:=VLOOKUP([.C87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0" table:style-name="ce4">
            <text:p>870</text:p>
          </table:table-cell>
          <table:table-cell office:value-type="date" office:date-value="2022-05-28T00:00:00" table:style-name="ce5">
            <text:p>28.05.22</text:p>
          </table:table-cell>
          <table:table-cell office:value-type="float" office:value="56" table:style-name="ce4">
            <text:p>5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2481" table:style-name="ce6">
            <text:p>32481</text:p>
          </table:table-cell>
          <table:table-cell office:value-type="string" office:string-value="Инструмент" table:formula="of:=VLOOKUP([.C87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1" table:style-name="ce4">
            <text:p>871</text:p>
          </table:table-cell>
          <table:table-cell office:value-type="date" office:date-value="2022-05-29T00:00:00" table:style-name="ce5">
            <text:p>29.05.22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2211" table:style-name="ce6">
            <text:p>32211</text:p>
          </table:table-cell>
          <table:table-cell office:value-type="string" office:string-value="Инструмент" table:formula="of:=VLOOKUP([.C87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2" table:style-name="ce4">
            <text:p>872</text:p>
          </table:table-cell>
          <table:table-cell office:value-type="date" office:date-value="2022-05-30T00:00:00" table:style-name="ce5">
            <text:p>30.05.22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5324" table:style-name="ce6">
            <text:p>25324</text:p>
          </table:table-cell>
          <table:table-cell office:value-type="string" office:string-value="Электрика" table:formula="of:=VLOOKUP([.C87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3" table:style-name="ce4">
            <text:p>873</text:p>
          </table:table-cell>
          <table:table-cell office:value-type="date" office:date-value="2022-05-31T00:00:00" table:style-name="ce5">
            <text:p>31.05.22</text:p>
          </table:table-cell>
          <table:table-cell office:value-type="float" office:value="48" table:style-name="ce4">
            <text:p>48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8233" table:style-name="ce6">
            <text:p>38233</text:p>
          </table:table-cell>
          <table:table-cell office:value-type="string" office:string-value="Инструмент" table:formula="of:=VLOOKUP([.C87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4" table:style-name="ce4">
            <text:p>874</text:p>
          </table:table-cell>
          <table:table-cell office:value-type="date" office:date-value="2022-06-01T00:00:00" table:style-name="ce5">
            <text:p>01.06.22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0408" table:style-name="ce6">
            <text:p>30408</text:p>
          </table:table-cell>
          <table:table-cell office:value-type="string" office:string-value="Сантехника" table:formula="of:=VLOOKUP([.C87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5" table:style-name="ce4">
            <text:p>875</text:p>
          </table:table-cell>
          <table:table-cell office:value-type="date" office:date-value="2022-06-02T00:00:00" table:style-name="ce5">
            <text:p>02.06.22</text:p>
          </table:table-cell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9547" table:style-name="ce6">
            <text:p>29547</text:p>
          </table:table-cell>
          <table:table-cell office:value-type="string" office:string-value="Электрика" table:formula="of:=VLOOKUP([.C87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6" table:style-name="ce4">
            <text:p>876</text:p>
          </table:table-cell>
          <table:table-cell office:value-type="date" office:date-value="2022-06-03T00:00:00" table:style-name="ce5">
            <text:p>03.06.22</text:p>
          </table:table-cell>
          <table:table-cell office:value-type="float" office:value="41" table:style-name="ce4">
            <text:p>4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7000" table:style-name="ce6">
            <text:p>27000</text:p>
          </table:table-cell>
          <table:table-cell office:value-type="string" office:string-value="Электрика" table:formula="of:=VLOOKUP([.C87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7" table:style-name="ce4">
            <text:p>877</text:p>
          </table:table-cell>
          <table:table-cell office:value-type="date" office:date-value="2022-06-04T00:00:00" table:style-name="ce5">
            <text:p>04.06.22</text:p>
          </table:table-cell>
          <table:table-cell office:value-type="float" office:value="58" table:style-name="ce4">
            <text:p>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1039" table:style-name="ce6">
            <text:p>21039</text:p>
          </table:table-cell>
          <table:table-cell office:value-type="string" office:string-value="Инструмент" table:formula="of:=VLOOKUP([.C87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8" table:style-name="ce4">
            <text:p>878</text:p>
          </table:table-cell>
          <table:table-cell office:value-type="date" office:date-value="2022-06-05T00:00:00" table:style-name="ce5">
            <text:p>05.06.22</text:p>
          </table:table-cell>
          <table:table-cell office:value-type="float" office:value="59" table:style-name="ce4">
            <text:p>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6124" table:style-name="ce6">
            <text:p>26124</text:p>
          </table:table-cell>
          <table:table-cell office:value-type="string" office:string-value="Сантехника" table:formula="of:=VLOOKUP([.C879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79" table:style-name="ce4">
            <text:p>879</text:p>
          </table:table-cell>
          <table:table-cell office:value-type="date" office:date-value="2022-06-06T00:00:00" table:style-name="ce5">
            <text:p>06.06.22</text:p>
          </table:table-cell>
          <table:table-cell office:value-type="float" office:value="12" table:style-name="ce4">
            <text:p>1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5225" table:style-name="ce6">
            <text:p>25225</text:p>
          </table:table-cell>
          <table:table-cell office:value-type="string" office:string-value="Электрика" table:formula="of:=VLOOKUP([.C88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0" table:style-name="ce4">
            <text:p>880</text:p>
          </table:table-cell>
          <table:table-cell office:value-type="date" office:date-value="2022-06-07T00:00:00" table:style-name="ce5">
            <text:p>07.06.22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6282" table:style-name="ce6">
            <text:p>36282</text:p>
          </table:table-cell>
          <table:table-cell office:value-type="string" office:string-value="Электрика" table:formula="of:=VLOOKUP([.C88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1" table:style-name="ce4">
            <text:p>881</text:p>
          </table:table-cell>
          <table:table-cell office:value-type="date" office:date-value="2022-06-08T00:00:00" table:style-name="ce5">
            <text:p>08.06.22</text:p>
          </table:table-cell>
          <table:table-cell office:value-type="float" office:value="50" table:style-name="ce4">
            <text:p>5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9206" table:style-name="ce6">
            <text:p>29206</text:p>
          </table:table-cell>
          <table:table-cell office:value-type="string" office:string-value="Сантехника" table:formula="of:=VLOOKUP([.C88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2" table:style-name="ce4">
            <text:p>882</text:p>
          </table:table-cell>
          <table:table-cell office:value-type="date" office:date-value="2022-06-09T00:00:00" table:style-name="ce5">
            <text:p>09.06.22</text:p>
          </table:table-cell>
          <table:table-cell office:value-type="float" office:value="36" table:style-name="ce4">
            <text:p>36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23671" table:style-name="ce6">
            <text:p>23671</text:p>
          </table:table-cell>
          <table:table-cell office:value-type="string" office:string-value="Инструмент" table:formula="of:=VLOOKUP([.C88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3" table:style-name="ce4">
            <text:p>883</text:p>
          </table:table-cell>
          <table:table-cell office:value-type="date" office:date-value="2022-06-10T00:00:00" table:style-name="ce5">
            <text:p>10.06.22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1628" table:style-name="ce6">
            <text:p>31628</text:p>
          </table:table-cell>
          <table:table-cell office:value-type="string" office:string-value="Электрика" table:formula="of:=VLOOKUP([.C88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4" table:style-name="ce4">
            <text:p>884</text:p>
          </table:table-cell>
          <table:table-cell office:value-type="date" office:date-value="2022-06-11T00:00:00" table:style-name="ce5">
            <text:p>11.06.22</text:p>
          </table:table-cell>
          <table:table-cell office:value-type="float" office:value="57" table:style-name="ce4">
            <text:p>5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3444" table:style-name="ce6">
            <text:p>33444</text:p>
          </table:table-cell>
          <table:table-cell office:value-type="string" office:string-value="Инструмент" table:formula="of:=VLOOKUP([.C88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5" table:style-name="ce4">
            <text:p>885</text:p>
          </table:table-cell>
          <table:table-cell office:value-type="date" office:date-value="2022-06-12T00:00:00" table:style-name="ce5">
            <text:p>12.06.22</text:p>
          </table:table-cell>
          <table:table-cell office:value-type="float" office:value="40" table:style-name="ce4">
            <text:p>4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7610" table:style-name="ce6">
            <text:p>27610</text:p>
          </table:table-cell>
          <table:table-cell office:value-type="string" office:string-value="Электрика" table:formula="of:=VLOOKUP([.C88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6" table:style-name="ce4">
            <text:p>886</text:p>
          </table:table-cell>
          <table:table-cell office:value-type="date" office:date-value="2022-06-13T00:00:00" table:style-name="ce5">
            <text:p>13.06.22</text:p>
          </table:table-cell>
          <table:table-cell office:value-type="float" office:value="18" table:style-name="ce4">
            <text:p>1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9569" table:style-name="ce6">
            <text:p>39569</text:p>
          </table:table-cell>
          <table:table-cell office:value-type="string" office:string-value="Сантехника" table:formula="of:=VLOOKUP([.C88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7" table:style-name="ce4">
            <text:p>887</text:p>
          </table:table-cell>
          <table:table-cell office:value-type="date" office:date-value="2022-06-14T00:00:00" table:style-name="ce5">
            <text:p>14.06.22</text:p>
          </table:table-cell>
          <table:table-cell office:value-type="float" office:value="53" table:style-name="ce4">
            <text:p>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5069" table:style-name="ce6">
            <text:p>25069</text:p>
          </table:table-cell>
          <table:table-cell office:value-type="string" office:string-value="Электрика" table:formula="of:=VLOOKUP([.C88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8" table:style-name="ce4">
            <text:p>888</text:p>
          </table:table-cell>
          <table:table-cell office:value-type="date" office:date-value="2022-06-15T00:00:00" table:style-name="ce5">
            <text:p>15.06.22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7834" table:style-name="ce6">
            <text:p>37834</text:p>
          </table:table-cell>
          <table:table-cell office:value-type="string" office:string-value="Электрика" table:formula="of:=VLOOKUP([.C88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89" table:style-name="ce4">
            <text:p>889</text:p>
          </table:table-cell>
          <table:table-cell office:value-type="date" office:date-value="2022-06-16T00:00:00" table:style-name="ce5">
            <text:p>16.06.22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5265" table:style-name="ce6">
            <text:p>25265</text:p>
          </table:table-cell>
          <table:table-cell office:value-type="string" office:string-value="Электрика" table:formula="of:=VLOOKUP([.C89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0" table:style-name="ce4">
            <text:p>890</text:p>
          </table:table-cell>
          <table:table-cell office:value-type="date" office:date-value="2022-06-17T00:00:00" table:style-name="ce5">
            <text:p>17.06.22</text:p>
          </table:table-cell>
          <table:table-cell office:value-type="float" office:value="34" table:style-name="ce4">
            <text:p>3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8932" table:style-name="ce6">
            <text:p>28932</text:p>
          </table:table-cell>
          <table:table-cell office:value-type="string" office:string-value="Инструмент" table:formula="of:=VLOOKUP([.C89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1" table:style-name="ce4">
            <text:p>891</text:p>
          </table:table-cell>
          <table:table-cell office:value-type="date" office:date-value="2022-06-18T00:00:00" table:style-name="ce5">
            <text:p>18.06.2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3692" table:style-name="ce6">
            <text:p>23692</text:p>
          </table:table-cell>
          <table:table-cell office:value-type="string" office:string-value="Электрика" table:formula="of:=VLOOKUP([.C89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2" table:style-name="ce4">
            <text:p>892</text:p>
          </table:table-cell>
          <table:table-cell office:value-type="date" office:date-value="2022-06-19T00:00:00" table:style-name="ce5">
            <text:p>19.06.22</text:p>
          </table:table-cell>
          <table:table-cell office:value-type="float" office:value="49" table:style-name="ce4">
            <text:p>4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0479" table:style-name="ce6">
            <text:p>30479</text:p>
          </table:table-cell>
          <table:table-cell office:value-type="string" office:string-value="Инструмент" table:formula="of:=VLOOKUP([.C89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3" table:style-name="ce4">
            <text:p>893</text:p>
          </table:table-cell>
          <table:table-cell office:value-type="date" office:date-value="2022-06-20T00:00:00" table:style-name="ce5">
            <text:p>20.06.22</text:p>
          </table:table-cell>
          <table:table-cell office:value-type="float" office:value="44" table:style-name="ce4">
            <text:p>4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6399" table:style-name="ce6">
            <text:p>26399</text:p>
          </table:table-cell>
          <table:table-cell office:value-type="string" office:string-value="Электрика" table:formula="of:=VLOOKUP([.C89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4" table:style-name="ce4">
            <text:p>894</text:p>
          </table:table-cell>
          <table:table-cell office:value-type="date" office:date-value="2022-06-21T00:00:00" table:style-name="ce5">
            <text:p>21.06.22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0844" table:style-name="ce6">
            <text:p>30844</text:p>
          </table:table-cell>
          <table:table-cell office:value-type="string" office:string-value="Электрика" table:formula="of:=VLOOKUP([.C89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5" table:style-name="ce4">
            <text:p>895</text:p>
          </table:table-cell>
          <table:table-cell office:value-type="date" office:date-value="2022-06-22T00:00:00" table:style-name="ce5">
            <text:p>22.06.22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4817" table:style-name="ce6">
            <text:p>34817</text:p>
          </table:table-cell>
          <table:table-cell office:value-type="string" office:string-value="Сантехника" table:formula="of:=VLOOKUP([.C89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6" table:style-name="ce4">
            <text:p>896</text:p>
          </table:table-cell>
          <table:table-cell office:value-type="date" office:date-value="2022-06-23T00:00:00" table:style-name="ce5">
            <text:p>23.06.22</text:p>
          </table:table-cell>
          <table:table-cell office:value-type="float" office:value="49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7543" table:style-name="ce6">
            <text:p>27543</text:p>
          </table:table-cell>
          <table:table-cell office:value-type="string" office:string-value="Инструмент" table:formula="of:=VLOOKUP([.C89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7" table:style-name="ce4">
            <text:p>897</text:p>
          </table:table-cell>
          <table:table-cell office:value-type="date" office:date-value="2022-06-24T00:00:00" table:style-name="ce5">
            <text:p>24.06.22</text:p>
          </table:table-cell>
          <table:table-cell office:value-type="float" office:value="41" table:style-name="ce4">
            <text:p>41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1791" table:style-name="ce6">
            <text:p>31791</text:p>
          </table:table-cell>
          <table:table-cell office:value-type="string" office:string-value="Электрика" table:formula="of:=VLOOKUP([.C89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8" table:style-name="ce4">
            <text:p>898</text:p>
          </table:table-cell>
          <table:table-cell office:value-type="date" office:date-value="2022-06-25T00:00:00" table:style-name="ce5">
            <text:p>25.06.22</text:p>
          </table:table-cell>
          <table:table-cell office:value-type="float" office:value="24" table:style-name="ce4">
            <text:p>2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7254" table:style-name="ce6">
            <text:p>27254</text:p>
          </table:table-cell>
          <table:table-cell office:value-type="string" office:string-value="Электрика" table:formula="of:=VLOOKUP([.C89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899" table:style-name="ce4">
            <text:p>899</text:p>
          </table:table-cell>
          <table:table-cell office:value-type="date" office:date-value="2022-06-26T00:00:00" table:style-name="ce5">
            <text:p>26.06.22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9702" table:style-name="ce6">
            <text:p>29702</text:p>
          </table:table-cell>
          <table:table-cell office:value-type="string" office:string-value="Сантехника" table:formula="of:=VLOOKUP([.C90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0" table:style-name="ce4">
            <text:p>900</text:p>
          </table:table-cell>
          <table:table-cell office:value-type="date" office:date-value="2022-06-27T00:00:00" table:style-name="ce5">
            <text:p>27.06.22</text:p>
          </table:table-cell>
          <table:table-cell office:value-type="float" office:value="39" table:style-name="ce4">
            <text:p>3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8370" table:style-name="ce6">
            <text:p>28370</text:p>
          </table:table-cell>
          <table:table-cell office:value-type="string" office:string-value="Электрика" table:formula="of:=VLOOKUP([.C90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1" table:style-name="ce4">
            <text:p>901</text:p>
          </table:table-cell>
          <table:table-cell office:value-type="date" office:date-value="2022-06-28T00:00:00" table:style-name="ce5">
            <text:p>28.06.22</text:p>
          </table:table-cell>
          <table:table-cell office:value-type="float" office:value="42" table:style-name="ce4">
            <text:p>4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3578" table:style-name="ce6">
            <text:p>33578</text:p>
          </table:table-cell>
          <table:table-cell office:value-type="string" office:string-value="Электрика" table:formula="of:=VLOOKUP([.C90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2" table:style-name="ce4">
            <text:p>902</text:p>
          </table:table-cell>
          <table:table-cell office:value-type="date" office:date-value="2022-06-29T00:00:00" table:style-name="ce5">
            <text:p>29.06.22</text:p>
          </table:table-cell>
          <table:table-cell office:value-type="float" office:value="60" table:style-name="ce4">
            <text:p>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6429" table:style-name="ce6">
            <text:p>36429</text:p>
          </table:table-cell>
          <table:table-cell office:value-type="string" office:string-value="Сантехника" table:formula="of:=VLOOKUP([.C90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3" table:style-name="ce4">
            <text:p>903</text:p>
          </table:table-cell>
          <table:table-cell office:value-type="date" office:date-value="2022-06-30T00:00:00" table:style-name="ce5">
            <text:p>30.06.22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4714" table:style-name="ce6">
            <text:p>34714</text:p>
          </table:table-cell>
          <table:table-cell office:value-type="string" office:string-value="Сантехника" table:formula="of:=VLOOKUP([.C904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4" table:style-name="ce4">
            <text:p>904</text:p>
          </table:table-cell>
          <table:table-cell office:value-type="date" office:date-value="2022-07-01T00:00:00" table:style-name="ce5">
            <text:p>01.07.22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6337" table:style-name="ce6">
            <text:p>36337</text:p>
          </table:table-cell>
          <table:table-cell office:value-type="string" office:string-value="Электрика" table:formula="of:=VLOOKUP([.C90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5" table:style-name="ce4">
            <text:p>905</text:p>
          </table:table-cell>
          <table:table-cell office:value-type="date" office:date-value="2022-07-02T00:00:00" table:style-name="ce5">
            <text:p>02.07.22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6839" table:style-name="ce6">
            <text:p>26839</text:p>
          </table:table-cell>
          <table:table-cell office:value-type="string" office:string-value="Сантехника" table:formula="of:=VLOOKUP([.C90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6" table:style-name="ce4">
            <text:p>906</text:p>
          </table:table-cell>
          <table:table-cell office:value-type="date" office:date-value="2022-07-03T00:00:00" table:style-name="ce5">
            <text:p>03.07.22</text:p>
          </table:table-cell>
          <table:table-cell office:value-type="float" office:value="17" table:style-name="ce4">
            <text:p>1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1766" table:style-name="ce6">
            <text:p>21766</text:p>
          </table:table-cell>
          <table:table-cell office:value-type="string" office:string-value="Сантехника" table:formula="of:=VLOOKUP([.C90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7" table:style-name="ce4">
            <text:p>907</text:p>
          </table:table-cell>
          <table:table-cell office:value-type="date" office:date-value="2022-07-04T00:00:00" table:style-name="ce5">
            <text:p>04.07.22</text:p>
          </table:table-cell>
          <table:table-cell office:value-type="float" office:value="38" table:style-name="ce4">
            <text:p>38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8517" table:style-name="ce6">
            <text:p>38517</text:p>
          </table:table-cell>
          <table:table-cell office:value-type="string" office:string-value="Электрика" table:formula="of:=VLOOKUP([.C90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8" table:style-name="ce4">
            <text:p>908</text:p>
          </table:table-cell>
          <table:table-cell office:value-type="date" office:date-value="2022-07-05T00:00:00" table:style-name="ce5">
            <text:p>05.07.22</text:p>
          </table:table-cell>
          <table:table-cell office:value-type="float" office:value="47" table:style-name="ce4">
            <text:p>4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6728" table:style-name="ce6">
            <text:p>26728</text:p>
          </table:table-cell>
          <table:table-cell office:value-type="string" office:string-value="Инструмент" table:formula="of:=VLOOKUP([.C90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09" table:style-name="ce4">
            <text:p>909</text:p>
          </table:table-cell>
          <table:table-cell office:value-type="date" office:date-value="2022-07-06T00:00:00" table:style-name="ce5">
            <text:p>06.07.22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0830" table:style-name="ce6">
            <text:p>30830</text:p>
          </table:table-cell>
          <table:table-cell office:value-type="string" office:string-value="Электрика" table:formula="of:=VLOOKUP([.C91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0" table:style-name="ce4">
            <text:p>910</text:p>
          </table:table-cell>
          <table:table-cell office:value-type="date" office:date-value="2022-07-07T00:00:00" table:style-name="ce5">
            <text:p>07.07.22</text:p>
          </table:table-cell>
          <table:table-cell office:value-type="float" office:value="60" table:style-name="ce4">
            <text:p>6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3120" table:style-name="ce6">
            <text:p>33120</text:p>
          </table:table-cell>
          <table:table-cell office:value-type="string" office:string-value="Сантехника" table:formula="of:=VLOOKUP([.C91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1" table:style-name="ce4">
            <text:p>911</text:p>
          </table:table-cell>
          <table:table-cell office:value-type="date" office:date-value="2022-07-08T00:00:00" table:style-name="ce5">
            <text:p>08.07.22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4631" table:style-name="ce6">
            <text:p>24631</text:p>
          </table:table-cell>
          <table:table-cell office:value-type="string" office:string-value="Сантехника" table:formula="of:=VLOOKUP([.C91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2" table:style-name="ce4">
            <text:p>912</text:p>
          </table:table-cell>
          <table:table-cell office:value-type="date" office:date-value="2022-07-09T00:00:00" table:style-name="ce5">
            <text:p>09.07.22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3273" table:style-name="ce6">
            <text:p>23273</text:p>
          </table:table-cell>
          <table:table-cell office:value-type="string" office:string-value="Электрика" table:formula="of:=VLOOKUP([.C91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3" table:style-name="ce4">
            <text:p>913</text:p>
          </table:table-cell>
          <table:table-cell office:value-type="date" office:date-value="2022-07-10T00:00:00" table:style-name="ce5">
            <text:p>10.07.22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7720" table:style-name="ce6">
            <text:p>37720</text:p>
          </table:table-cell>
          <table:table-cell office:value-type="string" office:string-value="Электрика" table:formula="of:=VLOOKUP([.C91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4" table:style-name="ce4">
            <text:p>914</text:p>
          </table:table-cell>
          <table:table-cell office:value-type="date" office:date-value="2022-07-11T00:00:00" table:style-name="ce5">
            <text:p>11.07.22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4320" table:style-name="ce6">
            <text:p>34320</text:p>
          </table:table-cell>
          <table:table-cell office:value-type="string" office:string-value="Электрика" table:formula="of:=VLOOKUP([.C91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5" table:style-name="ce4">
            <text:p>915</text:p>
          </table:table-cell>
          <table:table-cell office:value-type="date" office:date-value="2022-07-12T00:00:00" table:style-name="ce5">
            <text:p>12.07.22</text:p>
          </table:table-cell>
          <table:table-cell office:value-type="float" office:value="23" table:style-name="ce4">
            <text:p>2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4166" table:style-name="ce6">
            <text:p>24166</text:p>
          </table:table-cell>
          <table:table-cell office:value-type="string" office:string-value="Электрика" table:formula="of:=VLOOKUP([.C91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6" table:style-name="ce4">
            <text:p>916</text:p>
          </table:table-cell>
          <table:table-cell office:value-type="date" office:date-value="2022-07-13T00:00:00" table:style-name="ce5">
            <text:p>13.07.22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0421" table:style-name="ce6">
            <text:p>30421</text:p>
          </table:table-cell>
          <table:table-cell office:value-type="string" office:string-value="Сантехника" table:formula="of:=VLOOKUP([.C91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7" table:style-name="ce4">
            <text:p>917</text:p>
          </table:table-cell>
          <table:table-cell office:value-type="date" office:date-value="2022-07-14T00:00:00" table:style-name="ce5">
            <text:p>14.07.22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2937" table:style-name="ce6">
            <text:p>22937</text:p>
          </table:table-cell>
          <table:table-cell office:value-type="string" office:string-value="Инструмент" table:formula="of:=VLOOKUP([.C91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8" table:style-name="ce4">
            <text:p>918</text:p>
          </table:table-cell>
          <table:table-cell office:value-type="date" office:date-value="2022-07-15T00:00:00" table:style-name="ce5">
            <text:p>15.07.22</text:p>
          </table:table-cell>
          <table:table-cell office:value-type="float" office:value="35" table:style-name="ce4">
            <text:p>35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8836" table:style-name="ce6">
            <text:p>28836</text:p>
          </table:table-cell>
          <table:table-cell office:value-type="string" office:string-value="Инструмент" table:formula="of:=VLOOKUP([.C91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19" table:style-name="ce4">
            <text:p>919</text:p>
          </table:table-cell>
          <table:table-cell office:value-type="date" office:date-value="2022-07-16T00:00:00" table:style-name="ce5">
            <text:p>16.07.22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3503" table:style-name="ce6">
            <text:p>23503</text:p>
          </table:table-cell>
          <table:table-cell office:value-type="string" office:string-value="Сантехника" table:formula="of:=VLOOKUP([.C92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0" table:style-name="ce4">
            <text:p>920</text:p>
          </table:table-cell>
          <table:table-cell office:value-type="date" office:date-value="2022-07-17T00:00:00" table:style-name="ce5">
            <text:p>17.07.22</text:p>
          </table:table-cell>
          <table:table-cell office:value-type="float" office:value="20" table:style-name="ce4">
            <text:p>2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7619" table:style-name="ce6">
            <text:p>37619</text:p>
          </table:table-cell>
          <table:table-cell office:value-type="string" office:string-value="Сантехника" table:formula="of:=VLOOKUP([.C92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1" table:style-name="ce4">
            <text:p>921</text:p>
          </table:table-cell>
          <table:table-cell office:value-type="date" office:date-value="2022-07-18T00:00:00" table:style-name="ce5">
            <text:p>18.07.22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2592" table:style-name="ce6">
            <text:p>22592</text:p>
          </table:table-cell>
          <table:table-cell office:value-type="string" office:string-value="Электрика" table:formula="of:=VLOOKUP([.C92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2" table:style-name="ce4">
            <text:p>922</text:p>
          </table:table-cell>
          <table:table-cell office:value-type="date" office:date-value="2022-07-19T00:00:00" table:style-name="ce5">
            <text:p>19.07.22</text:p>
          </table:table-cell>
          <table:table-cell office:value-type="float" office:value="53" table:style-name="ce4">
            <text:p>5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8145" table:style-name="ce6">
            <text:p>28145</text:p>
          </table:table-cell>
          <table:table-cell office:value-type="string" office:string-value="Электрика" table:formula="of:=VLOOKUP([.C92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3" table:style-name="ce4">
            <text:p>923</text:p>
          </table:table-cell>
          <table:table-cell office:value-type="date" office:date-value="2022-07-20T00:00:00" table:style-name="ce5">
            <text:p>20.07.22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8308" table:style-name="ce6">
            <text:p>28308</text:p>
          </table:table-cell>
          <table:table-cell office:value-type="string" office:string-value="Электрика" table:formula="of:=VLOOKUP([.C92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4" table:style-name="ce4">
            <text:p>924</text:p>
          </table:table-cell>
          <table:table-cell office:value-type="date" office:date-value="2022-07-21T00:00:00" table:style-name="ce5">
            <text:p>21.07.22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8067" table:style-name="ce6">
            <text:p>28067</text:p>
          </table:table-cell>
          <table:table-cell office:value-type="string" office:string-value="Электрика" table:formula="of:=VLOOKUP([.C92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5" table:style-name="ce4">
            <text:p>925</text:p>
          </table:table-cell>
          <table:table-cell office:value-type="date" office:date-value="2022-07-22T00:00:00" table:style-name="ce5">
            <text:p>22.07.22</text:p>
          </table:table-cell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7168" table:style-name="ce6">
            <text:p>27168</text:p>
          </table:table-cell>
          <table:table-cell office:value-type="string" office:string-value="Сантехника" table:formula="of:=VLOOKUP([.C92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6" table:style-name="ce4">
            <text:p>926</text:p>
          </table:table-cell>
          <table:table-cell office:value-type="date" office:date-value="2022-07-23T00:00:00" table:style-name="ce5">
            <text:p>23.07.22</text:p>
          </table:table-cell>
          <table:table-cell office:value-type="float" office:value="37" table:style-name="ce4">
            <text:p>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3703" table:style-name="ce6">
            <text:p>33703</text:p>
          </table:table-cell>
          <table:table-cell office:value-type="string" office:string-value="Инструмент" table:formula="of:=VLOOKUP([.C92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7" table:style-name="ce4">
            <text:p>927</text:p>
          </table:table-cell>
          <table:table-cell office:value-type="date" office:date-value="2022-07-24T00:00:00" table:style-name="ce5">
            <text:p>24.07.22</text:p>
          </table:table-cell>
          <table:table-cell office:value-type="float" office:value="42" table:style-name="ce4">
            <text:p>4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4904" table:style-name="ce6">
            <text:p>24904</text:p>
          </table:table-cell>
          <table:table-cell office:value-type="string" office:string-value="Электрика" table:formula="of:=VLOOKUP([.C92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8" table:style-name="ce4">
            <text:p>928</text:p>
          </table:table-cell>
          <table:table-cell office:value-type="date" office:date-value="2022-07-25T00:00:00" table:style-name="ce5">
            <text:p>25.07.22</text:p>
          </table:table-cell>
          <table:table-cell office:value-type="float" office:value="29" table:style-name="ce4">
            <text:p>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0122" table:style-name="ce6">
            <text:p>30122</text:p>
          </table:table-cell>
          <table:table-cell office:value-type="string" office:string-value="Электрика" table:formula="of:=VLOOKUP([.C92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29" table:style-name="ce4">
            <text:p>929</text:p>
          </table:table-cell>
          <table:table-cell office:value-type="date" office:date-value="2022-07-26T00:00:00" table:style-name="ce5">
            <text:p>26.07.22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0875" table:style-name="ce6">
            <text:p>30875</text:p>
          </table:table-cell>
          <table:table-cell office:value-type="string" office:string-value="Электрика" table:formula="of:=VLOOKUP([.C93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0" table:style-name="ce4">
            <text:p>930</text:p>
          </table:table-cell>
          <table:table-cell office:value-type="date" office:date-value="2022-07-27T00:00:00" table:style-name="ce5">
            <text:p>27.07.22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1184" table:style-name="ce6">
            <text:p>31184</text:p>
          </table:table-cell>
          <table:table-cell office:value-type="string" office:string-value="Электрика" table:formula="of:=VLOOKUP([.C93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1" table:style-name="ce4">
            <text:p>931</text:p>
          </table:table-cell>
          <table:table-cell office:value-type="date" office:date-value="2022-07-28T00:00:00" table:style-name="ce5">
            <text:p>28.07.22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0786" table:style-name="ce6">
            <text:p>30786</text:p>
          </table:table-cell>
          <table:table-cell office:value-type="string" office:string-value="Сантехника" table:formula="of:=VLOOKUP([.C93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2" table:style-name="ce4">
            <text:p>932</text:p>
          </table:table-cell>
          <table:table-cell office:value-type="date" office:date-value="2022-07-29T00:00:00" table:style-name="ce5">
            <text:p>29.07.22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31946" table:style-name="ce6">
            <text:p>31946</text:p>
          </table:table-cell>
          <table:table-cell office:value-type="string" office:string-value="Сантехника" table:formula="of:=VLOOKUP([.C93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3" table:style-name="ce4">
            <text:p>933</text:p>
          </table:table-cell>
          <table:table-cell office:value-type="date" office:date-value="2022-07-30T00:00:00" table:style-name="ce5">
            <text:p>30.07.22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4945" table:style-name="ce6">
            <text:p>34945</text:p>
          </table:table-cell>
          <table:table-cell office:value-type="string" office:string-value="Электрика" table:formula="of:=VLOOKUP([.C93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4" table:style-name="ce4">
            <text:p>934</text:p>
          </table:table-cell>
          <table:table-cell office:value-type="date" office:date-value="2022-07-31T00:00:00" table:style-name="ce5">
            <text:p>31.07.22</text:p>
          </table:table-cell>
          <table:table-cell office:value-type="float" office:value="47" table:style-name="ce4">
            <text:p>47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4256" table:style-name="ce6">
            <text:p>24256</text:p>
          </table:table-cell>
          <table:table-cell office:value-type="string" office:string-value="Инструмент" table:formula="of:=VLOOKUP([.C93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5" table:style-name="ce4">
            <text:p>935</text:p>
          </table:table-cell>
          <table:table-cell office:value-type="date" office:date-value="2022-08-01T00:00:00" table:style-name="ce5">
            <text:p>01.08.22</text:p>
          </table:table-cell>
          <table:table-cell office:value-type="float" office:value="28" table:style-name="ce4">
            <text:p>28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2710" table:style-name="ce6">
            <text:p>22710</text:p>
          </table:table-cell>
          <table:table-cell office:value-type="string" office:string-value="Электрика" table:formula="of:=VLOOKUP([.C93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6" table:style-name="ce4">
            <text:p>936</text:p>
          </table:table-cell>
          <table:table-cell office:value-type="date" office:date-value="2022-08-02T00:00:00" table:style-name="ce5">
            <text:p>02.08.22</text:p>
          </table:table-cell>
          <table:table-cell office:value-type="float" office:value="44" table:style-name="ce4">
            <text:p>4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0022" table:style-name="ce6">
            <text:p>20022</text:p>
          </table:table-cell>
          <table:table-cell office:value-type="string" office:string-value="Электрика" table:formula="of:=VLOOKUP([.C93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7" table:style-name="ce4">
            <text:p>937</text:p>
          </table:table-cell>
          <table:table-cell office:value-type="date" office:date-value="2022-08-03T00:00:00" table:style-name="ce5">
            <text:p>03.08.22</text:p>
          </table:table-cell>
          <table:table-cell office:value-type="float" office:value="25" table:style-name="ce4">
            <text:p>25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4569" table:style-name="ce6">
            <text:p>34569</text:p>
          </table:table-cell>
          <table:table-cell office:value-type="string" office:string-value="Электрика" table:formula="of:=VLOOKUP([.C93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8" table:style-name="ce4">
            <text:p>938</text:p>
          </table:table-cell>
          <table:table-cell office:value-type="date" office:date-value="2022-08-04T00:00:00" table:style-name="ce5">
            <text:p>04.08.22</text:p>
          </table:table-cell>
          <table:table-cell office:value-type="float" office:value="18" table:style-name="ce4">
            <text:p>1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4371" table:style-name="ce6">
            <text:p>24371</text:p>
          </table:table-cell>
          <table:table-cell office:value-type="string" office:string-value="Сантехника" table:formula="of:=VLOOKUP([.C939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39" table:style-name="ce4">
            <text:p>939</text:p>
          </table:table-cell>
          <table:table-cell office:value-type="date" office:date-value="2022-08-05T00:00:00" table:style-name="ce5">
            <text:p>05.08.22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0221" table:style-name="ce6">
            <text:p>20221</text:p>
          </table:table-cell>
          <table:table-cell office:value-type="string" office:string-value="Электрика" table:formula="of:=VLOOKUP([.C94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0" table:style-name="ce4">
            <text:p>940</text:p>
          </table:table-cell>
          <table:table-cell office:value-type="date" office:date-value="2022-08-06T00:00:00" table:style-name="ce5">
            <text:p>06.08.22</text:p>
          </table:table-cell>
          <table:table-cell office:value-type="float" office:value="47" table:style-name="ce4">
            <text:p>4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3666" table:style-name="ce6">
            <text:p>33666</text:p>
          </table:table-cell>
          <table:table-cell office:value-type="string" office:string-value="Инструмент" table:formula="of:=VLOOKUP([.C94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1" table:style-name="ce4">
            <text:p>941</text:p>
          </table:table-cell>
          <table:table-cell office:value-type="date" office:date-value="2022-08-07T00:00:00" table:style-name="ce5">
            <text:p>07.08.22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5054" table:style-name="ce6">
            <text:p>25054</text:p>
          </table:table-cell>
          <table:table-cell office:value-type="string" office:string-value="Электрика" table:formula="of:=VLOOKUP([.C94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942" table:style-name="ce4">
            <text:p>942</text:p>
          </table:table-cell>
          <table:table-cell office:value-type="date" office:date-value="2022-08-08T00:00:00" table:style-name="ce5">
            <text:p>08.08.22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7387" table:style-name="ce6">
            <text:p>37387</text:p>
          </table:table-cell>
          <table:table-cell office:value-type="string" office:string-value="Электрика" table:formula="of:=VLOOKUP([.C94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3" table:style-name="ce4">
            <text:p>943</text:p>
          </table:table-cell>
          <table:table-cell office:value-type="date" office:date-value="2022-08-09T00:00:00" table:style-name="ce5">
            <text:p>09.08.22</text:p>
          </table:table-cell>
          <table:table-cell office:value-type="float" office:value="54" table:style-name="ce4">
            <text:p>5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5557" table:style-name="ce6">
            <text:p>25557</text:p>
          </table:table-cell>
          <table:table-cell office:value-type="string" office:string-value="Электрика" table:formula="of:=VLOOKUP([.C94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4" table:style-name="ce4">
            <text:p>944</text:p>
          </table:table-cell>
          <table:table-cell office:value-type="date" office:date-value="2022-08-10T00:00:00" table:style-name="ce5">
            <text:p>10.08.22</text:p>
          </table:table-cell>
          <table:table-cell office:value-type="float" office:value="43" table:style-name="ce4">
            <text:p>4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1953" table:style-name="ce6">
            <text:p>31953</text:p>
          </table:table-cell>
          <table:table-cell office:value-type="string" office:string-value="Электрика" table:formula="of:=VLOOKUP([.C94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5" table:style-name="ce4">
            <text:p>945</text:p>
          </table:table-cell>
          <table:table-cell office:value-type="date" office:date-value="2022-08-11T00:00:00" table:style-name="ce5">
            <text:p>11.08.22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6004" table:style-name="ce6">
            <text:p>36004</text:p>
          </table:table-cell>
          <table:table-cell office:value-type="string" office:string-value="Сантехника" table:formula="of:=VLOOKUP([.C94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6" table:style-name="ce4">
            <text:p>946</text:p>
          </table:table-cell>
          <table:table-cell office:value-type="date" office:date-value="2022-08-12T00:00:00" table:style-name="ce5">
            <text:p>12.08.22</text:p>
          </table:table-cell>
          <table:table-cell office:value-type="float" office:value="18" table:style-name="ce4">
            <text:p>1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8194" table:style-name="ce6">
            <text:p>38194</text:p>
          </table:table-cell>
          <table:table-cell office:value-type="string" office:string-value="Сантехника" table:formula="of:=VLOOKUP([.C94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7" table:style-name="ce4">
            <text:p>947</text:p>
          </table:table-cell>
          <table:table-cell office:value-type="date" office:date-value="2022-08-13T00:00:00" table:style-name="ce5">
            <text:p>13.08.22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3355" table:style-name="ce6">
            <text:p>33355</text:p>
          </table:table-cell>
          <table:table-cell office:value-type="string" office:string-value="Электрика" table:formula="of:=VLOOKUP([.C94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8" table:style-name="ce4">
            <text:p>948</text:p>
          </table:table-cell>
          <table:table-cell office:value-type="date" office:date-value="2022-08-14T00:00:00" table:style-name="ce5">
            <text:p>14.08.22</text:p>
          </table:table-cell>
          <table:table-cell office:value-type="float" office:value="45" table:style-name="ce4">
            <text:p>4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8718" table:style-name="ce6">
            <text:p>38718</text:p>
          </table:table-cell>
          <table:table-cell office:value-type="string" office:string-value="Инструмент" table:formula="of:=VLOOKUP([.C94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49" table:style-name="ce4">
            <text:p>949</text:p>
          </table:table-cell>
          <table:table-cell office:value-type="date" office:date-value="2022-08-15T00:00:00" table:style-name="ce5">
            <text:p>15.08.22</text:p>
          </table:table-cell>
          <table:table-cell office:value-type="float" office:value="54" table:style-name="ce4">
            <text:p>5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5664" table:style-name="ce6">
            <text:p>25664</text:p>
          </table:table-cell>
          <table:table-cell office:value-type="string" office:string-value="Электрика" table:formula="of:=VLOOKUP([.C95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0" table:style-name="ce4">
            <text:p>950</text:p>
          </table:table-cell>
          <table:table-cell office:value-type="date" office:date-value="2022-08-16T00:00:00" table:style-name="ce5">
            <text:p>16.08.22</text:p>
          </table:table-cell>
          <table:table-cell office:value-type="float" office:value="50" table:style-name="ce4">
            <text:p>5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4407" table:style-name="ce6">
            <text:p>24407</text:p>
          </table:table-cell>
          <table:table-cell office:value-type="string" office:string-value="Сантехника" table:formula="of:=VLOOKUP([.C95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1" table:style-name="ce4">
            <text:p>951</text:p>
          </table:table-cell>
          <table:table-cell office:value-type="date" office:date-value="2022-08-17T00:00:00" table:style-name="ce5">
            <text:p>17.08.22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2191" table:style-name="ce6">
            <text:p>32191</text:p>
          </table:table-cell>
          <table:table-cell office:value-type="string" office:string-value="Электрика" table:formula="of:=VLOOKUP([.C95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2" table:style-name="ce4">
            <text:p>952</text:p>
          </table:table-cell>
          <table:table-cell office:value-type="date" office:date-value="2022-08-18T00:00:00" table:style-name="ce5">
            <text:p>18.08.22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9764" table:style-name="ce6">
            <text:p>29764</text:p>
          </table:table-cell>
          <table:table-cell office:value-type="string" office:string-value="Электрика" table:formula="of:=VLOOKUP([.C95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3" table:style-name="ce4">
            <text:p>953</text:p>
          </table:table-cell>
          <table:table-cell office:value-type="date" office:date-value="2022-08-19T00:00:00" table:style-name="ce5">
            <text:p>19.08.22</text:p>
          </table:table-cell>
          <table:table-cell office:value-type="float" office:value="18" table:style-name="ce4">
            <text:p>1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1595" table:style-name="ce6">
            <text:p>21595</text:p>
          </table:table-cell>
          <table:table-cell office:value-type="string" office:string-value="Сантехника" table:formula="of:=VLOOKUP([.C954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4" table:style-name="ce4">
            <text:p>954</text:p>
          </table:table-cell>
          <table:table-cell office:value-type="date" office:date-value="2022-08-20T00:00:00" table:style-name="ce5">
            <text:p>20.08.22</text:p>
          </table:table-cell>
          <table:table-cell office:value-type="float" office:value="35" table:style-name="ce4">
            <text:p>3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9896" table:style-name="ce6">
            <text:p>29896</text:p>
          </table:table-cell>
          <table:table-cell office:value-type="string" office:string-value="Инструмент" table:formula="of:=VLOOKUP([.C95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5" table:style-name="ce4">
            <text:p>955</text:p>
          </table:table-cell>
          <table:table-cell office:value-type="date" office:date-value="2022-08-21T00:00:00" table:style-name="ce5">
            <text:p>21.08.22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6803" table:style-name="ce6">
            <text:p>36803</text:p>
          </table:table-cell>
          <table:table-cell office:value-type="string" office:string-value="Электрика" table:formula="of:=VLOOKUP([.C95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6" table:style-name="ce4">
            <text:p>956</text:p>
          </table:table-cell>
          <table:table-cell office:value-type="date" office:date-value="2022-08-22T00:00:00" table:style-name="ce5">
            <text:p>22.08.22</text:p>
          </table:table-cell>
          <table:table-cell office:value-type="float" office:value="39" table:style-name="ce4">
            <text:p>39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5762" table:style-name="ce6">
            <text:p>25762</text:p>
          </table:table-cell>
          <table:table-cell office:value-type="string" office:string-value="Электрика" table:formula="of:=VLOOKUP([.C95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7" table:style-name="ce4">
            <text:p>957</text:p>
          </table:table-cell>
          <table:table-cell office:value-type="date" office:date-value="2022-08-23T00:00:00" table:style-name="ce5">
            <text:p>23.08.22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1334" table:style-name="ce6">
            <text:p>21334</text:p>
          </table:table-cell>
          <table:table-cell office:value-type="string" office:string-value="Электрика" table:formula="of:=VLOOKUP([.C95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8" table:style-name="ce4">
            <text:p>958</text:p>
          </table:table-cell>
          <table:table-cell office:value-type="date" office:date-value="2022-08-24T00:00:00" table:style-name="ce5">
            <text:p>24.08.22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5692" table:style-name="ce6">
            <text:p>25692</text:p>
          </table:table-cell>
          <table:table-cell office:value-type="string" office:string-value="Электрика" table:formula="of:=VLOOKUP([.C95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59" table:style-name="ce4">
            <text:p>959</text:p>
          </table:table-cell>
          <table:table-cell office:value-type="date" office:date-value="2022-08-25T00:00:00" table:style-name="ce5">
            <text:p>25.08.22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3120" table:style-name="ce6">
            <text:p>33120</text:p>
          </table:table-cell>
          <table:table-cell office:value-type="string" office:string-value="Сантехника" table:formula="of:=VLOOKUP([.C96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0" table:style-name="ce4">
            <text:p>960</text:p>
          </table:table-cell>
          <table:table-cell office:value-type="date" office:date-value="2022-08-26T00:00:00" table:style-name="ce5">
            <text:p>26.08.22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5419" table:style-name="ce6">
            <text:p>25419</text:p>
          </table:table-cell>
          <table:table-cell office:value-type="string" office:string-value="Электрика" table:formula="of:=VLOOKUP([.C96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961" table:style-name="ce4">
            <text:p>961</text:p>
          </table:table-cell>
          <table:table-cell office:value-type="date" office:date-value="2022-08-27T00:00:00" table:style-name="ce5">
            <text:p>27.08.22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5459" table:style-name="ce6">
            <text:p>35459</text:p>
          </table:table-cell>
          <table:table-cell office:value-type="string" office:string-value="Электрика" table:formula="of:=VLOOKUP([.C96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2" table:style-name="ce4">
            <text:p>962</text:p>
          </table:table-cell>
          <table:table-cell office:value-type="date" office:date-value="2022-08-28T00:00:00" table:style-name="ce5">
            <text:p>28.08.22</text:p>
          </table:table-cell>
          <table:table-cell office:value-type="float" office:value="42" table:style-name="ce4">
            <text:p>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8866" table:style-name="ce6">
            <text:p>38866</text:p>
          </table:table-cell>
          <table:table-cell office:value-type="string" office:string-value="Электрика" table:formula="of:=VLOOKUP([.C96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3" table:style-name="ce4">
            <text:p>963</text:p>
          </table:table-cell>
          <table:table-cell office:value-type="date" office:date-value="2022-08-29T00:00:00" table:style-name="ce5">
            <text:p>29.08.22</text:p>
          </table:table-cell>
          <table:table-cell office:value-type="float" office:value="55" table:style-name="ce4">
            <text:p>5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8218" table:style-name="ce6">
            <text:p>28218</text:p>
          </table:table-cell>
          <table:table-cell office:value-type="string" office:string-value="Инструмент" table:formula="of:=VLOOKUP([.C96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4" table:style-name="ce4">
            <text:p>964</text:p>
          </table:table-cell>
          <table:table-cell office:value-type="date" office:date-value="2022-08-30T00:00:00" table:style-name="ce5">
            <text:p>30.08.2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4474" table:style-name="ce6">
            <text:p>34474</text:p>
          </table:table-cell>
          <table:table-cell office:value-type="string" office:string-value="Электрика" table:formula="of:=VLOOKUP([.C96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5" table:style-name="ce4">
            <text:p>965</text:p>
          </table:table-cell>
          <table:table-cell office:value-type="date" office:date-value="2022-08-31T00:00:00" table:style-name="ce5">
            <text:p>31.08.22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4047" table:style-name="ce6">
            <text:p>24047</text:p>
          </table:table-cell>
          <table:table-cell office:value-type="string" office:string-value="Сантехника" table:formula="of:=VLOOKUP([.C96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6" table:style-name="ce4">
            <text:p>966</text:p>
          </table:table-cell>
          <table:table-cell office:value-type="date" office:date-value="2022-09-01T00:00:00" table:style-name="ce5">
            <text:p>01.09.22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3542" table:style-name="ce6">
            <text:p>33542</text:p>
          </table:table-cell>
          <table:table-cell office:value-type="string" office:string-value="Сантехника" table:formula="of:=VLOOKUP([.C96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7" table:style-name="ce4">
            <text:p>967</text:p>
          </table:table-cell>
          <table:table-cell office:value-type="date" office:date-value="2022-09-02T00:00:00" table:style-name="ce5">
            <text:p>02.09.22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5772" table:style-name="ce6">
            <text:p>25772</text:p>
          </table:table-cell>
          <table:table-cell office:value-type="string" office:string-value="Сантехника" table:formula="of:=VLOOKUP([.C968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8" table:style-name="ce4">
            <text:p>968</text:p>
          </table:table-cell>
          <table:table-cell office:value-type="date" office:date-value="2022-09-03T00:00:00" table:style-name="ce5">
            <text:p>03.09.2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5179" table:style-name="ce6">
            <text:p>35179</text:p>
          </table:table-cell>
          <table:table-cell office:value-type="string" office:string-value="Электрика" table:formula="of:=VLOOKUP([.C96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69" table:style-name="ce4">
            <text:p>969</text:p>
          </table:table-cell>
          <table:table-cell office:value-type="date" office:date-value="2022-09-04T00:00:00" table:style-name="ce5">
            <text:p>04.09.22</text:p>
          </table:table-cell>
          <table:table-cell office:value-type="float" office:value="36" table:style-name="ce4">
            <text:p>3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4153" table:style-name="ce6">
            <text:p>34153</text:p>
          </table:table-cell>
          <table:table-cell office:value-type="string" office:string-value="Инструмент" table:formula="of:=VLOOKUP([.C97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0" table:style-name="ce4">
            <text:p>970</text:p>
          </table:table-cell>
          <table:table-cell office:value-type="date" office:date-value="2022-09-05T00:00:00" table:style-name="ce5">
            <text:p>05.09.22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2483" table:style-name="ce6">
            <text:p>32483</text:p>
          </table:table-cell>
          <table:table-cell office:value-type="string" office:string-value="Электрика" table:formula="of:=VLOOKUP([.C97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1" table:style-name="ce4">
            <text:p>971</text:p>
          </table:table-cell>
          <table:table-cell office:value-type="date" office:date-value="2022-09-06T00:00:00" table:style-name="ce5">
            <text:p>06.09.22</text:p>
          </table:table-cell>
          <table:table-cell office:value-type="float" office:value="37" table:style-name="ce4">
            <text:p>3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2701" table:style-name="ce6">
            <text:p>32701</text:p>
          </table:table-cell>
          <table:table-cell office:value-type="string" office:string-value="Инструмент" table:formula="of:=VLOOKUP([.C97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2" table:style-name="ce4">
            <text:p>972</text:p>
          </table:table-cell>
          <table:table-cell office:value-type="date" office:date-value="2022-09-07T00:00:00" table:style-name="ce5">
            <text:p>07.09.22</text:p>
          </table:table-cell>
          <table:table-cell office:value-type="float" office:value="18" table:style-name="ce4">
            <text:p>1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5931" table:style-name="ce6">
            <text:p>25931</text:p>
          </table:table-cell>
          <table:table-cell office:value-type="string" office:string-value="Сантехника" table:formula="of:=VLOOKUP([.C97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3" table:style-name="ce4">
            <text:p>973</text:p>
          </table:table-cell>
          <table:table-cell office:value-type="date" office:date-value="2022-09-08T00:00:00" table:style-name="ce5">
            <text:p>08.09.22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0699" table:style-name="ce6">
            <text:p>20699</text:p>
          </table:table-cell>
          <table:table-cell office:value-type="string" office:string-value="Электрика" table:formula="of:=VLOOKUP([.C97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4" table:style-name="ce4">
            <text:p>974</text:p>
          </table:table-cell>
          <table:table-cell office:value-type="date" office:date-value="2022-09-09T00:00:00" table:style-name="ce5">
            <text:p>09.09.22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7200" table:style-name="ce6">
            <text:p>27200</text:p>
          </table:table-cell>
          <table:table-cell office:value-type="string" office:string-value="Электрика" table:formula="of:=VLOOKUP([.C97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5" table:style-name="ce4">
            <text:p>975</text:p>
          </table:table-cell>
          <table:table-cell office:value-type="date" office:date-value="2022-09-10T00:00:00" table:style-name="ce5">
            <text:p>10.09.22</text:p>
          </table:table-cell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28139" table:style-name="ce6">
            <text:p>28139</text:p>
          </table:table-cell>
          <table:table-cell office:value-type="string" office:string-value="Электрика" table:formula="of:=VLOOKUP([.C97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6" table:style-name="ce4">
            <text:p>976</text:p>
          </table:table-cell>
          <table:table-cell office:value-type="date" office:date-value="2022-09-11T00:00:00" table:style-name="ce5">
            <text:p>11.09.22</text:p>
          </table:table-cell>
          <table:table-cell office:value-type="float" office:value="38" table:style-name="ce4">
            <text:p>38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0389" table:style-name="ce6">
            <text:p>30389</text:p>
          </table:table-cell>
          <table:table-cell office:value-type="string" office:string-value="Электрика" table:formula="of:=VLOOKUP([.C97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7" table:style-name="ce4">
            <text:p>977</text:p>
          </table:table-cell>
          <table:table-cell office:value-type="date" office:date-value="2022-09-12T00:00:00" table:style-name="ce5">
            <text:p>12.09.22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4842" table:style-name="ce6">
            <text:p>24842</text:p>
          </table:table-cell>
          <table:table-cell office:value-type="string" office:string-value="Сантехника" table:formula="of:=VLOOKUP([.C978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8" table:style-name="ce4">
            <text:p>978</text:p>
          </table:table-cell>
          <table:table-cell office:value-type="date" office:date-value="2022-09-13T00:00:00" table:style-name="ce5">
            <text:p>13.09.22</text:p>
          </table:table-cell>
          <table:table-cell office:value-type="float" office:value="58" table:style-name="ce4">
            <text:p>5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0465" table:style-name="ce6">
            <text:p>20465</text:p>
          </table:table-cell>
          <table:table-cell office:value-type="string" office:string-value="Инструмент" table:formula="of:=VLOOKUP([.C97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79" table:style-name="ce4">
            <text:p>979</text:p>
          </table:table-cell>
          <table:table-cell office:value-type="date" office:date-value="2022-09-14T00:00:00" table:style-name="ce5">
            <text:p>14.09.22</text:p>
          </table:table-cell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1722" table:style-name="ce6">
            <text:p>31722</text:p>
          </table:table-cell>
          <table:table-cell office:value-type="string" office:string-value="Инструмент" table:formula="of:=VLOOKUP([.C98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0" table:style-name="ce4">
            <text:p>980</text:p>
          </table:table-cell>
          <table:table-cell office:value-type="date" office:date-value="2022-09-15T00:00:00" table:style-name="ce5">
            <text:p>15.09.22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5895" table:style-name="ce6">
            <text:p>35895</text:p>
          </table:table-cell>
          <table:table-cell office:value-type="string" office:string-value="Электрика" table:formula="of:=VLOOKUP([.C98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1" table:style-name="ce4">
            <text:p>981</text:p>
          </table:table-cell>
          <table:table-cell office:value-type="date" office:date-value="2022-09-16T00:00:00" table:style-name="ce5">
            <text:p>16.09.22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3294" table:style-name="ce6">
            <text:p>23294</text:p>
          </table:table-cell>
          <table:table-cell office:value-type="string" office:string-value="Электрика" table:formula="of:=VLOOKUP([.C98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2" table:style-name="ce4">
            <text:p>982</text:p>
          </table:table-cell>
          <table:table-cell office:value-type="date" office:date-value="2022-09-17T00:00:00" table:style-name="ce5">
            <text:p>17.09.22</text:p>
          </table:table-cell>
          <table:table-cell office:value-type="float" office:value="48" table:style-name="ce4">
            <text:p>4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Расход</text:p>
          </table:table-cell>
          <table:table-cell office:value-type="float" office:value="30297" table:style-name="ce6">
            <text:p>30297</text:p>
          </table:table-cell>
          <table:table-cell office:value-type="string" office:string-value="Инструмент" table:formula="of:=VLOOKUP([.C98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3" table:style-name="ce4">
            <text:p>983</text:p>
          </table:table-cell>
          <table:table-cell office:value-type="date" office:date-value="2022-09-18T00:00:00" table:style-name="ce5">
            <text:p>18.09.22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5976" table:style-name="ce6">
            <text:p>35976</text:p>
          </table:table-cell>
          <table:table-cell office:value-type="string" office:string-value="Электрика" table:formula="of:=VLOOKUP([.C98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4" table:style-name="ce4">
            <text:p>984</text:p>
          </table:table-cell>
          <table:table-cell office:value-type="date" office:date-value="2022-09-19T00:00:00" table:style-name="ce5">
            <text:p>19.09.22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4177" table:style-name="ce6">
            <text:p>34177</text:p>
          </table:table-cell>
          <table:table-cell office:value-type="string" office:string-value="Электрика" table:formula="of:=VLOOKUP([.C98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5" table:style-name="ce4">
            <text:p>985</text:p>
          </table:table-cell>
          <table:table-cell office:value-type="date" office:date-value="2022-09-20T00:00:00" table:style-name="ce5">
            <text:p>20.09.22</text:p>
          </table:table-cell>
          <table:table-cell office:value-type="float" office:value="50" table:style-name="ce4">
            <text:p>5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7801" table:style-name="ce6">
            <text:p>37801</text:p>
          </table:table-cell>
          <table:table-cell office:value-type="string" office:string-value="Сантехника" table:formula="of:=VLOOKUP([.C98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6" table:style-name="ce4">
            <text:p>986</text:p>
          </table:table-cell>
          <table:table-cell office:value-type="date" office:date-value="2022-09-21T00:00:00" table:style-name="ce5">
            <text:p>21.09.22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7055" table:style-name="ce6">
            <text:p>27055</text:p>
          </table:table-cell>
          <table:table-cell office:value-type="string" office:string-value="Сантехника" table:formula="of:=VLOOKUP([.C98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7" table:style-name="ce4">
            <text:p>987</text:p>
          </table:table-cell>
          <table:table-cell office:value-type="date" office:date-value="2022-09-22T00:00:00" table:style-name="ce5">
            <text:p>22.09.22</text:p>
          </table:table-cell>
          <table:table-cell office:value-type="float" office:value="41" table:style-name="ce4">
            <text:p>4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1154" table:style-name="ce6">
            <text:p>21154</text:p>
          </table:table-cell>
          <table:table-cell office:value-type="string" office:string-value="Электрика" table:formula="of:=VLOOKUP([.C98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8" table:style-name="ce4">
            <text:p>988</text:p>
          </table:table-cell>
          <table:table-cell office:value-type="date" office:date-value="2022-09-23T00:00:00" table:style-name="ce5">
            <text:p>23.09.22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1583" table:style-name="ce6">
            <text:p>31583</text:p>
          </table:table-cell>
          <table:table-cell office:value-type="string" office:string-value="Сантехника" table:formula="of:=VLOOKUP([.C989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89" table:style-name="ce4">
            <text:p>989</text:p>
          </table:table-cell>
          <table:table-cell office:value-type="date" office:date-value="2022-09-24T00:00:00" table:style-name="ce5">
            <text:p>24.09.22</text:p>
          </table:table-cell>
          <table:table-cell office:value-type="float" office:value="59" table:style-name="ce4">
            <text:p>5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4417" table:style-name="ce6">
            <text:p>24417</text:p>
          </table:table-cell>
          <table:table-cell office:value-type="string" office:string-value="Сантехника" table:formula="of:=VLOOKUP([.C99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0" table:style-name="ce4">
            <text:p>990</text:p>
          </table:table-cell>
          <table:table-cell office:value-type="date" office:date-value="2022-09-25T00:00:00" table:style-name="ce5">
            <text:p>25.09.22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24141" table:style-name="ce6">
            <text:p>24141</text:p>
          </table:table-cell>
          <table:table-cell office:value-type="string" office:string-value="Электрика" table:formula="of:=VLOOKUP([.C99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1" table:style-name="ce4">
            <text:p>991</text:p>
          </table:table-cell>
          <table:table-cell office:value-type="date" office:date-value="2022-09-26T00:00:00" table:style-name="ce5">
            <text:p>26.09.22</text:p>
          </table:table-cell>
          <table:table-cell office:value-type="float" office:value="50" table:style-name="ce4">
            <text:p>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9651" table:style-name="ce6">
            <text:p>29651</text:p>
          </table:table-cell>
          <table:table-cell office:value-type="string" office:string-value="Сантехника" table:formula="of:=VLOOKUP([.C99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2" table:style-name="ce4">
            <text:p>992</text:p>
          </table:table-cell>
          <table:table-cell office:value-type="date" office:date-value="2022-09-27T00:00:00" table:style-name="ce5">
            <text:p>27.09.22</text:p>
          </table:table-cell>
          <table:table-cell office:value-type="float" office:value="18" table:style-name="ce4">
            <text:p>18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9665" table:style-name="ce6">
            <text:p>29665</text:p>
          </table:table-cell>
          <table:table-cell office:value-type="string" office:string-value="Сантехника" table:formula="of:=VLOOKUP([.C99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3" table:style-name="ce4">
            <text:p>993</text:p>
          </table:table-cell>
          <table:table-cell office:value-type="date" office:date-value="2022-09-28T00:00:00" table:style-name="ce5">
            <text:p>28.09.22</text:p>
          </table:table-cell>
          <table:table-cell office:value-type="float" office:value="52" table:style-name="ce4">
            <text:p>5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6569" table:style-name="ce6">
            <text:p>26569</text:p>
          </table:table-cell>
          <table:table-cell office:value-type="string" office:string-value="Сантехника" table:formula="of:=VLOOKUP([.C994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4" table:style-name="ce4">
            <text:p>994</text:p>
          </table:table-cell>
          <table:table-cell office:value-type="date" office:date-value="2022-09-29T00:00:00" table:style-name="ce5">
            <text:p>29.09.22</text:p>
          </table:table-cell>
          <table:table-cell office:value-type="float" office:value="24" table:style-name="ce4">
            <text:p>24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0991" table:style-name="ce6">
            <text:p>20991</text:p>
          </table:table-cell>
          <table:table-cell office:value-type="string" office:string-value="Электрика" table:formula="of:=VLOOKUP([.C99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5" table:style-name="ce4">
            <text:p>995</text:p>
          </table:table-cell>
          <table:table-cell office:value-type="date" office:date-value="2022-09-30T00:00:00" table:style-name="ce5">
            <text:p>30.09.22</text:p>
          </table:table-cell>
          <table:table-cell office:value-type="float" office:value="30" table:style-name="ce4">
            <text:p>30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9814" table:style-name="ce6">
            <text:p>39814</text:p>
          </table:table-cell>
          <table:table-cell office:value-type="string" office:string-value="Электрика" table:formula="of:=VLOOKUP([.C99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6" table:style-name="ce4">
            <text:p>996</text:p>
          </table:table-cell>
          <table:table-cell office:value-type="date" office:date-value="2022-10-01T00:00:00" table:style-name="ce5">
            <text:p>01.10.22</text:p>
          </table:table-cell>
          <table:table-cell office:value-type="float" office:value="57" table:style-name="ce4">
            <text:p>5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24937" table:style-name="ce6">
            <text:p>24937</text:p>
          </table:table-cell>
          <table:table-cell office:value-type="string" office:string-value="Инструмент" table:formula="of:=VLOOKUP([.C99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7" table:style-name="ce4">
            <text:p>997</text:p>
          </table:table-cell>
          <table:table-cell office:value-type="date" office:date-value="2022-10-02T00:00:00" table:style-name="ce5">
            <text:p>02.10.22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6154" table:style-name="ce6">
            <text:p>26154</text:p>
          </table:table-cell>
          <table:table-cell office:value-type="string" office:string-value="Электрика" table:formula="of:=VLOOKUP([.C99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8" table:style-name="ce4">
            <text:p>998</text:p>
          </table:table-cell>
          <table:table-cell office:value-type="date" office:date-value="2022-10-03T00:00:00" table:style-name="ce5">
            <text:p>03.10.22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7672" table:style-name="ce6">
            <text:p>27672</text:p>
          </table:table-cell>
          <table:table-cell office:value-type="string" office:string-value="Инструмент" table:formula="of:=VLOOKUP([.C99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999" table:style-name="ce4">
            <text:p>999</text:p>
          </table:table-cell>
          <table:table-cell office:value-type="date" office:date-value="2022-10-04T00:00:00" table:style-name="ce5">
            <text:p>04.10.22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37093" table:style-name="ce6">
            <text:p>37093</text:p>
          </table:table-cell>
          <table:table-cell office:value-type="string" office:string-value="Сантехника" table:formula="of:=VLOOKUP([.C100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0" table:style-name="ce4">
            <text:p>1000</text:p>
          </table:table-cell>
          <table:table-cell office:value-type="date" office:date-value="2022-10-05T00:00:00" table:style-name="ce5">
            <text:p>05.10.22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Расход</text:p>
          </table:table-cell>
          <table:table-cell office:value-type="float" office:value="37094" table:style-name="ce6">
            <text:p>37094</text:p>
          </table:table-cell>
          <table:table-cell office:value-type="string" office:string-value="Сантехника" table:formula="of:=VLOOKUP([.C100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1" table:style-name="ce4">
            <text:p>1001</text:p>
          </table:table-cell>
          <table:table-cell office:value-type="date" office:date-value="2022-10-06T00:00:00" table:style-name="ce5">
            <text:p>06.10.22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6297" table:style-name="ce6">
            <text:p>36297</text:p>
          </table:table-cell>
          <table:table-cell office:value-type="string" office:string-value="Инструмент" table:formula="of:=VLOOKUP([.C100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2" table:style-name="ce4">
            <text:p>1002</text:p>
          </table:table-cell>
          <table:table-cell office:value-type="date" office:date-value="2022-10-07T00:00:00" table:style-name="ce5">
            <text:p>07.10.22</text:p>
          </table:table-cell>
          <table:table-cell office:value-type="float" office:value="50" table:style-name="ce4">
            <text:p>5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6392" table:style-name="ce6">
            <text:p>26392</text:p>
          </table:table-cell>
          <table:table-cell office:value-type="string" office:string-value="Сантехника" table:formula="of:=VLOOKUP([.C100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3" table:style-name="ce4">
            <text:p>1003</text:p>
          </table:table-cell>
          <table:table-cell office:value-type="date" office:date-value="2022-10-08T00:00:00" table:style-name="ce5">
            <text:p>08.10.22</text:p>
          </table:table-cell>
          <table:table-cell office:value-type="float" office:value="42" table:style-name="ce4">
            <text:p>4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21293" table:style-name="ce6">
            <text:p>21293</text:p>
          </table:table-cell>
          <table:table-cell office:value-type="string" office:string-value="Электрика" table:formula="of:=VLOOKUP([.C100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4" table:style-name="ce4">
            <text:p>1004</text:p>
          </table:table-cell>
          <table:table-cell office:value-type="date" office:date-value="2022-10-09T00:00:00" table:style-name="ce5">
            <text:p>09.10.22</text:p>
          </table:table-cell>
          <table:table-cell office:value-type="float" office:value="51" table:style-name="ce4">
            <text:p>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3777" table:style-name="ce6">
            <text:p>33777</text:p>
          </table:table-cell>
          <table:table-cell office:value-type="string" office:string-value="Сантехника" table:formula="of:=VLOOKUP([.C100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5" table:style-name="ce4">
            <text:p>1005</text:p>
          </table:table-cell>
          <table:table-cell office:value-type="date" office:date-value="2022-10-10T00:00:00" table:style-name="ce5">
            <text:p>10.10.22</text:p>
          </table:table-cell>
          <table:table-cell office:value-type="float" office:value="42" table:style-name="ce4">
            <text:p>4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36102" table:style-name="ce6">
            <text:p>36102</text:p>
          </table:table-cell>
          <table:table-cell office:value-type="string" office:string-value="Электрика" table:formula="of:=VLOOKUP([.C100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6" table:style-name="ce4">
            <text:p>1006</text:p>
          </table:table-cell>
          <table:table-cell office:value-type="date" office:date-value="2022-10-11T00:00:00" table:style-name="ce5">
            <text:p>11.10.22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3637" table:style-name="ce6">
            <text:p>33637</text:p>
          </table:table-cell>
          <table:table-cell office:value-type="string" office:string-value="Сантехника" table:formula="of:=VLOOKUP([.C100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7" table:style-name="ce4">
            <text:p>1007</text:p>
          </table:table-cell>
          <table:table-cell office:value-type="date" office:date-value="2022-10-12T00:00:00" table:style-name="ce5">
            <text:p>12.10.22</text:p>
          </table:table-cell>
          <table:table-cell office:value-type="float" office:value="40" table:style-name="ce4">
            <text:p>4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Расход</text:p>
          </table:table-cell>
          <table:table-cell office:value-type="float" office:value="34616" table:style-name="ce6">
            <text:p>34616</text:p>
          </table:table-cell>
          <table:table-cell office:value-type="string" office:string-value="Электрика" table:formula="of:=VLOOKUP([.C100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8" table:style-name="ce4">
            <text:p>1008</text:p>
          </table:table-cell>
          <table:table-cell office:value-type="date" office:date-value="2022-10-13T00:00:00" table:style-name="ce5">
            <text:p>13.10.22</text:p>
          </table:table-cell>
          <table:table-cell office:value-type="float" office:value="34" table:style-name="ce4">
            <text:p>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0360" table:style-name="ce6">
            <text:p>30360</text:p>
          </table:table-cell>
          <table:table-cell office:value-type="string" office:string-value="Инструмент" table:formula="of:=VLOOKUP([.C100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09" table:style-name="ce4">
            <text:p>1009</text:p>
          </table:table-cell>
          <table:table-cell office:value-type="date" office:date-value="2022-10-14T00:00:00" table:style-name="ce5">
            <text:p>14.10.22</text:p>
          </table:table-cell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8692" table:style-name="ce6">
            <text:p>28692</text:p>
          </table:table-cell>
          <table:table-cell office:value-type="string" office:string-value="Инструмент" table:formula="of:=VLOOKUP([.C101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0" table:style-name="ce4">
            <text:p>1010</text:p>
          </table:table-cell>
          <table:table-cell office:value-type="date" office:date-value="2022-10-15T00:00:00" table:style-name="ce5">
            <text:p>15.10.22</text:p>
          </table:table-cell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9493" table:style-name="ce6">
            <text:p>29493</text:p>
          </table:table-cell>
          <table:table-cell office:value-type="string" office:string-value="Сантехника" table:formula="of:=VLOOKUP([.C101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1" table:style-name="ce4">
            <text:p>1011</text:p>
          </table:table-cell>
          <table:table-cell office:value-type="date" office:date-value="2022-10-16T00:00:00" table:style-name="ce5">
            <text:p>16.10.22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8838" table:style-name="ce6">
            <text:p>38838</text:p>
          </table:table-cell>
          <table:table-cell office:value-type="string" office:string-value="Электрика" table:formula="of:=VLOOKUP([.C101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2" table:style-name="ce4">
            <text:p>1012</text:p>
          </table:table-cell>
          <table:table-cell office:value-type="date" office:date-value="2022-10-17T00:00:00" table:style-name="ce5">
            <text:p>17.10.22</text:p>
          </table:table-cell>
          <table:table-cell office:value-type="float" office:value="58" table:style-name="ce4">
            <text:p>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7187" table:style-name="ce6">
            <text:p>37187</text:p>
          </table:table-cell>
          <table:table-cell office:value-type="string" office:string-value="Инструмент" table:formula="of:=VLOOKUP([.C101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3" table:style-name="ce4">
            <text:p>1013</text:p>
          </table:table-cell>
          <table:table-cell office:value-type="date" office:date-value="2022-10-18T00:00:00" table:style-name="ce5">
            <text:p>18.10.2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Расход</text:p>
          </table:table-cell>
          <table:table-cell office:value-type="float" office:value="27501" table:style-name="ce6">
            <text:p>27501</text:p>
          </table:table-cell>
          <table:table-cell office:value-type="string" office:string-value="Электрика" table:formula="of:=VLOOKUP([.C101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4" table:style-name="ce4">
            <text:p>1014</text:p>
          </table:table-cell>
          <table:table-cell office:value-type="date" office:date-value="2022-10-19T00:00:00" table:style-name="ce5">
            <text:p>19.10.22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4430" table:style-name="ce6">
            <text:p>34430</text:p>
          </table:table-cell>
          <table:table-cell office:value-type="string" office:string-value="Электрика" table:formula="of:=VLOOKUP([.C101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5" table:style-name="ce4">
            <text:p>1015</text:p>
          </table:table-cell>
          <table:table-cell office:value-type="date" office:date-value="2022-10-20T00:00:00" table:style-name="ce5">
            <text:p>20.10.22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8396" table:style-name="ce6">
            <text:p>38396</text:p>
          </table:table-cell>
          <table:table-cell office:value-type="string" office:string-value="Электрика" table:formula="of:=VLOOKUP([.C101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6" table:style-name="ce4">
            <text:p>1016</text:p>
          </table:table-cell>
          <table:table-cell office:value-type="date" office:date-value="2022-10-21T00:00:00" table:style-name="ce5">
            <text:p>21.10.22</text:p>
          </table:table-cell>
          <table:table-cell office:value-type="float" office:value="35" table:style-name="ce4">
            <text:p>3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1775" table:style-name="ce6">
            <text:p>21775</text:p>
          </table:table-cell>
          <table:table-cell office:value-type="string" office:string-value="Инструмент" table:formula="of:=VLOOKUP([.C101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7" table:style-name="ce4">
            <text:p>1017</text:p>
          </table:table-cell>
          <table:table-cell office:value-type="date" office:date-value="2022-10-22T00:00:00" table:style-name="ce5">
            <text:p>22.10.22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20325" table:style-name="ce6">
            <text:p>20325</text:p>
          </table:table-cell>
          <table:table-cell office:value-type="string" office:string-value="Электрика" table:formula="of:=VLOOKUP([.C101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8" table:style-name="ce4">
            <text:p>1018</text:p>
          </table:table-cell>
          <table:table-cell office:value-type="date" office:date-value="2022-10-23T00:00:00" table:style-name="ce5">
            <text:p>23.10.22</text:p>
          </table:table-cell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28778" table:style-name="ce6">
            <text:p>28778</text:p>
          </table:table-cell>
          <table:table-cell office:value-type="string" office:string-value="Сантехника" table:formula="of:=VLOOKUP([.C1019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19" table:style-name="ce4">
            <text:p>1019</text:p>
          </table:table-cell>
          <table:table-cell office:value-type="date" office:date-value="2022-10-24T00:00:00" table:style-name="ce5">
            <text:p>24.10.22</text:p>
          </table:table-cell>
          <table:table-cell office:value-type="float" office:value="34" table:style-name="ce4">
            <text:p>3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8106" table:style-name="ce6">
            <text:p>38106</text:p>
          </table:table-cell>
          <table:table-cell office:value-type="string" office:string-value="Инструмент" table:formula="of:=VLOOKUP([.C102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0" table:style-name="ce4">
            <text:p>1020</text:p>
          </table:table-cell>
          <table:table-cell office:value-type="date" office:date-value="2022-10-25T00:00:00" table:style-name="ce5">
            <text:p>25.10.22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9646" table:style-name="ce6">
            <text:p>39646</text:p>
          </table:table-cell>
          <table:table-cell office:value-type="string" office:string-value="Электрика" table:formula="of:=VLOOKUP([.C102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1" table:style-name="ce4">
            <text:p>1021</text:p>
          </table:table-cell>
          <table:table-cell office:value-type="date" office:date-value="2022-10-26T00:00:00" table:style-name="ce5">
            <text:p>26.10.22</text:p>
          </table:table-cell>
          <table:table-cell office:value-type="float" office:value="57" table:style-name="ce4">
            <text:p>5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26678" table:style-name="ce6">
            <text:p>26678</text:p>
          </table:table-cell>
          <table:table-cell office:value-type="string" office:string-value="Инструмент" table:formula="of:=VLOOKUP([.C102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2" table:style-name="ce4">
            <text:p>1022</text:p>
          </table:table-cell>
          <table:table-cell office:value-type="date" office:date-value="2022-10-27T00:00:00" table:style-name="ce5">
            <text:p>27.10.22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0755" table:style-name="ce6">
            <text:p>20755</text:p>
          </table:table-cell>
          <table:table-cell office:value-type="string" office:string-value="Электрика" table:formula="of:=VLOOKUP([.C102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3" table:style-name="ce4">
            <text:p>1023</text:p>
          </table:table-cell>
          <table:table-cell office:value-type="date" office:date-value="2022-10-28T00:00:00" table:style-name="ce5">
            <text:p>28.10.22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Расход</text:p>
          </table:table-cell>
          <table:table-cell office:value-type="float" office:value="35460" table:style-name="ce6">
            <text:p>35460</text:p>
          </table:table-cell>
          <table:table-cell office:value-type="string" office:string-value="Электрика" table:formula="of:=VLOOKUP([.C102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4" table:style-name="ce4">
            <text:p>1024</text:p>
          </table:table-cell>
          <table:table-cell office:value-type="date" office:date-value="2022-10-29T00:00:00" table:style-name="ce5">
            <text:p>29.10.22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Расход</text:p>
          </table:table-cell>
          <table:table-cell office:value-type="float" office:value="21900" table:style-name="ce6">
            <text:p>21900</text:p>
          </table:table-cell>
          <table:table-cell office:value-type="string" office:string-value="Электрика" table:formula="of:=VLOOKUP([.C102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5" table:style-name="ce4">
            <text:p>1025</text:p>
          </table:table-cell>
          <table:table-cell office:value-type="date" office:date-value="2022-10-30T00:00:00" table:style-name="ce5">
            <text:p>30.10.22</text:p>
          </table:table-cell>
          <table:table-cell office:value-type="float" office:value="60" table:style-name="ce4">
            <text:p>6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33543" table:style-name="ce6">
            <text:p>33543</text:p>
          </table:table-cell>
          <table:table-cell office:value-type="string" office:string-value="Сантехника" table:formula="of:=VLOOKUP([.C102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6" table:style-name="ce4">
            <text:p>1026</text:p>
          </table:table-cell>
          <table:table-cell office:value-type="date" office:date-value="2022-10-31T00:00:00" table:style-name="ce5">
            <text:p>31.10.22</text:p>
          </table:table-cell>
          <table:table-cell office:value-type="float" office:value="36" table:style-name="ce4">
            <text:p>3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Расход</text:p>
          </table:table-cell>
          <table:table-cell office:value-type="float" office:value="30381" table:style-name="ce6">
            <text:p>30381</text:p>
          </table:table-cell>
          <table:table-cell office:value-type="string" office:string-value="Инструмент" table:formula="of:=VLOOKUP([.C1027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7" table:style-name="ce4">
            <text:p>1027</text:p>
          </table:table-cell>
          <table:table-cell office:value-type="date" office:date-value="2022-11-01T00:00:00" table:style-name="ce5">
            <text:p>01.11.22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Расход</text:p>
          </table:table-cell>
          <table:table-cell office:value-type="float" office:value="28910" table:style-name="ce6">
            <text:p>28910</text:p>
          </table:table-cell>
          <table:table-cell office:value-type="string" office:string-value="Электрика" table:formula="of:=VLOOKUP([.C102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8" table:style-name="ce4">
            <text:p>1028</text:p>
          </table:table-cell>
          <table:table-cell office:value-type="date" office:date-value="2022-11-02T00:00:00" table:style-name="ce5">
            <text:p>02.11.22</text:p>
          </table:table-cell>
          <table:table-cell office:value-type="float" office:value="32" table:style-name="ce4">
            <text:p>32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Расход</text:p>
          </table:table-cell>
          <table:table-cell office:value-type="float" office:value="35933" table:style-name="ce6">
            <text:p>35933</text:p>
          </table:table-cell>
          <table:table-cell office:value-type="string" office:string-value="Инструмент" table:formula="of:=VLOOKUP([.C102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29" table:style-name="ce4">
            <text:p>1029</text:p>
          </table:table-cell>
          <table:table-cell office:value-type="date" office:date-value="2022-11-03T00:00:00" table:style-name="ce5">
            <text:p>03.11.22</text:p>
          </table:table-cell>
          <table:table-cell office:value-type="float" office:value="52" table:style-name="ce4">
            <text:p>5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Расход</text:p>
          </table:table-cell>
          <table:table-cell office:value-type="float" office:value="39668" table:style-name="ce6">
            <text:p>39668</text:p>
          </table:table-cell>
          <table:table-cell office:value-type="string" office:string-value="Сантехника" table:formula="of:=VLOOKUP([.C1030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0" table:style-name="ce4">
            <text:p>1030</text:p>
          </table:table-cell>
          <table:table-cell office:value-type="date" office:date-value="2022-11-04T00:00:00" table:style-name="ce5">
            <text:p>04.11.22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Расход</text:p>
          </table:table-cell>
          <table:table-cell office:value-type="float" office:value="37980" table:style-name="ce6">
            <text:p>37980</text:p>
          </table:table-cell>
          <table:table-cell office:value-type="string" office:string-value="Сантехника" table:formula="of:=VLOOKUP([.C103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1" table:style-name="ce4">
            <text:p>1031</text:p>
          </table:table-cell>
          <table:table-cell office:value-type="date" office:date-value="2022-11-05T00:00:00" table:style-name="ce5">
            <text:p>05.11.22</text:p>
          </table:table-cell>
          <table:table-cell office:value-type="float" office:value="49" table:style-name="ce4">
            <text:p>4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Расход</text:p>
          </table:table-cell>
          <table:table-cell office:value-type="float" office:value="32646" table:style-name="ce6">
            <text:p>32646</text:p>
          </table:table-cell>
          <table:table-cell office:value-type="string" office:string-value="Инструмент" table:formula="of:=VLOOKUP([.C1032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2" table:style-name="ce4">
            <text:p>1032</text:p>
          </table:table-cell>
          <table:table-cell office:value-type="date" office:date-value="2022-11-06T00:00:00" table:style-name="ce5">
            <text:p>06.11.22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3184" table:style-name="ce6">
            <text:p>33184</text:p>
          </table:table-cell>
          <table:table-cell office:value-type="string" office:string-value="Электрика" table:formula="of:=VLOOKUP([.C103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3" table:style-name="ce4">
            <text:p>1033</text:p>
          </table:table-cell>
          <table:table-cell office:value-type="date" office:date-value="2022-11-07T00:00:00" table:style-name="ce5">
            <text:p>07.11.22</text:p>
          </table:table-cell>
          <table:table-cell office:value-type="float" office:value="47" table:style-name="ce4">
            <text:p>4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3994" table:style-name="ce6">
            <text:p>33994</text:p>
          </table:table-cell>
          <table:table-cell office:value-type="string" office:string-value="Инструмент" table:formula="of:=VLOOKUP([.C1034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4" table:style-name="ce4">
            <text:p>1034</text:p>
          </table:table-cell>
          <table:table-cell office:value-type="date" office:date-value="2022-11-08T00:00:00" table:style-name="ce5">
            <text:p>08.11.22</text:p>
          </table:table-cell>
          <table:table-cell office:value-type="float" office:value="58" table:style-name="ce4">
            <text:p>5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9220" table:style-name="ce6">
            <text:p>29220</text:p>
          </table:table-cell>
          <table:table-cell office:value-type="string" office:string-value="Инструмент" table:formula="of:=VLOOKUP([.C103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5" table:style-name="ce4">
            <text:p>1035</text:p>
          </table:table-cell>
          <table:table-cell office:value-type="date" office:date-value="2022-11-09T00:00:00" table:style-name="ce5">
            <text:p>09.11.22</text:p>
          </table:table-cell>
          <table:table-cell office:value-type="float" office:value="53" table:style-name="ce4">
            <text:p>5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2005" table:style-name="ce6">
            <text:p>32005</text:p>
          </table:table-cell>
          <table:table-cell office:value-type="string" office:string-value="Электрика" table:formula="of:=VLOOKUP([.C103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6" table:style-name="ce4">
            <text:p>1036</text:p>
          </table:table-cell>
          <table:table-cell office:value-type="date" office:date-value="2022-11-10T00:00:00" table:style-name="ce5">
            <text:p>10.11.22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9035" table:style-name="ce6">
            <text:p>29035</text:p>
          </table:table-cell>
          <table:table-cell office:value-type="string" office:string-value="Электрика" table:formula="of:=VLOOKUP([.C103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7" table:style-name="ce4">
            <text:p>1037</text:p>
          </table:table-cell>
          <table:table-cell office:value-type="date" office:date-value="2022-11-11T00:00:00" table:style-name="ce5">
            <text:p>11.11.22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2978" table:style-name="ce6">
            <text:p>22978</text:p>
          </table:table-cell>
          <table:table-cell office:value-type="string" office:string-value="Электрика" table:formula="of:=VLOOKUP([.C103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8" table:style-name="ce4">
            <text:p>1038</text:p>
          </table:table-cell>
          <table:table-cell office:value-type="date" office:date-value="2022-11-12T00:00:00" table:style-name="ce5">
            <text:p>12.11.22</text:p>
          </table:table-cell>
          <table:table-cell office:value-type="float" office:value="44" table:style-name="ce4">
            <text:p>44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6755" table:style-name="ce6">
            <text:p>36755</text:p>
          </table:table-cell>
          <table:table-cell office:value-type="string" office:string-value="Электрика" table:formula="of:=VLOOKUP([.C103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39" table:style-name="ce4">
            <text:p>1039</text:p>
          </table:table-cell>
          <table:table-cell office:value-type="date" office:date-value="2022-11-13T00:00:00" table:style-name="ce5">
            <text:p>13.11.22</text:p>
          </table:table-cell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8678" table:style-name="ce6">
            <text:p>28678</text:p>
          </table:table-cell>
          <table:table-cell office:value-type="string" office:string-value="Электрика" table:formula="of:=VLOOKUP([.C104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0" table:style-name="ce4">
            <text:p>1040</text:p>
          </table:table-cell>
          <table:table-cell office:value-type="date" office:date-value="2022-11-14T00:00:00" table:style-name="ce5">
            <text:p>14.11.22</text:p>
          </table:table-cell>
          <table:table-cell office:value-type="float" office:value="53" table:style-name="ce4">
            <text:p>53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6212" table:style-name="ce6">
            <text:p>36212</text:p>
          </table:table-cell>
          <table:table-cell office:value-type="string" office:string-value="Электрика" table:formula="of:=VLOOKUP([.C104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1" table:style-name="ce4">
            <text:p>1041</text:p>
          </table:table-cell>
          <table:table-cell office:value-type="date" office:date-value="2022-11-15T00:00:00" table:style-name="ce5">
            <text:p>15.11.22</text:p>
          </table:table-cell>
          <table:table-cell office:value-type="float" office:value="30" table:style-name="ce4">
            <text:p>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26175" table:style-name="ce6">
            <text:p>26175</text:p>
          </table:table-cell>
          <table:table-cell office:value-type="string" office:string-value="Электрика" table:formula="of:=VLOOKUP([.C104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2" table:style-name="ce4">
            <text:p>1042</text:p>
          </table:table-cell>
          <table:table-cell office:value-type="date" office:date-value="2022-11-16T00:00:00" table:style-name="ce5">
            <text:p>16.11.22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3664" table:style-name="ce6">
            <text:p>23664</text:p>
          </table:table-cell>
          <table:table-cell office:value-type="string" office:string-value="Электрика" table:formula="of:=VLOOKUP([.C104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3" table:style-name="ce4">
            <text:p>1043</text:p>
          </table:table-cell>
          <table:table-cell office:value-type="date" office:date-value="2022-11-17T00:00:00" table:style-name="ce5">
            <text:p>17.11.22</text:p>
          </table:table-cell>
          <table:table-cell office:value-type="float" office:value="41" table:style-name="ce4">
            <text:p>4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2182" table:style-name="ce6">
            <text:p>32182</text:p>
          </table:table-cell>
          <table:table-cell office:value-type="string" office:string-value="Электрика" table:formula="of:=VLOOKUP([.C104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4" table:style-name="ce4">
            <text:p>1044</text:p>
          </table:table-cell>
          <table:table-cell office:value-type="date" office:date-value="2022-11-18T00:00:00" table:style-name="ce5">
            <text:p>18.11.22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4892" table:style-name="ce6">
            <text:p>24892</text:p>
          </table:table-cell>
          <table:table-cell office:value-type="string" office:string-value="Сантехника" table:formula="of:=VLOOKUP([.C1045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5" table:style-name="ce4">
            <text:p>1045</text:p>
          </table:table-cell>
          <table:table-cell office:value-type="date" office:date-value="2022-11-19T00:00:00" table:style-name="ce5">
            <text:p>19.11.22</text:p>
          </table:table-cell>
          <table:table-cell office:value-type="float" office:value="60" table:style-name="ce4">
            <text:p>60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4625" table:style-name="ce6">
            <text:p>24625</text:p>
          </table:table-cell>
          <table:table-cell office:value-type="string" office:string-value="Сантехника" table:formula="of:=VLOOKUP([.C104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1046" table:style-name="ce4">
            <text:p>1046</text:p>
          </table:table-cell>
          <table:table-cell office:value-type="date" office:date-value="2022-11-20T00:00:00" table:style-name="ce5">
            <text:p>20.11.22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32208" table:style-name="ce6">
            <text:p>32208</text:p>
          </table:table-cell>
          <table:table-cell office:value-type="string" office:string-value="Электрика" table:formula="of:=VLOOKUP([.C104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7" table:style-name="ce4">
            <text:p>1047</text:p>
          </table:table-cell>
          <table:table-cell office:value-type="date" office:date-value="2022-11-21T00:00:00" table:style-name="ce5">
            <text:p>21.11.22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4739" table:style-name="ce6">
            <text:p>34739</text:p>
          </table:table-cell>
          <table:table-cell office:value-type="string" office:string-value="Электрика" table:formula="of:=VLOOKUP([.C104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8" table:style-name="ce4">
            <text:p>1048</text:p>
          </table:table-cell>
          <table:table-cell office:value-type="date" office:date-value="2022-11-22T00:00:00" table:style-name="ce5">
            <text:p>22.11.22</text:p>
          </table:table-cell>
          <table:table-cell office:value-type="float" office:value="44" table:style-name="ce4">
            <text:p>44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3048" table:style-name="ce6">
            <text:p>23048</text:p>
          </table:table-cell>
          <table:table-cell office:value-type="string" office:string-value="Электрика" table:formula="of:=VLOOKUP([.C104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49" table:style-name="ce4">
            <text:p>1049</text:p>
          </table:table-cell>
          <table:table-cell office:value-type="date" office:date-value="2022-11-23T00:00:00" table:style-name="ce5">
            <text:p>23.11.22</text:p>
          </table:table-cell>
          <table:table-cell office:value-type="float" office:value="33" table:style-name="ce4">
            <text:p>3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4654" table:style-name="ce6">
            <text:p>24654</text:p>
          </table:table-cell>
          <table:table-cell office:value-type="string" office:string-value="Инструмент" table:formula="of:=VLOOKUP([.C105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0" table:style-name="ce4">
            <text:p>1050</text:p>
          </table:table-cell>
          <table:table-cell office:value-type="date" office:date-value="2022-11-24T00:00:00" table:style-name="ce5">
            <text:p>24.11.22</text:p>
          </table:table-cell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39153" table:style-name="ce6">
            <text:p>39153</text:p>
          </table:table-cell>
          <table:table-cell office:value-type="string" office:string-value="Сантехника" table:formula="of:=VLOOKUP([.C1051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1" table:style-name="ce4">
            <text:p>1051</text:p>
          </table:table-cell>
          <table:table-cell office:value-type="date" office:date-value="2022-11-25T00:00:00" table:style-name="ce5">
            <text:p>25.11.22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Доход</text:p>
          </table:table-cell>
          <table:table-cell office:value-type="float" office:value="32651" table:style-name="ce6">
            <text:p>32651</text:p>
          </table:table-cell>
          <table:table-cell office:value-type="string" office:string-value="Сантехника" table:formula="of:=VLOOKUP([.C1052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2" table:style-name="ce4">
            <text:p>1052</text:p>
          </table:table-cell>
          <table:table-cell office:value-type="date" office:date-value="2022-11-26T00:00:00" table:style-name="ce5">
            <text:p>26.11.22</text:p>
          </table:table-cell>
          <table:table-cell office:value-type="float" office:value="49" table:style-name="ce4">
            <text:p>49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5386" table:style-name="ce6">
            <text:p>35386</text:p>
          </table:table-cell>
          <table:table-cell office:value-type="string" office:string-value="Инструмент" table:formula="of:=VLOOKUP([.C1053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3" table:style-name="ce4">
            <text:p>1053</text:p>
          </table:table-cell>
          <table:table-cell office:value-type="date" office:date-value="2022-11-27T00:00:00" table:style-name="ce5">
            <text:p>27.11.22</text:p>
          </table:table-cell>
          <table:table-cell office:value-type="float" office:value="24" table:style-name="ce4">
            <text:p>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9986" table:style-name="ce6">
            <text:p>39986</text:p>
          </table:table-cell>
          <table:table-cell office:value-type="string" office:string-value="Электрика" table:formula="of:=VLOOKUP([.C105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4" table:style-name="ce4">
            <text:p>1054</text:p>
          </table:table-cell>
          <table:table-cell office:value-type="date" office:date-value="2022-11-28T00:00:00" table:style-name="ce5">
            <text:p>28.11.22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25945" table:style-name="ce6">
            <text:p>25945</text:p>
          </table:table-cell>
          <table:table-cell office:value-type="string" office:string-value="Электрика" table:formula="of:=VLOOKUP([.C105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5" table:style-name="ce4">
            <text:p>1055</text:p>
          </table:table-cell>
          <table:table-cell office:value-type="date" office:date-value="2022-11-29T00:00:00" table:style-name="ce5">
            <text:p>29.11.22</text:p>
          </table:table-cell>
          <table:table-cell office:value-type="float" office:value="20" table:style-name="ce4">
            <text:p>2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4119" table:style-name="ce6">
            <text:p>34119</text:p>
          </table:table-cell>
          <table:table-cell office:value-type="string" office:string-value="Сантехника" table:formula="of:=VLOOKUP([.C1056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6" table:style-name="ce4">
            <text:p>1056</text:p>
          </table:table-cell>
          <table:table-cell office:value-type="date" office:date-value="2022-11-30T00:00:00" table:style-name="ce5">
            <text:p>30.11.22</text:p>
          </table:table-cell>
          <table:table-cell office:value-type="float" office:value="54" table:style-name="ce4">
            <text:p>5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38797" table:style-name="ce6">
            <text:p>38797</text:p>
          </table:table-cell>
          <table:table-cell office:value-type="string" office:string-value="Электрика" table:formula="of:=VLOOKUP([.C105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7" table:style-name="ce4">
            <text:p>1057</text:p>
          </table:table-cell>
          <table:table-cell office:value-type="date" office:date-value="2022-12-01T00:00:00" table:style-name="ce5">
            <text:p>01.12.22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4650" table:style-name="ce6">
            <text:p>24650</text:p>
          </table:table-cell>
          <table:table-cell office:value-type="string" office:string-value="Электрика" table:formula="of:=VLOOKUP([.C105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8" table:style-name="ce4">
            <text:p>1058</text:p>
          </table:table-cell>
          <table:table-cell office:value-type="date" office:date-value="2022-12-02T00:00:00" table:style-name="ce5">
            <text:p>02.12.22</text:p>
          </table:table-cell>
          <table:table-cell office:value-type="float" office:value="46" table:style-name="ce4">
            <text:p>46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1699" table:style-name="ce6">
            <text:p>31699</text:p>
          </table:table-cell>
          <table:table-cell office:value-type="string" office:string-value="Инструмент" table:formula="of:=VLOOKUP([.C105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59" table:style-name="ce4">
            <text:p>1059</text:p>
          </table:table-cell>
          <table:table-cell office:value-type="date" office:date-value="2022-12-03T00:00:00" table:style-name="ce5">
            <text:p>03.12.22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8615" table:style-name="ce6">
            <text:p>28615</text:p>
          </table:table-cell>
          <table:table-cell office:value-type="string" office:string-value="Электрика" table:formula="of:=VLOOKUP([.C106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0" table:style-name="ce4">
            <text:p>1060</text:p>
          </table:table-cell>
          <table:table-cell office:value-type="date" office:date-value="2022-12-04T00:00:00" table:style-name="ce5">
            <text:p>04.12.22</text:p>
          </table:table-cell>
          <table:table-cell office:value-type="float" office:value="57" table:style-name="ce4">
            <text:p>5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8943" table:style-name="ce6">
            <text:p>38943</text:p>
          </table:table-cell>
          <table:table-cell office:value-type="string" office:string-value="Инструмент" table:formula="of:=VLOOKUP([.C1061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1" table:style-name="ce4">
            <text:p>1061</text:p>
          </table:table-cell>
          <table:table-cell office:value-type="date" office:date-value="2022-12-05T00:00:00" table:style-name="ce5">
            <text:p>05.12.22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6032" table:style-name="ce6">
            <text:p>36032</text:p>
          </table:table-cell>
          <table:table-cell office:value-type="string" office:string-value="Электрика" table:formula="of:=VLOOKUP([.C106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2" table:style-name="ce4">
            <text:p>1062</text:p>
          </table:table-cell>
          <table:table-cell office:value-type="date" office:date-value="2022-12-06T00:00:00" table:style-name="ce5">
            <text:p>06.12.22</text:p>
          </table:table-cell>
          <table:table-cell office:value-type="float" office:value="60" table:style-name="ce4">
            <text:p>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7276" table:style-name="ce6">
            <text:p>37276</text:p>
          </table:table-cell>
          <table:table-cell office:value-type="string" office:string-value="Сантехника" table:formula="of:=VLOOKUP([.C1063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3" table:style-name="ce4">
            <text:p>1063</text:p>
          </table:table-cell>
          <table:table-cell office:value-type="date" office:date-value="2022-12-07T00:00:00" table:style-name="ce5">
            <text:p>07.12.22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1621" table:style-name="ce6">
            <text:p>21621</text:p>
          </table:table-cell>
          <table:table-cell office:value-type="string" office:string-value="Электрика" table:formula="of:=VLOOKUP([.C106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4" table:style-name="ce4">
            <text:p>1064</text:p>
          </table:table-cell>
          <table:table-cell office:value-type="date" office:date-value="2022-12-08T00:00:00" table:style-name="ce5">
            <text:p>08.12.22</text:p>
          </table:table-cell>
          <table:table-cell office:value-type="float" office:value="39" table:style-name="ce4">
            <text:p>39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3541" table:style-name="ce6">
            <text:p>33541</text:p>
          </table:table-cell>
          <table:table-cell office:value-type="string" office:string-value="Электрика" table:formula="of:=VLOOKUP([.C106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5" table:style-name="ce4">
            <text:p>1065</text:p>
          </table:table-cell>
          <table:table-cell office:value-type="date" office:date-value="2022-12-09T00:00:00" table:style-name="ce5">
            <text:p>09.12.22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3047" table:style-name="ce6">
            <text:p>23047</text:p>
          </table:table-cell>
          <table:table-cell office:value-type="string" office:string-value="Электрика" table:formula="of:=VLOOKUP([.C106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6" table:style-name="ce4">
            <text:p>1066</text:p>
          </table:table-cell>
          <table:table-cell office:value-type="date" office:date-value="2022-12-10T00:00:00" table:style-name="ce5">
            <text:p>10.12.22</text:p>
          </table:table-cell>
          <table:table-cell office:value-type="float" office:value="59" table:style-name="ce4">
            <text:p>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21271" table:style-name="ce6">
            <text:p>21271</text:p>
          </table:table-cell>
          <table:table-cell office:value-type="string" office:string-value="Сантехника" table:formula="of:=VLOOKUP([.C1067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7" table:style-name="ce4">
            <text:p>1067</text:p>
          </table:table-cell>
          <table:table-cell office:value-type="date" office:date-value="2022-12-11T00:00:00" table:style-name="ce5">
            <text:p>11.12.22</text:p>
          </table:table-cell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Доход</text:p>
          </table:table-cell>
          <table:table-cell office:value-type="float" office:value="28176" table:style-name="ce6">
            <text:p>28176</text:p>
          </table:table-cell>
          <table:table-cell office:value-type="string" office:string-value="Инструмент" table:formula="of:=VLOOKUP([.C106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8" table:style-name="ce4">
            <text:p>1068</text:p>
          </table:table-cell>
          <table:table-cell office:value-type="date" office:date-value="2022-12-12T00:00:00" table:style-name="ce5">
            <text:p>12.12.22</text:p>
          </table:table-cell>
          <table:table-cell office:value-type="float" office:value="46" table:style-name="ce4">
            <text:p>46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3379" table:style-name="ce6">
            <text:p>23379</text:p>
          </table:table-cell>
          <table:table-cell office:value-type="string" office:string-value="Инструмент" table:formula="of:=VLOOKUP([.C1069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69" table:style-name="ce4">
            <text:p>1069</text:p>
          </table:table-cell>
          <table:table-cell office:value-type="date" office:date-value="2022-12-13T00:00:00" table:style-name="ce5">
            <text:p>13.12.22</text:p>
          </table:table-cell>
          <table:table-cell office:value-type="float" office:value="55" table:style-name="ce4">
            <text:p>55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0506" table:style-name="ce6">
            <text:p>30506</text:p>
          </table:table-cell>
          <table:table-cell office:value-type="string" office:string-value="Инструмент" table:formula="of:=VLOOKUP([.C1070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0" table:style-name="ce4">
            <text:p>1070</text:p>
          </table:table-cell>
          <table:table-cell office:value-type="date" office:date-value="2022-12-14T00:00:00" table:style-name="ce5">
            <text:p>14.12.22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2038" table:style-name="ce6">
            <text:p>32038</text:p>
          </table:table-cell>
          <table:table-cell office:value-type="string" office:string-value="Электрика" table:formula="of:=VLOOKUP([.C107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1" table:style-name="ce4">
            <text:p>1071</text:p>
          </table:table-cell>
          <table:table-cell office:value-type="date" office:date-value="2022-12-15T00:00:00" table:style-name="ce5">
            <text:p>15.12.22</text:p>
          </table:table-cell>
          <table:table-cell office:value-type="float" office:value="44" table:style-name="ce4">
            <text:p>4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26830" table:style-name="ce6">
            <text:p>26830</text:p>
          </table:table-cell>
          <table:table-cell office:value-type="string" office:string-value="Электрика" table:formula="of:=VLOOKUP([.C107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2" table:style-name="ce4">
            <text:p>1072</text:p>
          </table:table-cell>
          <table:table-cell office:value-type="date" office:date-value="2022-12-16T00:00:00" table:style-name="ce5">
            <text:p>16.12.22</text:p>
          </table:table-cell>
          <table:table-cell office:value-type="float" office:value="43" table:style-name="ce4">
            <text:p>4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7001" table:style-name="ce6">
            <text:p>27001</text:p>
          </table:table-cell>
          <table:table-cell office:value-type="string" office:string-value="Электрика" table:formula="of:=VLOOKUP([.C107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3" table:style-name="ce4">
            <text:p>1073</text:p>
          </table:table-cell>
          <table:table-cell office:value-type="date" office:date-value="2022-12-17T00:00:00" table:style-name="ce5">
            <text:p>17.12.22</text:p>
          </table:table-cell>
          <table:table-cell office:value-type="float" office:value="50" table:style-name="ce4">
            <text:p>50</text:p>
          </table:table-cell>
          <table:table-cell office:value-type="float" office:value="7" table:style-name="ce4">
            <text:p>7</text:p>
          </table:table-cell>
          <table:table-cell office:value-type="string" table:style-name="ce6">
            <text:p>Доход</text:p>
          </table:table-cell>
          <table:table-cell office:value-type="float" office:value="28607" table:style-name="ce6">
            <text:p>28607</text:p>
          </table:table-cell>
          <table:table-cell office:value-type="string" office:string-value="Сантехника" table:formula="of:=VLOOKUP([.C1074];[Лицевые_счета.A:.E];4;)" table:style-name="ce1">
            <text:p>Сантехн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4" table:style-name="ce4">
            <text:p>1074</text:p>
          </table:table-cell>
          <table:table-cell office:value-type="date" office:date-value="2022-12-18T00:00:00" table:style-name="ce5">
            <text:p>18.12.22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27765" table:style-name="ce6">
            <text:p>27765</text:p>
          </table:table-cell>
          <table:table-cell office:value-type="string" office:string-value="Электрика" table:formula="of:=VLOOKUP([.C1075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5" table:style-name="ce4">
            <text:p>1075</text:p>
          </table:table-cell>
          <table:table-cell office:value-type="date" office:date-value="2022-12-19T00:00:00" table:style-name="ce5">
            <text:p>19.12.22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5052" table:style-name="ce6">
            <text:p>35052</text:p>
          </table:table-cell>
          <table:table-cell office:value-type="string" office:string-value="Электрика" table:formula="of:=VLOOKUP([.C1076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6" table:style-name="ce4">
            <text:p>1076</text:p>
          </table:table-cell>
          <table:table-cell office:value-type="date" office:date-value="2022-12-20T00:00:00" table:style-name="ce5">
            <text:p>20.12.22</text:p>
          </table:table-cell>
          <table:table-cell office:value-type="float" office:value="40" table:style-name="ce4">
            <text:p>4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Доход</text:p>
          </table:table-cell>
          <table:table-cell office:value-type="float" office:value="24990" table:style-name="ce6">
            <text:p>24990</text:p>
          </table:table-cell>
          <table:table-cell office:value-type="string" office:string-value="Электрика" table:formula="of:=VLOOKUP([.C107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7" table:style-name="ce4">
            <text:p>1077</text:p>
          </table:table-cell>
          <table:table-cell office:value-type="date" office:date-value="2022-12-21T00:00:00" table:style-name="ce5">
            <text:p>21.12.22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Доход</text:p>
          </table:table-cell>
          <table:table-cell office:value-type="float" office:value="37696" table:style-name="ce6">
            <text:p>37696</text:p>
          </table:table-cell>
          <table:table-cell office:value-type="string" office:string-value="Электрика" table:formula="of:=VLOOKUP([.C1078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8" table:style-name="ce4">
            <text:p>1078</text:p>
          </table:table-cell>
          <table:table-cell office:value-type="date" office:date-value="2022-12-22T00:00:00" table:style-name="ce5">
            <text:p>22.12.22</text:p>
          </table:table-cell>
          <table:table-cell office:value-type="float" office:value="24" table:style-name="ce4">
            <text:p>24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9201" table:style-name="ce6">
            <text:p>29201</text:p>
          </table:table-cell>
          <table:table-cell office:value-type="string" office:string-value="Электрика" table:formula="of:=VLOOKUP([.C1079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79" table:style-name="ce4">
            <text:p>1079</text:p>
          </table:table-cell>
          <table:table-cell office:value-type="date" office:date-value="2022-12-23T00:00:00" table:style-name="ce5">
            <text:p>23.12.22</text:p>
          </table:table-cell>
          <table:table-cell office:value-type="float" office:value="40" table:style-name="ce4">
            <text:p>40</text:p>
          </table:table-cell>
          <table:table-cell office:value-type="float" office:value="8" table:style-name="ce4">
            <text:p>8</text:p>
          </table:table-cell>
          <table:table-cell office:value-type="string" table:style-name="ce6">
            <text:p>Доход</text:p>
          </table:table-cell>
          <table:table-cell office:value-type="float" office:value="36587" table:style-name="ce6">
            <text:p>36587</text:p>
          </table:table-cell>
          <table:table-cell office:value-type="string" office:string-value="Электрика" table:formula="of:=VLOOKUP([.C1080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0" table:style-name="ce4">
            <text:p>1080</text:p>
          </table:table-cell>
          <table:table-cell office:value-type="date" office:date-value="2022-12-24T00:00:00" table:style-name="ce5">
            <text:p>24.12.22</text:p>
          </table:table-cell>
          <table:table-cell office:value-type="float" office:value="40" table:style-name="ce4">
            <text:p>40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30095" table:style-name="ce6">
            <text:p>30095</text:p>
          </table:table-cell>
          <table:table-cell office:value-type="string" office:string-value="Электрика" table:formula="of:=VLOOKUP([.C1081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1" table:style-name="ce4">
            <text:p>1081</text:p>
          </table:table-cell>
          <table:table-cell office:value-type="date" office:date-value="2022-12-25T00:00:00" table:style-name="ce5">
            <text:p>25.12.22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Доход</text:p>
          </table:table-cell>
          <table:table-cell office:value-type="float" office:value="31380" table:style-name="ce6">
            <text:p>31380</text:p>
          </table:table-cell>
          <table:table-cell office:value-type="string" office:string-value="Электрика" table:formula="of:=VLOOKUP([.C1082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2" table:style-name="ce4">
            <text:p>1082</text:p>
          </table:table-cell>
          <table:table-cell office:value-type="date" office:date-value="2022-12-26T00:00:00" table:style-name="ce5">
            <text:p>26.12.22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string" table:style-name="ce6">
            <text:p>Доход</text:p>
          </table:table-cell>
          <table:table-cell office:value-type="float" office:value="20641" table:style-name="ce6">
            <text:p>20641</text:p>
          </table:table-cell>
          <table:table-cell office:value-type="string" office:string-value="Электрика" table:formula="of:=VLOOKUP([.C1083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3" table:style-name="ce4">
            <text:p>1083</text:p>
          </table:table-cell>
          <table:table-cell office:value-type="date" office:date-value="2022-12-27T00:00:00" table:style-name="ce5">
            <text:p>27.12.22</text:p>
          </table:table-cell>
          <table:table-cell office:value-type="float" office:value="43" table:style-name="ce4">
            <text:p>4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Доход</text:p>
          </table:table-cell>
          <table:table-cell office:value-type="float" office:value="38148" table:style-name="ce6">
            <text:p>38148</text:p>
          </table:table-cell>
          <table:table-cell office:value-type="string" office:string-value="Электрика" table:formula="of:=VLOOKUP([.C1084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4" table:style-name="ce4">
            <text:p>1084</text:p>
          </table:table-cell>
          <table:table-cell office:value-type="date" office:date-value="2022-12-28T00:00:00" table:style-name="ce5">
            <text:p>28.12.22</text:p>
          </table:table-cell>
          <table:table-cell office:value-type="float" office:value="37" table:style-name="ce4">
            <text:p>37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37042" table:style-name="ce6">
            <text:p>37042</text:p>
          </table:table-cell>
          <table:table-cell office:value-type="string" office:string-value="Инструмент" table:formula="of:=VLOOKUP([.C1085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5" table:style-name="ce4">
            <text:p>1085</text:p>
          </table:table-cell>
          <table:table-cell office:value-type="date" office:date-value="2022-12-29T00:00:00" table:style-name="ce5">
            <text:p>29.12.22</text:p>
          </table:table-cell>
          <table:table-cell office:value-type="float" office:value="35" table:style-name="ce4">
            <text:p>35</text:p>
          </table:table-cell>
          <table:table-cell office:value-type="float" office:value="4" table:style-name="ce4">
            <text:p>4</text:p>
          </table:table-cell>
          <table:table-cell office:value-type="string" table:style-name="ce6">
            <text:p>Доход</text:p>
          </table:table-cell>
          <table:table-cell office:value-type="float" office:value="28486" table:style-name="ce6">
            <text:p>28486</text:p>
          </table:table-cell>
          <table:table-cell office:value-type="string" office:string-value="Инструмент" table:formula="of:=VLOOKUP([.C1086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6" table:style-name="ce4">
            <text:p>1086</text:p>
          </table:table-cell>
          <table:table-cell office:value-type="date" office:date-value="2022-12-30T00:00:00" table:style-name="ce5">
            <text:p>30.12.22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Доход</text:p>
          </table:table-cell>
          <table:table-cell office:value-type="float" office:value="30489" table:style-name="ce6">
            <text:p>30489</text:p>
          </table:table-cell>
          <table:table-cell office:value-type="string" office:string-value="Электрика" table:formula="of:=VLOOKUP([.C1087];[Лицевые_счета.A:.E];4;)" table:style-name="ce1">
            <text:p>Электрика</text:p>
          </table:table-cell>
          <table:table-cell table:style-name="ce7"/>
          <table:table-cell table:number-columns-repeated="16376"/>
        </table:table-row>
        <table:table-row table:style-name="ro2" table:visibility="filter">
          <table:table-cell office:value-type="float" office:value="1087" table:style-name="ce4">
            <text:p>1087</text:p>
          </table:table-cell>
          <table:table-cell office:value-type="date" office:date-value="2022-12-31T00:00:00" table:style-name="ce5">
            <text:p>31.12.22</text:p>
          </table:table-cell>
          <table:table-cell office:value-type="float" office:value="56" table:style-name="ce4">
            <text:p>5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Доход</text:p>
          </table:table-cell>
          <table:table-cell office:value-type="float" office:value="26962" table:style-name="ce6">
            <text:p>26962</text:p>
          </table:table-cell>
          <table:table-cell office:value-type="string" office:string-value="Инструмент" table:formula="of:=VLOOKUP([.C1088];[Лицевые_счета.A:.E];4;)" table:style-name="ce1">
            <text:p>Инструмент</text:p>
          </table:table-cell>
          <table:table-cell table:style-name="ce7"/>
          <table:table-cell table:number-columns-repeated="16376"/>
        </table:table-row>
        <table:table-row table:number-rows-repeated="74" table:style-name="ro2">
          <table:table-cell table:number-columns-repeated="2"/>
          <table:table-cell table:number-columns-repeated="2" table:style-name="ce9"/>
          <table:table-cell table:number-columns-repeated="2" table:style-name="ce11"/>
          <table:table-cell table:style-name="ce1"/>
          <table:table-cell table:style-name="ce7"/>
          <table:table-cell table:number-columns-repeated="16376"/>
        </table:table-row>
        <table:table-row table:number-rows-repeated="1047414" table:style-name="ro2">
          <table:table-cell table:number-columns-repeated="16384"/>
        </table:table-row>
      </table:table>
      <table:table table:name="Лицевые_счета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8"/>
        <table:table-column table:style-name="co13" table:default-cell-style-name="ce18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7" table:default-cell-style-name="ce1"/>
        <table:table-row table:style-name="ro3">
          <table:table-cell office:value-type="string" table:style-name="ce12">
            <text:p>Лицевой счёт</text:p>
          </table:table-cell>
          <table:table-cell office:value-type="string" table:style-name="ce12">
            <text:p>Улица</text:p>
          </table:table-cell>
          <table:table-cell office:value-type="string" table:style-name="ce12">
            <text:p>Номер дома</text:p>
          </table:table-cell>
          <table:table-cell office:value-type="string" table:style-name="ce12">
            <text:p>Отдел магазина</text:p>
          </table:table-cell>
          <table:table-cell office:value-type="string" table:style-name="ce13">
            <text:p>ФИО работника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4" table:visibility="filter">
          <table:table-cell office:value-type="float" office:value="1" table:style-name="ce16">
            <text:p>1</text:p>
          </table:table-cell>
          <table:table-cell office:value-type="string" table:style-name="ce17">
            <text:p>Шмидта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Иванов К.В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2" table:style-name="ce16">
            <text:p>2</text:p>
          </table:table-cell>
          <table:table-cell office:value-type="string" table:style-name="ce17">
            <text:p>Шмидта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Андреев О.Ш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3" table:style-name="ce16">
            <text:p>3</text:p>
          </table:table-cell>
          <table:table-cell office:value-type="string" table:style-name="ce17">
            <text:p>Шмидта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Юрьев Ф.Э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4" table:style-name="ce16">
            <text:p>4</text:p>
          </table:table-cell>
          <table:table-cell office:value-type="string" table:style-name="ce17">
            <text:p>Шмидта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Павлов Л.А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5" table:style-name="ce16">
            <text:p>5</text:p>
          </table:table-cell>
          <table:table-cell office:value-type="string" table:style-name="ce17">
            <text:p>Шмидта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Осипов Я.С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6" table:style-name="ce16">
            <text:p>6</text:p>
          </table:table-cell>
          <table:table-cell office:value-type="string" table:style-name="ce17">
            <text:p>Шмидта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Алексеев Т.Б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7" table:style-name="ce16">
            <text:p>7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Петров П.М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8" table:style-name="ce16">
            <text:p>8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Дмитриев П.С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9" table:style-name="ce16">
            <text:p>9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Платонов К.Т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10" table:style-name="ce16">
            <text:p>10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Егоров К.К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11" table:style-name="ce16">
            <text:p>11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Яшин М.И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12" table:style-name="ce16">
            <text:p>12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Родионов А.Р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13" table:style-name="ce16">
            <text:p>13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Сидоров А.П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14" table:style-name="ce16">
            <text:p>14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Сергеев Г.Б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15" table:style-name="ce16">
            <text:p>15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Георгиев А.В.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float" office:value="16" table:style-name="ce16">
            <text:p>16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Яковлев Т.Б.</text:p>
          </table:table-cell>
          <table:table-cell table:number-columns-repeated="16379"/>
        </table:table-row>
        <table:table-row table:style-name="ro4" table:visibility="filter">
          <table:table-cell office:value-type="float" office:value="17" table:style-name="ce16">
            <text:p>17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Филимонов О.Д.</text:p>
          </table:table-cell>
          <table:table-cell table:number-columns-repeated="16379"/>
        </table:table-row>
        <table:table-row table:style-name="ro4" table:visibility="filter">
          <table:table-cell office:value-type="float" office:value="18" table:style-name="ce16">
            <text:p>18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Демидов П.Р.</text:p>
          </table:table-cell>
          <table:table-cell table:number-columns-repeated="16379"/>
        </table:table-row>
        <table:table-row table:style-name="ro4" table:visibility="filter">
          <table:table-cell office:value-type="float" office:value="19" table:style-name="ce16">
            <text:p>19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Артемьев Л.О.</text:p>
          </table:table-cell>
          <table:table-cell table:number-columns-repeated="16379"/>
        </table:table-row>
        <table:table-row table:style-name="ro4" table:visibility="filter">
          <table:table-cell office:value-type="float" office:value="20" table:style-name="ce16">
            <text:p>20</text:p>
          </table:table-cell>
          <table:table-cell office:value-type="string" table:style-name="ce17">
            <text:p>Ленина</text:p>
          </table:table-cell>
          <table:table-cell office:value-type="float" office:value="89" table:style-name="ce16">
            <text:p>89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Васильев О.И.</text:p>
          </table:table-cell>
          <table:table-cell table:number-columns-repeated="16379"/>
        </table:table-row>
        <table:table-row table:style-name="ro4">
          <table:table-cell office:value-type="float" office:value="21" table:style-name="ce16">
            <text:p>21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Ермолаев П.Р.</text:p>
          </table:table-cell>
          <table:table-cell table:number-columns-repeated="16379"/>
        </table:table-row>
        <table:table-row table:style-name="ro4">
          <table:table-cell office:value-type="float" office:value="22" table:style-name="ce16">
            <text:p>22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Филиппов Ю.У.</text:p>
          </table:table-cell>
          <table:table-cell table:number-columns-repeated="16379"/>
        </table:table-row>
        <table:table-row table:style-name="ro4">
          <table:table-cell office:value-type="float" office:value="23" table:style-name="ce16">
            <text:p>23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Григорьев Н.П.</text:p>
          </table:table-cell>
          <table:table-cell table:number-columns-repeated="16379"/>
        </table:table-row>
        <table:table-row table:style-name="ro4">
          <table:table-cell office:value-type="float" office:value="24" table:style-name="ce16">
            <text:p>24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Денисов Ф.Д.</text:p>
          </table:table-cell>
          <table:table-cell table:number-columns-repeated="16379"/>
        </table:table-row>
        <table:table-row table:style-name="ro4">
          <table:table-cell office:value-type="float" office:value="25" table:style-name="ce16">
            <text:p>25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Наумов К.Д.</text:p>
          </table:table-cell>
          <table:table-cell table:number-columns-repeated="16379"/>
        </table:table-row>
        <table:table-row table:style-name="ro4">
          <table:table-cell office:value-type="float" office:value="26" table:style-name="ce16">
            <text:p>26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Борисов Д.Х.</text:p>
          </table:table-cell>
          <table:table-cell table:number-columns-repeated="16379"/>
        </table:table-row>
        <table:table-row table:style-name="ro4">
          <table:table-cell office:value-type="float" office:value="27" table:style-name="ce16">
            <text:p>27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Левин О.Л.</text:p>
          </table:table-cell>
          <table:table-cell table:number-columns-repeated="16379"/>
        </table:table-row>
        <table:table-row table:style-name="ro4">
          <table:table-cell office:value-type="float" office:value="28" table:style-name="ce16">
            <text:p>28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Афанасьев К.Е.</text:p>
          </table:table-cell>
          <table:table-cell table:number-columns-repeated="16379"/>
        </table:table-row>
        <table:table-row table:style-name="ro4">
          <table:table-cell office:value-type="float" office:value="29" table:style-name="ce16">
            <text:p>29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Симонов А.А.</text:p>
          </table:table-cell>
          <table:table-cell table:number-columns-repeated="16379"/>
        </table:table-row>
        <table:table-row table:style-name="ro4">
          <table:table-cell office:value-type="float" office:value="30" table:style-name="ce16">
            <text:p>30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Романов С.Д.</text:p>
          </table:table-cell>
          <table:table-cell table:number-columns-repeated="16379"/>
        </table:table-row>
        <table:table-row table:style-name="ro4">
          <table:table-cell office:value-type="float" office:value="31" table:style-name="ce16">
            <text:p>31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Клементьев Г.Н.</text:p>
          </table:table-cell>
          <table:table-cell table:number-columns-repeated="16379"/>
        </table:table-row>
        <table:table-row table:style-name="ro4" table:visibility="filter">
          <table:table-cell office:value-type="float" office:value="32" table:style-name="ce16">
            <text:p>32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Александров С.С.</text:p>
          </table:table-cell>
          <table:table-cell table:number-columns-repeated="16379"/>
        </table:table-row>
        <table:table-row table:style-name="ro4" table:visibility="filter">
          <table:table-cell office:value-type="float" office:value="33" table:style-name="ce16">
            <text:p>33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Пименов Д.Э.</text:p>
          </table:table-cell>
          <table:table-cell table:number-columns-repeated="16379"/>
        </table:table-row>
        <table:table-row table:style-name="ro4" table:visibility="filter">
          <table:table-cell office:value-type="float" office:value="34" table:style-name="ce16">
            <text:p>34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Ерофеев Н.Г.</text:p>
          </table:table-cell>
          <table:table-cell table:number-columns-repeated="16379"/>
        </table:table-row>
        <table:table-row table:style-name="ro4" table:visibility="filter">
          <table:table-cell office:value-type="float" office:value="35" table:style-name="ce16">
            <text:p>35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Владимиров А.Е.</text:p>
          </table:table-cell>
          <table:table-cell table:number-columns-repeated="16379"/>
        </table:table-row>
        <table:table-row table:style-name="ro4" table:visibility="filter">
          <table:table-cell office:value-type="float" office:value="36" table:style-name="ce16">
            <text:p>36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Харитонов К.Д.</text:p>
          </table:table-cell>
          <table:table-cell table:number-columns-repeated="16379"/>
        </table:table-row>
        <table:table-row table:style-name="ro4" table:visibility="filter">
          <table:table-cell office:value-type="float" office:value="37" table:style-name="ce16">
            <text:p>37</text:p>
          </table:table-cell>
          <table:table-cell office:value-type="string" table:style-name="ce17">
            <text:p>Туполева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Кириллов Ш.З.</text:p>
          </table:table-cell>
          <table:table-cell table:number-columns-repeated="16379"/>
        </table:table-row>
        <table:table-row table:style-name="ro4" table:visibility="filter">
          <table:table-cell office:value-type="float" office:value="38" table:style-name="ce16">
            <text:p>38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Евгеньев Л.Т.</text:p>
          </table:table-cell>
          <table:table-cell table:number-columns-repeated="16379"/>
        </table:table-row>
        <table:table-row table:style-name="ro4" table:visibility="filter">
          <table:table-cell office:value-type="float" office:value="39" table:style-name="ce16">
            <text:p>39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Михайлов Ф.Д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0" table:style-name="ce16">
            <text:p>40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Леонидов У.Ф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1" table:style-name="ce16">
            <text:p>41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Николаев В.Е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2" table:style-name="ce16">
            <text:p>42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Тихонов П.Н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3" table:style-name="ce16">
            <text:p>43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Демьянов Р.Г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4" table:style-name="ce16">
            <text:p>44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Евдокимов О.Б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5" table:style-name="ce16">
            <text:p>45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Кондратьев Л.Ю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6" table:style-name="ce16">
            <text:p>46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Тарасов Ю.Т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7" table:style-name="ce16">
            <text:p>47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Трифонов И.М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8" table:style-name="ce16">
            <text:p>48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Христофоров С.Я.</text:p>
          </table:table-cell>
          <table:table-cell table:number-columns-repeated="16379"/>
        </table:table-row>
        <table:table-row table:style-name="ro4" table:visibility="filter">
          <table:table-cell office:value-type="float" office:value="49" table:style-name="ce16">
            <text:p>49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Анисимов А.А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0" table:style-name="ce16">
            <text:p>50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Гордеев А.Р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1" table:style-name="ce16">
            <text:p>51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Кузьмин П.О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2" table:style-name="ce16">
            <text:p>52</text:p>
          </table:table-cell>
          <table:table-cell office:value-type="string" table:style-name="ce17">
            <text:p>Семеоновская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Макаров Л.Р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3" table:style-name="ce16">
            <text:p>53</text:p>
          </table:table-cell>
          <table:table-cell office:value-type="string" table:style-name="ce17">
            <text:p>Кольцевая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Марков К.Е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4" table:style-name="ce16">
            <text:p>54</text:p>
          </table:table-cell>
          <table:table-cell office:value-type="string" table:style-name="ce17">
            <text:p>Кольцевая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Электрика</text:p>
          </table:table-cell>
          <table:table-cell office:value-type="string" table:style-name="ce16">
            <text:p>Никоноров Н.К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5" table:style-name="ce16">
            <text:p>55</text:p>
          </table:table-cell>
          <table:table-cell office:value-type="string" table:style-name="ce17">
            <text:p>Кольцевая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Парамонов Г.Х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6" table:style-name="ce16">
            <text:p>56</text:p>
          </table:table-cell>
          <table:table-cell office:value-type="string" table:style-name="ce17">
            <text:p>Кольцевая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Прохоров Б.Т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7" table:style-name="ce16">
            <text:p>57</text:p>
          </table:table-cell>
          <table:table-cell office:value-type="string" table:style-name="ce17">
            <text:p>Кольцевая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Галактионов И.Ю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8" table:style-name="ce16">
            <text:p>58</text:p>
          </table:table-cell>
          <table:table-cell office:value-type="string" table:style-name="ce17">
            <text:p>Кольцевая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Инструмент</text:p>
          </table:table-cell>
          <table:table-cell office:value-type="string" table:style-name="ce16">
            <text:p>Никитин М.С.</text:p>
          </table:table-cell>
          <table:table-cell table:number-columns-repeated="16379"/>
        </table:table-row>
        <table:table-row table:style-name="ro4" table:visibility="filter">
          <table:table-cell office:value-type="float" office:value="59" table:style-name="ce16">
            <text:p>59</text:p>
          </table:table-cell>
          <table:table-cell office:value-type="string" table:style-name="ce17">
            <text:p>Кольцевая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Тимохин Я.В.</text:p>
          </table:table-cell>
          <table:table-cell table:number-columns-repeated="16379"/>
        </table:table-row>
        <table:table-row table:style-name="ro4" table:visibility="filter">
          <table:table-cell office:value-type="float" office:value="60" table:style-name="ce16">
            <text:p>60</text:p>
          </table:table-cell>
          <table:table-cell office:value-type="string" table:style-name="ce17">
            <text:p>Кольцевая</text:p>
          </table:table-cell>
          <table:table-cell office:value-type="float" office:value="80" table:style-name="ce16">
            <text:p>80</text:p>
          </table:table-cell>
          <table:table-cell office:value-type="string" table:style-name="ce16">
            <text:p>Сантехника</text:p>
          </table:table-cell>
          <table:table-cell office:value-type="string" table:style-name="ce16">
            <text:p>Алехин С.И.</text:p>
          </table:table-cell>
          <table:table-cell table:number-columns-repeated="16379"/>
        </table:table-row>
        <table:table-row table:number-rows-repeated="3" table:style-name="ro4">
          <table:table-cell table:style-name="ce18"/>
          <table:table-cell table:style-name="ce1"/>
          <table:table-cell table:number-columns-repeated="2" table:style-name="ce18"/>
          <table:table-cell table:number-columns-repeated="16380" table:style-name="ce1"/>
        </table:table-row>
        <table:table-row table:number-rows-repeated="2" table:style-name="ro4">
          <table:table-cell table:style-name="ce18"/>
          <table:table-cell table:number-columns-repeated="16383"/>
        </table:table-row>
        <table:table-row table:number-rows-repeated="1048510" table:style-name="ro4">
          <table:table-cell table:number-columns-repeated="16384"/>
        </table:table-row>
      </table:table>
      <table:table table:name="Отдел" table:style-name="ta2"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16381" table:default-cell-style-name="ce1"/>
        <table:table-row table:style-name="ro3">
          <table:table-cell office:value-type="string" table:style-name="ce12">
            <text:p>ID отдела</text:p>
          </table:table-cell>
          <table:table-cell office:value-type="string" table:style-name="ce12">
            <text:p>Название</text:p>
          </table:table-cell>
          <table:table-cell office:value-type="string" table:style-name="ce12">
            <text:p>Корпус</text:p>
          </table:table-cell>
          <table:table-cell table:number-columns-repeated="16381"/>
        </table:table-row>
        <table:table-row table:style-name="ro3" table:visibility="filter">
          <table:table-cell office:value-type="float" office:value="1" table:style-name="ce4">
            <text:p>1</text:p>
          </table:table-cell>
          <table:table-cell office:value-type="string" table:style-name="ce19">
            <text:p>Ремонтный цех</text:p>
          </table:table-cell>
          <table:table-cell office:value-type="string" table:style-name="ce19">
            <text:p>Корпус 1</text:p>
          </table:table-cell>
          <table:table-cell table:number-columns-repeated="16381"/>
        </table:table-row>
        <table:table-row table:style-name="ro3" table:visibility="filter">
          <table:table-cell office:value-type="float" office:value="2" table:style-name="ce4">
            <text:p>2</text:p>
          </table:table-cell>
          <table:table-cell office:value-type="string" table:style-name="ce19">
            <text:p>Служба доставки</text:p>
          </table:table-cell>
          <table:table-cell office:value-type="string" table:style-name="ce19">
            <text:p>Корпус 2</text:p>
          </table:table-cell>
          <table:table-cell table:number-columns-repeated="16381"/>
        </table:table-row>
        <table:table-row table:style-name="ro3" table:visibility="filter">
          <table:table-cell office:value-type="float" office:value="3" table:style-name="ce4">
            <text:p>3</text:p>
          </table:table-cell>
          <table:table-cell office:value-type="string" table:style-name="ce19">
            <text:p>Бухгалтерия</text:p>
          </table:table-cell>
          <table:table-cell office:value-type="string" table:style-name="ce19">
            <text:p>Корпус 3</text:p>
          </table:table-cell>
          <table:table-cell table:number-columns-repeated="16381"/>
        </table:table-row>
        <table:table-row table:style-name="ro3" table:visibility="filter">
          <table:table-cell office:value-type="float" office:value="4" table:style-name="ce4">
            <text:p>4</text:p>
          </table:table-cell>
          <table:table-cell office:value-type="string" table:style-name="ce19">
            <text:p>Отдел по технике безопасности</text:p>
          </table:table-cell>
          <table:table-cell office:value-type="string" table:style-name="ce19">
            <text:p>Корпус 1</text:p>
          </table:table-cell>
          <table:table-cell table:number-columns-repeated="16381"/>
        </table:table-row>
        <table:table-row table:style-name="ro3" table:visibility="filter">
          <table:table-cell office:value-type="float" office:value="5" table:style-name="ce4">
            <text:p>5</text:p>
          </table:table-cell>
          <table:table-cell office:value-type="string" table:style-name="ce19">
            <text:p>Кадровый отдел</text:p>
          </table:table-cell>
          <table:table-cell office:value-type="string" table:style-name="ce19">
            <text:p>Корпус 3</text:p>
          </table:table-cell>
          <table:table-cell table:number-columns-repeated="16381"/>
        </table:table-row>
        <table:table-row table:style-name="ro3" table:visibility="filter">
          <table:table-cell office:value-type="float" office:value="6" table:style-name="ce4">
            <text:p>6</text:p>
          </table:table-cell>
          <table:table-cell office:value-type="string" table:style-name="ce19">
            <text:p>Отдел снабжения</text:p>
          </table:table-cell>
          <table:table-cell office:value-type="string" table:style-name="ce19">
            <text:p>Корпус 1</text:p>
          </table:table-cell>
          <table:table-cell table:number-columns-repeated="16381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19">
            <text:p>Отдел сбыта</text:p>
          </table:table-cell>
          <table:table-cell office:value-type="string" table:style-name="ce19">
            <text:p>Корпус 2</text:p>
          </table:table-cell>
          <table:table-cell table:number-columns-repeated="16381"/>
        </table:table-row>
        <table:table-row table:style-name="ro3" table:visibility="filter">
          <table:table-cell office:value-type="float" office:value="8" table:style-name="ce4">
            <text:p>8</text:p>
          </table:table-cell>
          <table:table-cell office:value-type="string" table:style-name="ce19">
            <text:p>Плановый отдел</text:p>
          </table:table-cell>
          <table:table-cell office:value-type="string" table:style-name="ce19">
            <text:p>Корпус 2</text:p>
          </table:table-cell>
          <table:table-cell table:number-columns-repeated="16381"/>
        </table:table-row>
        <table:table-row table:style-name="ro3" table:visibility="filter">
          <table:table-cell office:value-type="float" office:value="9" table:style-name="ce4">
            <text:p>9</text:p>
          </table:table-cell>
          <table:table-cell office:value-type="string" table:style-name="ce19">
            <text:p>Отдел труда и заработной платы</text:p>
          </table:table-cell>
          <table:table-cell office:value-type="string" table:style-name="ce19">
            <text:p>Корпус 3</text:p>
          </table:table-cell>
          <table:table-cell table:number-columns-repeated="16381"/>
        </table:table-row>
        <table:table-row table:style-name="ro3" table:visibility="filter">
          <table:table-cell office:value-type="float" office:value="10" table:style-name="ce4">
            <text:p>10</text:p>
          </table:table-cell>
          <table:table-cell office:value-type="string" table:style-name="ce19">
            <text:p>Маркетинговый отдел</text:p>
          </table:table-cell>
          <table:table-cell office:value-type="string" table:style-name="ce19">
            <text:p>Корпус 3</text:p>
          </table:table-cell>
          <table:table-cell table:number-columns-repeated="16381"/>
        </table:table-row>
        <table:table-row table:style-name="ro3" table:visibility="filter">
          <table:table-cell office:value-type="float" office:value="11" table:style-name="ce4">
            <text:p>11</text:p>
          </table:table-cell>
          <table:table-cell office:value-type="string" table:style-name="ce19">
            <text:p>Производственный цех</text:p>
          </table:table-cell>
          <table:table-cell office:value-type="string" table:style-name="ce19">
            <text:p>Корпус 2</text:p>
          </table:table-cell>
          <table:table-cell table:number-columns-repeated="16381"/>
        </table:table-row>
        <table:table-row table:style-name="ro3" table:visibility="filter">
          <table:table-cell office:value-type="float" office:value="12" table:style-name="ce4">
            <text:p>12</text:p>
          </table:table-cell>
          <table:table-cell office:value-type="string" table:style-name="ce19">
            <text:p>Диспетчерский отдел</text:p>
          </table:table-cell>
          <table:table-cell office:value-type="string" table:style-name="ce19">
            <text:p>Корпус 1</text:p>
          </table:table-cell>
          <table:table-cell table:number-columns-repeated="16381"/>
        </table:table-row>
        <table:table-row table:number-rows-repeated="3" table:style-name="ro3">
          <table:table-cell table:style-name="ce9"/>
          <table:table-cell table:style-name="ce20"/>
          <table:table-cell table:number-columns-repeated="16382" table:style-name="ce1"/>
        </table:table-row>
        <table:table-row table:style-name="ro3">
          <table:table-cell/>
          <table:table-cell table:style-name="ce20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Начисление.A1:Начисление.G1088" table:display-filter-buttons="true">
          <table:filter>
            <table:filter-and>
              <table:filter-or>
                <table:filter-condition table:field-number="2" table:value="21" table:operator="="/>
                <table:filter-condition table:field-number="2" table:value="22" table:operator="="/>
                <table:filter-condition table:field-number="2" table:value="23" table:operator="="/>
                <table:filter-condition table:field-number="2" table:value="25" table:operator="="/>
                <table:filter-condition table:field-number="2" table:value="26" table:operator="="/>
                <table:filter-condition table:field-number="2" table:value="27" table:operator="="/>
                <table:filter-condition table:field-number="2" table:value="29" table:operator="="/>
                <table:filter-condition table:field-number="2" table:value="31" table:operator="="/>
              </table:filter-or>
              <table:filter-condition table:field-number="3" table:value="7" table:operator="="/>
              <table:filter-condition table:field-number="4" table:value="Доход" table:operator="="/>
              <table:filter-condition table:field-number="6" table:value="Электрика" table:operator="="/>
            </table:filter-and>
          </table:filter>
        </table:database-range>
        <table:database-range table:target-range-address="Лицевые_счета.D2:Лицевые_счета.E61" table:contains-header="false">
          <table:sort>
            <table:sort-by table:field-number="0"/>
          </table:sort>
        </table:database-range>
        <table:database-range table:target-range-address="Лицевые_счета.A1:Лицевые_счета.E61" table:display-filter-buttons="true">
          <table:filter>
            <table:filter-and>
              <table:filter-condition table:field-number="1" table:value="Туполева" table:operator="="/>
              <table:filter-condition table:field-number="3" table:value="Электрика" table:operator="="/>
            </table:filter-and>
          </table:filter>
        </table:database-range>
        <table:database-range table:target-range-address="Отдел.A1:Отдел.C13" table:display-filter-buttons="true">
          <table:filter>
            <table:filter-condition table:field-number="1" table:value="Отдел сбыта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8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8">
      <number:text-content/>
      <style:map style:condition="value()&gt;=0" style:apply-style-name="N38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33:30Z</dc:date>
  </office:meta>
</office:document-meta>
</file>